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DR104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44">
            <text:p>0.01</text:p>
          </table:table-cell>
          <table:table-cell/>
          <table:table-cell table:formula="of:=[.B1]" office:value-type="float" office:value="0.0144">
            <text:p>0.01</text:p>
          </table:table-cell>
          <table:table-cell table:formula="of:=[.C1]" office:value-type="float" office:value="0">
            <text:p>0</text:p>
          </table:table-cell>
          <table:table-cell table:number-columns-repeated="2"/>
          <table:table-cell>
            <draw:frame table:end-cell-address="ODR104.W21" table:end-x="0.6476in" table:end-y="0.0732in" draw:z-index="0" draw:style-name="gr1" draw:text-style-name="P1" svg:width="13.774in" svg:height="3.5457in" svg:x="0.2091in" svg:y="0.0835in">
              <draw:object draw:notify-on-update-of-ranges="ODR104.A1:ODR104.A500 ODR104.B1:ODR104.B500 ODR104.A1:ODR104.A500 ODR104.E1:ODR104.E500 ODR104.A3:ODR104.A500 ODR104.C3:ODR104.C500 ODR104.D1:ODR104.D500 ODR104.A1:ODR104.A5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91">
            <text:p>0.02</text:p>
          </table:table-cell>
          <table:table-cell/>
          <table:table-cell table:formula="of:=0.995*([.D1]+[.C2])" office:value-type="float" office:value="0.014328">
            <text:p>0.01</text:p>
          </table:table-cell>
          <table:table-cell table:formula="of:=0.995*([.E1]+[.D2])" office:value-type="float" office:value="0.01425636">
            <text:p>0.0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1">
            <text:p>0.01</text:p>
          </table:table-cell>
          <table:table-cell table:formula="of:=SUM([.B1:.B3])/3" office:value-type="float" office:value="0.0148333333333333">
            <text:p>0.01</text:p>
          </table:table-cell>
          <table:table-cell table:formula="of:=0.995*([.D2]+[.C3])" office:value-type="float" office:value="0.0290155266666667">
            <text:p>0.03</text:p>
          </table:table-cell>
          <table:table-cell table:formula="of:=0.995*([.E2]+[.D3])" office:value-type="float" office:value="0.0430555272333333">
            <text:p>0.0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05">
            <text:p>0.01</text:p>
          </table:table-cell>
          <table:table-cell table:formula="of:=SUM([.B2:.B4])/3" office:value-type="float" office:value="0.0135333333333333">
            <text:p>0.01</text:p>
          </table:table-cell>
          <table:table-cell table:formula="of:=0.995*([.D3]+[.C4])" office:value-type="float" office:value="0.0423361157">
            <text:p>0.04</text:p>
          </table:table-cell>
          <table:table-cell table:formula="of:=0.995*([.E3]+[.D4])" office:value-type="float" office:value="0.0849646847186667">
            <text:p>0.0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98">
            <text:p>0.01</text:p>
          </table:table-cell>
          <table:table-cell table:formula="of:=SUM([.B3:.B5])/3" office:value-type="float" office:value="0.0104333333333333">
            <text:p>0.01</text:p>
          </table:table-cell>
          <table:table-cell table:formula="of:=1*([.D4]+[.C5])" office:value-type="float" office:value="0.0527694490333333">
            <text:p>0.05</text:p>
          </table:table-cell>
          <table:table-cell table:formula="of:=0.995*([.E4]+[.D5])" office:value-type="float" office:value="0.13704546308324">
            <text:p>0.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88">
            <text:p>0.02</text:p>
          </table:table-cell>
          <table:table-cell table:formula="of:=SUM([.B1:.B6])/6" office:value-type="float" office:value="0.0139333333333333">
            <text:p>0.01</text:p>
          </table:table-cell>
          <table:table-cell table:formula="of:=1*([.D5]+[.C6])" office:value-type="float" office:value="0.0667027823666667">
            <text:p>0.07</text:p>
          </table:table-cell>
          <table:table-cell table:formula="of:=0.995*([.E5]+[.D6])" office:value-type="float" office:value="0.202729504222657">
            <text:p>0.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3">
            <text:p>0.02</text:p>
          </table:table-cell>
          <table:table-cell table:formula="of:=SUM([.B2:.B7])/6-0.02" office:value-type="float" office:value="-0.00463333333333333">
            <text:p>0</text:p>
          </table:table-cell>
          <table:table-cell table:formula="of:=1*([.D6]+[.C7])" office:value-type="float" office:value="0.0620694490333333">
            <text:p>0.06</text:p>
          </table:table-cell>
          <table:table-cell table:formula="of:=0.995*([.E6]+[.D7])" office:value-type="float" office:value="0.263474958489711">
            <text:p>0.2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16">
            <text:p>0.02</text:p>
          </table:table-cell>
          <table:table-cell table:formula="of:=SUM([.B3:.B8])/6-0.02" office:value-type="float" office:value="-0.00421666666666667">
            <text:p>0</text:p>
          </table:table-cell>
          <table:table-cell table:formula="of:=1*([.D7]+[.C8])" office:value-type="float" office:value="0.0578527823666667">
            <text:p>0.06</text:p>
          </table:table-cell>
          <table:table-cell table:formula="of:=0.995*([.E7]+[.D8])" office:value-type="float" office:value="0.319721102152095">
            <text:p>0.3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303">
            <text:p>0.03</text:p>
          </table:table-cell>
          <table:table-cell table:formula="of:=SUM([.B4:.B9])/6-0.02" office:value-type="float" office:value="-0.001">
            <text:p>0</text:p>
          </table:table-cell>
          <table:table-cell table:formula="of:=1*([.D8]+[.C9])" office:value-type="float" office:value="0.0568527823666667">
            <text:p>0.06</text:p>
          </table:table-cell>
          <table:table-cell table:formula="of:=0.995*([.E8]+[.D9])" office:value-type="float" office:value="0.374691015096168">
            <text:p>0.3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313">
            <text:p>0.03</text:p>
          </table:table-cell>
          <table:table-cell table:formula="of:=SUM([.B5:.B10])/6-0.02" office:value-type="float" office:value="0.00246666666666667">
            <text:p>0</text:p>
          </table:table-cell>
          <table:table-cell table:formula="of:=1*([.D9]+[.C10])" office:value-type="float" office:value="0.0593194490333334">
            <text:p>0.06</text:p>
          </table:table-cell>
          <table:table-cell table:formula="of:=0.995*([.E9]+[.D10])" office:value-type="float" office:value="0.431840411808854">
            <text:p>0.4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99">
            <text:p>0.03</text:p>
          </table:table-cell>
          <table:table-cell table:formula="of:=SUM([.B6:.B11])/6-0.02" office:value-type="float" office:value="0.00581666666666667">
            <text:p>0.01</text:p>
          </table:table-cell>
          <table:table-cell table:formula="of:=1*([.D10]+[.C11])" office:value-type="float" office:value="0.0651361157">
            <text:p>0.07</text:p>
          </table:table-cell>
          <table:table-cell table:formula="of:=0.995*([.E10]+[.D11])" office:value-type="float" office:value="0.49449164487131">
            <text:p>0.4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231">
            <text:p>0.02</text:p>
          </table:table-cell>
          <table:table-cell table:formula="of:=SUM([.B7:.B12])/6-0.02" office:value-type="float" office:value="0.00653333333333334">
            <text:p>0.01</text:p>
          </table:table-cell>
          <table:table-cell table:formula="of:=1*([.D11]+[.C12])" office:value-type="float" office:value="0.0716694490333333">
            <text:p>0.07</text:p>
          </table:table-cell>
          <table:table-cell table:formula="of:=0.995*([.E11]+[.D12])" office:value-type="float" office:value="0.56333028843512">
            <text:p>0.5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226">
            <text:p>0.02</text:p>
          </table:table-cell>
          <table:table-cell table:formula="of:=SUM([.B8:.B13])/6-0.02" office:value-type="float" office:value="0.00646666666666667">
            <text:p>0.01</text:p>
          </table:table-cell>
          <table:table-cell table:formula="of:=1*([.D12]+[.C13])" office:value-type="float" office:value="0.0781361157">
            <text:p>0.08</text:p>
          </table:table-cell>
          <table:table-cell table:formula="of:=0.995*([.E12]+[.D13])" office:value-type="float" office:value="0.638259072114444">
            <text:p>0.6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06">
            <text:p>0.02</text:p>
          </table:table-cell>
          <table:table-cell table:formula="of:=SUM([.B9:.B14])/6-0.02" office:value-type="float" office:value="0.0063">
            <text:p>0.01</text:p>
          </table:table-cell>
          <table:table-cell table:formula="of:=1*([.D13]+[.C14])" office:value-type="float" office:value="0.0844361157">
            <text:p>0.08</text:p>
          </table:table-cell>
          <table:table-cell table:formula="of:=0.995*([.E13]+[.D14])" office:value-type="float" office:value="0.719081711875372">
            <text:p>0.72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88">
            <text:p>0.02</text:p>
          </table:table-cell>
          <table:table-cell table:formula="of:=SUM([.B10:.B15])/6-0.02" office:value-type="float" office:value="0.00438333333333334">
            <text:p>0</text:p>
          </table:table-cell>
          <table:table-cell table:formula="of:=1*([.D14]+[.C15])" office:value-type="float" office:value="0.0888194490333333">
            <text:p>0.09</text:p>
          </table:table-cell>
          <table:table-cell table:formula="of:=0.995*([.E14]+[.D15])" office:value-type="float" office:value="0.803861655104162">
            <text:p>0.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72">
            <text:p>0.02</text:p>
          </table:table-cell>
          <table:table-cell table:formula="of:=SUM([.B11:.B16])/6-0.02" office:value-type="float" office:value="0.00203333333333333">
            <text:p>0</text:p>
          </table:table-cell>
          <table:table-cell table:formula="of:=1*([.D15]+[.C16])" office:value-type="float" office:value="0.0908527823666667">
            <text:p>0.09</text:p>
          </table:table-cell>
          <table:table-cell table:formula="of:=0.995*([.E15]+[.D16])" office:value-type="float" office:value="0.890240865283475">
            <text:p>0.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36">
            <text:p>0.01</text:p>
          </table:table-cell>
          <table:table-cell table:formula="of:=SUM([.B12:.B17])/6-0.02" office:value-type="float" office:value="-0.000683333333333334">
            <text:p>0</text:p>
          </table:table-cell>
          <table:table-cell table:formula="of:=1*([.D16]+[.C17])" office:value-type="float" office:value="0.0901694490333333">
            <text:p>0.09</text:p>
          </table:table-cell>
          <table:table-cell table:formula="of:=0.995*([.E16]+[.D17])" office:value-type="float" office:value="0.975508262745224">
            <text:p>0.9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58">
            <text:p>0.01</text:p>
          </table:table-cell>
          <table:table-cell table:formula="of:=SUM([.B13:.B18])/6-0.02" office:value-type="float" office:value="-0.00356666666666666">
            <text:p>0</text:p>
          </table:table-cell>
          <table:table-cell table:formula="of:=1*([.D17]+[.C18])" office:value-type="float" office:value="0.0866027823666667">
            <text:p>0.09</text:p>
          </table:table-cell>
          <table:table-cell table:formula="of:=0.995*([.E17]+[.D18])" office:value-type="float" office:value="1.05680048988633">
            <text:p>1.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3">
            <text:p>0</text:p>
          </table:table-cell>
          <table:table-cell table:formula="of:=SUM([.B14:.B19])/6-0.02" office:value-type="float" office:value="-0.00661666666666666">
            <text:p>-0.01</text:p>
          </table:table-cell>
          <table:table-cell table:formula="of:=1*([.D18]+[.C19])" office:value-type="float" office:value="0.0799861157">
            <text:p>0.08</text:p>
          </table:table-cell>
          <table:table-cell table:formula="of:=0.995*([.E18]+[.D19])" office:value-type="float" office:value="1.1311026725584">
            <text:p>1.1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25">
            <text:p>0</text:p>
          </table:table-cell>
          <table:table-cell table:formula="of:=SUM([.B15:.B20])/6-0.02" office:value-type="float" office:value="-0.00963333333333333">
            <text:p>-0.01</text:p>
          </table:table-cell>
          <table:table-cell table:formula="of:=1*([.D19]+[.C20])" office:value-type="float" office:value="0.0703527823666667">
            <text:p>0.07</text:p>
          </table:table-cell>
          <table:table-cell table:formula="of:=0.995*([.E19]+[.D20])" office:value-type="float" office:value="1.19544817765044">
            <text:p>1.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136">
            <text:p>0.01</text:p>
          </table:table-cell>
          <table:table-cell table:formula="of:=SUM([.B16:.B21])/6-0.02" office:value-type="float" office:value="-0.0105">
            <text:p>-0.01</text:p>
          </table:table-cell>
          <table:table-cell table:formula="of:=1*([.D20]+[.C21])" office:value-type="float" office:value="0.0598527823666667">
            <text:p>0.06</text:p>
          </table:table-cell>
          <table:table-cell table:formula="of:=0.995*([.E20]+[.D21])" office:value-type="float" office:value="1.24902445521702">
            <text:p>1.2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203">
            <text:p>0.02</text:p>
          </table:table-cell>
          <table:table-cell table:formula="of:=SUM([.B17:.B22])/6-0.02" office:value-type="float" office:value="-0.00998333333333333">
            <text:p>-0.01</text:p>
          </table:table-cell>
          <table:table-cell table:formula="of:=1*([.D21]+[.C22])" office:value-type="float" office:value="0.0498694490333334">
            <text:p>0.05</text:p>
          </table:table-cell>
          <table:table-cell table:formula="of:=0.995*([.E21]+[.D22])" office:value-type="float" office:value="1.2923994347291">
            <text:p>1.29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248">
            <text:p>0.02</text:p>
          </table:table-cell>
          <table:table-cell table:formula="of:=SUM([.B18:.B23])/6-0.02" office:value-type="float" office:value="-0.00811666666666667">
            <text:p>-0.01</text:p>
          </table:table-cell>
          <table:table-cell table:formula="of:=1*([.D22]+[.C23])" office:value-type="float" office:value="0.0417527823666667">
            <text:p>0.04</text:p>
          </table:table-cell>
          <table:table-cell table:formula="of:=0.995*([.E22]+[.D23])" office:value-type="float" office:value="1.32748145601029">
            <text:p>1.33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272">
            <text:p>0.03</text:p>
          </table:table-cell>
          <table:table-cell table:formula="of:=SUM([.B19:.B24])/6-0.02" office:value-type="float" office:value="-0.00455">
            <text:p>0</text:p>
          </table:table-cell>
          <table:table-cell table:formula="of:=1*([.D23]+[.C24])" office:value-type="float" office:value="0.0372027823666667">
            <text:p>0.04</text:p>
          </table:table-cell>
          <table:table-cell table:formula="of:=0.995*([.E23]+[.D24])" office:value-type="float" office:value="1.35786081718507">
            <text:p>1.3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282">
            <text:p>0.03</text:p>
          </table:table-cell>
          <table:table-cell table:formula="of:=SUM([.B20:.B25])/6-0.02" office:value-type="float" office:value="-0.000566666666666667">
            <text:p>0</text:p>
          </table:table-cell>
          <table:table-cell table:formula="of:=1*([.D24]+[.C25])" office:value-type="float" office:value="0.0366361157">
            <text:p>0.04</text:p>
          </table:table-cell>
          <table:table-cell table:formula="of:=0.995*([.E24]+[.D25])" office:value-type="float" office:value="1.38752444822065">
            <text:p>1.3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109">
            <text:p>0.01</text:p>
          </table:table-cell>
          <table:table-cell table:formula="of:=SUM([.B21:.B26])/6-0.02" office:value-type="float" office:value="0.000833333333333332">
            <text:p>0</text:p>
          </table:table-cell>
          <table:table-cell table:formula="of:=1*([.D25]+[.C26])" office:value-type="float" office:value="0.0374694490333334">
            <text:p>0.04</text:p>
          </table:table-cell>
          <table:table-cell table:formula="of:=0.995*([.E25]+[.D26])" office:value-type="float" office:value="1.41786892776771">
            <text:p>1.42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11">
            <text:p>0.01</text:p>
          </table:table-cell>
          <table:table-cell table:formula="of:=SUM([.B22:.B27])/6-0.02" office:value-type="float" office:value="0.000400000000000001">
            <text:p>0</text:p>
          </table:table-cell>
          <table:table-cell table:formula="of:=1*([.D26]+[.C27])" office:value-type="float" office:value="0.0378694490333334">
            <text:p>0.04</text:p>
          </table:table-cell>
          <table:table-cell table:formula="of:=0.995*([.E26]+[.D27])" office:value-type="float" office:value="1.44845968491704">
            <text:p>1.4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127">
            <text:p>0.01</text:p>
          </table:table-cell>
          <table:table-cell table:formula="of:=SUM([.B23:.B28])/6-0.02" office:value-type="float" office:value="-0.000866666666666668">
            <text:p>0</text:p>
          </table:table-cell>
          <table:table-cell table:formula="of:=1*([.D27]+[.C28])" office:value-type="float" office:value="0.0370027823666667">
            <text:p>0.04</text:p>
          </table:table-cell>
          <table:table-cell table:formula="of:=0.995*([.E27]+[.D28])" office:value-type="float" office:value="1.47803515494729">
            <text:p>1.4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153">
            <text:p>0.02</text:p>
          </table:table-cell>
          <table:table-cell table:formula="of:=SUM([.B24:.B29])/6-0.02" office:value-type="float" office:value="-0.00245">
            <text:p>0</text:p>
          </table:table-cell>
          <table:table-cell table:formula="of:=1*([.D28]+[.C29])" office:value-type="float" office:value="0.0345527823666667">
            <text:p>0.03</text:p>
          </table:table-cell>
          <table:table-cell table:formula="of:=0.995*([.E28]+[.D29])" office:value-type="float" office:value="1.50502499762739">
            <text:p>1.51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75">
            <text:p>0.01</text:p>
          </table:table-cell>
          <table:table-cell table:formula="of:=SUM([.B25:.B30])/6-0.02" office:value-type="float" office:value="-0.00573333333333333">
            <text:p>-0.01</text:p>
          </table:table-cell>
          <table:table-cell table:formula="of:=1*([.D29]+[.C30])" office:value-type="float" office:value="0.0288194490333334">
            <text:p>0.03</text:p>
          </table:table-cell>
          <table:table-cell table:formula="of:=0.995*([.E29]+[.D30])" office:value-type="float" office:value="1.52617522442741">
            <text:p>1.5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69">
            <text:p>0.01</text:p>
          </table:table-cell>
          <table:table-cell table:formula="of:=SUM([.B26:.B31])/6-0.02" office:value-type="float" office:value="-0.00928333333333333">
            <text:p>-0.01</text:p>
          </table:table-cell>
          <table:table-cell table:formula="of:=1*([.D30]+[.C31])" office:value-type="float" office:value="0.0195361157">
            <text:p>0.02</text:p>
          </table:table-cell>
          <table:table-cell table:formula="of:=0.995*([.E30]+[.D31])" office:value-type="float" office:value="1.53798278342678">
            <text:p>1.54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137">
            <text:p>0.01</text:p>
          </table:table-cell>
          <table:table-cell table:formula="of:=SUM([.B27:.B32])/6-0.02" office:value-type="float" office:value="-0.00881666666666666">
            <text:p>-0.01</text:p>
          </table:table-cell>
          <table:table-cell table:formula="of:=1*([.D31]+[.C32])" office:value-type="float" office:value="0.0107194490333334">
            <text:p>0.01</text:p>
          </table:table-cell>
          <table:table-cell table:formula="of:=0.995*([.E31]+[.D32])" office:value-type="float" office:value="1.54095872129781">
            <text:p>1.54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167">
            <text:p>0.02</text:p>
          </table:table-cell>
          <table:table-cell table:formula="of:=SUM([.B28:.B33])/6-0.02" office:value-type="float" office:value="-0.00786666666666667">
            <text:p>-0.01</text:p>
          </table:table-cell>
          <table:table-cell table:formula="of:=1*([.D32]+[.C33])" office:value-type="float" office:value="0.0028527823666667">
            <text:p>0</text:p>
          </table:table-cell>
          <table:table-cell table:formula="of:=0.995*([.E32]+[.D33])" office:value-type="float" office:value="1.53609244614615">
            <text:p>1.54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188">
            <text:p>0.02</text:p>
          </table:table-cell>
          <table:table-cell table:formula="of:=SUM([.B29:.B34])/6-0.02" office:value-type="float" office:value="-0.00685">
            <text:p>-0.01</text:p>
          </table:table-cell>
          <table:table-cell table:formula="of:=1*([.D33]+[.C34])" office:value-type="float" office:value="-0.0039972176333333">
            <text:p>0</text:p>
          </table:table-cell>
          <table:table-cell table:formula="of:=0.995*([.E33]+[.D34])" office:value-type="float" office:value="1.52443475237026">
            <text:p>1.52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173">
            <text:p>0.02</text:p>
          </table:table-cell>
          <table:table-cell table:formula="of:=SUM([.B30:.B35])/6-0.02" office:value-type="float" office:value="-0.00651666666666667">
            <text:p>-0.01</text:p>
          </table:table-cell>
          <table:table-cell table:formula="of:=1*([.D34]+[.C35])" office:value-type="float" office:value="-0.0105138843">
            <text:p>-0.01</text:p>
          </table:table-cell>
          <table:table-cell table:formula="of:=0.995*([.E34]+[.D35])" office:value-type="float" office:value="1.50635126372991">
            <text:p>1.51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103">
            <text:p>0.01</text:p>
          </table:table-cell>
          <table:table-cell table:formula="of:=SUM([.B31:.B36])/6-0.02" office:value-type="float" office:value="-0.00605">
            <text:p>-0.01</text:p>
          </table:table-cell>
          <table:table-cell table:formula="of:=1*([.D35]+[.C36])" office:value-type="float" office:value="-0.0165638843">
            <text:p>-0.02</text:p>
          </table:table-cell>
          <table:table-cell table:formula="of:=0.995*([.E35]+[.D36])" office:value-type="float" office:value="1.48233844253276">
            <text:p>1.48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11">
            <text:p>0.01</text:p>
          </table:table-cell>
          <table:table-cell table:formula="of:=SUM([.B32:.B37])/6-0.02" office:value-type="float" office:value="-0.00536666666666667">
            <text:p>-0.01</text:p>
          </table:table-cell>
          <table:table-cell table:formula="of:=1*([.D36]+[.C37])" office:value-type="float" office:value="-0.0219305509666666">
            <text:p>-0.02</text:p>
          </table:table-cell>
          <table:table-cell table:formula="of:=0.995*([.E36]+[.D37])" office:value-type="float" office:value="1.45310585210826">
            <text:p>1.4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163">
            <text:p>0.02</text:p>
          </table:table-cell>
          <table:table-cell table:formula="of:=SUM([.B33:.B38])/6-0.02" office:value-type="float" office:value="-0.00493333333333333">
            <text:p>0</text:p>
          </table:table-cell>
          <table:table-cell table:formula="of:=1*([.D37]+[.C38])" office:value-type="float" office:value="-0.0268638843">
            <text:p>-0.03</text:p>
          </table:table-cell>
          <table:table-cell table:formula="of:=0.995*([.E37]+[.D38])" office:value-type="float" office:value="1.41911075796922">
            <text:p>1.42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159">
            <text:p>0.02</text:p>
          </table:table-cell>
          <table:table-cell table:formula="of:=SUM([.B34:.B39])/6-0.02" office:value-type="float" office:value="-0.00506666666666667">
            <text:p>-0.01</text:p>
          </table:table-cell>
          <table:table-cell table:formula="of:=1*([.D38]+[.C39])" office:value-type="float" office:value="-0.0319305509666666">
            <text:p>-0.03</text:p>
          </table:table-cell>
          <table:table-cell table:formula="of:=0.995*([.E38]+[.D39])" office:value-type="float" office:value="1.38024430596754">
            <text:p>1.38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228">
            <text:p>0.02</text:p>
          </table:table-cell>
          <table:table-cell table:formula="of:=SUM([.B35:.B40])/6-0.02" office:value-type="float" office:value="-0.0044">
            <text:p>0</text:p>
          </table:table-cell>
          <table:table-cell table:formula="of:=1*([.D39]+[.C40])" office:value-type="float" office:value="-0.0363305509666666">
            <text:p>-0.04</text:p>
          </table:table-cell>
          <table:table-cell table:formula="of:=0.995*([.E39]+[.D40])" office:value-type="float" office:value="1.33719418622587">
            <text:p>1.34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03">
            <text:p>0.02</text:p>
          </table:table-cell>
          <table:table-cell table:formula="of:=SUM([.B36:.B41])/6-0.02" office:value-type="float" office:value="-0.0039">
            <text:p>0</text:p>
          </table:table-cell>
          <table:table-cell table:formula="of:=1*([.D40]+[.C41])" office:value-type="float" office:value="-0.0402305509666666">
            <text:p>-0.04</text:p>
          </table:table-cell>
          <table:table-cell table:formula="of:=0.995*([.E40]+[.D41])" office:value-type="float" office:value="1.29047881708291">
            <text:p>1.29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252">
            <text:p>0.03</text:p>
          </table:table-cell>
          <table:table-cell table:formula="of:=SUM([.B37:.B42])/6-0.02" office:value-type="float" office:value="-0.00141666666666667">
            <text:p>0</text:p>
          </table:table-cell>
          <table:table-cell table:formula="of:=1*([.D41]+[.C42])" office:value-type="float" office:value="-0.0416472176333333">
            <text:p>-0.04</text:p>
          </table:table-cell>
          <table:table-cell table:formula="of:=0.995*([.E41]+[.D42])" office:value-type="float" office:value="1.24258744145232">
            <text:p>1.24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28">
            <text:p>0.03</text:p>
          </table:table-cell>
          <table:table-cell table:formula="of:=SUM([.B38:.B43])/6-0.02" office:value-type="float" office:value="0.00141666666666667">
            <text:p>0</text:p>
          </table:table-cell>
          <table:table-cell table:formula="of:=1*([.D42]+[.C43])" office:value-type="float" office:value="-0.0402305509666666">
            <text:p>-0.04</text:p>
          </table:table-cell>
          <table:table-cell table:formula="of:=0.995*([.E42]+[.D43])" office:value-type="float" office:value="1.19634510603323">
            <text:p>1.2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292">
            <text:p>0.03</text:p>
          </table:table-cell>
          <table:table-cell table:formula="of:=SUM([.B39:.B44])/6-0.02" office:value-type="float" office:value="0.00356666666666667">
            <text:p>0</text:p>
          </table:table-cell>
          <table:table-cell table:formula="of:=1*([.D43]+[.C44])" office:value-type="float" office:value="-0.0366638843">
            <text:p>-0.04</text:p>
          </table:table-cell>
          <table:table-cell table:formula="of:=0.995*([.E43]+[.D44])" office:value-type="float" office:value="1.15388281562456">
            <text:p>1.15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226">
            <text:p>0.02</text:p>
          </table:table-cell>
          <table:table-cell table:formula="of:=SUM([.B40:.B45])/6-0.02" office:value-type="float" office:value="0.00468333333333333">
            <text:p>0</text:p>
          </table:table-cell>
          <table:table-cell table:formula="of:=1*([.D44]+[.C45])" office:value-type="float" office:value="-0.0319805509666666">
            <text:p>-0.03</text:p>
          </table:table-cell>
          <table:table-cell table:formula="of:=0.995*([.E44]+[.D45])" office:value-type="float" office:value="1.11629275333461">
            <text:p>1.1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245">
            <text:p>0.02</text:p>
          </table:table-cell>
          <table:table-cell table:formula="of:=SUM([.B41:.B46])/6-0.02" office:value-type="float" office:value="0.00496666666666667">
            <text:p>0</text:p>
          </table:table-cell>
          <table:table-cell table:formula="of:=1*([.D45]+[.C46])" office:value-type="float" office:value="-0.0270138843">
            <text:p>-0.03</text:p>
          </table:table-cell>
          <table:table-cell table:formula="of:=0.995*([.E45]+[.D46])" office:value-type="float" office:value="1.08383247468943">
            <text:p>1.08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188">
            <text:p>0.02</text:p>
          </table:table-cell>
          <table:table-cell table:formula="of:=SUM([.B42:.B47])/6-0.02" office:value-type="float" office:value="0.00471666666666666">
            <text:p>0</text:p>
          </table:table-cell>
          <table:table-cell table:formula="of:=1*([.D46]+[.C47])" office:value-type="float" office:value="-0.0222972176333333">
            <text:p>-0.02</text:p>
          </table:table-cell>
          <table:table-cell table:formula="of:=0.995*([.E46]+[.D47])" office:value-type="float" office:value="1.05622758077082">
            <text:p>1.0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204">
            <text:p>0.02</text:p>
          </table:table-cell>
          <table:table-cell table:formula="of:=SUM([.B43:.B48])/6-0.02" office:value-type="float" office:value="0.00391666666666667">
            <text:p>0</text:p>
          </table:table-cell>
          <table:table-cell table:formula="of:=1*([.D47]+[.C48])" office:value-type="float" office:value="-0.0183805509666666">
            <text:p>-0.02</text:p>
          </table:table-cell>
          <table:table-cell table:formula="of:=0.995*([.E47]+[.D48])" office:value-type="float" office:value="1.03265779465513">
            <text:p>1.03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211">
            <text:p>0.02</text:p>
          </table:table-cell>
          <table:table-cell table:formula="of:=SUM([.B44:.B49])/6-0.02" office:value-type="float" office:value="0.00276666666666667">
            <text:p>0</text:p>
          </table:table-cell>
          <table:table-cell table:formula="of:=1*([.D48]+[.C49])" office:value-type="float" office:value="-0.0156138843">
            <text:p>-0.02</text:p>
          </table:table-cell>
          <table:table-cell table:formula="of:=0.995*([.E48]+[.D49])" office:value-type="float" office:value="1.01195869080336">
            <text:p>1.01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266">
            <text:p>0.03</text:p>
          </table:table-cell>
          <table:table-cell table:formula="of:=SUM([.B45:.B50])/6-0.02" office:value-type="float" office:value="0.00233333333333333">
            <text:p>0</text:p>
          </table:table-cell>
          <table:table-cell table:formula="of:=1*([.D49]+[.C50])" office:value-type="float" office:value="-0.0132805509666666">
            <text:p>-0.01</text:p>
          </table:table-cell>
          <table:table-cell table:formula="of:=0.995*([.E49]+[.D50])" office:value-type="float" office:value="0.993684749137506">
            <text:p>0.9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28">
            <text:p>0.03</text:p>
          </table:table-cell>
          <table:table-cell table:formula="of:=SUM([.B46:.B51])/6-0.02" office:value-type="float" office:value="0.00323333333333333">
            <text:p>0</text:p>
          </table:table-cell>
          <table:table-cell table:formula="of:=1*([.D50]+[.C51])" office:value-type="float" office:value="-0.0100472176333333">
            <text:p>-0.01</text:p>
          </table:table-cell>
          <table:table-cell table:formula="of:=0.995*([.E50]+[.D51])" office:value-type="float" office:value="0.978719343846652">
            <text:p>0.98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298">
            <text:p>0.03</text:p>
          </table:table-cell>
          <table:table-cell table:formula="of:=SUM([.B47:.B52])/6-0.02" office:value-type="float" office:value="0.00411666666666667">
            <text:p>0</text:p>
          </table:table-cell>
          <table:table-cell table:formula="of:=1*([.D51]+[.C52])" office:value-type="float" office:value="-0.00593055096666664">
            <text:p>-0.01</text:p>
          </table:table-cell>
          <table:table-cell table:formula="of:=0.995*([.E51]+[.D52])" office:value-type="float" office:value="0.967924848915586">
            <text:p>0.97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286">
            <text:p>0.03</text:p>
          </table:table-cell>
          <table:table-cell table:formula="of:=SUM([.B48:.B53])/6-0.02" office:value-type="float" office:value="0.00575">
            <text:p>0.01</text:p>
          </table:table-cell>
          <table:table-cell table:formula="of:=1*([.D52]+[.C53])" office:value-type="float" office:value="-0.000180550966666644">
            <text:p>0</text:p>
          </table:table-cell>
          <table:table-cell table:formula="of:=0.995*([.E52]+[.D53])" office:value-type="float" office:value="0.962905576459174">
            <text:p>0.96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195">
            <text:p>0.02</text:p>
          </table:table-cell>
          <table:table-cell table:formula="of:=SUM([.B49:.B54])/6-0.02" office:value-type="float" office:value="0.0056">
            <text:p>0.01</text:p>
          </table:table-cell>
          <table:table-cell table:formula="of:=1*([.D53]+[.C54])" office:value-type="float" office:value="0.00541944903333336">
            <text:p>0.01</text:p>
          </table:table-cell>
          <table:table-cell table:formula="of:=0.995*([.E53]+[.D54])" office:value-type="float" office:value="0.963483400365045">
            <text:p>0.9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248">
            <text:p>0.02</text:p>
          </table:table-cell>
          <table:table-cell table:formula="of:=SUM([.B50:.B55])/6-0.02" office:value-type="float" office:value="0.00621666666666667">
            <text:p>0.01</text:p>
          </table:table-cell>
          <table:table-cell table:formula="of:=1*([.D54]+[.C55])" office:value-type="float" office:value="0.0116361157">
            <text:p>0.01</text:p>
          </table:table-cell>
          <table:table-cell table:formula="of:=0.995*([.E54]+[.D55])" office:value-type="float" office:value="0.97024391848472">
            <text:p>0.97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314">
            <text:p>0.03</text:p>
          </table:table-cell>
          <table:table-cell table:formula="of:=SUM([.B51:.B56])/6-0.02" office:value-type="float" office:value="0.00701666666666666">
            <text:p>0.01</text:p>
          </table:table-cell>
          <table:table-cell table:formula="of:=1*([.D55]+[.C56])" office:value-type="float" office:value="0.0186527823666667">
            <text:p>0.02</text:p>
          </table:table-cell>
          <table:table-cell table:formula="of:=0.995*([.E55]+[.D56])" office:value-type="float" office:value="0.98395221734713">
            <text:p>0.98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259">
            <text:p>0.03</text:p>
          </table:table-cell>
          <table:table-cell table:formula="of:=SUM([.B52:.B57])/6-0.02" office:value-type="float" office:value="0.00666666666666667">
            <text:p>0.01</text:p>
          </table:table-cell>
          <table:table-cell table:formula="of:=1*([.D56]+[.C57])" office:value-type="float" office:value="0.0253194490333334">
            <text:p>0.03</text:p>
          </table:table-cell>
          <table:table-cell table:formula="of:=0.995*([.E56]+[.D57])" office:value-type="float" office:value="1.00422530804856">
            <text:p>1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186">
            <text:p>0.02</text:p>
          </table:table-cell>
          <table:table-cell table:formula="of:=SUM([.B53:.B58])/6-0.02" office:value-type="float" office:value="0.00480000000000001">
            <text:p>0</text:p>
          </table:table-cell>
          <table:table-cell table:formula="of:=1*([.D57]+[.C58])" office:value-type="float" office:value="0.0301194490333334">
            <text:p>0.03</text:p>
          </table:table-cell>
          <table:table-cell table:formula="of:=0.995*([.E57]+[.D58])" office:value-type="float" office:value="1.02917303329648">
            <text:p>1.03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078">
            <text:p>0.01</text:p>
          </table:table-cell>
          <table:table-cell table:formula="of:=SUM([.B54:.B59])/6-0.02" office:value-type="float" office:value="0.00133333333333333">
            <text:p>0</text:p>
          </table:table-cell>
          <table:table-cell table:formula="of:=1*([.D58]+[.C59])" office:value-type="float" office:value="0.0314527823666667">
            <text:p>0.03</text:p>
          </table:table-cell>
          <table:table-cell table:formula="of:=0.995*([.E58]+[.D59])" office:value-type="float" office:value="1.05532268658484">
            <text:p>1.06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003">
            <text:p>0</text:p>
          </table:table-cell>
          <table:table-cell table:formula="of:=SUM([.B55:.B60])/6-0.02" office:value-type="float" office:value="-0.00186666666666667">
            <text:p>0</text:p>
          </table:table-cell>
          <table:table-cell table:formula="of:=1*([.D59]+[.C60])" office:value-type="float" office:value="0.0295861157">
            <text:p>0.03</text:p>
          </table:table-cell>
          <table:table-cell table:formula="of:=0.995*([.E59]+[.D60])" office:value-type="float" office:value="1.07948425827341">
            <text:p>1.08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0.0014">
            <text:p>0</text:p>
          </table:table-cell>
          <table:table-cell table:formula="of:=SUM([.B56:.B61])/6-0.02" office:value-type="float" office:value="-0.00623333333333333">
            <text:p>-0.01</text:p>
          </table:table-cell>
          <table:table-cell table:formula="of:=1*([.D60]+[.C61])" office:value-type="float" office:value="0.0233527823666667">
            <text:p>0.02</text:p>
          </table:table-cell>
          <table:table-cell table:formula="of:=0.995*([.E60]+[.D61])" office:value-type="float" office:value="1.09732285543688">
            <text:p>1.1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038">
            <text:p>0</text:p>
          </table:table-cell>
          <table:table-cell table:formula="of:=SUM([.B57:.B62])/6-0.02" office:value-type="float" office:value="-0.0108333333333333">
            <text:p>-0.01</text:p>
          </table:table-cell>
          <table:table-cell table:formula="of:=1*([.D61]+[.C62])" office:value-type="float" office:value="0.0125194490333334">
            <text:p>0.01</text:p>
          </table:table-cell>
          <table:table-cell table:formula="of:=0.995*([.E61]+[.D62])" office:value-type="float" office:value="1.10429309294786">
            <text:p>1.1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158">
            <text:p>0.02</text:p>
          </table:table-cell>
          <table:table-cell table:formula="of:=SUM([.B58:.B63])/6-0.02" office:value-type="float" office:value="-0.0125166666666667">
            <text:p>-0.01</text:p>
          </table:table-cell>
          <table:table-cell table:formula="of:=1*([.D62]+[.C63])" office:value-type="float" office:value="0.00000278236666670199">
            <text:p>0</text:p>
          </table:table-cell>
          <table:table-cell table:formula="of:=0.995*([.E62]+[.D63])" office:value-type="float" office:value="1.09877439593795">
            <text:p>1.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167">
            <text:p>0.02</text:p>
          </table:table-cell>
          <table:table-cell table:formula="of:=SUM([.B59:.B64])/6-0.02" office:value-type="float" office:value="-0.0128333333333333">
            <text:p>-0.01</text:p>
          </table:table-cell>
          <table:table-cell table:formula="of:=1*([.D63]+[.C64])" office:value-type="float" office:value="-0.0128305509666666">
            <text:p>-0.01</text:p>
          </table:table-cell>
          <table:table-cell table:formula="of:=0.995*([.E63]+[.D64])" office:value-type="float" office:value="1.08051412574643">
            <text:p>1.08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139">
            <text:p>0.01</text:p>
          </table:table-cell>
          <table:table-cell table:formula="of:=SUM([.B60:.B65])/6-0.02" office:value-type="float" office:value="-0.0118166666666667">
            <text:p>-0.01</text:p>
          </table:table-cell>
          <table:table-cell table:formula="of:=1*([.D64]+[.C65])" office:value-type="float" office:value="-0.0246472176333333">
            <text:p>-0.02</text:p>
          </table:table-cell>
          <table:table-cell table:formula="of:=0.995*([.E64]+[.D65])" office:value-type="float" office:value="1.05058757357253">
            <text:p>1.05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075">
            <text:p>0.01</text:p>
          </table:table-cell>
          <table:table-cell table:formula="of:=SUM([.B61:.B66])/6-0.02" office:value-type="float" office:value="-0.0106166666666667">
            <text:p>-0.01</text:p>
          </table:table-cell>
          <table:table-cell table:formula="of:=1*([.D65]+[.C66])" office:value-type="float" office:value="-0.0352638843">
            <text:p>-0.04</text:p>
          </table:table-cell>
          <table:table-cell table:formula="of:=0.995*([.E65]+[.D66])" office:value-type="float" office:value="1.01024707082617">
            <text:p>1.01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049">
            <text:p>0</text:p>
          </table:table-cell>
          <table:table-cell table:formula="of:=SUM([.B62:.B67])/6-0.02" office:value-type="float" office:value="-0.00956666666666667">
            <text:p>-0.01</text:p>
          </table:table-cell>
          <table:table-cell table:formula="of:=1*([.D66]+[.C67])" office:value-type="float" office:value="-0.0448305509666666">
            <text:p>-0.04</text:p>
          </table:table-cell>
          <table:table-cell table:formula="of:=0.995*([.E66]+[.D67])" office:value-type="float" office:value="0.960589437260206">
            <text:p>0.96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119">
            <text:p>0.01</text:p>
          </table:table-cell>
          <table:table-cell table:formula="of:=SUM([.B63:.B68])/6-0.02" office:value-type="float" office:value="-0.00821666666666667">
            <text:p>-0.01</text:p>
          </table:table-cell>
          <table:table-cell table:formula="of:=1*([.D67]+[.C68])" office:value-type="float" office:value="-0.0530472176333333">
            <text:p>-0.05</text:p>
          </table:table-cell>
          <table:table-cell table:formula="of:=0.995*([.E67]+[.D68])" office:value-type="float" office:value="0.903004508528738">
            <text:p>0.9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15">
            <text:p>0.02</text:p>
          </table:table-cell>
          <table:table-cell table:formula="of:=SUM([.B64:.B69])/6-0.02" office:value-type="float" office:value="-0.00835">
            <text:p>-0.01</text:p>
          </table:table-cell>
          <table:table-cell table:formula="of:=1*([.D68]+[.C69])" office:value-type="float" office:value="-0.0613972176333333">
            <text:p>-0.06</text:p>
          </table:table-cell>
          <table:table-cell table:formula="of:=0.995*([.E68]+[.D69])" office:value-type="float" office:value="0.837399254440927">
            <text:p>0.84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167">
            <text:p>0.02</text:p>
          </table:table-cell>
          <table:table-cell table:formula="of:=SUM([.B65:.B70])/6-0.02" office:value-type="float" office:value="-0.00835">
            <text:p>-0.01</text:p>
          </table:table-cell>
          <table:table-cell table:formula="of:=1*([.D69]+[.C70])" office:value-type="float" office:value="-0.0697472176333333">
            <text:p>-0.07</text:p>
          </table:table-cell>
          <table:table-cell table:formula="of:=0.995*([.E69]+[.D70])" office:value-type="float" office:value="0.763813776623556">
            <text:p>0.76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112">
            <text:p>0.01</text:p>
          </table:table-cell>
          <table:table-cell table:formula="of:=SUM([.B66:.B71])/6-0.02" office:value-type="float" office:value="-0.0088">
            <text:p>-0.01</text:p>
          </table:table-cell>
          <table:table-cell table:formula="of:=1*([.D70]+[.C71])" office:value-type="float" office:value="-0.0785472176333333">
            <text:p>-0.08</text:p>
          </table:table-cell>
          <table:table-cell table:formula="of:=0.995*([.E70]+[.D71])" office:value-type="float" office:value="0.681840226195272">
            <text:p>0.68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087">
            <text:p>0.01</text:p>
          </table:table-cell>
          <table:table-cell table:formula="of:=SUM([.B67:.B72])/6-0.02" office:value-type="float" office:value="-0.0086">
            <text:p>-0.01</text:p>
          </table:table-cell>
          <table:table-cell table:formula="of:=1*([.D71]+[.C72])" office:value-type="float" office:value="-0.0871472176333333">
            <text:p>-0.09</text:p>
          </table:table-cell>
          <table:table-cell table:formula="of:=0.995*([.E71]+[.D72])" office:value-type="float" office:value="0.591719543519129">
            <text:p>0.59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102">
            <text:p>0.01</text:p>
          </table:table-cell>
          <table:table-cell table:formula="of:=SUM([.B68:.B73])/6-0.02" office:value-type="float" office:value="-0.00771666666666667">
            <text:p>-0.01</text:p>
          </table:table-cell>
          <table:table-cell table:formula="of:=1*([.D72]+[.C73])" office:value-type="float" office:value="-0.0948638842999999">
            <text:p>-0.09</text:p>
          </table:table-cell>
          <table:table-cell table:formula="of:=0.995*([.E72]+[.D73])" office:value-type="float" office:value="0.494371380923033">
            <text:p>0.49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176">
            <text:p>0.02</text:p>
          </table:table-cell>
          <table:table-cell table:formula="of:=SUM([.B69:.B74])/6-0.02" office:value-type="float" office:value="-0.00676666666666667">
            <text:p>-0.01</text:p>
          </table:table-cell>
          <table:table-cell table:formula="of:=1*([.D73]+[.C74])" office:value-type="float" office:value="-0.101630550966667">
            <text:p>-0.1</text:p>
          </table:table-cell>
          <table:table-cell table:formula="of:=0.995*([.E73]+[.D74])" office:value-type="float" office:value="0.390777125806585">
            <text:p>0.39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172">
            <text:p>0.02</text:p>
          </table:table-cell>
          <table:table-cell table:formula="of:=SUM([.B70:.B75])/6-0.02" office:value-type="float" office:value="-0.0064">
            <text:p>-0.01</text:p>
          </table:table-cell>
          <table:table-cell table:formula="of:=1*([.D74]+[.C75])" office:value-type="float" office:value="-0.108030550966667">
            <text:p>-0.11</text:p>
          </table:table-cell>
          <table:table-cell table:formula="of:=0.995*([.E74]+[.D75])" office:value-type="float" office:value="0.281332841965719">
            <text:p>0.28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204">
            <text:p>0.02</text:p>
          </table:table-cell>
          <table:table-cell table:formula="of:=SUM([.B71:.B76])/6-0.02" office:value-type="float" office:value="-0.00578333333333333">
            <text:p>-0.01</text:p>
          </table:table-cell>
          <table:table-cell table:formula="of:=1*([.D75]+[.C76])" office:value-type="float" office:value="-0.1138138843">
            <text:p>-0.11</text:p>
          </table:table-cell>
          <table:table-cell table:formula="of:=0.995*([.E75]+[.D76])" office:value-type="float" office:value="0.16668136287739">
            <text:p>0.17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209">
            <text:p>0.02</text:p>
          </table:table-cell>
          <table:table-cell table:formula="of:=SUM([.B72:.B77])/6-0.02" office:value-type="float" office:value="-0.00416666666666667">
            <text:p>0</text:p>
          </table:table-cell>
          <table:table-cell table:formula="of:=1*([.D76]+[.C77])" office:value-type="float" office:value="-0.117980550966667">
            <text:p>-0.12</text:p>
          </table:table-cell>
          <table:table-cell table:formula="of:=0.995*([.E76]+[.D77])" office:value-type="float" office:value="0.0484573078511699">
            <text:p>0.05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233">
            <text:p>0.02</text:p>
          </table:table-cell>
          <table:table-cell table:formula="of:=SUM([.B73:.B78])/6-0.02" office:value-type="float" office:value="-0.00173333333333333">
            <text:p>0</text:p>
          </table:table-cell>
          <table:table-cell table:formula="of:=1*([.D77]+[.C78])" office:value-type="float" office:value="-0.1197138843">
            <text:p>-0.12</text:p>
          </table:table-cell>
          <table:table-cell table:formula="of:=0.995*([.E77]+[.D78])" office:value-type="float" office:value="-0.0709002935665859">
            <text:p>-0.07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295">
            <text:p>0.03</text:p>
          </table:table-cell>
          <table:table-cell table:formula="of:=SUM([.B74:.B79])/6-0.02" office:value-type="float" office:value="0.00148333333333334">
            <text:p>0</text:p>
          </table:table-cell>
          <table:table-cell table:formula="of:=1*([.D78]+[.C79])" office:value-type="float" office:value="-0.118230550966667">
            <text:p>-0.12</text:p>
          </table:table-cell>
          <table:table-cell table:formula="of:=0.995*([.E78]+[.D79])" office:value-type="float" office:value="-0.188185190310586">
            <text:p>-0.19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231">
            <text:p>0.02</text:p>
          </table:table-cell>
          <table:table-cell table:formula="of:=SUM([.B75:.B80])/6-0.02" office:value-type="float" office:value="0.0024">
            <text:p>0</text:p>
          </table:table-cell>
          <table:table-cell table:formula="of:=1*([.D79]+[.C80])" office:value-type="float" office:value="-0.115830550966667">
            <text:p>-0.12</text:p>
          </table:table-cell>
          <table:table-cell table:formula="of:=0.995*([.E79]+[.D80])" office:value-type="float" office:value="-0.302495662570867">
            <text:p>-0.3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191">
            <text:p>0.02</text:p>
          </table:table-cell>
          <table:table-cell table:formula="of:=SUM([.B76:.B81])/6-0.02" office:value-type="float" office:value="0.00271666666666667">
            <text:p>0</text:p>
          </table:table-cell>
          <table:table-cell table:formula="of:=1*([.D80]+[.C81])" office:value-type="float" office:value="-0.1131138843">
            <text:p>-0.11</text:p>
          </table:table-cell>
          <table:table-cell table:formula="of:=0.995*([.E80]+[.D81])" office:value-type="float" office:value="-0.413531499136512">
            <text:p>-0.41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182">
            <text:p>0.02</text:p>
          </table:table-cell>
          <table:table-cell table:formula="of:=SUM([.B77:.B82])/6-0.02" office:value-type="float" office:value="0.00235">
            <text:p>0</text:p>
          </table:table-cell>
          <table:table-cell table:formula="of:=1*([.D81]+[.C82])" office:value-type="float" office:value="-0.1107638843">
            <text:p>-0.11</text:p>
          </table:table-cell>
          <table:table-cell table:formula="of:=0.995*([.E81]+[.D82])" office:value-type="float" office:value="-0.52167390651933">
            <text:p>-0.52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203">
            <text:p>0.02</text:p>
          </table:table-cell>
          <table:table-cell table:formula="of:=SUM([.B78:.B83])/6-0.02" office:value-type="float" office:value="0.00225">
            <text:p>0</text:p>
          </table:table-cell>
          <table:table-cell table:formula="of:=1*([.D82]+[.C83])" office:value-type="float" office:value="-0.1085138843">
            <text:p>-0.11</text:p>
          </table:table-cell>
          <table:table-cell table:formula="of:=0.995*([.E82]+[.D83])" office:value-type="float" office:value="-0.627036851865233">
            <text:p>-0.63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217">
            <text:p>0.02</text:p>
          </table:table-cell>
          <table:table-cell table:formula="of:=SUM([.B79:.B84])/6-0.02" office:value-type="float" office:value="0.00198333333333334">
            <text:p>0</text:p>
          </table:table-cell>
          <table:table-cell table:formula="of:=1*([.D83]+[.C84])" office:value-type="float" office:value="-0.106530550966667">
            <text:p>-0.11</text:p>
          </table:table-cell>
          <table:table-cell table:formula="of:=0.995*([.E83]+[.D84])" office:value-type="float" office:value="-0.72989956581774">
            <text:p>-0.73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23">
            <text:p>0.02</text:p>
          </table:table-cell>
          <table:table-cell table:formula="of:=SUM([.B80:.B85])/6-0.02" office:value-type="float" office:value="0.000900000000000001">
            <text:p>0</text:p>
          </table:table-cell>
          <table:table-cell table:formula="of:=1*([.D84]+[.C85])" office:value-type="float" office:value="-0.105630550966667">
            <text:p>-0.11</text:p>
          </table:table-cell>
          <table:table-cell table:formula="of:=0.995*([.E84]+[.D85])" office:value-type="float" office:value="-0.831352466200485">
            <text:p>-0.83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255">
            <text:p>0.03</text:p>
          </table:table-cell>
          <table:table-cell table:formula="of:=SUM([.B81:.B86])/6-0.02" office:value-type="float" office:value="0.0013">
            <text:p>0</text:p>
          </table:table-cell>
          <table:table-cell table:formula="of:=1*([.D85]+[.C86])" office:value-type="float" office:value="-0.104330550966667">
            <text:p>-0.1</text:p>
          </table:table-cell>
          <table:table-cell table:formula="of:=0.995*([.E85]+[.D86])" office:value-type="float" office:value="-0.931004602081316">
            <text:p>-0.93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227">
            <text:p>0.02</text:p>
          </table:table-cell>
          <table:table-cell table:formula="of:=SUM([.B82:.B87])/6-0.02" office:value-type="float" office:value="0.0019">
            <text:p>0</text:p>
          </table:table-cell>
          <table:table-cell table:formula="of:=1*([.D86]+[.C87])" office:value-type="float" office:value="-0.102430550966667">
            <text:p>-0.1</text:p>
          </table:table-cell>
          <table:table-cell table:formula="of:=0.995*([.E86]+[.D87])" office:value-type="float" office:value="-1.02826797728274">
            <text:p>-1.03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221">
            <text:p>0.02</text:p>
          </table:table-cell>
          <table:table-cell table:formula="of:=SUM([.B83:.B88])/6-0.02" office:value-type="float" office:value="0.00255">
            <text:p>0</text:p>
          </table:table-cell>
          <table:table-cell table:formula="of:=1*([.D87]+[.C88])" office:value-type="float" office:value="-0.0998805509666667">
            <text:p>-0.1</text:p>
          </table:table-cell>
          <table:table-cell table:formula="of:=0.995*([.E87]+[.D88])" office:value-type="float" office:value="-1.12250778560816">
            <text:p>-1.12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238">
            <text:p>0.02</text:p>
          </table:table-cell>
          <table:table-cell table:formula="of:=SUM([.B84:.B89])/6-0.02" office:value-type="float" office:value="0.00313333333333333">
            <text:p>0</text:p>
          </table:table-cell>
          <table:table-cell table:formula="of:=1*([.D88]+[.C89])" office:value-type="float" office:value="-0.0967472176333333">
            <text:p>-0.1</text:p>
          </table:table-cell>
          <table:table-cell table:formula="of:=0.995*([.E88]+[.D89])" office:value-type="float" office:value="-1.21315872822529">
            <text:p>-1.21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241">
            <text:p>0.02</text:p>
          </table:table-cell>
          <table:table-cell table:formula="of:=SUM([.B85:.B90])/6-0.02" office:value-type="float" office:value="0.00353333333333333">
            <text:p>0</text:p>
          </table:table-cell>
          <table:table-cell table:formula="of:=1*([.D89]+[.C90])" office:value-type="float" office:value="-0.0932138843">
            <text:p>-0.09</text:p>
          </table:table-cell>
          <table:table-cell table:formula="of:=0.995*([.E89]+[.D90])" office:value-type="float" office:value="-1.29984074946266">
            <text:p>-1.3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203">
            <text:p>0.02</text:p>
          </table:table-cell>
          <table:table-cell table:formula="of:=SUM([.B86:.B91])/6-0.02" office:value-type="float" office:value="0.00308333333333333">
            <text:p>0</text:p>
          </table:table-cell>
          <table:table-cell table:formula="of:=1*([.D90]+[.C91])" office:value-type="float" office:value="-0.0901305509666666">
            <text:p>-0.09</text:p>
          </table:table-cell>
          <table:table-cell table:formula="of:=0.995*([.E90]+[.D91])" office:value-type="float" office:value="-1.38302144392718">
            <text:p>-1.38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198">
            <text:p>0.02</text:p>
          </table:table-cell>
          <table:table-cell table:formula="of:=SUM([.B87:.B92])/6-0.02" office:value-type="float" office:value="0.00213333333333333">
            <text:p>0</text:p>
          </table:table-cell>
          <table:table-cell table:formula="of:=1*([.D91]+[.C92])" office:value-type="float" office:value="-0.0879972176333333">
            <text:p>-0.09</text:p>
          </table:table-cell>
          <table:table-cell table:formula="of:=0.995*([.E91]+[.D92])" office:value-type="float" office:value="-1.46366356825271">
            <text:p>-1.46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248">
            <text:p>0.02</text:p>
          </table:table-cell>
          <table:table-cell table:formula="of:=SUM([.B88:.B93])/6-0.02" office:value-type="float" office:value="0.00248333333333333">
            <text:p>0</text:p>
          </table:table-cell>
          <table:table-cell table:formula="of:=1*([.D92]+[.C93])" office:value-type="float" office:value="-0.0855138843">
            <text:p>-0.09</text:p>
          </table:table-cell>
          <table:table-cell table:formula="of:=0.995*([.E92]+[.D93])" office:value-type="float" office:value="-1.54143156528995">
            <text:p>-1.54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194">
            <text:p>0.02</text:p>
          </table:table-cell>
          <table:table-cell table:formula="of:=SUM([.B89:.B94])/6-0.02" office:value-type="float" office:value="0.00203333333333333">
            <text:p>0</text:p>
          </table:table-cell>
          <table:table-cell table:formula="of:=1*([.D93]+[.C94])" office:value-type="float" office:value="-0.0834805509666666">
            <text:p>-0.08</text:p>
          </table:table-cell>
          <table:table-cell table:formula="of:=0.995*([.E93]+[.D94])" office:value-type="float" office:value="-1.61678755567533">
            <text:p>-1.62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176">
            <text:p>0.02</text:p>
          </table:table-cell>
          <table:table-cell table:formula="of:=SUM([.B90:.B95])/6-0.02" office:value-type="float" office:value="0.001">
            <text:p>0</text:p>
          </table:table-cell>
          <table:table-cell table:formula="of:=1*([.D94]+[.C95])" office:value-type="float" office:value="-0.0824805509666667">
            <text:p>-0.08</text:p>
          </table:table-cell>
          <table:table-cell table:formula="of:=0.995*([.E94]+[.D95])" office:value-type="float" office:value="-1.69077176610879">
            <text:p>-1.69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155">
            <text:p>0.02</text:p>
          </table:table-cell>
          <table:table-cell table:formula="of:=SUM([.B91:.B96])/6-0.02" office:value-type="float" office:value="-0.000433333333333334">
            <text:p>0</text:p>
          </table:table-cell>
          <table:table-cell table:formula="of:=1*([.D95]+[.C96])" office:value-type="float" office:value="-0.0829138843">
            <text:p>-0.08</text:p>
          </table:table-cell>
          <table:table-cell table:formula="of:=0.995*([.E95]+[.D96])" office:value-type="float" office:value="-1.76481722215674">
            <text:p>-1.76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221">
            <text:p>0.02</text:p>
          </table:table-cell>
          <table:table-cell table:formula="of:=SUM([.B92:.B97])/6-0.02" office:value-type="float" office:value="-0.000133333333333333">
            <text:p>0</text:p>
          </table:table-cell>
          <table:table-cell table:formula="of:=1*([.D96]+[.C97])" office:value-type="float" office:value="-0.0830472176333333">
            <text:p>-0.08</text:p>
          </table:table-cell>
          <table:table-cell table:formula="of:=0.995*([.E96]+[.D97])" office:value-type="float" office:value="-1.83862511759113">
            <text:p>-1.84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227">
            <text:p>0.02</text:p>
          </table:table-cell>
          <table:table-cell table:formula="of:=SUM([.B93:.B98])/6-0.02" office:value-type="float" office:value="0.00035">
            <text:p>0</text:p>
          </table:table-cell>
          <table:table-cell table:formula="of:=1*([.D97]+[.C98])" office:value-type="float" office:value="-0.0826972176333333">
            <text:p>-0.08</text:p>
          </table:table-cell>
          <table:table-cell table:formula="of:=0.995*([.E97]+[.D98])" office:value-type="float" office:value="-1.91171572354834">
            <text:p>-1.91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209">
            <text:p>0.02</text:p>
          </table:table-cell>
          <table:table-cell table:formula="of:=SUM([.B94:.B99])/6-0.02" office:value-type="float" office:value="-0.000299999999999998">
            <text:p>0</text:p>
          </table:table-cell>
          <table:table-cell table:formula="of:=1*([.D98]+[.C99])" office:value-type="float" office:value="-0.0829972176333333">
            <text:p>-0.08</text:p>
          </table:table-cell>
          <table:table-cell table:formula="of:=0.995*([.E98]+[.D99])" office:value-type="float" office:value="-1.98473937647576">
            <text:p>-1.98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17">
            <text:p>0.02</text:p>
          </table:table-cell>
          <table:table-cell table:formula="of:=SUM([.B95:.B100])/6-0.02" office:value-type="float" office:value="-0.000699999999999999">
            <text:p>0</text:p>
          </table:table-cell>
          <table:table-cell table:formula="of:=1*([.D99]+[.C100])" office:value-type="float" office:value="-0.0836972176333333">
            <text:p>-0.08</text:p>
          </table:table-cell>
          <table:table-cell table:formula="of:=0.995*([.E99]+[.D100])" office:value-type="float" office:value="-2.05809441113855">
            <text:p>-2.06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232">
            <text:p>0.02</text:p>
          </table:table-cell>
          <table:table-cell table:formula="of:=SUM([.B96:.B101])/6-0.02" office:value-type="float" office:value="0.000233333333333335">
            <text:p>0</text:p>
          </table:table-cell>
          <table:table-cell table:formula="of:=1*([.D100]+[.C101])" office:value-type="float" office:value="-0.0834638843">
            <text:p>-0.08</text:p>
          </table:table-cell>
          <table:table-cell table:formula="of:=0.995*([.E100]+[.D101])" office:value-type="float" office:value="-2.13085050396136">
            <text:p>-2.13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216">
            <text:p>0.02</text:p>
          </table:table-cell>
          <table:table-cell table:formula="of:=SUM([.B97:.B102])/6-0.02" office:value-type="float" office:value="0.00125">
            <text:p>0</text:p>
          </table:table-cell>
          <table:table-cell table:formula="of:=1*([.D101]+[.C102])" office:value-type="float" office:value="-0.0822138843">
            <text:p>-0.08</text:p>
          </table:table-cell>
          <table:table-cell table:formula="of:=0.995*([.E101]+[.D102])" office:value-type="float" office:value="-2.20199906632005">
            <text:p>-2.2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188">
            <text:p>0.02</text:p>
          </table:table-cell>
          <table:table-cell table:formula="of:=SUM([.B98:.B103])/6-0.02" office:value-type="float" office:value="0.000699999999999999">
            <text:p>0</text:p>
          </table:table-cell>
          <table:table-cell table:formula="of:=1*([.D102]+[.C103])" office:value-type="float" office:value="-0.0815138843">
            <text:p>-0.08</text:p>
          </table:table-cell>
          <table:table-cell table:formula="of:=0.995*([.E102]+[.D103])" office:value-type="float" office:value="-2.27209538586695">
            <text:p>-2.27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235">
            <text:p>0.02</text:p>
          </table:table-cell>
          <table:table-cell table:formula="of:=SUM([.B99:.B104])/6-0.02" office:value-type="float" office:value="0.000833333333333332">
            <text:p>0</text:p>
          </table:table-cell>
          <table:table-cell table:formula="of:=1*([.D103]+[.C104])" office:value-type="float" office:value="-0.0806805509666667">
            <text:p>-0.08</text:p>
          </table:table-cell>
          <table:table-cell table:formula="of:=0.995*([.E103]+[.D104])" office:value-type="float" office:value="-2.34101205714945">
            <text:p>-2.34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192">
            <text:p>0.02</text:p>
          </table:table-cell>
          <table:table-cell table:formula="of:=SUM([.B100:.B105])/6-0.02" office:value-type="float" office:value="0.000550000000000002">
            <text:p>0</text:p>
          </table:table-cell>
          <table:table-cell table:formula="of:=1*([.D104]+[.C105])" office:value-type="float" office:value="-0.0801305509666667">
            <text:p>-0.08</text:p>
          </table:table-cell>
          <table:table-cell table:formula="of:=0.995*([.E104]+[.D105])" office:value-type="float" office:value="-2.40903689507554">
            <text:p>-2.41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177">
            <text:p>0.02</text:p>
          </table:table-cell>
          <table:table-cell table:formula="of:=SUM([.B101:.B106])/6-0.02" office:value-type="float" office:value="0.000666666666666666">
            <text:p>0</text:p>
          </table:table-cell>
          <table:table-cell table:formula="of:=1*([.D105]+[.C106])" office:value-type="float" office:value="-0.0794638843">
            <text:p>-0.08</text:p>
          </table:table-cell>
          <table:table-cell table:formula="of:=0.995*([.E105]+[.D106])" office:value-type="float" office:value="-2.47605827547866">
            <text:p>-2.48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195">
            <text:p>0.02</text:p>
          </table:table-cell>
          <table:table-cell table:formula="of:=SUM([.B102:.B107])/6-0.02" office:value-type="float" office:value="0.0000500000000000014">
            <text:p>0</text:p>
          </table:table-cell>
          <table:table-cell table:formula="of:=1*([.D106]+[.C107])" office:value-type="float" office:value="-0.0794138843">
            <text:p>-0.08</text:p>
          </table:table-cell>
          <table:table-cell table:formula="of:=0.995*([.E106]+[.D107])" office:value-type="float" office:value="-2.54269479897977">
            <text:p>-2.54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256">
            <text:p>0.03</text:p>
          </table:table-cell>
          <table:table-cell table:formula="of:=SUM([.B103:.B108])/6-0.02" office:value-type="float" office:value="0.000716666666666664">
            <text:p>0</text:p>
          </table:table-cell>
          <table:table-cell table:formula="of:=1*([.D107]+[.C108])" office:value-type="float" office:value="-0.0786972176333333">
            <text:p>-0.08</text:p>
          </table:table-cell>
          <table:table-cell table:formula="of:=0.995*([.E107]+[.D108])" office:value-type="float" office:value="-2.60828505653003">
            <text:p>-2.61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231">
            <text:p>0.02</text:p>
          </table:table-cell>
          <table:table-cell table:formula="of:=SUM([.B104:.B109])/6-0.02" office:value-type="float" office:value="0.00143333333333333">
            <text:p>0</text:p>
          </table:table-cell>
          <table:table-cell table:formula="of:=1*([.D108]+[.C109])" office:value-type="float" office:value="-0.0772638843">
            <text:p>-0.08</text:p>
          </table:table-cell>
          <table:table-cell table:formula="of:=0.995*([.E108]+[.D109])" office:value-type="float" office:value="-2.67212119612588">
            <text:p>-2.67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158">
            <text:p>0.02</text:p>
          </table:table-cell>
          <table:table-cell table:formula="of:=SUM([.B105:.B110])/6-0.02" office:value-type="float" office:value="0.000150000000000001">
            <text:p>0</text:p>
          </table:table-cell>
          <table:table-cell table:formula="of:=1*([.D109]+[.C110])" office:value-type="float" office:value="-0.0771138843">
            <text:p>-0.08</text:p>
          </table:table-cell>
          <table:table-cell table:formula="of:=0.995*([.E109]+[.D110])" office:value-type="float" office:value="-2.73548890502375">
            <text:p>-2.74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094">
            <text:p>0.01</text:p>
          </table:table-cell>
          <table:table-cell table:formula="of:=SUM([.B106:.B111])/6-0.02" office:value-type="float" office:value="-0.00148333333333333">
            <text:p>0</text:p>
          </table:table-cell>
          <table:table-cell table:formula="of:=1*([.D110]+[.C111])" office:value-type="float" office:value="-0.0785972176333333">
            <text:p>-0.08</text:p>
          </table:table-cell>
          <table:table-cell table:formula="of:=0.995*([.E110]+[.D111])" office:value-type="float" office:value="-2.8000156920438">
            <text:p>-2.8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01">
            <text:p>0</text:p>
          </table:table-cell>
          <table:table-cell table:formula="of:=SUM([.B107:.B112])/6-0.02" office:value-type="float" office:value="-0.00426666666666667">
            <text:p>0</text:p>
          </table:table-cell>
          <table:table-cell table:formula="of:=1*([.D111]+[.C112])" office:value-type="float" office:value="-0.0828638843">
            <text:p>-0.08</text:p>
          </table:table-cell>
          <table:table-cell table:formula="of:=0.995*([.E111]+[.D112])" office:value-type="float" office:value="-2.86846517846208">
            <text:p>-2.87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-0.0003">
            <text:p>0</text:p>
          </table:table-cell>
          <table:table-cell table:formula="of:=SUM([.B108:.B113])/6-0.02" office:value-type="float" office:value="-0.00756666666666667">
            <text:p>-0.01</text:p>
          </table:table-cell>
          <table:table-cell table:formula="of:=1*([.D112]+[.C113])" office:value-type="float" office:value="-0.0904305509666667">
            <text:p>-0.09</text:p>
          </table:table-cell>
          <table:table-cell table:formula="of:=0.995*([.E112]+[.D113])" office:value-type="float" office:value="-2.94410125078161">
            <text:p>-2.94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027">
            <text:p>0</text:p>
          </table:table-cell>
          <table:table-cell table:formula="of:=SUM([.B109:.B114])/6-0.02" office:value-type="float" office:value="-0.0113833333333333">
            <text:p>-0.01</text:p>
          </table:table-cell>
          <table:table-cell table:formula="of:=1*([.D113]+[.C114])" office:value-type="float" office:value="-0.1018138843">
            <text:p>-0.1</text:p>
          </table:table-cell>
          <table:table-cell table:formula="of:=0.995*([.E113]+[.D114])" office:value-type="float" office:value="-3.0306855594062">
            <text:p>-3.03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071">
            <text:p>0.01</text:p>
          </table:table-cell>
          <table:table-cell table:formula="of:=SUM([.B110:.B115])/6-0.02" office:value-type="float" office:value="-0.01405">
            <text:p>-0.01</text:p>
          </table:table-cell>
          <table:table-cell table:formula="of:=1*([.D114]+[.C115])" office:value-type="float" office:value="-0.1158638843">
            <text:p>-0.12</text:p>
          </table:table-cell>
          <table:table-cell table:formula="of:=0.995*([.E114]+[.D115])" office:value-type="float" office:value="-3.13081669648767">
            <text:p>-3.13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121">
            <text:p>0.01</text:p>
          </table:table-cell>
          <table:table-cell table:formula="of:=SUM([.B111:.B116])/6-0.02" office:value-type="float" office:value="-0.0146666666666667">
            <text:p>-0.01</text:p>
          </table:table-cell>
          <table:table-cell table:formula="of:=1*([.D115]+[.C116])" office:value-type="float" office:value="-0.130530550966667">
            <text:p>-0.13</text:p>
          </table:table-cell>
          <table:table-cell table:formula="of:=0.995*([.E115]+[.D116])" office:value-type="float" office:value="-3.24504051121706">
            <text:p>-3.25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103">
            <text:p>0.01</text:p>
          </table:table-cell>
          <table:table-cell table:formula="of:=SUM([.B112:.B117])/6-0.02" office:value-type="float" office:value="-0.0145166666666667">
            <text:p>-0.01</text:p>
          </table:table-cell>
          <table:table-cell table:formula="of:=1*([.D116]+[.C117])" office:value-type="float" office:value="-0.145047217633333">
            <text:p>-0.15</text:p>
          </table:table-cell>
          <table:table-cell table:formula="of:=0.995*([.E116]+[.D117])" office:value-type="float" office:value="-3.37313729020614">
            <text:p>-3.37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102">
            <text:p>0.01</text:p>
          </table:table-cell>
          <table:table-cell table:formula="of:=SUM([.B113:.B118])/6-0.02" office:value-type="float" office:value="-0.0129833333333333">
            <text:p>-0.01</text:p>
          </table:table-cell>
          <table:table-cell table:formula="of:=1*([.D117]+[.C118])" office:value-type="float" office:value="-0.158030550966667">
            <text:p>-0.16</text:p>
          </table:table-cell>
          <table:table-cell table:formula="of:=0.995*([.E117]+[.D118])" office:value-type="float" office:value="-3.51351200196695">
            <text:p>-3.51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08">
            <text:p>0.01</text:p>
          </table:table-cell>
          <table:table-cell table:formula="of:=SUM([.B114:.B119])/6-0.02" office:value-type="float" office:value="-0.0116">
            <text:p>-0.01</text:p>
          </table:table-cell>
          <table:table-cell table:formula="of:=1*([.D118]+[.C119])" office:value-type="float" office:value="-0.169630550966667">
            <text:p>-0.17</text:p>
          </table:table-cell>
          <table:table-cell table:formula="of:=0.995*([.E118]+[.D119])" office:value-type="float" office:value="-3.66472684016894">
            <text:p>-3.66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059">
            <text:p>0.01</text:p>
          </table:table-cell>
          <table:table-cell table:formula="of:=SUM([.B115:.B120])/6-0.02" office:value-type="float" office:value="-0.0110666666666667">
            <text:p>-0.01</text:p>
          </table:table-cell>
          <table:table-cell table:formula="of:=1*([.D119]+[.C120])" office:value-type="float" office:value="-0.180697217633333">
            <text:p>-0.18</text:p>
          </table:table-cell>
          <table:table-cell table:formula="of:=0.995*([.E119]+[.D120])" office:value-type="float" office:value="-3.82619693751327">
            <text:p>-3.83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081">
            <text:p>0.01</text:p>
          </table:table-cell>
          <table:table-cell table:formula="of:=SUM([.B116:.B121])/6-0.02" office:value-type="float" office:value="-0.0109">
            <text:p>-0.01</text:p>
          </table:table-cell>
          <table:table-cell table:formula="of:=1*([.D120]+[.C121])" office:value-type="float" office:value="-0.191597217633333">
            <text:p>-0.19</text:p>
          </table:table-cell>
          <table:table-cell table:formula="of:=0.995*([.E120]+[.D121])" office:value-type="float" office:value="-3.99770518437087">
            <text:p>-4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131">
            <text:p>0.01</text:p>
          </table:table-cell>
          <table:table-cell table:formula="of:=SUM([.B117:.B122])/6-0.02" office:value-type="float" office:value="-0.0107333333333333">
            <text:p>-0.01</text:p>
          </table:table-cell>
          <table:table-cell table:formula="of:=1*([.D121]+[.C122])" office:value-type="float" office:value="-0.202330550966667">
            <text:p>-0.2</text:p>
          </table:table-cell>
          <table:table-cell table:formula="of:=0.995*([.E121]+[.D122])" office:value-type="float" office:value="-4.17903555666085">
            <text:p>-4.18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219">
            <text:p>0.02</text:p>
          </table:table-cell>
          <table:table-cell table:formula="of:=SUM([.B118:.B123])/6-0.02" office:value-type="float" office:value="-0.0088">
            <text:p>-0.01</text:p>
          </table:table-cell>
          <table:table-cell table:formula="of:=1*([.D122]+[.C123])" office:value-type="float" office:value="-0.211130550966667">
            <text:p>-0.21</text:p>
          </table:table-cell>
          <table:table-cell table:formula="of:=0.995*([.E122]+[.D123])" office:value-type="float" office:value="-4.36821527708938">
            <text:p>-4.37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252">
            <text:p>0.03</text:p>
          </table:table-cell>
          <table:table-cell table:formula="of:=SUM([.B119:.B124])/6-0.02" office:value-type="float" office:value="-0.0063">
            <text:p>-0.01</text:p>
          </table:table-cell>
          <table:table-cell table:formula="of:=1*([.D123]+[.C124])" office:value-type="float" office:value="-0.217430550966667">
            <text:p>-0.22</text:p>
          </table:table-cell>
          <table:table-cell table:formula="of:=0.995*([.E123]+[.D124])" office:value-type="float" office:value="-4.56271759891576">
            <text:p>-4.56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332">
            <text:p>0.03</text:p>
          </table:table-cell>
          <table:table-cell table:formula="of:=SUM([.B120:.B125])/6-0.02" office:value-type="float" office:value="-0.0021">
            <text:p>0</text:p>
          </table:table-cell>
          <table:table-cell table:formula="of:=1*([.D124]+[.C125])" office:value-type="float" office:value="-0.219530550966667">
            <text:p>-0.22</text:p>
          </table:table-cell>
          <table:table-cell table:formula="of:=0.995*([.E124]+[.D125])" office:value-type="float" office:value="-4.75833690913302">
            <text:p>-4.7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354">
            <text:p>0.04</text:p>
          </table:table-cell>
          <table:table-cell table:formula="of:=SUM([.B121:.B126])/6-0.02" office:value-type="float" office:value="0.00281666666666667">
            <text:p>0</text:p>
          </table:table-cell>
          <table:table-cell table:formula="of:=1*([.D125]+[.C126])" office:value-type="float" office:value="-0.2167138843">
            <text:p>-0.22</text:p>
          </table:table-cell>
          <table:table-cell table:formula="of:=0.995*([.E125]+[.D126])" office:value-type="float" office:value="-4.95017553946585">
            <text:p>-4.95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292">
            <text:p>0.03</text:p>
          </table:table-cell>
          <table:table-cell table:formula="of:=SUM([.B122:.B127])/6-0.02" office:value-type="float" office:value="0.00633333333333333">
            <text:p>0.01</text:p>
          </table:table-cell>
          <table:table-cell table:formula="of:=1*([.D126]+[.C127])" office:value-type="float" office:value="-0.210380550966667">
            <text:p>-0.21</text:p>
          </table:table-cell>
          <table:table-cell table:formula="of:=0.995*([.E126]+[.D127])" office:value-type="float" office:value="-5.13475330998035">
            <text:p>-5.13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232">
            <text:p>0.02</text:p>
          </table:table-cell>
          <table:table-cell table:formula="of:=SUM([.B123:.B128])/6-0.02" office:value-type="float" office:value="0.00801666666666666">
            <text:p>0.01</text:p>
          </table:table-cell>
          <table:table-cell table:formula="of:=1*([.D127]+[.C128])" office:value-type="float" office:value="-0.2023638843">
            <text:p>-0.2</text:p>
          </table:table-cell>
          <table:table-cell table:formula="of:=0.995*([.E127]+[.D128])" office:value-type="float" office:value="-5.31043160830895">
            <text:p>-5.31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181">
            <text:p>0.02</text:p>
          </table:table-cell>
          <table:table-cell table:formula="of:=SUM([.B124:.B129])/6-0.02" office:value-type="float" office:value="0.00738333333333333">
            <text:p>0.01</text:p>
          </table:table-cell>
          <table:table-cell table:formula="of:=1*([.D128]+[.C129])" office:value-type="float" office:value="-0.194980550966667">
            <text:p>-0.19</text:p>
          </table:table-cell>
          <table:table-cell table:formula="of:=0.995*([.E128]+[.D129])" office:value-type="float" office:value="-5.47788509847924">
            <text:p>-5.48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13">
            <text:p>0.01</text:p>
          </table:table-cell>
          <table:table-cell table:formula="of:=SUM([.B125:.B130])/6-0.02" office:value-type="float" office:value="0.00535">
            <text:p>0.01</text:p>
          </table:table-cell>
          <table:table-cell table:formula="of:=1*([.D129]+[.C130])" office:value-type="float" office:value="-0.189630550966667">
            <text:p>-0.19</text:p>
          </table:table-cell>
          <table:table-cell table:formula="of:=0.995*([.E129]+[.D130])" office:value-type="float" office:value="-5.63917807119868">
            <text:p>-5.64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093">
            <text:p>0.01</text:p>
          </table:table-cell>
          <table:table-cell table:formula="of:=SUM([.B126:.B131])/6-0.02" office:value-type="float" office:value="0.00136666666666667">
            <text:p>0</text:p>
          </table:table-cell>
          <table:table-cell table:formula="of:=1*([.D130]+[.C131])" office:value-type="float" office:value="-0.1882638843">
            <text:p>-0.19</text:p>
          </table:table-cell>
          <table:table-cell table:formula="of:=0.995*([.E130]+[.D131])" office:value-type="float" office:value="-5.79830474572119">
            <text:p>-5.8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094">
            <text:p>0.01</text:p>
          </table:table-cell>
          <table:table-cell table:formula="of:=SUM([.B127:.B132])/6-0.02" office:value-type="float" office:value="-0.00296666666666667">
            <text:p>0</text:p>
          </table:table-cell>
          <table:table-cell table:formula="of:=1*([.D131]+[.C132])" office:value-type="float" office:value="-0.191230550966667">
            <text:p>-0.19</text:p>
          </table:table-cell>
          <table:table-cell table:formula="of:=0.995*([.E131]+[.D132])" office:value-type="float" office:value="-5.95958762020441">
            <text:p>-5.96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071">
            <text:p>0.01</text:p>
          </table:table-cell>
          <table:table-cell table:formula="of:=SUM([.B128:.B133])/6-0.02" office:value-type="float" office:value="-0.00665">
            <text:p>-0.01</text:p>
          </table:table-cell>
          <table:table-cell table:formula="of:=1*([.D132]+[.C133])" office:value-type="float" office:value="-0.197880550966667">
            <text:p>-0.2</text:p>
          </table:table-cell>
          <table:table-cell table:formula="of:=0.995*([.E132]+[.D133])" office:value-type="float" office:value="-6.12668083031523">
            <text:p>-6.13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119">
            <text:p>0.01</text:p>
          </table:table-cell>
          <table:table-cell table:formula="of:=SUM([.B129:.B134])/6-0.02" office:value-type="float" office:value="-0.00853333333333333">
            <text:p>-0.01</text:p>
          </table:table-cell>
          <table:table-cell table:formula="of:=1*([.D133]+[.C134])" office:value-type="float" office:value="-0.2064138843">
            <text:p>-0.21</text:p>
          </table:table-cell>
          <table:table-cell table:formula="of:=0.995*([.E133]+[.D134])" office:value-type="float" office:value="-6.30142924104215">
            <text:p>-6.3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072">
            <text:p>0.01</text:p>
          </table:table-cell>
          <table:table-cell table:formula="of:=SUM([.B130:.B135])/6-0.02" office:value-type="float" office:value="-0.01035">
            <text:p>-0.01</text:p>
          </table:table-cell>
          <table:table-cell table:formula="of:=1*([.D134]+[.C135])" office:value-type="float" office:value="-0.2167638843">
            <text:p>-0.22</text:p>
          </table:table-cell>
          <table:table-cell table:formula="of:=0.995*([.E134]+[.D135])" office:value-type="float" office:value="-6.48560215971544">
            <text:p>-6.49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041">
            <text:p>0</text:p>
          </table:table-cell>
          <table:table-cell table:formula="of:=SUM([.B131:.B136])/6-0.02" office:value-type="float" office:value="-0.0118333333333333">
            <text:p>-0.01</text:p>
          </table:table-cell>
          <table:table-cell table:formula="of:=1*([.D135]+[.C136])" office:value-type="float" office:value="-0.228597217633333">
            <text:p>-0.23</text:p>
          </table:table-cell>
          <table:table-cell table:formula="of:=0.995*([.E135]+[.D136])" office:value-type="float" office:value="-6.68062838046203">
            <text:p>-6.68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045">
            <text:p>0</text:p>
          </table:table-cell>
          <table:table-cell table:formula="of:=SUM([.B132:.B137])/6-0.02" office:value-type="float" office:value="-0.0126333333333333">
            <text:p>-0.01</text:p>
          </table:table-cell>
          <table:table-cell table:formula="of:=1*([.D136]+[.C137])" office:value-type="float" office:value="-0.241230550966667">
            <text:p>-0.24</text:p>
          </table:table-cell>
          <table:table-cell table:formula="of:=0.995*([.E136]+[.D137])" office:value-type="float" office:value="-6.88724963677155">
            <text:p>-6.89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0066">
            <text:p>-0.01</text:p>
          </table:table-cell>
          <table:table-cell table:formula="of:=SUM([.B133:.B138])/6-0.02" office:value-type="float" office:value="-0.0153">
            <text:p>-0.02</text:p>
          </table:table-cell>
          <table:table-cell table:formula="of:=1*([.D137]+[.C138])" office:value-type="float" office:value="-0.256530550966667">
            <text:p>-0.26</text:p>
          </table:table-cell>
          <table:table-cell table:formula="of:=0.995*([.E137]+[.D138])" office:value-type="float" office:value="-7.10806128679953">
            <text:p>-7.11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0094">
            <text:p>-0.01</text:p>
          </table:table-cell>
          <table:table-cell table:formula="of:=SUM([.B134:.B139])/6-0.02" office:value-type="float" office:value="-0.01805">
            <text:p>-0.02</text:p>
          </table:table-cell>
          <table:table-cell table:formula="of:=1*([.D138]+[.C139])" office:value-type="float" office:value="-0.274580550966667">
            <text:p>-0.27</text:p>
          </table:table-cell>
          <table:table-cell table:formula="of:=0.995*([.E138]+[.D139])" office:value-type="float" office:value="-7.34572862857736">
            <text:p>-7.35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0212">
            <text:p>-0.02</text:p>
          </table:table-cell>
          <table:table-cell table:formula="of:=SUM([.B135:.B140])/6-0.02" office:value-type="float" office:value="-0.0235666666666667">
            <text:p>-0.02</text:p>
          </table:table-cell>
          <table:table-cell table:formula="of:=1*([.D139]+[.C140])" office:value-type="float" office:value="-0.298147217633333">
            <text:p>-0.3</text:p>
          </table:table-cell>
          <table:table-cell table:formula="of:=0.995*([.E139]+[.D140])" office:value-type="float" office:value="-7.60565646697964">
            <text:p>-7.61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034">
            <text:p>-0.03</text:p>
          </table:table-cell>
          <table:table-cell table:formula="of:=SUM([.B136:.B141])/6-0.02" office:value-type="float" office:value="-0.0304333333333333">
            <text:p>-0.03</text:p>
          </table:table-cell>
          <table:table-cell table:formula="of:=1*([.D140]+[.C141])" office:value-type="float" office:value="-0.328580550966667">
            <text:p>-0.33</text:p>
          </table:table-cell>
          <table:table-cell table:formula="of:=0.995*([.E140]+[.D141])" office:value-type="float" office:value="-7.89456583285658">
            <text:p>-7.89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0571">
            <text:p>-0.06</text:p>
          </table:table-cell>
          <table:table-cell table:formula="of:=SUM([.B137:.B142])/6-0.02" office:value-type="float" office:value="-0.0406333333333333">
            <text:p>-0.04</text:p>
          </table:table-cell>
          <table:table-cell table:formula="of:=1*([.D141]+[.C142])" office:value-type="float" office:value="-0.3692138843">
            <text:p>-0.37</text:p>
          </table:table-cell>
          <table:table-cell table:formula="of:=0.995*([.E141]+[.D142])" office:value-type="float" office:value="-8.2224608185708">
            <text:p>-8.22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0656">
            <text:p>-0.07</text:p>
          </table:table-cell>
          <table:table-cell table:formula="of:=SUM([.B138:.B143])/6-0.02" office:value-type="float" office:value="-0.0523166666666667">
            <text:p>-0.05</text:p>
          </table:table-cell>
          <table:table-cell table:formula="of:=1*([.D142]+[.C143])" office:value-type="float" office:value="-0.421530550966667">
            <text:p>-0.42</text:p>
          </table:table-cell>
          <table:table-cell table:formula="of:=0.995*([.E142]+[.D143])" office:value-type="float" office:value="-8.60077141268977">
            <text:p>-8.6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0879">
            <text:p>-0.09</text:p>
          </table:table-cell>
          <table:table-cell table:formula="of:=SUM([.B139:.B144])/6-0.02" office:value-type="float" office:value="-0.0658666666666667">
            <text:p>-0.07</text:p>
          </table:table-cell>
          <table:table-cell table:formula="of:=1*([.D143]+[.C144])" office:value-type="float" office:value="-0.487397217633333">
            <text:p>-0.49</text:p>
          </table:table-cell>
          <table:table-cell table:formula="of:=0.995*([.E143]+[.D144])" office:value-type="float" office:value="-9.04272778717149">
            <text:p>-9.04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0921">
            <text:p>-0.09</text:p>
          </table:table-cell>
          <table:table-cell table:formula="of:=SUM([.B140:.B145])/6-0.02" office:value-type="float" office:value="-0.07965">
            <text:p>-0.08</text:p>
          </table:table-cell>
          <table:table-cell table:formula="of:=1*([.D144]+[.C145])" office:value-type="float" office:value="-0.567047217633333">
            <text:p>-0.57</text:p>
          </table:table-cell>
          <table:table-cell table:formula="of:=0.995*([.E144]+[.D145])" office:value-type="float" office:value="-9.5617261297808">
            <text:p>-9.56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0.1173">
            <text:p>-0.12</text:p>
          </table:table-cell>
          <table:table-cell table:formula="of:=SUM([.B141:.B146])/6-0.02" office:value-type="float" office:value="-0.0956666666666667">
            <text:p>-0.1</text:p>
          </table:table-cell>
          <table:table-cell table:formula="of:=1*([.D145]+[.C146])" office:value-type="float" office:value="-0.6627138843">
            <text:p>-0.66</text:p>
          </table:table-cell>
          <table:table-cell table:formula="of:=0.995*([.E145]+[.D146])" office:value-type="float" office:value="-10.1733178140104">
            <text:p>-10.17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0.1382">
            <text:p>-0.14</text:p>
          </table:table-cell>
          <table:table-cell table:formula="of:=SUM([.B142:.B147])/6-0.02" office:value-type="float" office:value="-0.113033333333333">
            <text:p>-0.11</text:p>
          </table:table-cell>
          <table:table-cell table:formula="of:=1*([.D146]+[.C147])" office:value-type="float" office:value="-0.775747217633333">
            <text:p>-0.78</text:p>
          </table:table-cell>
          <table:table-cell table:formula="of:=0.995*([.E146]+[.D147])" office:value-type="float" office:value="-10.8943197064855">
            <text:p>-10.89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0.1548">
            <text:p>-0.15</text:p>
          </table:table-cell>
          <table:table-cell table:formula="of:=SUM([.B143:.B148])/6-0.02" office:value-type="float" office:value="-0.129316666666667">
            <text:p>-0.13</text:p>
          </table:table-cell>
          <table:table-cell table:formula="of:=1*([.D147]+[.C148])" office:value-type="float" office:value="-0.9050638843">
            <text:p>-0.91</text:p>
          </table:table-cell>
          <table:table-cell table:formula="of:=0.995*([.E147]+[.D148])" office:value-type="float" office:value="-11.7403866728316">
            <text:p>-11.74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0.1882">
            <text:p>-0.19</text:p>
          </table:table-cell>
          <table:table-cell table:formula="of:=SUM([.B144:.B149])/6-0.02" office:value-type="float" office:value="-0.14975">
            <text:p>-0.15</text:p>
          </table:table-cell>
          <table:table-cell table:formula="of:=1*([.D148]+[.C149])" office:value-type="float" office:value="-1.0548138843">
            <text:p>-1.05</text:p>
          </table:table-cell>
          <table:table-cell table:formula="of:=0.995*([.E148]+[.D149])" office:value-type="float" office:value="-12.7312245543459">
            <text:p>-12.73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0.223">
            <text:p>-0.22</text:p>
          </table:table-cell>
          <table:table-cell table:formula="of:=SUM([.B145:.B150])/6-0.02" office:value-type="float" office:value="-0.172266666666667">
            <text:p>-0.17</text:p>
          </table:table-cell>
          <table:table-cell table:formula="of:=1*([.D149]+[.C150])" office:value-type="float" office:value="-1.22708055096667">
            <text:p>-1.23</text:p>
          </table:table-cell>
          <table:table-cell table:formula="of:=0.995*([.E149]+[.D150])" office:value-type="float" office:value="-13.888513579786">
            <text:p>-13.89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0.2686">
            <text:p>-0.27</text:p>
          </table:table-cell>
          <table:table-cell table:formula="of:=SUM([.B146:.B151])/6-0.02" office:value-type="float" office:value="-0.201683333333333">
            <text:p>-0.2</text:p>
          </table:table-cell>
          <table:table-cell table:formula="of:=1*([.D150]+[.C151])" office:value-type="float" office:value="-1.4287638843">
            <text:p>-1.43</text:p>
          </table:table-cell>
          <table:table-cell table:formula="of:=0.995*([.E150]+[.D151])" office:value-type="float" office:value="-15.2406910767656">
            <text:p>-15.24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0.3301">
            <text:p>-0.33</text:p>
          </table:table-cell>
          <table:table-cell table:formula="of:=SUM([.B147:.B152])/6-0.02" office:value-type="float" office:value="-0.23715">
            <text:p>-0.24</text:p>
          </table:table-cell>
          <table:table-cell table:formula="of:=1*([.D151]+[.C152])" office:value-type="float" office:value="-1.6659138843">
            <text:p>-1.67</text:p>
          </table:table-cell>
          <table:table-cell table:formula="of:=0.995*([.E151]+[.D152])" office:value-type="float" office:value="-16.8220719362603">
            <text:p>-16.82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0.3916">
            <text:p>-0.39</text:p>
          </table:table-cell>
          <table:table-cell table:formula="of:=SUM([.B148:.B153])/6-0.02" office:value-type="float" office:value="-0.279383333333333">
            <text:p>-0.28</text:p>
          </table:table-cell>
          <table:table-cell table:formula="of:=1*([.D152]+[.C153])" office:value-type="float" office:value="-1.94529721763333">
            <text:p>-1.95</text:p>
          </table:table-cell>
          <table:table-cell table:formula="of:=0.995*([.E152]+[.D153])" office:value-type="float" office:value="-18.6735323081241">
            <text:p>-18.67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0.4259">
            <text:p>-0.43</text:p>
          </table:table-cell>
          <table:table-cell table:formula="of:=SUM([.B149:.B154])/6-0.02" office:value-type="float" office:value="-0.324566666666667">
            <text:p>-0.32</text:p>
          </table:table-cell>
          <table:table-cell table:formula="of:=1*([.D153]+[.C154])" office:value-type="float" office:value="-2.2698638843">
            <text:p>-2.27</text:p>
          </table:table-cell>
          <table:table-cell table:formula="of:=0.995*([.E153]+[.D154])" office:value-type="float" office:value="-20.838679211462">
            <text:p>-20.84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0.4553">
            <text:p>-0.46</text:p>
          </table:table-cell>
          <table:table-cell table:formula="of:=SUM([.B150:.B155])/6-0.02" office:value-type="float" office:value="-0.369083333333333">
            <text:p>-0.37</text:p>
          </table:table-cell>
          <table:table-cell table:formula="of:=1*([.D154]+[.C155])" office:value-type="float" office:value="-2.63894721763333">
            <text:p>-2.64</text:p>
          </table:table-cell>
          <table:table-cell table:formula="of:=0.995*([.E154]+[.D155])" office:value-type="float" office:value="-23.3602382969499">
            <text:p>-23.36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0.4705">
            <text:p>-0.47</text:p>
          </table:table-cell>
          <table:table-cell table:formula="of:=SUM([.B151:.B156])/6-0.02" office:value-type="float" office:value="-0.410333333333333">
            <text:p>-0.41</text:p>
          </table:table-cell>
          <table:table-cell table:formula="of:=1*([.D155]+[.C156])" office:value-type="float" office:value="-3.04928055096667">
            <text:p>-3.05</text:p>
          </table:table-cell>
          <table:table-cell table:formula="of:=0.995*([.E155]+[.D156])" office:value-type="float" office:value="-26.277471253677">
            <text:p>-26.28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0.4345">
            <text:p>-0.43</text:p>
          </table:table-cell>
          <table:table-cell table:formula="of:=SUM([.B152:.B157])/6-0.02" office:value-type="float" office:value="-0.437983333333333">
            <text:p>-0.44</text:p>
          </table:table-cell>
          <table:table-cell table:formula="of:=1*([.D156]+[.C157])" office:value-type="float" office:value="-3.4872638843">
            <text:p>-3.49</text:p>
          </table:table-cell>
          <table:table-cell table:formula="of:=0.995*([.E156]+[.D157])" office:value-type="float" office:value="-29.6159114622871">
            <text:p>-29.62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0.3817">
            <text:p>-0.38</text:p>
          </table:table-cell>
          <table:table-cell table:formula="of:=SUM([.B153:.B158])/6-0.02" office:value-type="float" office:value="-0.446583333333333">
            <text:p>-0.45</text:p>
          </table:table-cell>
          <table:table-cell table:formula="of:=1*([.D157]+[.C158])" office:value-type="float" office:value="-3.93384721763333">
            <text:p>-3.93</text:p>
          </table:table-cell>
          <table:table-cell table:formula="of:=0.995*([.E157]+[.D158])" office:value-type="float" office:value="-33.3820098865208">
            <text:p>-33.38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0.3463">
            <text:p>-0.35</text:p>
          </table:table-cell>
          <table:table-cell table:formula="of:=SUM([.B154:.B159])/6-0.02" office:value-type="float" office:value="-0.439033333333333">
            <text:p>-0.44</text:p>
          </table:table-cell>
          <table:table-cell table:formula="of:=1*([.D158]+[.C159])" office:value-type="float" office:value="-4.37288055096667">
            <text:p>-4.37</text:p>
          </table:table-cell>
          <table:table-cell table:formula="of:=0.995*([.E158]+[.D159])" office:value-type="float" office:value="-37.5661159853">
            <text:p>-37.57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0.3203">
            <text:p>-0.32</text:p>
          </table:table-cell>
          <table:table-cell table:formula="of:=SUM([.B155:.B160])/6-0.02" office:value-type="float" office:value="-0.421433333333333">
            <text:p>-0.42</text:p>
          </table:table-cell>
          <table:table-cell table:formula="of:=1*([.D159]+[.C160])" office:value-type="float" office:value="-4.7943138843">
            <text:p>-4.79</text:p>
          </table:table-cell>
          <table:table-cell table:formula="of:=0.995*([.E159]+[.D160])" office:value-type="float" office:value="-42.148627720252">
            <text:p>-42.15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0.3068">
            <text:p>-0.31</text:p>
          </table:table-cell>
          <table:table-cell table:formula="of:=SUM([.B156:.B161])/6-0.02" office:value-type="float" office:value="-0.396683333333333">
            <text:p>-0.4</text:p>
          </table:table-cell>
          <table:table-cell table:formula="of:=1*([.D160]+[.C161])" office:value-type="float" office:value="-5.19099721763333">
            <text:p>-5.19</text:p>
          </table:table-cell>
          <table:table-cell table:formula="of:=0.995*([.E160]+[.D161])" office:value-type="float" office:value="-47.1029268131959">
            <text:p>-47.1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2983">
            <text:p>-0.3</text:p>
          </table:table-cell>
          <table:table-cell table:formula="of:=SUM([.B157:.B162])/6-0.02" office:value-type="float" office:value="-0.367983333333333">
            <text:p>-0.37</text:p>
          </table:table-cell>
          <table:table-cell table:formula="of:=1*([.D161]+[.C162])" office:value-type="float" office:value="-5.55898055096667">
            <text:p>-5.56</text:p>
          </table:table-cell>
          <table:table-cell table:formula="of:=0.995*([.E161]+[.D162])" office:value-type="float" office:value="-52.3985978273418">
            <text:p>-52.4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2925">
            <text:p>-0.29</text:p>
          </table:table-cell>
          <table:table-cell table:formula="of:=SUM([.B158:.B163])/6-0.02" office:value-type="float" office:value="-0.344316666666667">
            <text:p>-0.34</text:p>
          </table:table-cell>
          <table:table-cell table:formula="of:=1*([.D162]+[.C163])" office:value-type="float" office:value="-5.90329721763333">
            <text:p>-5.9</text:p>
          </table:table-cell>
          <table:table-cell table:formula="of:=0.995*([.E162]+[.D163])" office:value-type="float" office:value="-58.0103855697502">
            <text:p>-58.01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2947">
            <text:p>-0.29</text:p>
          </table:table-cell>
          <table:table-cell table:formula="of:=SUM([.B159:.B164])/6-0.02" office:value-type="float" office:value="-0.329816666666667">
            <text:p>-0.33</text:p>
          </table:table-cell>
          <table:table-cell table:formula="of:=1*([.D163]+[.C164])" office:value-type="float" office:value="-6.2331138843">
            <text:p>-6.23</text:p>
          </table:table-cell>
          <table:table-cell table:formula="of:=0.995*([.E163]+[.D164])" office:value-type="float" office:value="-63.92228195678">
            <text:p>-63.92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3385">
            <text:p>-0.34</text:p>
          </table:table-cell>
          <table:table-cell table:formula="of:=SUM([.B160:.B165])/6-0.02" office:value-type="float" office:value="-0.328516666666667">
            <text:p>-0.33</text:p>
          </table:table-cell>
          <table:table-cell table:formula="of:=1*([.D164]+[.C165])" office:value-type="float" office:value="-6.56163055096667">
            <text:p>-6.56</text:p>
          </table:table-cell>
          <table:table-cell table:formula="of:=0.995*([.E164]+[.D165])" office:value-type="float" office:value="-70.1314929452079">
            <text:p>-70.13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3378">
            <text:p>-0.34</text:p>
          </table:table-cell>
          <table:table-cell table:formula="of:=SUM([.B161:.B166])/6-0.02" office:value-type="float" office:value="-0.331433333333333">
            <text:p>-0.33</text:p>
          </table:table-cell>
          <table:table-cell table:formula="of:=1*([.D165]+[.C166])" office:value-type="float" office:value="-6.8930638843">
            <text:p>-6.89</text:p>
          </table:table-cell>
          <table:table-cell table:formula="of:=0.995*([.E165]+[.D166])" office:value-type="float" office:value="-76.6394340453604">
            <text:p>-76.64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0.2981">
            <text:p>-0.3</text:p>
          </table:table-cell>
          <table:table-cell table:formula="of:=SUM([.B162:.B167])/6-0.02" office:value-type="float" office:value="-0.329983333333333">
            <text:p>-0.33</text:p>
          </table:table-cell>
          <table:table-cell table:formula="of:=1*([.D166]+[.C167])" office:value-type="float" office:value="-7.22304721763333">
            <text:p>-7.22</text:p>
          </table:table-cell>
          <table:table-cell table:formula="of:=0.995*([.E166]+[.D167])" office:value-type="float" office:value="-83.4431688566788">
            <text:p>-83.44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0.1943">
            <text:p>-0.19</text:p>
          </table:table-cell>
          <table:table-cell table:formula="of:=SUM([.B163:.B168])/6-0.02" office:value-type="float" office:value="-0.31265">
            <text:p>-0.31</text:p>
          </table:table-cell>
          <table:table-cell table:formula="of:=1*([.D167]+[.C168])" office:value-type="float" office:value="-7.53569721763333">
            <text:p>-7.54</text:p>
          </table:table-cell>
          <table:table-cell table:formula="of:=0.995*([.E167]+[.D168])" office:value-type="float" office:value="-90.5239717439405">
            <text:p>-90.52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0.1341">
            <text:p>-0.13</text:p>
          </table:table-cell>
          <table:table-cell table:formula="of:=SUM([.B164:.B169])/6-0.02" office:value-type="float" office:value="-0.28625">
            <text:p>-0.29</text:p>
          </table:table-cell>
          <table:table-cell table:formula="of:=1*([.D168]+[.C169])" office:value-type="float" office:value="-7.82194721763333">
            <text:p>-7.82</text:p>
          </table:table-cell>
          <table:table-cell table:formula="of:=0.995*([.E168]+[.D169])" office:value-type="float" office:value="-97.854189366766">
            <text:p>-97.85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0.1208">
            <text:p>-0.12</text:p>
          </table:table-cell>
          <table:table-cell table:formula="of:=SUM([.B165:.B170])/6-0.02" office:value-type="float" office:value="-0.257266666666667">
            <text:p>-0.26</text:p>
          </table:table-cell>
          <table:table-cell table:formula="of:=1*([.D169]+[.C170])" office:value-type="float" office:value="-8.0792138843">
            <text:p>-8.08</text:p>
          </table:table-cell>
          <table:table-cell table:formula="of:=0.995*([.E169]+[.D170])" office:value-type="float" office:value="-105.403736234811">
            <text:p>-105.4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0.1323">
            <text:p>-0.13</text:p>
          </table:table-cell>
          <table:table-cell table:formula="of:=SUM([.B166:.B171])/6-0.02" office:value-type="float" office:value="-0.2229">
            <text:p>-0.22</text:p>
          </table:table-cell>
          <table:table-cell table:formula="of:=1*([.D170]+[.C171])" office:value-type="float" office:value="-8.3021138843">
            <text:p>-8.3</text:p>
          </table:table-cell>
          <table:table-cell table:formula="of:=0.995*([.E170]+[.D171])" office:value-type="float" office:value="-113.137320868515">
            <text:p>-113.14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-0.1026">
            <text:p>-0.1</text:p>
          </table:table-cell>
          <table:table-cell table:formula="of:=SUM([.B167:.B172])/6-0.02" office:value-type="float" office:value="-0.1837">
            <text:p>-0.18</text:p>
          </table:table-cell>
          <table:table-cell table:formula="of:=1*([.D171]+[.C172])" office:value-type="float" office:value="-8.4858138843">
            <text:p>-8.49</text:p>
          </table:table-cell>
          <table:table-cell table:formula="of:=0.995*([.E171]+[.D172])" office:value-type="float" office:value="-121.015019079051">
            <text:p>-121.02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-0.0289">
            <text:p>-0.03</text:p>
          </table:table-cell>
          <table:table-cell table:formula="of:=SUM([.B168:.B173])/6-0.02" office:value-type="float" office:value="-0.138833333333333">
            <text:p>-0.14</text:p>
          </table:table-cell>
          <table:table-cell table:formula="of:=1*([.D172]+[.C173])" office:value-type="float" office:value="-8.62464721763333">
            <text:p>-8.62</text:p>
          </table:table-cell>
          <table:table-cell table:formula="of:=0.995*([.E172]+[.D173])" office:value-type="float" office:value="-128.991467965201">
            <text:p>-128.99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131">
            <text:p>0.01</text:p>
          </table:table-cell>
          <table:table-cell table:formula="of:=SUM([.B169:.B174])/6-0.02" office:value-type="float" office:value="-0.104266666666667">
            <text:p>-0.1</text:p>
          </table:table-cell>
          <table:table-cell table:formula="of:=1*([.D173]+[.C174])" office:value-type="float" office:value="-8.7289138843">
            <text:p>-8.73</text:p>
          </table:table-cell>
          <table:table-cell table:formula="of:=0.995*([.E173]+[.D174])" office:value-type="float" office:value="-137.031779940253">
            <text:p>-137.03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77">
            <text:p>0.03</text:p>
          </table:table-cell>
          <table:table-cell table:formula="of:=SUM([.B170:.B175])/6-0.02" office:value-type="float" office:value="-0.0773">
            <text:p>-0.08</text:p>
          </table:table-cell>
          <table:table-cell table:formula="of:=1*([.D174]+[.C175])" office:value-type="float" office:value="-8.8062138843">
            <text:p>-8.81</text:p>
          </table:table-cell>
          <table:table-cell table:formula="of:=0.995*([.E174]+[.D175])" office:value-type="float" office:value="-145.108803855431">
            <text:p>-145.11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77">
            <text:p>0.03</text:p>
          </table:table-cell>
          <table:table-cell table:formula="of:=SUM([.B171:.B176])/6-0.02" office:value-type="float" office:value="-0.05255">
            <text:p>-0.05</text:p>
          </table:table-cell>
          <table:table-cell table:formula="of:=1*([.D175]+[.C176])" office:value-type="float" office:value="-8.8587638843">
            <text:p>-8.86</text:p>
          </table:table-cell>
          <table:table-cell table:formula="of:=0.995*([.E175]+[.D176])" office:value-type="float" office:value="-153.197729901032">
            <text:p>-153.2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571">
            <text:p>0.06</text:p>
          </table:table-cell>
          <table:table-cell table:formula="of:=SUM([.B172:.B177])/6-0.02" office:value-type="float" office:value="-0.0209833333333333">
            <text:p>-0.02</text:p>
          </table:table-cell>
          <table:table-cell table:formula="of:=1*([.D176]+[.C177])" office:value-type="float" office:value="-8.87974721763333">
            <text:p>-8.88</text:p>
          </table:table-cell>
          <table:table-cell table:formula="of:=0.995*([.E176]+[.D177])" office:value-type="float" office:value="-161.267089733072">
            <text:p>-161.27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543">
            <text:p>0.05</text:p>
          </table:table-cell>
          <table:table-cell table:formula="of:=SUM([.B173:.B178])/6-0.02" office:value-type="float" office:value="0.00516666666666667">
            <text:p>0.01</text:p>
          </table:table-cell>
          <table:table-cell table:formula="of:=1*([.D177]+[.C178])" office:value-type="float" office:value="-8.87458055096666">
            <text:p>-8.87</text:p>
          </table:table-cell>
          <table:table-cell table:formula="of:=0.995*([.E177]+[.D178])" office:value-type="float" office:value="-169.290961932619">
            <text:p>-169.29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69">
            <text:p>0.07</text:p>
          </table:table-cell>
          <table:table-cell table:formula="of:=SUM([.B174:.B179])/6-0.02" office:value-type="float" office:value="0.0214833333333333">
            <text:p>0.02</text:p>
          </table:table-cell>
          <table:table-cell table:formula="of:=1*([.D178]+[.C179])" office:value-type="float" office:value="-8.85309721763333">
            <text:p>-8.85</text:p>
          </table:table-cell>
          <table:table-cell table:formula="of:=0.995*([.E178]+[.D179])" office:value-type="float" office:value="-177.253338854501">
            <text:p>-177.25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1086">
            <text:p>0.11</text:p>
          </table:table-cell>
          <table:table-cell table:formula="of:=SUM([.B175:.B180])/6-0.02" office:value-type="float" office:value="0.0374">
            <text:p>0.04</text:p>
          </table:table-cell>
          <table:table-cell table:formula="of:=1*([.D179]+[.C180])" office:value-type="float" office:value="-8.81569721763333">
            <text:p>-8.82</text:p>
          </table:table-cell>
          <table:table-cell table:formula="of:=0.995*([.E179]+[.D180])" office:value-type="float" office:value="-185.138690891773">
            <text:p>-185.14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765">
            <text:p>0.08</text:p>
          </table:table-cell>
          <table:table-cell table:formula="of:=SUM([.B176:.B181])/6-0.02" office:value-type="float" office:value="0.0455333333333333">
            <text:p>0.05</text:p>
          </table:table-cell>
          <table:table-cell table:formula="of:=1*([.D180]+[.C181])" office:value-type="float" office:value="-8.7701638843">
            <text:p>-8.77</text:p>
          </table:table-cell>
          <table:table-cell table:formula="of:=0.995*([.E180]+[.D181])" office:value-type="float" office:value="-192.939310502193">
            <text:p>-192.94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041">
            <text:p>0</text:p>
          </table:table-cell>
          <table:table-cell table:formula="of:=SUM([.B177:.B182])/6-0.02" office:value-type="float" office:value="0.0416">
            <text:p>0.04</text:p>
          </table:table-cell>
          <table:table-cell table:formula="of:=1*([.D181]+[.C182])" office:value-type="float" office:value="-8.7285638843">
            <text:p>-8.73</text:p>
          </table:table-cell>
          <table:table-cell table:formula="of:=0.995*([.E181]+[.D182])" office:value-type="float" office:value="-200.65953501456">
            <text:p>-200.66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-0.0289">
            <text:p>-0.03</text:p>
          </table:table-cell>
          <table:table-cell table:formula="of:=SUM([.B178:.B183])/6-0.02" office:value-type="float" office:value="0.0272666666666667">
            <text:p>0.03</text:p>
          </table:table-cell>
          <table:table-cell table:formula="of:=1*([.D182]+[.C183])" office:value-type="float" office:value="-8.70129721763333">
            <text:p>-8.7</text:p>
          </table:table-cell>
          <table:table-cell table:formula="of:=0.995*([.E182]+[.D183])" office:value-type="float" office:value="-208.314028071033">
            <text:p>-208.31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-0.0635">
            <text:p>-0.06</text:p>
          </table:table-cell>
          <table:table-cell table:formula="of:=SUM([.B179:.B184])/6-0.02" office:value-type="float" office:value="0.00763333333333333">
            <text:p>0.01</text:p>
          </table:table-cell>
          <table:table-cell table:formula="of:=1*([.D183]+[.C184])" office:value-type="float" office:value="-8.6936638843">
            <text:p>-8.69</text:p>
          </table:table-cell>
          <table:table-cell table:formula="of:=0.995*([.E183]+[.D184])" office:value-type="float" office:value="-215.922653495556">
            <text:p>-215.92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-0.072">
            <text:p>-0.07</text:p>
          </table:table-cell>
          <table:table-cell table:formula="of:=SUM([.B180:.B185])/6-0.02" office:value-type="float" office:value="-0.0158666666666667">
            <text:p>-0.02</text:p>
          </table:table-cell>
          <table:table-cell table:formula="of:=1*([.D184]+[.C185])" office:value-type="float" office:value="-8.70953055096666">
            <text:p>-8.71</text:p>
          </table:table-cell>
          <table:table-cell table:formula="of:=0.995*([.E184]+[.D185])" office:value-type="float" office:value="-223.50902312629">
            <text:p>-223.51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-0.0319">
            <text:p>-0.03</text:p>
          </table:table-cell>
          <table:table-cell table:formula="of:=SUM([.B181:.B186])/6-0.02" office:value-type="float" office:value="-0.0392833333333333">
            <text:p>-0.04</text:p>
          </table:table-cell>
          <table:table-cell table:formula="of:=1*([.D185]+[.C186])" office:value-type="float" office:value="-8.7488138843">
            <text:p>-8.75</text:p>
          </table:table-cell>
          <table:table-cell table:formula="of:=0.995*([.E185]+[.D186])" office:value-type="float" office:value="-231.096547825537">
            <text:p>-231.1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0.0249">
            <text:p>-0.02</text:p>
          </table:table-cell>
          <table:table-cell table:formula="of:=SUM([.B182:.B187])/6-0.02" office:value-type="float" office:value="-0.0561833333333333">
            <text:p>-0.06</text:p>
          </table:table-cell>
          <table:table-cell table:formula="of:=1*([.D186]+[.C187])" office:value-type="float" office:value="-8.80499721763333">
            <text:p>-8.8</text:p>
          </table:table-cell>
          <table:table-cell table:formula="of:=0.995*([.E186]+[.D187])" office:value-type="float" office:value="-238.702037317955">
            <text:p>-238.7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-0.0017">
            <text:p>0</text:p>
          </table:table-cell>
          <table:table-cell table:formula="of:=SUM([.B183:.B188])/6-0.02" office:value-type="float" office:value="-0.05715">
            <text:p>-0.06</text:p>
          </table:table-cell>
          <table:table-cell table:formula="of:=1*([.D187]+[.C188])" office:value-type="float" office:value="-8.86214721763333">
            <text:p>-8.86</text:p>
          </table:table-cell>
          <table:table-cell table:formula="of:=0.995*([.E187]+[.D188])" office:value-type="float" office:value="-246.32636361291">
            <text:p>-246.33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53">
            <text:p>0.03</text:p>
          </table:table-cell>
          <table:table-cell table:formula="of:=SUM([.B184:.B189])/6-0.02" office:value-type="float" office:value="-0.0481166666666667">
            <text:p>-0.05</text:p>
          </table:table-cell>
          <table:table-cell table:formula="of:=1*([.D188]+[.C189])" office:value-type="float" office:value="-8.9102638843">
            <text:p>-8.91</text:p>
          </table:table-cell>
          <table:table-cell table:formula="of:=0.995*([.E188]+[.D189])" office:value-type="float" office:value="-253.960444359724">
            <text:p>-253.96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137">
            <text:p>0.01</text:p>
          </table:table-cell>
          <table:table-cell table:formula="of:=SUM([.B185:.B190])/6-0.02" office:value-type="float" office:value="-0.03525">
            <text:p>-0.04</text:p>
          </table:table-cell>
          <table:table-cell table:formula="of:=1*([.D189]+[.C190])" office:value-type="float" office:value="-8.9455138843">
            <text:p>-8.95</text:p>
          </table:table-cell>
          <table:table-cell table:formula="of:=0.995*([.E189]+[.D190])" office:value-type="float" office:value="-261.591428452804">
            <text:p>-261.59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693">
            <text:p>0.07</text:p>
          </table:table-cell>
          <table:table-cell table:formula="of:=SUM([.B186:.B191])/6-0.02" office:value-type="float" office:value="-0.0117">
            <text:p>-0.01</text:p>
          </table:table-cell>
          <table:table-cell table:formula="of:=1*([.D190]+[.C191])" office:value-type="float" office:value="-8.9572138843">
            <text:p>-8.96</text:p>
          </table:table-cell>
          <table:table-cell table:formula="of:=0.995*([.E190]+[.D191])" office:value-type="float" office:value="-269.195899125418">
            <text:p>-269.2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147">
            <text:p>0.15</text:p>
          </table:table-cell>
          <table:table-cell table:formula="of:=SUM([.B187:.B192])/6-0.02" office:value-type="float" office:value="0.0181166666666667">
            <text:p>0.02</text:p>
          </table:table-cell>
          <table:table-cell table:formula="of:=1*([.D191]+[.C192])" office:value-type="float" office:value="-8.93909721763333">
            <text:p>-8.94</text:p>
          </table:table-cell>
          <table:table-cell table:formula="of:=0.995*([.E191]+[.D192])" office:value-type="float" office:value="-276.744321361336">
            <text:p>-276.74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592">
            <text:p>0.06</text:p>
          </table:table-cell>
          <table:table-cell table:formula="of:=SUM([.B188:.B193])/6-0.02" office:value-type="float" office:value="0.0321333333333333">
            <text:p>0.03</text:p>
          </table:table-cell>
          <table:table-cell table:formula="of:=1*([.D192]+[.C193])" office:value-type="float" office:value="-8.9069638843">
            <text:p>-8.91</text:p>
          </table:table-cell>
          <table:table-cell table:formula="of:=0.995*([.E192]+[.D193])" office:value-type="float" office:value="-284.223028819408">
            <text:p>-284.22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71">
            <text:p>0.02</text:p>
          </table:table-cell>
          <table:table-cell table:formula="of:=SUM([.B189:.B194])/6-0.02" office:value-type="float" office:value="0.0352666666666667">
            <text:p>0.04</text:p>
          </table:table-cell>
          <table:table-cell table:formula="of:=1*([.D193]+[.C194])" office:value-type="float" office:value="-8.87169721763333">
            <text:p>-8.87</text:p>
          </table:table-cell>
          <table:table-cell table:formula="of:=0.995*([.E193]+[.D194])" office:value-type="float" office:value="-291.629252406856">
            <text:p>-291.63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398">
            <text:p>0.04</text:p>
          </table:table-cell>
          <table:table-cell table:formula="of:=SUM([.B190:.B195])/6-0.02" office:value-type="float" office:value="0.0376833333333333">
            <text:p>0.04</text:p>
          </table:table-cell>
          <table:table-cell table:formula="of:=1*([.D194]+[.C195])" office:value-type="float" office:value="-8.8340138843">
            <text:p>-8.83</text:p>
          </table:table-cell>
          <table:table-cell table:formula="of:=0.995*([.E194]+[.D195])" office:value-type="float" office:value="-298.960949959701">
            <text:p>-298.96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7">
            <text:p>0.17</text:p>
          </table:table-cell>
          <table:table-cell table:formula="of:=SUM([.B191:.B196])/6-0.02" office:value-type="float" office:value="0.0637333333333333">
            <text:p>0.06</text:p>
          </table:table-cell>
          <table:table-cell table:formula="of:=1*([.D195]+[.C196])" office:value-type="float" office:value="-8.77028055096666">
            <text:p>-8.77</text:p>
          </table:table-cell>
          <table:table-cell table:formula="of:=0.995*([.E195]+[.D196])" office:value-type="float" office:value="-306.192574358114">
            <text:p>-306.19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2649">
            <text:p>0.26</text:p>
          </table:table-cell>
          <table:table-cell table:formula="of:=SUM([.B192:.B197])/6-0.02" office:value-type="float" office:value="0.0963333333333333">
            <text:p>0.1</text:p>
          </table:table-cell>
          <table:table-cell table:formula="of:=1*([.D196]+[.C197])" office:value-type="float" office:value="-8.67394721763333">
            <text:p>-8.67</text:p>
          </table:table-cell>
          <table:table-cell table:formula="of:=0.995*([.E196]+[.D197])" office:value-type="float" office:value="-313.292188967869">
            <text:p>-313.29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4315">
            <text:p>0.43</text:p>
          </table:table-cell>
          <table:table-cell table:formula="of:=SUM([.B193:.B198])/6-0.02" office:value-type="float" office:value="0.14375">
            <text:p>0.14</text:p>
          </table:table-cell>
          <table:table-cell table:formula="of:=1*([.D197]+[.C198])" office:value-type="float" office:value="-8.53019721763333">
            <text:p>-8.53</text:p>
          </table:table-cell>
          <table:table-cell table:formula="of:=0.995*([.E197]+[.D198])" office:value-type="float" office:value="-320.213274254574">
            <text:p>-320.21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5235">
            <text:p>0.52</text:p>
          </table:table-cell>
          <table:table-cell table:formula="of:=SUM([.B194:.B199])/6-0.02" office:value-type="float" office:value="0.221133333333333">
            <text:p>0.22</text:p>
          </table:table-cell>
          <table:table-cell table:formula="of:=1*([.D198]+[.C199])" office:value-type="float" office:value="-8.3090638843">
            <text:p>-8.31</text:p>
          </table:table-cell>
          <table:table-cell table:formula="of:=0.995*([.E198]+[.D199])" office:value-type="float" office:value="-326.87972644818">
            <text:p>-326.88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5794">
            <text:p>0.58</text:p>
          </table:table-cell>
          <table:table-cell table:formula="of:=SUM([.B195:.B200])/6-0.02" office:value-type="float" office:value="0.31485">
            <text:p>0.31</text:p>
          </table:table-cell>
          <table:table-cell table:formula="of:=1*([.D199]+[.C200])" office:value-type="float" office:value="-7.9942138843">
            <text:p>-7.99</text:p>
          </table:table-cell>
          <table:table-cell table:formula="of:=0.995*([.E199]+[.D200])" office:value-type="float" office:value="-333.199570630818">
            <text:p>-333.2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284">
            <text:p>0.63</text:p>
          </table:table-cell>
          <table:table-cell table:formula="of:=SUM([.B196:.B201])/6-0.02" office:value-type="float" office:value="0.41295">
            <text:p>0.41</text:p>
          </table:table-cell>
          <table:table-cell table:formula="of:=1*([.D200]+[.C201])" office:value-type="float" office:value="-7.5812638843">
            <text:p>-7.58</text:p>
          </table:table-cell>
          <table:table-cell table:formula="of:=0.995*([.E200]+[.D201])" office:value-type="float" office:value="-339.076930342542">
            <text:p>-339.08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6788">
            <text:p>0.68</text:p>
          </table:table-cell>
          <table:table-cell table:formula="of:=SUM([.B197:.B202])/6-0.02" office:value-type="float" office:value="0.49775">
            <text:p>0.5</text:p>
          </table:table-cell>
          <table:table-cell table:formula="of:=1*([.D201]+[.C202])" office:value-type="float" office:value="-7.0835138843">
            <text:p>-7.08</text:p>
          </table:table-cell>
          <table:table-cell table:formula="of:=0.995*([.E201]+[.D202])" office:value-type="float" office:value="-344.429642005708">
            <text:p>-344.43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7047">
            <text:p>0.7</text:p>
          </table:table-cell>
          <table:table-cell table:formula="of:=SUM([.B198:.B203])/6-0.02" office:value-type="float" office:value="0.57105">
            <text:p>0.57</text:p>
          </table:table-cell>
          <table:table-cell table:formula="of:=1*([.D202]+[.C203])" office:value-type="float" office:value="-6.5124638843">
            <text:p>-6.51</text:p>
          </table:table-cell>
          <table:table-cell table:formula="of:=0.995*([.E202]+[.D203])" office:value-type="float" office:value="-349.187395360558">
            <text:p>-349.19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75">
            <text:p>0.75</text:p>
          </table:table-cell>
          <table:table-cell table:formula="of:=SUM([.B199:.B204])/6-0.02" office:value-type="float" office:value="0.624133333333333">
            <text:p>0.62</text:p>
          </table:table-cell>
          <table:table-cell table:formula="of:=1*([.D203]+[.C204])" office:value-type="float" office:value="-5.88833055096666">
            <text:p>-5.89</text:p>
          </table:table-cell>
          <table:table-cell table:formula="of:=0.995*([.E203]+[.D204])" office:value-type="float" office:value="-353.300347281967">
            <text:p>-353.3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7585">
            <text:p>0.76</text:p>
          </table:table-cell>
          <table:table-cell table:formula="of:=SUM([.B200:.B205])/6-0.02" office:value-type="float" office:value="0.6633">
            <text:p>0.66</text:p>
          </table:table-cell>
          <table:table-cell table:formula="of:=1*([.D204]+[.C205])" office:value-type="float" office:value="-5.22503055096666">
            <text:p>-5.23</text:p>
          </table:table-cell>
          <table:table-cell table:formula="of:=0.995*([.E204]+[.D205])" office:value-type="float" office:value="-356.732750943769">
            <text:p>-356.73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7051">
            <text:p>0.71</text:p>
          </table:table-cell>
          <table:table-cell table:formula="of:=SUM([.B201:.B206])/6-0.02" office:value-type="float" office:value="0.68425">
            <text:p>0.68</text:p>
          </table:table-cell>
          <table:table-cell table:formula="of:=1*([.D205]+[.C206])" office:value-type="float" office:value="-4.54078055096666">
            <text:p>-4.54</text:p>
          </table:table-cell>
          <table:table-cell table:formula="of:=0.995*([.E205]+[.D206])" office:value-type="float" office:value="-359.467163837262">
            <text:p>-359.47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6427">
            <text:p>0.64</text:p>
          </table:table-cell>
          <table:table-cell table:formula="of:=SUM([.B202:.B207])/6-0.02" office:value-type="float" office:value="0.686633333333333">
            <text:p>0.69</text:p>
          </table:table-cell>
          <table:table-cell table:formula="of:=1*([.D206]+[.C207])" office:value-type="float" office:value="-3.85414721763333">
            <text:p>-3.85</text:p>
          </table:table-cell>
          <table:table-cell table:formula="of:=0.995*([.E206]+[.D207])" office:value-type="float" office:value="-361.504704499621">
            <text:p>-361.5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5883">
            <text:p>0.59</text:p>
          </table:table-cell>
          <table:table-cell table:formula="of:=SUM([.B203:.B208])/6-0.02" office:value-type="float" office:value="0.67155">
            <text:p>0.67</text:p>
          </table:table-cell>
          <table:table-cell table:formula="of:=1*([.D207]+[.C208])" office:value-type="float" office:value="-3.18259721763333">
            <text:p>-3.18</text:p>
          </table:table-cell>
          <table:table-cell table:formula="of:=0.995*([.E207]+[.D208])" office:value-type="float" office:value="-362.863865208668">
            <text:p>-362.86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4792">
            <text:p>0.48</text:p>
          </table:table-cell>
          <table:table-cell table:formula="of:=SUM([.B204:.B209])/6-0.02" office:value-type="float" office:value="0.633966666666667">
            <text:p>0.63</text:p>
          </table:table-cell>
          <table:table-cell table:formula="of:=1*([.D208]+[.C209])" office:value-type="float" office:value="-2.54863055096666">
            <text:p>-2.55</text:p>
          </table:table-cell>
          <table:table-cell table:formula="of:=0.995*([.E208]+[.D209])" office:value-type="float" office:value="-363.585433280836">
            <text:p>-363.59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3618">
            <text:p>0.36</text:p>
          </table:table-cell>
          <table:table-cell table:formula="of:=SUM([.B205:.B210])/6-0.02" office:value-type="float" office:value="0.569266666666667">
            <text:p>0.57</text:p>
          </table:table-cell>
          <table:table-cell table:formula="of:=1*([.D209]+[.C210])" office:value-type="float" office:value="-1.9793638843">
            <text:p>-1.98</text:p>
          </table:table-cell>
          <table:table-cell table:formula="of:=0.995*([.E209]+[.D210])" office:value-type="float" office:value="-363.73697317931">
            <text:p>-363.74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2768">
            <text:p>0.28</text:p>
          </table:table-cell>
          <table:table-cell table:formula="of:=SUM([.B206:.B211])/6-0.02" office:value-type="float" office:value="0.488983333333333">
            <text:p>0.49</text:p>
          </table:table-cell>
          <table:table-cell table:formula="of:=1*([.D210]+[.C211])" office:value-type="float" office:value="-1.49038055096666">
            <text:p>-1.49</text:p>
          </table:table-cell>
          <table:table-cell table:formula="of:=0.995*([.E210]+[.D211])" office:value-type="float" office:value="-363.401216961626">
            <text:p>-363.4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2296">
            <text:p>0.23</text:p>
          </table:table-cell>
          <table:table-cell table:formula="of:=SUM([.B207:.B212])/6-0.02" office:value-type="float" office:value="0.409733333333333">
            <text:p>0.41</text:p>
          </table:table-cell>
          <table:table-cell table:formula="of:=1*([.D211]+[.C212])" office:value-type="float" office:value="-1.08064721763333">
            <text:p>-1.08</text:p>
          </table:table-cell>
          <table:table-cell table:formula="of:=0.995*([.E211]+[.D212])" office:value-type="float" office:value="-362.659454858363">
            <text:p>-362.66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1791">
            <text:p>0.18</text:p>
          </table:table-cell>
          <table:table-cell table:formula="of:=SUM([.B208:.B213])/6-0.02" office:value-type="float" office:value="0.332466666666667">
            <text:p>0.33</text:p>
          </table:table-cell>
          <table:table-cell table:formula="of:=1*([.D212]+[.C213])" office:value-type="float" office:value="-0.748180550966664">
            <text:p>-0.75</text:p>
          </table:table-cell>
          <table:table-cell table:formula="of:=0.995*([.E212]+[.D213])" office:value-type="float" office:value="-361.590597232283">
            <text:p>-361.59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163">
            <text:p>0.12</text:p>
          </table:table-cell>
          <table:table-cell table:formula="of:=SUM([.B209:.B214])/6-0.02" office:value-type="float" office:value="0.2538">
            <text:p>0.25</text:p>
          </table:table-cell>
          <table:table-cell table:formula="of:=1*([.D213]+[.C214])" office:value-type="float" office:value="-0.494380550966664">
            <text:p>-0.49</text:p>
          </table:table-cell>
          <table:table-cell table:formula="of:=0.995*([.E213]+[.D214])" office:value-type="float" office:value="-360.274552894333">
            <text:p>-360.27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765">
            <text:p>0.08</text:p>
          </table:table-cell>
          <table:table-cell table:formula="of:=SUM([.B210:.B215])/6-0.02" office:value-type="float" office:value="0.186683333333333">
            <text:p>0.19</text:p>
          </table:table-cell>
          <table:table-cell table:formula="of:=1*([.D214]+[.C215])" office:value-type="float" office:value="-0.307697217633331">
            <text:p>-0.31</text:p>
          </table:table-cell>
          <table:table-cell table:formula="of:=0.995*([.E214]+[.D215])" office:value-type="float" office:value="-358.779338861407">
            <text:p>-358.78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771">
            <text:p>0.08</text:p>
          </table:table-cell>
          <table:table-cell table:formula="of:=SUM([.B211:.B216])/6-0.02" office:value-type="float" office:value="0.139233333333333">
            <text:p>0.14</text:p>
          </table:table-cell>
          <table:table-cell table:formula="of:=1*([.D215]+[.C216])" office:value-type="float" office:value="-0.168463884299997">
            <text:p>-0.17</text:p>
          </table:table-cell>
          <table:table-cell table:formula="of:=0.995*([.E215]+[.D216])" office:value-type="float" office:value="-357.153063731978">
            <text:p>-357.15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626">
            <text:p>0.06</text:p>
          </table:table-cell>
          <table:table-cell table:formula="of:=SUM([.B212:.B217])/6-0.02" office:value-type="float" office:value="0.103533333333333">
            <text:p>0.1</text:p>
          </table:table-cell>
          <table:table-cell table:formula="of:=1*([.D216]+[.C217])" office:value-type="float" office:value="-0.0649305509666639">
            <text:p>-0.06</text:p>
          </table:table-cell>
          <table:table-cell table:formula="of:=0.995*([.E216]+[.D217])" office:value-type="float" office:value="-355.43190431153">
            <text:p>-355.43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465">
            <text:p>0.05</text:p>
          </table:table-cell>
          <table:table-cell table:formula="of:=SUM([.B213:.B218])/6-0.02" office:value-type="float" office:value="0.0730166666666667">
            <text:p>0.07</text:p>
          </table:table-cell>
          <table:table-cell table:formula="of:=1*([.D217]+[.C218])" office:value-type="float" office:value="0.00808611570000278">
            <text:p>0.01</text:p>
          </table:table-cell>
          <table:table-cell table:formula="of:=0.995*([.E217]+[.D218])" office:value-type="float" office:value="-353.646699104851">
            <text:p>-353.65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336">
            <text:p>0.03</text:p>
          </table:table-cell>
          <table:table-cell table:formula="of:=SUM([.B214:.B219])/6-0.02" office:value-type="float" office:value="0.0487666666666667">
            <text:p>0.05</text:p>
          </table:table-cell>
          <table:table-cell table:formula="of:=1*([.D218]+[.C219])" office:value-type="float" office:value="0.0568527823666695">
            <text:p>0.06</text:p>
          </table:table-cell>
          <table:table-cell table:formula="of:=0.995*([.E218]+[.D219])" office:value-type="float" office:value="-351.821897090872">
            <text:p>-351.82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271">
            <text:p>0.03</text:p>
          </table:table-cell>
          <table:table-cell table:formula="of:=SUM([.B215:.B220])/6-0.02" office:value-type="float" office:value="0.0339">
            <text:p>0.03</text:p>
          </table:table-cell>
          <table:table-cell table:formula="of:=1*([.D219]+[.C220])" office:value-type="float" office:value="0.0907527823666694">
            <text:p>0.09</text:p>
          </table:table-cell>
          <table:table-cell table:formula="of:=0.995*([.E219]+[.D220])" office:value-type="float" office:value="-349.972488586963">
            <text:p>-349.97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161">
            <text:p>0.02</text:p>
          </table:table-cell>
          <table:table-cell table:formula="of:=SUM([.B216:.B221])/6-0.02" office:value-type="float" office:value="0.0238333333333333">
            <text:p>0.02</text:p>
          </table:table-cell>
          <table:table-cell table:formula="of:=1*([.D220]+[.C221])" office:value-type="float" office:value="0.114586115700003">
            <text:p>0.11</text:p>
          </table:table-cell>
          <table:table-cell table:formula="of:=0.995*([.E220]+[.D221])" office:value-type="float" office:value="-348.108612958906">
            <text:p>-348.11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-0.0099">
            <text:p>-0.01</text:p>
          </table:table-cell>
          <table:table-cell table:formula="of:=SUM([.B217:.B222])/6-0.02" office:value-type="float" office:value="0.00933333333333333">
            <text:p>0.01</text:p>
          </table:table-cell>
          <table:table-cell table:formula="of:=1*([.D221]+[.C222])" office:value-type="float" office:value="0.123919449033336">
            <text:p>0.12</text:p>
          </table:table-cell>
          <table:table-cell table:formula="of:=0.995*([.E221]+[.D222])" office:value-type="float" office:value="-346.244770042324">
            <text:p>-346.24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-0.0255">
            <text:p>-0.03</text:p>
          </table:table-cell>
          <table:table-cell table:formula="of:=SUM([.B218:.B223])/6-0.02" office:value-type="float" office:value="-0.00535">
            <text:p>-0.01</text:p>
          </table:table-cell>
          <table:table-cell table:formula="of:=1*([.D222]+[.C223])" office:value-type="float" office:value="0.118569449033336">
            <text:p>0.12</text:p>
          </table:table-cell>
          <table:table-cell table:formula="of:=0.995*([.E222]+[.D223])" office:value-type="float" office:value="-344.395569590324">
            <text:p>-344.4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-0.0315">
            <text:p>-0.03</text:p>
          </table:table-cell>
          <table:table-cell table:formula="of:=SUM([.B219:.B224])/6-0.02" office:value-type="float" office:value="-0.01835">
            <text:p>-0.02</text:p>
          </table:table-cell>
          <table:table-cell table:formula="of:=1*([.D223]+[.C224])" office:value-type="float" office:value="0.100219449033336">
            <text:p>0.1</text:p>
          </table:table-cell>
          <table:table-cell table:formula="of:=0.995*([.E223]+[.D224])" office:value-type="float" office:value="-342.573873390584">
            <text:p>-342.57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-0.0268">
            <text:p>-0.03</text:p>
          </table:table-cell>
          <table:table-cell table:formula="of:=SUM([.B220:.B225])/6-0.02" office:value-type="float" office:value="-0.0284166666666667">
            <text:p>-0.03</text:p>
          </table:table-cell>
          <table:table-cell table:formula="of:=1*([.D224]+[.C225])" office:value-type="float" office:value="0.0718027823666695">
            <text:p>0.07</text:p>
          </table:table-cell>
          <table:table-cell table:formula="of:=0.995*([.E224]+[.D225])" office:value-type="float" office:value="-340.789560255176">
            <text:p>-340.79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0186">
            <text:p>-0.02</text:p>
          </table:table-cell>
          <table:table-cell table:formula="of:=SUM([.B221:.B226])/6-0.02" office:value-type="float" office:value="-0.0360333333333333">
            <text:p>-0.04</text:p>
          </table:table-cell>
          <table:table-cell table:formula="of:=1*([.D225]+[.C226])" office:value-type="float" office:value="0.0357694490333361">
            <text:p>0.04</text:p>
          </table:table-cell>
          <table:table-cell table:formula="of:=0.995*([.E225]+[.D226])" office:value-type="float" office:value="-339.050021852112">
            <text:p>-339.05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-0.0156">
            <text:p>-0.02</text:p>
          </table:table-cell>
          <table:table-cell table:formula="of:=SUM([.B222:.B227])/6-0.02" office:value-type="float" office:value="-0.0413166666666667">
            <text:p>-0.04</text:p>
          </table:table-cell>
          <table:table-cell table:formula="of:=1*([.D226]+[.C227])" office:value-type="float" office:value="-0.00554721763333055">
            <text:p>-0.01</text:p>
          </table:table-cell>
          <table:table-cell table:formula="of:=0.995*([.E226]+[.D227])" office:value-type="float" office:value="-337.360291224397">
            <text:p>-337.36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-0.0177">
            <text:p>-0.02</text:p>
          </table:table-cell>
          <table:table-cell table:formula="of:=SUM([.B223:.B228])/6-0.02" office:value-type="float" office:value="-0.0426166666666667">
            <text:p>-0.04</text:p>
          </table:table-cell>
          <table:table-cell table:formula="of:=1*([.D227]+[.C228])" office:value-type="float" office:value="-0.0481638842999972">
            <text:p>-0.05</text:p>
          </table:table-cell>
          <table:table-cell table:formula="of:=0.995*([.E227]+[.D228])" office:value-type="float" office:value="-335.721412833153">
            <text:p>-335.72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-0.0233">
            <text:p>-0.02</text:p>
          </table:table-cell>
          <table:table-cell table:formula="of:=SUM([.B224:.B229])/6-0.02" office:value-type="float" office:value="-0.04225">
            <text:p>-0.04</text:p>
          </table:table-cell>
          <table:table-cell table:formula="of:=1*([.D228]+[.C229])" office:value-type="float" office:value="-0.0904138842999972">
            <text:p>-0.09</text:p>
          </table:table-cell>
          <table:table-cell table:formula="of:=0.995*([.E228]+[.D229])" office:value-type="float" office:value="-334.132767583866">
            <text:p>-334.13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-0.0107">
            <text:p>-0.01</text:p>
          </table:table-cell>
          <table:table-cell table:formula="of:=SUM([.B225:.B230])/6-0.02" office:value-type="float" office:value="-0.0387833333333333">
            <text:p>-0.04</text:p>
          </table:table-cell>
          <table:table-cell table:formula="of:=1*([.D229]+[.C230])" office:value-type="float" office:value="-0.129197217633331">
            <text:p>-0.13</text:p>
          </table:table-cell>
          <table:table-cell table:formula="of:=0.995*([.E229]+[.D230])" office:value-type="float" office:value="-332.590654977492">
            <text:p>-332.59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221">
            <text:p>0.02</text:p>
          </table:table-cell>
          <table:table-cell table:formula="of:=SUM([.B226:.B231])/6-0.02" office:value-type="float" office:value="-0.0306333333333333">
            <text:p>-0.03</text:p>
          </table:table-cell>
          <table:table-cell table:formula="of:=1*([.D230]+[.C231])" office:value-type="float" office:value="-0.159830550966664">
            <text:p>-0.16</text:p>
          </table:table-cell>
          <table:table-cell table:formula="of:=0.995*([.E230]+[.D231])" office:value-type="float" office:value="-331.086733100816">
            <text:p>-331.09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254">
            <text:p>0.03</text:p>
          </table:table-cell>
          <table:table-cell table:formula="of:=SUM([.B227:.B232])/6-0.02" office:value-type="float" office:value="-0.0233">
            <text:p>-0.02</text:p>
          </table:table-cell>
          <table:table-cell table:formula="of:=1*([.D231]+[.C232])" office:value-type="float" office:value="-0.183130550966664">
            <text:p>-0.18</text:p>
          </table:table-cell>
          <table:table-cell table:formula="of:=0.995*([.E231]+[.D232])" office:value-type="float" office:value="-329.613514333524">
            <text:p>-329.61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011">
            <text:p>0</text:p>
          </table:table-cell>
          <table:table-cell table:formula="of:=SUM([.B228:.B233])/6-0.02" office:value-type="float" office:value="-0.0205166666666667">
            <text:p>-0.02</text:p>
          </table:table-cell>
          <table:table-cell table:formula="of:=1*([.D232]+[.C233])" office:value-type="float" office:value="-0.203647217633331">
            <text:p>-0.2</text:p>
          </table:table-cell>
          <table:table-cell table:formula="of:=0.995*([.E232]+[.D233])" office:value-type="float" office:value="-328.168075743402">
            <text:p>-328.17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-0.0061">
            <text:p>-0.01</text:p>
          </table:table-cell>
          <table:table-cell table:formula="of:=SUM([.B229:.B234])/6-0.02" office:value-type="float" office:value="-0.0185833333333333">
            <text:p>-0.02</text:p>
          </table:table-cell>
          <table:table-cell table:formula="of:=1*([.D233]+[.C234])" office:value-type="float" office:value="-0.222230550966664">
            <text:p>-0.22</text:p>
          </table:table-cell>
          <table:table-cell table:formula="of:=0.995*([.E233]+[.D234])" office:value-type="float" office:value="-326.748354762896">
            <text:p>-326.75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-0.0034">
            <text:p>0</text:p>
          </table:table-cell>
          <table:table-cell table:formula="of:=SUM([.B230:.B235])/6-0.02" office:value-type="float" office:value="-0.0152666666666667">
            <text:p>-0.02</text:p>
          </table:table-cell>
          <table:table-cell table:formula="of:=1*([.D234]+[.C235])" office:value-type="float" office:value="-0.237497217633331">
            <text:p>-0.24</text:p>
          </table:table-cell>
          <table:table-cell table:formula="of:=0.995*([.E234]+[.D235])" office:value-type="float" office:value="-325.350922720627">
            <text:p>-325.35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022">
            <text:p>0</text:p>
          </table:table-cell>
          <table:table-cell table:formula="of:=SUM([.B231:.B236])/6-0.02" office:value-type="float" office:value="-0.0131166666666667">
            <text:p>-0.01</text:p>
          </table:table-cell>
          <table:table-cell table:formula="of:=1*([.D235]+[.C236])" office:value-type="float" office:value="-0.250613884299997">
            <text:p>-0.25</text:p>
          </table:table-cell>
          <table:table-cell table:formula="of:=0.995*([.E235]+[.D236])" office:value-type="float" office:value="-323.973528921902">
            <text:p>-323.97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-0.0096">
            <text:p>-0.01</text:p>
          </table:table-cell>
          <table:table-cell table:formula="of:=SUM([.B232:.B237])/6-0.02" office:value-type="float" office:value="-0.0184">
            <text:p>-0.02</text:p>
          </table:table-cell>
          <table:table-cell table:formula="of:=1*([.D236]+[.C237])" office:value-type="float" office:value="-0.269013884299997">
            <text:p>-0.27</text:p>
          </table:table-cell>
          <table:table-cell table:formula="of:=0.995*([.E236]+[.D237])" office:value-type="float" office:value="-322.621330092171">
            <text:p>-322.62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-0.0174">
            <text:p>-0.02</text:p>
          </table:table-cell>
          <table:table-cell table:formula="of:=SUM([.B233:.B238])/6-0.02" office:value-type="float" office:value="-0.0255333333333333">
            <text:p>-0.03</text:p>
          </table:table-cell>
          <table:table-cell table:formula="of:=1*([.D237]+[.C238])" office:value-type="float" office:value="-0.29454721763333">
            <text:p>-0.29</text:p>
          </table:table-cell>
          <table:table-cell table:formula="of:=0.995*([.E237]+[.D238])" office:value-type="float" office:value="-321.301297923256">
            <text:p>-321.3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-0.0149">
            <text:p>-0.01</text:p>
          </table:table-cell>
          <table:table-cell table:formula="of:=SUM([.B234:.B239])/6-0.02" office:value-type="float" office:value="-0.0282">
            <text:p>-0.03</text:p>
          </table:table-cell>
          <table:table-cell table:formula="of:=1*([.D238]+[.C239])" office:value-type="float" office:value="-0.32274721763333">
            <text:p>-0.32</text:p>
          </table:table-cell>
          <table:table-cell table:formula="of:=0.995*([.E238]+[.D239])" office:value-type="float" office:value="-320.015924915185">
            <text:p>-320.02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-0.0031">
            <text:p>0</text:p>
          </table:table-cell>
          <table:table-cell table:formula="of:=SUM([.B235:.B240])/6-0.02" office:value-type="float" office:value="-0.0277">
            <text:p>-0.03</text:p>
          </table:table-cell>
          <table:table-cell table:formula="of:=1*([.D239]+[.C240])" office:value-type="float" office:value="-0.35044721763333">
            <text:p>-0.35</text:p>
          </table:table-cell>
          <table:table-cell table:formula="of:=0.995*([.E239]+[.D240])" office:value-type="float" office:value="-318.764540272154">
            <text:p>-318.76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049">
            <text:p>0</text:p>
          </table:table-cell>
          <table:table-cell table:formula="of:=SUM([.B236:.B241])/6-0.02" office:value-type="float" office:value="-0.0263166666666667">
            <text:p>-0.03</text:p>
          </table:table-cell>
          <table:table-cell table:formula="of:=1*([.D240]+[.C241])" office:value-type="float" office:value="-0.376763884299997">
            <text:p>-0.38</text:p>
          </table:table-cell>
          <table:table-cell table:formula="of:=0.995*([.E240]+[.D241])" office:value-type="float" office:value="-317.545597635672">
            <text:p>-317.55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039">
            <text:p>0</text:p>
          </table:table-cell>
          <table:table-cell table:formula="of:=SUM([.B237:.B242])/6-0.02" office:value-type="float" office:value="-0.0260333333333333">
            <text:p>-0.03</text:p>
          </table:table-cell>
          <table:table-cell table:formula="of:=1*([.D241]+[.C242])" office:value-type="float" office:value="-0.402797217633331">
            <text:p>-0.4</text:p>
          </table:table-cell>
          <table:table-cell table:formula="of:=0.995*([.E241]+[.D242])" office:value-type="float" office:value="-316.358652879038">
            <text:p>-316.36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005">
            <text:p>0</text:p>
          </table:table-cell>
          <table:table-cell table:formula="of:=SUM([.B238:.B243])/6-0.02" office:value-type="float" office:value="-0.02435">
            <text:p>-0.02</text:p>
          </table:table-cell>
          <table:table-cell table:formula="of:=1*([.D242]+[.C243])" office:value-type="float" office:value="-0.42714721763333">
            <text:p>-0.43</text:p>
          </table:table-cell>
          <table:table-cell table:formula="of:=0.995*([.E242]+[.D243])" office:value-type="float" office:value="-315.201871096188">
            <text:p>-315.2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088">
            <text:p>0.01</text:p>
          </table:table-cell>
          <table:table-cell table:formula="of:=SUM([.B239:.B244])/6-0.02" office:value-type="float" office:value="-0.0199833333333333">
            <text:p>-0.02</text:p>
          </table:table-cell>
          <table:table-cell table:formula="of:=1*([.D243]+[.C244])" office:value-type="float" office:value="-0.447130550966664">
            <text:p>-0.45</text:p>
          </table:table-cell>
          <table:table-cell table:formula="of:=0.995*([.E243]+[.D244])" office:value-type="float" office:value="-314.070756638919">
            <text:p>-314.07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051">
            <text:p>0.01</text:p>
          </table:table-cell>
          <table:table-cell table:formula="of:=SUM([.B240:.B245])/6-0.02" office:value-type="float" office:value="-0.01665">
            <text:p>-0.02</text:p>
          </table:table-cell>
          <table:table-cell table:formula="of:=1*([.D244]+[.C245])" office:value-type="float" office:value="-0.463780550966664">
            <text:p>-0.46</text:p>
          </table:table-cell>
          <table:table-cell table:formula="of:=0.995*([.E244]+[.D245])" office:value-type="float" office:value="-312.961864503936">
            <text:p>-312.96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009">
            <text:p>0</text:p>
          </table:table-cell>
          <table:table-cell table:formula="of:=SUM([.B241:.B246])/6-0.02" office:value-type="float" office:value="-0.0159833333333333">
            <text:p>-0.02</text:p>
          </table:table-cell>
          <table:table-cell table:formula="of:=1*([.D245]+[.C246])" office:value-type="float" office:value="-0.479763884299997">
            <text:p>-0.48</text:p>
          </table:table-cell>
          <table:table-cell table:formula="of:=0.995*([.E245]+[.D246])" office:value-type="float" office:value="-311.874420246295">
            <text:p>-311.87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-0.0029">
            <text:p>0</text:p>
          </table:table-cell>
          <table:table-cell table:formula="of:=SUM([.B242:.B247])/6-0.02" office:value-type="float" office:value="-0.0172833333333333">
            <text:p>-0.02</text:p>
          </table:table-cell>
          <table:table-cell table:formula="of:=1*([.D246]+[.C247])" office:value-type="float" office:value="-0.497047217633331">
            <text:p>-0.5</text:p>
          </table:table-cell>
          <table:table-cell table:formula="of:=0.995*([.E246]+[.D247])" office:value-type="float" office:value="-310.809610126609">
            <text:p>-310.81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071">
            <text:p>0.01</text:p>
          </table:table-cell>
          <table:table-cell table:formula="of:=SUM([.B243:.B248])/6-0.02" office:value-type="float" office:value="-0.01675">
            <text:p>-0.02</text:p>
          </table:table-cell>
          <table:table-cell table:formula="of:=1*([.D247]+[.C248])" office:value-type="float" office:value="-0.513797217633331">
            <text:p>-0.51</text:p>
          </table:table-cell>
          <table:table-cell table:formula="of:=0.995*([.E247]+[.D248])" office:value-type="float" office:value="-309.766790307521">
            <text:p>-309.77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175">
            <text:p>0.02</text:p>
          </table:table-cell>
          <table:table-cell table:formula="of:=SUM([.B244:.B249])/6-0.02" office:value-type="float" office:value="-0.0139166666666667">
            <text:p>-0.01</text:p>
          </table:table-cell>
          <table:table-cell table:formula="of:=1*([.D248]+[.C249])" office:value-type="float" office:value="-0.527713884299997">
            <text:p>-0.53</text:p>
          </table:table-cell>
          <table:table-cell table:formula="of:=0.995*([.E248]+[.D249])" office:value-type="float" office:value="-308.743031670862">
            <text:p>-308.74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242">
            <text:p>0.02</text:p>
          </table:table-cell>
          <table:table-cell table:formula="of:=SUM([.B245:.B250])/6-0.02" office:value-type="float" office:value="-0.01135">
            <text:p>-0.01</text:p>
          </table:table-cell>
          <table:table-cell table:formula="of:=1*([.D249]+[.C250])" office:value-type="float" office:value="-0.539063884299997">
            <text:p>-0.54</text:p>
          </table:table-cell>
          <table:table-cell table:formula="of:=0.995*([.E249]+[.D250])" office:value-type="float" office:value="-307.735685077386">
            <text:p>-307.74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16">
            <text:p>0.02</text:p>
          </table:table-cell>
          <table:table-cell table:formula="of:=SUM([.B246:.B251])/6-0.02" office:value-type="float" office:value="-0.00953333333333333">
            <text:p>-0.01</text:p>
          </table:table-cell>
          <table:table-cell table:formula="of:=1*([.D250]+[.C251])" office:value-type="float" office:value="-0.548597217633331">
            <text:p>-0.55</text:p>
          </table:table-cell>
          <table:table-cell table:formula="of:=0.995*([.E250]+[.D251])" office:value-type="float" office:value="-306.742860883544">
            <text:p>-306.74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123">
            <text:p>0.01</text:p>
          </table:table-cell>
          <table:table-cell table:formula="of:=SUM([.B247:.B252])/6-0.02" office:value-type="float" office:value="-0.00763333333333333">
            <text:p>-0.01</text:p>
          </table:table-cell>
          <table:table-cell table:formula="of:=1*([.D251]+[.C252])" office:value-type="float" office:value="-0.556230550966664">
            <text:p>-0.56</text:p>
          </table:table-cell>
          <table:table-cell table:formula="of:=0.995*([.E251]+[.D252])" office:value-type="float" office:value="-305.762595977339">
            <text:p>-305.76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008">
            <text:p>0</text:p>
          </table:table-cell>
          <table:table-cell table:formula="of:=SUM([.B248:.B253])/6-0.02" office:value-type="float" office:value="-0.00701666666666667">
            <text:p>-0.01</text:p>
          </table:table-cell>
          <table:table-cell table:formula="of:=1*([.D252]+[.C253])" office:value-type="float" office:value="-0.563247217633331">
            <text:p>-0.56</text:p>
          </table:table-cell>
          <table:table-cell table:formula="of:=0.995*([.E252]+[.D253])" office:value-type="float" office:value="-304.794213978997">
            <text:p>-304.79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053">
            <text:p>0.01</text:p>
          </table:table-cell>
          <table:table-cell table:formula="of:=SUM([.B249:.B254])/6-0.02" office:value-type="float" office:value="-0.00731666666666667">
            <text:p>-0.01</text:p>
          </table:table-cell>
          <table:table-cell table:formula="of:=1*([.D253]+[.C254])" office:value-type="float" office:value="-0.570563884299997">
            <text:p>-0.57</text:p>
          </table:table-cell>
          <table:table-cell table:formula="of:=0.995*([.E253]+[.D254])" office:value-type="float" office:value="-303.837953973981">
            <text:p>-303.84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-0.0067">
            <text:p>-0.01</text:p>
          </table:table-cell>
          <table:table-cell table:formula="of:=SUM([.B250:.B255])/6-0.02" office:value-type="float" office:value="-0.01135">
            <text:p>-0.01</text:p>
          </table:table-cell>
          <table:table-cell table:formula="of:=1*([.D254]+[.C255])" office:value-type="float" office:value="-0.581913884299997">
            <text:p>-0.58</text:p>
          </table:table-cell>
          <table:table-cell table:formula="of:=0.995*([.E254]+[.D255])" office:value-type="float" office:value="-302.897768518989">
            <text:p>-302.9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-0.0013">
            <text:p>0</text:p>
          </table:table-cell>
          <table:table-cell table:formula="of:=SUM([.B251:.B256])/6-0.02" office:value-type="float" office:value="-0.0156">
            <text:p>-0.02</text:p>
          </table:table-cell>
          <table:table-cell table:formula="of:=1*([.D255]+[.C256])" office:value-type="float" office:value="-0.597513884299997">
            <text:p>-0.6</text:p>
          </table:table-cell>
          <table:table-cell table:formula="of:=0.995*([.E255]+[.D256])" office:value-type="float" office:value="-301.977805991273">
            <text:p>-301.98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-0.0011">
            <text:p>0</text:p>
          </table:table-cell>
          <table:table-cell table:formula="of:=SUM([.B252:.B257])/6-0.02" office:value-type="float" office:value="-0.01845">
            <text:p>-0.02</text:p>
          </table:table-cell>
          <table:table-cell table:formula="of:=1*([.D256]+[.C257])" office:value-type="float" office:value="-0.615963884299997">
            <text:p>-0.62</text:p>
          </table:table-cell>
          <table:table-cell table:formula="of:=0.995*([.E256]+[.D257])" office:value-type="float" office:value="-301.080801026195">
            <text:p>-301.08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109">
            <text:p>0.01</text:p>
          </table:table-cell>
          <table:table-cell table:formula="of:=SUM([.B253:.B258])/6-0.02" office:value-type="float" office:value="-0.0186833333333333">
            <text:p>-0.02</text:p>
          </table:table-cell>
          <table:table-cell table:formula="of:=1*([.D257]+[.C258])" office:value-type="float" office:value="-0.63464721763333">
            <text:p>-0.63</text:p>
          </table:table-cell>
          <table:table-cell table:formula="of:=0.995*([.E257]+[.D258])" office:value-type="float" office:value="-300.206871002609">
            <text:p>-300.21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062">
            <text:p>0.01</text:p>
          </table:table-cell>
          <table:table-cell table:formula="of:=SUM([.B254:.B259])/6-0.02" office:value-type="float" office:value="-0.0177833333333333">
            <text:p>-0.02</text:p>
          </table:table-cell>
          <table:table-cell table:formula="of:=1*([.D258]+[.C259])" office:value-type="float" office:value="-0.652430550966664">
            <text:p>-0.65</text:p>
          </table:table-cell>
          <table:table-cell table:formula="of:=0.995*([.E258]+[.D259])" office:value-type="float" office:value="-299.355005045808">
            <text:p>-299.36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17">
            <text:p>0.02</text:p>
          </table:table-cell>
          <table:table-cell table:formula="of:=SUM([.B255:.B260])/6-0.02" office:value-type="float" office:value="-0.0158333333333333">
            <text:p>-0.02</text:p>
          </table:table-cell>
          <table:table-cell table:formula="of:=1*([.D259]+[.C260])" office:value-type="float" office:value="-0.668263884299997">
            <text:p>-0.67</text:p>
          </table:table-cell>
          <table:table-cell table:formula="of:=0.995*([.E259]+[.D260])" office:value-type="float" office:value="-298.523152585457">
            <text:p>-298.52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93">
            <text:p>0.01</text:p>
          </table:table-cell>
          <table:table-cell table:formula="of:=SUM([.B256:.B261])/6-0.02" office:value-type="float" office:value="-0.0131666666666667">
            <text:p>-0.01</text:p>
          </table:table-cell>
          <table:table-cell table:formula="of:=1*([.D260]+[.C261])" office:value-type="float" office:value="-0.681430550966664">
            <text:p>-0.68</text:p>
          </table:table-cell>
          <table:table-cell table:formula="of:=0.995*([.E260]+[.D261])" office:value-type="float" office:value="-297.708560220742">
            <text:p>-297.71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88">
            <text:p>0.01</text:p>
          </table:table-cell>
          <table:table-cell table:formula="of:=SUM([.B257:.B262])/6-0.02" office:value-type="float" office:value="-0.0114833333333333">
            <text:p>-0.01</text:p>
          </table:table-cell>
          <table:table-cell table:formula="of:=1*([.D261]+[.C262])" office:value-type="float" office:value="-0.692913884299997">
            <text:p>-0.69</text:p>
          </table:table-cell>
          <table:table-cell table:formula="of:=0.995*([.E261]+[.D262])" office:value-type="float" office:value="-296.909466734516">
            <text:p>-296.91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2">
            <text:p>0.02</text:p>
          </table:table-cell>
          <table:table-cell table:formula="of:=SUM([.B258:.B263])/6-0.02" office:value-type="float" office:value="-0.00796666666666667">
            <text:p>-0.01</text:p>
          </table:table-cell>
          <table:table-cell table:formula="of:=1*([.D262]+[.C263])" office:value-type="float" office:value="-0.700880550966664">
            <text:p>-0.7</text:p>
          </table:table-cell>
          <table:table-cell table:formula="of:=0.995*([.E262]+[.D263])" office:value-type="float" office:value="-296.122295549056">
            <text:p>-296.12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304">
            <text:p>0.03</text:p>
          </table:table-cell>
          <table:table-cell table:formula="of:=SUM([.B259:.B264])/6-0.02" office:value-type="float" office:value="-0.00471666666666667">
            <text:p>0</text:p>
          </table:table-cell>
          <table:table-cell table:formula="of:=1*([.D263]+[.C264])" office:value-type="float" office:value="-0.705597217633331">
            <text:p>-0.71</text:p>
          </table:table-cell>
          <table:table-cell table:formula="of:=0.995*([.E263]+[.D264])" office:value-type="float" office:value="-295.343753302856">
            <text:p>-295.34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209">
            <text:p>0.02</text:p>
          </table:table-cell>
          <table:table-cell table:formula="of:=SUM([.B260:.B265])/6-0.02" office:value-type="float" office:value="-0.00226666666666667">
            <text:p>0</text:p>
          </table:table-cell>
          <table:table-cell table:formula="of:=1*([.D264]+[.C265])" office:value-type="float" office:value="-0.707863884299997">
            <text:p>-0.71</text:p>
          </table:table-cell>
          <table:table-cell table:formula="of:=0.995*([.E264]+[.D265])" office:value-type="float" office:value="-294.57135910122">
            <text:p>-294.57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136">
            <text:p>0.01</text:p>
          </table:table-cell>
          <table:table-cell table:formula="of:=SUM([.B261:.B266])/6-0.02" office:value-type="float" office:value="-0.00283333333333333">
            <text:p>0</text:p>
          </table:table-cell>
          <table:table-cell table:formula="of:=1*([.D265]+[.C266])" office:value-type="float" office:value="-0.71069721763333">
            <text:p>-0.71</text:p>
          </table:table-cell>
          <table:table-cell table:formula="of:=0.995*([.E265]+[.D266])" office:value-type="float" office:value="-293.805646037259">
            <text:p>-293.81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67">
            <text:p>0.01</text:p>
          </table:table-cell>
          <table:table-cell table:formula="of:=SUM([.B262:.B267])/6-0.02" office:value-type="float" office:value="-0.00326666666666667">
            <text:p>0</text:p>
          </table:table-cell>
          <table:table-cell table:formula="of:=1*([.D266]+[.C267])" office:value-type="float" office:value="-0.713963884299997">
            <text:p>-0.71</text:p>
          </table:table-cell>
          <table:table-cell table:formula="of:=0.995*([.E266]+[.D267])" office:value-type="float" office:value="-293.047011871951">
            <text:p>-293.05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88">
            <text:p>0.01</text:p>
          </table:table-cell>
          <table:table-cell table:formula="of:=SUM([.B263:.B268])/6-0.02" office:value-type="float" office:value="-0.00326666666666667">
            <text:p>0</text:p>
          </table:table-cell>
          <table:table-cell table:formula="of:=1*([.D267]+[.C268])" office:value-type="float" office:value="-0.717230550966664">
            <text:p>-0.72</text:p>
          </table:table-cell>
          <table:table-cell table:formula="of:=0.995*([.E267]+[.D268])" office:value-type="float" office:value="-292.295421210803">
            <text:p>-292.3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165">
            <text:p>0.02</text:p>
          </table:table-cell>
          <table:table-cell table:formula="of:=SUM([.B264:.B269])/6-0.02" office:value-type="float" office:value="-0.00385">
            <text:p>0</text:p>
          </table:table-cell>
          <table:table-cell table:formula="of:=1*([.D268]+[.C269])" office:value-type="float" office:value="-0.721080550966664">
            <text:p>-0.72</text:p>
          </table:table-cell>
          <table:table-cell table:formula="of:=0.995*([.E268]+[.D269])" office:value-type="float" office:value="-291.551419252961">
            <text:p>-291.55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285">
            <text:p>0.03</text:p>
          </table:table-cell>
          <table:table-cell table:formula="of:=SUM([.B265:.B270])/6-0.02" office:value-type="float" office:value="-0.00416666666666667">
            <text:p>0</text:p>
          </table:table-cell>
          <table:table-cell table:formula="of:=1*([.D269]+[.C270])" office:value-type="float" office:value="-0.72524721763333">
            <text:p>-0.73</text:p>
          </table:table-cell>
          <table:table-cell table:formula="of:=0.995*([.E269]+[.D270])" office:value-type="float" office:value="-290.815283138242">
            <text:p>-290.82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287">
            <text:p>0.03</text:p>
          </table:table-cell>
          <table:table-cell table:formula="of:=SUM([.B266:.B271])/6-0.02" office:value-type="float" office:value="-0.00286666666666667">
            <text:p>0</text:p>
          </table:table-cell>
          <table:table-cell table:formula="of:=1*([.D270]+[.C271])" office:value-type="float" office:value="-0.728113884299997">
            <text:p>-0.73</text:p>
          </table:table-cell>
          <table:table-cell table:formula="of:=0.995*([.E270]+[.D271])" office:value-type="float" office:value="-290.085680037429">
            <text:p>-290.09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145">
            <text:p>0.01</text:p>
          </table:table-cell>
          <table:table-cell table:formula="of:=SUM([.B267:.B272])/6-0.02" office:value-type="float" office:value="-0.00271666666666667">
            <text:p>0</text:p>
          </table:table-cell>
          <table:table-cell table:formula="of:=1*([.D271]+[.C272])" office:value-type="float" office:value="-0.730830550966664">
            <text:p>-0.73</text:p>
          </table:table-cell>
          <table:table-cell table:formula="of:=0.995*([.E271]+[.D272])" office:value-type="float" office:value="-289.362428035454">
            <text:p>-289.36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197">
            <text:p>0.02</text:p>
          </table:table-cell>
          <table:table-cell table:formula="of:=SUM([.B268:.B273])/6-0.02" office:value-type="float" office:value="-0.000550000000000002">
            <text:p>0</text:p>
          </table:table-cell>
          <table:table-cell table:formula="of:=1*([.D272]+[.C273])" office:value-type="float" office:value="-0.731380550966664">
            <text:p>-0.73</text:p>
          </table:table-cell>
          <table:table-cell table:formula="of:=0.995*([.E272]+[.D273])" office:value-type="float" office:value="-288.643339543488">
            <text:p>-288.64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247">
            <text:p>0.02</text:p>
          </table:table-cell>
          <table:table-cell table:formula="of:=SUM([.B269:.B274])/6-0.02" office:value-type="float" office:value="0.0021">
            <text:p>0</text:p>
          </table:table-cell>
          <table:table-cell table:formula="of:=1*([.D273]+[.C274])" office:value-type="float" office:value="-0.729280550966664">
            <text:p>-0.73</text:p>
          </table:table-cell>
          <table:table-cell table:formula="of:=0.995*([.E273]+[.D274])" office:value-type="float" office:value="-287.925756993982">
            <text:p>-287.93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237">
            <text:p>0.02</text:p>
          </table:table-cell>
          <table:table-cell table:formula="of:=SUM([.B270:.B275])/6-0.02" office:value-type="float" office:value="0.0033">
            <text:p>0</text:p>
          </table:table-cell>
          <table:table-cell table:formula="of:=1*([.D274]+[.C275])" office:value-type="float" office:value="-0.725980550966664">
            <text:p>-0.73</text:p>
          </table:table-cell>
          <table:table-cell table:formula="of:=0.995*([.E274]+[.D275])" office:value-type="float" office:value="-287.208478857224">
            <text:p>-287.21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145">
            <text:p>0.01</text:p>
          </table:table-cell>
          <table:table-cell table:formula="of:=SUM([.B271:.B276])/6-0.02" office:value-type="float" office:value="0.000966666666666664">
            <text:p>0</text:p>
          </table:table-cell>
          <table:table-cell table:formula="of:=1*([.D275]+[.C276])" office:value-type="float" office:value="-0.725013884299997">
            <text:p>-0.73</text:p>
          </table:table-cell>
          <table:table-cell table:formula="of:=0.995*([.E275]+[.D276])" office:value-type="float" office:value="-286.493825277817">
            <text:p>-286.49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169">
            <text:p>0.02</text:p>
          </table:table-cell>
          <table:table-cell table:formula="of:=SUM([.B272:.B277])/6-0.02" office:value-type="float" office:value="-0.001">
            <text:p>0</text:p>
          </table:table-cell>
          <table:table-cell table:formula="of:=1*([.D276]+[.C277])" office:value-type="float" office:value="-0.726013884299997">
            <text:p>-0.73</text:p>
          </table:table-cell>
          <table:table-cell table:formula="of:=0.995*([.E276]+[.D277])" office:value-type="float" office:value="-285.783739966306">
            <text:p>-285.78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155">
            <text:p>0.02</text:p>
          </table:table-cell>
          <table:table-cell table:formula="of:=SUM([.B273:.B278])/6-0.02" office:value-type="float" office:value="-0.000833333333333335">
            <text:p>0</text:p>
          </table:table-cell>
          <table:table-cell table:formula="of:=1*([.D277]+[.C278])" office:value-type="float" office:value="-0.726847217633331">
            <text:p>-0.73</text:p>
          </table:table-cell>
          <table:table-cell table:formula="of:=0.995*([.E277]+[.D278])" office:value-type="float" office:value="-285.07803424802">
            <text:p>-285.08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41">
            <text:p>0</text:p>
          </table:table-cell>
          <table:table-cell table:formula="of:=SUM([.B274:.B279])/6-0.02" office:value-type="float" office:value="-0.00343333333333333">
            <text:p>0</text:p>
          </table:table-cell>
          <table:table-cell table:formula="of:=1*([.D278]+[.C279])" office:value-type="float" office:value="-0.730280550966664">
            <text:p>-0.73</text:p>
          </table:table-cell>
          <table:table-cell table:formula="of:=0.995*([.E278]+[.D279])" office:value-type="float" office:value="-284.379273224991">
            <text:p>-284.38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32">
            <text:p>0</text:p>
          </table:table-cell>
          <table:table-cell table:formula="of:=SUM([.B275:.B280])/6-0.02" office:value-type="float" office:value="-0.00701666666666667">
            <text:p>-0.01</text:p>
          </table:table-cell>
          <table:table-cell table:formula="of:=1*([.D279]+[.C280])" office:value-type="float" office:value="-0.737297217633331">
            <text:p>-0.74</text:p>
          </table:table-cell>
          <table:table-cell table:formula="of:=0.995*([.E279]+[.D280])" office:value-type="float" office:value="-283.690987590412">
            <text:p>-283.69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0066">
            <text:p>-0.01</text:p>
          </table:table-cell>
          <table:table-cell table:formula="of:=SUM([.B276:.B281])/6-0.02" office:value-type="float" office:value="-0.0120666666666667">
            <text:p>-0.01</text:p>
          </table:table-cell>
          <table:table-cell table:formula="of:=1*([.D280]+[.C281])" office:value-type="float" office:value="-0.749363884299997">
            <text:p>-0.75</text:p>
          </table:table-cell>
          <table:table-cell table:formula="of:=0.995*([.E280]+[.D281])" office:value-type="float" office:value="-283.018149717338">
            <text:p>-283.02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009">
            <text:p>-0.01</text:p>
          </table:table-cell>
          <table:table-cell table:formula="of:=SUM([.B277:.B282])/6-0.02" office:value-type="float" office:value="-0.0159833333333333">
            <text:p>-0.02</text:p>
          </table:table-cell>
          <table:table-cell table:formula="of:=1*([.D281]+[.C282])" office:value-type="float" office:value="-0.765347217633331">
            <text:p>-0.77</text:p>
          </table:table-cell>
          <table:table-cell table:formula="of:=0.995*([.E281]+[.D282])" office:value-type="float" office:value="-282.364579450297">
            <text:p>-282.36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28">
            <text:p>0</text:p>
          </table:table-cell>
          <table:table-cell table:formula="of:=SUM([.B278:.B283])/6-0.02" office:value-type="float" office:value="-0.0183333333333333">
            <text:p>-0.02</text:p>
          </table:table-cell>
          <table:table-cell table:formula="of:=1*([.D282]+[.C283])" office:value-type="float" office:value="-0.783680550966664">
            <text:p>-0.78</text:p>
          </table:table-cell>
          <table:table-cell table:formula="of:=0.995*([.E282]+[.D283])" office:value-type="float" office:value="-281.732518701257">
            <text:p>-281.73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16">
            <text:p>0.02</text:p>
          </table:table-cell>
          <table:table-cell table:formula="of:=SUM([.B279:.B284])/6-0.02" office:value-type="float" office:value="-0.01825">
            <text:p>-0.02</text:p>
          </table:table-cell>
          <table:table-cell table:formula="of:=1*([.D283]+[.C284])" office:value-type="float" office:value="-0.801930550966664">
            <text:p>-0.8</text:p>
          </table:table-cell>
          <table:table-cell table:formula="of:=0.995*([.E283]+[.D284])" office:value-type="float" office:value="-281.121777005962">
            <text:p>-281.12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188">
            <text:p>0.02</text:p>
          </table:table-cell>
          <table:table-cell table:formula="of:=SUM([.B280:.B285])/6-0.02" office:value-type="float" office:value="-0.0158">
            <text:p>-0.02</text:p>
          </table:table-cell>
          <table:table-cell table:formula="of:=1*([.D284]+[.C285])" office:value-type="float" office:value="-0.817730550966664">
            <text:p>-0.82</text:p>
          </table:table-cell>
          <table:table-cell table:formula="of:=0.995*([.E284]+[.D285])" office:value-type="float" office:value="-280.529810019144">
            <text:p>-280.53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66">
            <text:p>0.01</text:p>
          </table:table-cell>
          <table:table-cell table:formula="of:=SUM([.B281:.B286])/6-0.02" office:value-type="float" office:value="-0.0152333333333333">
            <text:p>-0.02</text:p>
          </table:table-cell>
          <table:table-cell table:formula="of:=1*([.D285]+[.C286])" office:value-type="float" office:value="-0.832963884299997">
            <text:p>-0.83</text:p>
          </table:table-cell>
          <table:table-cell table:formula="of:=0.995*([.E285]+[.D286])" office:value-type="float" office:value="-279.955960033927">
            <text:p>-279.96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17">
            <text:p>0.02</text:p>
          </table:table-cell>
          <table:table-cell table:formula="of:=SUM([.B282:.B287])/6-0.02" office:value-type="float" office:value="-0.0113">
            <text:p>-0.01</text:p>
          </table:table-cell>
          <table:table-cell table:formula="of:=1*([.D286]+[.C287])" office:value-type="float" office:value="-0.844263884299997">
            <text:p>-0.84</text:p>
          </table:table-cell>
          <table:table-cell table:formula="of:=0.995*([.E286]+[.D287])" office:value-type="float" office:value="-279.396222798636">
            <text:p>-279.4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182">
            <text:p>0.02</text:p>
          </table:table-cell>
          <table:table-cell table:formula="of:=SUM([.B283:.B288])/6-0.02" office:value-type="float" office:value="-0.00676666666666667">
            <text:p>-0.01</text:p>
          </table:table-cell>
          <table:table-cell table:formula="of:=1*([.D287]+[.C288])" office:value-type="float" office:value="-0.851030550966664">
            <text:p>-0.85</text:p>
          </table:table-cell>
          <table:table-cell table:formula="of:=0.995*([.E287]+[.D288])" office:value-type="float" office:value="-278.846017082855">
            <text:p>-278.85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16">
            <text:p>0.02</text:p>
          </table:table-cell>
          <table:table-cell table:formula="of:=SUM([.B284:.B289])/6-0.02" office:value-type="float" office:value="-0.00456666666666667">
            <text:p>0</text:p>
          </table:table-cell>
          <table:table-cell table:formula="of:=1*([.D288]+[.C289])" office:value-type="float" office:value="-0.855597217633331">
            <text:p>-0.86</text:p>
          </table:table-cell>
          <table:table-cell table:formula="of:=0.995*([.E288]+[.D289])" office:value-type="float" office:value="-278.303106228986">
            <text:p>-278.3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108">
            <text:p>0.01</text:p>
          </table:table-cell>
          <table:table-cell table:formula="of:=SUM([.B285:.B290])/6-0.02" office:value-type="float" office:value="-0.00543333333333333">
            <text:p>-0.01</text:p>
          </table:table-cell>
          <table:table-cell table:formula="of:=1*([.D289]+[.C290])" office:value-type="float" office:value="-0.861030550966664">
            <text:p>-0.86</text:p>
          </table:table-cell>
          <table:table-cell table:formula="of:=0.995*([.E289]+[.D290])" office:value-type="float" office:value="-277.768316096052">
            <text:p>-277.77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11">
            <text:p>0</text:p>
          </table:table-cell>
          <table:table-cell table:formula="of:=SUM([.B286:.B291])/6-0.02" office:value-type="float" office:value="-0.00838333333333333">
            <text:p>-0.01</text:p>
          </table:table-cell>
          <table:table-cell table:formula="of:=1*([.D290]+[.C291])" office:value-type="float" office:value="-0.869413884299997">
            <text:p>-0.87</text:p>
          </table:table-cell>
          <table:table-cell table:formula="of:=0.995*([.E290]+[.D291])" office:value-type="float" office:value="-277.244541330451">
            <text:p>-277.24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-0.0111">
            <text:p>-0.01</text:p>
          </table:table-cell>
          <table:table-cell table:formula="of:=SUM([.B287:.B292])/6-0.02" office:value-type="float" office:value="-0.0113333333333333">
            <text:p>-0.01</text:p>
          </table:table-cell>
          <table:table-cell table:formula="of:=1*([.D291]+[.C292])" office:value-type="float" office:value="-0.88074721763333">
            <text:p>-0.88</text:p>
          </table:table-cell>
          <table:table-cell table:formula="of:=0.995*([.E291]+[.D292])" office:value-type="float" office:value="-276.734662105344">
            <text:p>-276.73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-0.0062">
            <text:p>-0.01</text:p>
          </table:table-cell>
          <table:table-cell table:formula="of:=SUM([.B288:.B293])/6-0.02" office:value-type="float" office:value="-0.0152">
            <text:p>-0.02</text:p>
          </table:table-cell>
          <table:table-cell table:formula="of:=1*([.D292]+[.C293])" office:value-type="float" office:value="-0.895947217633331">
            <text:p>-0.9</text:p>
          </table:table-cell>
          <table:table-cell table:formula="of:=0.995*([.E292]+[.D293])" office:value-type="float" office:value="-276.242456276362">
            <text:p>-276.24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56">
            <text:p>0.01</text:p>
          </table:table-cell>
          <table:table-cell table:formula="of:=SUM([.B289:.B294])/6-0.02" office:value-type="float" office:value="-0.0173">
            <text:p>-0.02</text:p>
          </table:table-cell>
          <table:table-cell table:formula="of:=1*([.D293]+[.C294])" office:value-type="float" office:value="-0.913247217633331">
            <text:p>-0.91</text:p>
          </table:table-cell>
          <table:table-cell table:formula="of:=0.995*([.E293]+[.D294])" office:value-type="float" office:value="-275.769924976525">
            <text:p>-275.77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table:formula="of:=SUM([.B290:.B295])/6-0.02" office:value-type="float" office:value="-0.0199666666666667">
            <text:p>-0.02</text:p>
          </table:table-cell>
          <table:table-cell table:formula="of:=1*([.D294]+[.C295])" office:value-type="float" office:value="-0.933213884299997">
            <text:p>-0.93</text:p>
          </table:table-cell>
          <table:table-cell table:formula="of:=0.995*([.E294]+[.D295])" office:value-type="float" office:value="-275.319623166521">
            <text:p>-275.32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56">
            <text:p>0.01</text:p>
          </table:table-cell>
          <table:table-cell table:formula="of:=SUM([.B291:.B296])/6-0.02" office:value-type="float" office:value="-0.0208333333333333">
            <text:p>-0.02</text:p>
          </table:table-cell>
          <table:table-cell table:formula="of:=1*([.D295]+[.C296])" office:value-type="float" office:value="-0.954047217633331">
            <text:p>-0.95</text:p>
          </table:table-cell>
          <table:table-cell table:formula="of:=0.995*([.E295]+[.D296])" office:value-type="float" office:value="-274.892302032234">
            <text:p>-274.89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191">
            <text:p>0.02</text:p>
          </table:table-cell>
          <table:table-cell table:formula="of:=SUM([.B292:.B297])/6-0.02" office:value-type="float" office:value="-0.0178333333333333">
            <text:p>-0.02</text:p>
          </table:table-cell>
          <table:table-cell table:formula="of:=1*([.D296]+[.C297])" office:value-type="float" office:value="-0.971880550966664">
            <text:p>-0.97</text:p>
          </table:table-cell>
          <table:table-cell table:formula="of:=0.995*([.E296]+[.D297])" office:value-type="float" office:value="-274.484861670284">
            <text:p>-274.48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226">
            <text:p>0.02</text:p>
          </table:table-cell>
          <table:table-cell table:formula="of:=SUM([.B293:.B298])/6-0.02" office:value-type="float" office:value="-0.0122166666666667">
            <text:p>-0.01</text:p>
          </table:table-cell>
          <table:table-cell table:formula="of:=1*([.D297]+[.C298])" office:value-type="float" office:value="-0.984097217633331">
            <text:p>-0.98</text:p>
          </table:table-cell>
          <table:table-cell table:formula="of:=0.995*([.E297]+[.D298])" office:value-type="float" office:value="-274.091614093478">
            <text:p>-274.09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26">
            <text:p>0.03</text:p>
          </table:table-cell>
          <table:table-cell table:formula="of:=SUM([.B294:.B299])/6-0.02" office:value-type="float" office:value="-0.00685">
            <text:p>-0.01</text:p>
          </table:table-cell>
          <table:table-cell table:formula="of:=1*([.D298]+[.C299])" office:value-type="float" office:value="-0.990947217633331">
            <text:p>-0.99</text:p>
          </table:table-cell>
          <table:table-cell table:formula="of:=0.995*([.E298]+[.D299])" office:value-type="float" office:value="-273.707148504556">
            <text:p>-273.71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16">
            <text:p>0.02</text:p>
          </table:table-cell>
          <table:table-cell table:formula="of:=SUM([.B295:.B300])/6-0.02" office:value-type="float" office:value="-0.00511666666666667">
            <text:p>-0.01</text:p>
          </table:table-cell>
          <table:table-cell table:formula="of:=1*([.D299]+[.C300])" office:value-type="float" office:value="-0.996063884299997">
            <text:p>-1</text:p>
          </table:table-cell>
          <table:table-cell table:formula="of:=0.995*([.E299]+[.D300])" office:value-type="float" office:value="-273.329696326912">
            <text:p>-273.33</text:p>
          </table:table-cell>
          <table:table-cell table:number-columns-repeated="3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171">
            <text:p>0.02</text:p>
          </table:table-cell>
          <table:table-cell table:formula="of:=SUM([.B296:.B301])/6-0.02" office:value-type="float" office:value="-0.00226666666666667">
            <text:p>0</text:p>
          </table:table-cell>
          <table:table-cell table:formula="of:=1*([.D300]+[.C301])" office:value-type="float" office:value="-0.998330550966664">
            <text:p>-1</text:p>
          </table:table-cell>
          <table:table-cell table:formula="of:=0.995*([.E300]+[.D301])" office:value-type="float" office:value="-272.956386743489">
            <text:p>-272.96</text:p>
          </table:table-cell>
          <table:table-cell table:number-columns-repeated="3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1">
            <text:p>0.01</text:p>
          </table:table-cell>
          <table:table-cell table:formula="of:=SUM([.B297:.B302])/6-0.02" office:value-type="float" office:value="-0.00153333333333333">
            <text:p>0</text:p>
          </table:table-cell>
          <table:table-cell table:formula="of:=1*([.D301]+[.C302])" office:value-type="float" office:value="-0.999863884299997">
            <text:p>-1</text:p>
          </table:table-cell>
          <table:table-cell table:formula="of:=0.995*([.E301]+[.D302])" office:value-type="float" office:value="-272.58646937465">
            <text:p>-272.59</text:p>
          </table:table-cell>
          <table:table-cell table:number-columns-repeated="3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152">
            <text:p>0.02</text:p>
          </table:table-cell>
          <table:table-cell table:formula="of:=SUM([.B298:.B303])/6-0.02" office:value-type="float" office:value="-0.00218333333333334">
            <text:p>0</text:p>
          </table:table-cell>
          <table:table-cell table:formula="of:=1*([.D302]+[.C303])" office:value-type="float" office:value="-1.00204721763333">
            <text:p>-1</text:p>
          </table:table-cell>
          <table:table-cell table:formula="of:=0.995*([.E302]+[.D303])" office:value-type="float" office:value="-272.220574009322">
            <text:p>-272.22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217">
            <text:p>0.02</text:p>
          </table:table-cell>
          <table:table-cell table:formula="of:=SUM([.B299:.B304])/6-0.02" office:value-type="float" office:value="-0.00233333333333333">
            <text:p>0</text:p>
          </table:table-cell>
          <table:table-cell table:formula="of:=1*([.D303]+[.C304])" office:value-type="float" office:value="-1.00438055096666">
            <text:p>-1</text:p>
          </table:table-cell>
          <table:table-cell table:formula="of:=0.995*([.E303]+[.D304])" office:value-type="float" office:value="-271.858829787487">
            <text:p>-271.86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141">
            <text:p>0.01</text:p>
          </table:table-cell>
          <table:table-cell table:formula="of:=SUM([.B300:.B305])/6-0.02" office:value-type="float" office:value="-0.00431666666666667">
            <text:p>0</text:p>
          </table:table-cell>
          <table:table-cell table:formula="of:=1*([.D304]+[.C305])" office:value-type="float" office:value="-1.00869721763333">
            <text:p>-1.01</text:p>
          </table:table-cell>
          <table:table-cell table:formula="of:=0.995*([.E304]+[.D305])" office:value-type="float" office:value="-271.503189370095">
            <text:p>-271.5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159">
            <text:p>0.02</text:p>
          </table:table-cell>
          <table:table-cell table:formula="of:=SUM([.B301:.B306])/6-0.02" office:value-type="float" office:value="-0.00433333333333334">
            <text:p>0</text:p>
          </table:table-cell>
          <table:table-cell table:formula="of:=1*([.D305]+[.C306])" office:value-type="float" office:value="-1.01303055096666">
            <text:p>-1.01</text:p>
          </table:table-cell>
          <table:table-cell table:formula="of:=0.995*([.E305]+[.D306])" office:value-type="float" office:value="-271.153638821456">
            <text:p>-271.15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122">
            <text:p>0.01</text:p>
          </table:table-cell>
          <table:table-cell table:formula="of:=SUM([.B302:.B307])/6-0.02" office:value-type="float" office:value="-0.00515">
            <text:p>-0.01</text:p>
          </table:table-cell>
          <table:table-cell table:formula="of:=1*([.D306]+[.C307])" office:value-type="float" office:value="-1.01818055096666">
            <text:p>-1.02</text:p>
          </table:table-cell>
          <table:table-cell table:formula="of:=0.995*([.E306]+[.D307])" office:value-type="float" office:value="-270.810960275561">
            <text:p>-270.81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244">
            <text:p>0.02</text:p>
          </table:table-cell>
          <table:table-cell table:formula="of:=SUM([.B303:.B308])/6-0.02" office:value-type="float" office:value="-0.00275">
            <text:p>0</text:p>
          </table:table-cell>
          <table:table-cell table:formula="of:=1*([.D307]+[.C308])" office:value-type="float" office:value="-1.02093055096666">
            <text:p>-1.02</text:p>
          </table:table-cell>
          <table:table-cell table:formula="of:=0.995*([.E307]+[.D308])" office:value-type="float" office:value="-270.472731372395">
            <text:p>-270.47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33">
            <text:p>0.03</text:p>
          </table:table-cell>
          <table:table-cell table:formula="of:=SUM([.B304:.B309])/6-0.02" office:value-type="float" office:value="0.000266666666666669">
            <text:p>0</text:p>
          </table:table-cell>
          <table:table-cell table:formula="of:=1*([.D308]+[.C309])" office:value-type="float" office:value="-1.0206638843">
            <text:p>-1.02</text:p>
          </table:table-cell>
          <table:table-cell table:formula="of:=0.995*([.E308]+[.D309])" office:value-type="float" office:value="-270.135928280411">
            <text:p>-270.14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327">
            <text:p>0.03</text:p>
          </table:table-cell>
          <table:table-cell table:formula="of:=SUM([.B305:.B310])/6-0.02" office:value-type="float" office:value="0.0021">
            <text:p>0</text:p>
          </table:table-cell>
          <table:table-cell table:formula="of:=1*([.D309]+[.C310])" office:value-type="float" office:value="-1.0185638843">
            <text:p>-1.02</text:p>
          </table:table-cell>
          <table:table-cell table:formula="of:=0.995*([.E309]+[.D310])" office:value-type="float" office:value="-269.798719703888">
            <text:p>-269.8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237">
            <text:p>0.02</text:p>
          </table:table-cell>
          <table:table-cell table:formula="of:=SUM([.B306:.B311])/6-0.02" office:value-type="float" office:value="0.0037">
            <text:p>0</text:p>
          </table:table-cell>
          <table:table-cell table:formula="of:=1*([.D310]+[.C311])" office:value-type="float" office:value="-1.0148638843">
            <text:p>-1.01</text:p>
          </table:table-cell>
          <table:table-cell table:formula="of:=0.995*([.E310]+[.D311])" office:value-type="float" office:value="-269.459515670247">
            <text:p>-269.46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204">
            <text:p>0.02</text:p>
          </table:table-cell>
          <table:table-cell table:formula="of:=SUM([.B307:.B312])/6-0.02" office:value-type="float" office:value="0.00445">
            <text:p>0</text:p>
          </table:table-cell>
          <table:table-cell table:formula="of:=1*([.D311]+[.C312])" office:value-type="float" office:value="-1.0104138843">
            <text:p>-1.01</text:p>
          </table:table-cell>
          <table:table-cell table:formula="of:=0.995*([.E311]+[.D312])" office:value-type="float" office:value="-269.117579906774">
            <text:p>-269.12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186">
            <text:p>0.02</text:p>
          </table:table-cell>
          <table:table-cell table:formula="of:=SUM([.B308:.B313])/6-0.02" office:value-type="float" office:value="0.00551666666666667">
            <text:p>0.01</text:p>
          </table:table-cell>
          <table:table-cell table:formula="of:=1*([.D312]+[.C313])" office:value-type="float" office:value="-1.00489721763333">
            <text:p>-1</text:p>
          </table:table-cell>
          <table:table-cell table:formula="of:=0.995*([.E312]+[.D313])" office:value-type="float" office:value="-268.771864738786">
            <text:p>-268.77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182">
            <text:p>0.02</text:p>
          </table:table-cell>
          <table:table-cell table:formula="of:=SUM([.B309:.B314])/6-0.02" office:value-type="float" office:value="0.00448333333333333">
            <text:p>0</text:p>
          </table:table-cell>
          <table:table-cell table:formula="of:=1*([.D313]+[.C314])" office:value-type="float" office:value="-1.0004138843">
            <text:p>-1</text:p>
          </table:table-cell>
          <table:table-cell table:formula="of:=0.995*([.E313]+[.D314])" office:value-type="float" office:value="-268.42341722997">
            <text:p>-268.42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189">
            <text:p>0.02</text:p>
          </table:table-cell>
          <table:table-cell table:formula="of:=SUM([.B310:.B315])/6-0.02" office:value-type="float" office:value="0.00208333333333333">
            <text:p>0</text:p>
          </table:table-cell>
          <table:table-cell table:formula="of:=1*([.D314]+[.C315])" office:value-type="float" office:value="-0.998330550966664">
            <text:p>-1</text:p>
          </table:table-cell>
          <table:table-cell table:formula="of:=0.995*([.E314]+[.D315])" office:value-type="float" office:value="-268.074639042032">
            <text:p>-268.07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156">
            <text:p>0.02</text:p>
          </table:table-cell>
          <table:table-cell table:formula="of:=SUM([.B311:.B316])/6-0.02" office:value-type="float" office:value="-0.000766666666666665">
            <text:p>0</text:p>
          </table:table-cell>
          <table:table-cell table:formula="of:=1*([.D315]+[.C316])" office:value-type="float" office:value="-0.99909721763333">
            <text:p>-1</text:p>
          </table:table-cell>
          <table:table-cell table:formula="of:=0.995*([.E315]+[.D316])" office:value-type="float" office:value="-267.728367578367">
            <text:p>-267.73</text:p>
          </table:table-cell>
          <table:table-cell table:number-columns-repeated="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227">
            <text:p>0.02</text:p>
          </table:table-cell>
          <table:table-cell table:formula="of:=SUM([.B312:.B317])/6-0.02" office:value-type="float" office:value="-0.000933333333333335">
            <text:p>0</text:p>
          </table:table-cell>
          <table:table-cell table:formula="of:=1*([.D316]+[.C317])" office:value-type="float" office:value="-1.00003055096666">
            <text:p>-1</text:p>
          </table:table-cell>
          <table:table-cell table:formula="of:=0.995*([.E316]+[.D317])" office:value-type="float" office:value="-267.384756138687">
            <text:p>-267.38</text:p>
          </table:table-cell>
          <table:table-cell table:number-columns-repeated="3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169">
            <text:p>0.02</text:p>
          </table:table-cell>
          <table:table-cell table:formula="of:=SUM([.B313:.B318])/6-0.02" office:value-type="float" office:value="-0.00151666666666667">
            <text:p>0</text:p>
          </table:table-cell>
          <table:table-cell table:formula="of:=1*([.D317]+[.C318])" office:value-type="float" office:value="-1.00154721763333">
            <text:p>-1</text:p>
          </table:table-cell>
          <table:table-cell table:formula="of:=0.995*([.E317]+[.D318])" office:value-type="float" office:value="-267.044371839539">
            <text:p>-267.04</text:p>
          </table:table-cell>
          <table:table-cell table:number-columns-repeated="3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102">
            <text:p>0.01</text:p>
          </table:table-cell>
          <table:table-cell table:formula="of:=SUM([.B314:.B319])/6-0.02" office:value-type="float" office:value="-0.00291666666666666">
            <text:p>0</text:p>
          </table:table-cell>
          <table:table-cell table:formula="of:=1*([.D318]+[.C319])" office:value-type="float" office:value="-1.0044638843">
            <text:p>-1</text:p>
          </table:table-cell>
          <table:table-cell table:formula="of:=0.995*([.E318]+[.D319])" office:value-type="float" office:value="-266.708591545219">
            <text:p>-266.71</text:p>
          </table:table-cell>
          <table:table-cell table:number-columns-repeated="3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153">
            <text:p>0.02</text:p>
          </table:table-cell>
          <table:table-cell table:formula="of:=SUM([.B315:.B320])/6-0.02" office:value-type="float" office:value="-0.0034">
            <text:p>0</text:p>
          </table:table-cell>
          <table:table-cell table:formula="of:=1*([.D319]+[.C320])" office:value-type="float" office:value="-1.0078638843">
            <text:p>-1.01</text:p>
          </table:table-cell>
          <table:table-cell table:formula="of:=0.995*([.E319]+[.D320])" office:value-type="float" office:value="-266.377873152372">
            <text:p>-266.38</text:p>
          </table:table-cell>
          <table:table-cell table:number-columns-repeated="3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133">
            <text:p>0.01</text:p>
          </table:table-cell>
          <table:table-cell table:formula="of:=SUM([.B316:.B321])/6-0.02" office:value-type="float" office:value="-0.00433333333333333">
            <text:p>0</text:p>
          </table:table-cell>
          <table:table-cell table:formula="of:=1*([.D320]+[.C321])" office:value-type="float" office:value="-1.01219721763333">
            <text:p>-1.01</text:p>
          </table:table-cell>
          <table:table-cell table:formula="of:=0.995*([.E320]+[.D321])" office:value-type="float" office:value="-266.053120018155">
            <text:p>-266.05</text:p>
          </table:table-cell>
          <table:table-cell table:number-columns-repeated="3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122">
            <text:p>0.01</text:p>
          </table:table-cell>
          <table:table-cell table:formula="of:=SUM([.B317:.B322])/6-0.02" office:value-type="float" office:value="-0.0049">
            <text:p>0</text:p>
          </table:table-cell>
          <table:table-cell table:formula="of:=1*([.D321]+[.C322])" office:value-type="float" office:value="-1.01709721763333">
            <text:p>-1.02</text:p>
          </table:table-cell>
          <table:table-cell table:formula="of:=0.995*([.E321]+[.D322])" office:value-type="float" office:value="-265.73486614961">
            <text:p>-265.73</text:p>
          </table:table-cell>
          <table:table-cell table:number-columns-repeated="3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058">
            <text:p>0.01</text:p>
          </table:table-cell>
          <table:table-cell table:formula="of:=SUM([.B318:.B323])/6-0.02" office:value-type="float" office:value="-0.00771666666666667">
            <text:p>-0.01</text:p>
          </table:table-cell>
          <table:table-cell table:formula="of:=1*([.D322]+[.C323])" office:value-type="float" office:value="-1.0248138843">
            <text:p>-1.02</text:p>
          </table:table-cell>
          <table:table-cell table:formula="of:=0.995*([.E322]+[.D323])" office:value-type="float" office:value="-265.42588163374">
            <text:p>-265.43</text:p>
          </table:table-cell>
          <table:table-cell table:number-columns-repeated="3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108">
            <text:p>0.01</text:p>
          </table:table-cell>
          <table:table-cell table:formula="of:=SUM([.B319:.B324])/6-0.02" office:value-type="float" office:value="-0.00873333333333333">
            <text:p>-0.01</text:p>
          </table:table-cell>
          <table:table-cell table:formula="of:=1*([.D323]+[.C324])" office:value-type="float" office:value="-1.03354721763333">
            <text:p>-1.03</text:p>
          </table:table-cell>
          <table:table-cell table:formula="of:=0.995*([.E323]+[.D324])" office:value-type="float" office:value="-265.127131707116">
            <text:p>-265.13</text:p>
          </table:table-cell>
          <table:table-cell table:number-columns-repeated="3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155">
            <text:p>0.02</text:p>
          </table:table-cell>
          <table:table-cell table:formula="of:=SUM([.B320:.B325])/6-0.02" office:value-type="float" office:value="-0.00785">
            <text:p>-0.01</text:p>
          </table:table-cell>
          <table:table-cell table:formula="of:=1*([.D324]+[.C325])" office:value-type="float" office:value="-1.04139721763333">
            <text:p>-1.04</text:p>
          </table:table-cell>
          <table:table-cell table:formula="of:=0.995*([.E324]+[.D325])" office:value-type="float" office:value="-264.837686280126">
            <text:p>-264.84</text:p>
          </table:table-cell>
          <table:table-cell table:number-columns-repeated="3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182">
            <text:p>0.02</text:p>
          </table:table-cell>
          <table:table-cell table:formula="of:=SUM([.B321:.B326])/6-0.02" office:value-type="float" office:value="-0.00736666666666667">
            <text:p>-0.01</text:p>
          </table:table-cell>
          <table:table-cell table:formula="of:=1*([.D325]+[.C326])" office:value-type="float" office:value="-1.0487638843">
            <text:p>-1.05</text:p>
          </table:table-cell>
          <table:table-cell table:formula="of:=0.995*([.E325]+[.D326])" office:value-type="float" office:value="-264.557017913604">
            <text:p>-264.56</text:p>
          </table:table-cell>
          <table:table-cell table:number-columns-repeated="3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184">
            <text:p>0.02</text:p>
          </table:table-cell>
          <table:table-cell table:formula="of:=SUM([.B322:.B327])/6-0.02" office:value-type="float" office:value="-0.00651666666666667">
            <text:p>-0.01</text:p>
          </table:table-cell>
          <table:table-cell table:formula="of:=1*([.D326]+[.C327])" office:value-type="float" office:value="-1.05528055096666">
            <text:p>-1.06</text:p>
          </table:table-cell>
          <table:table-cell table:formula="of:=0.995*([.E326]+[.D327])" office:value-type="float" office:value="-264.284236972248">
            <text:p>-264.28</text:p>
          </table:table-cell>
          <table:table-cell table:number-columns-repeated="3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242">
            <text:p>0.02</text:p>
          </table:table-cell>
          <table:table-cell table:formula="of:=SUM([.B323:.B328])/6-0.02" office:value-type="float" office:value="-0.00451666666666667">
            <text:p>0</text:p>
          </table:table-cell>
          <table:table-cell table:formula="of:=1*([.D327]+[.C328])" office:value-type="float" office:value="-1.05979721763333">
            <text:p>-1.06</text:p>
          </table:table-cell>
          <table:table-cell table:formula="of:=0.995*([.E327]+[.D328])" office:value-type="float" office:value="-264.017314018932">
            <text:p>-264.02</text:p>
          </table:table-cell>
          <table:table-cell table:number-columns-repeated="3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244">
            <text:p>0.02</text:p>
          </table:table-cell>
          <table:table-cell table:formula="of:=SUM([.B324:.B329])/6-0.02" office:value-type="float" office:value="-0.00141666666666666">
            <text:p>0</text:p>
          </table:table-cell>
          <table:table-cell table:formula="of:=1*([.D328]+[.C329])" office:value-type="float" office:value="-1.0612138843">
            <text:p>-1.06</text:p>
          </table:table-cell>
          <table:table-cell table:formula="of:=0.995*([.E328]+[.D329])" office:value-type="float" office:value="-263.753135263715">
            <text:p>-263.75</text:p>
          </table:table-cell>
          <table:table-cell table:number-columns-repeated="3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126">
            <text:p>0.01</text:p>
          </table:table-cell>
          <table:table-cell table:formula="of:=SUM([.B325:.B330])/6-0.02" office:value-type="float" office:value="-0.00111666666666667">
            <text:p>0</text:p>
          </table:table-cell>
          <table:table-cell table:formula="of:=1*([.D329]+[.C330])" office:value-type="float" office:value="-1.06233055096666">
            <text:p>-1.06</text:p>
          </table:table-cell>
          <table:table-cell table:formula="of:=0.995*([.E329]+[.D330])" office:value-type="float" office:value="-263.491388485609">
            <text:p>-263.49</text:p>
          </table:table-cell>
          <table:table-cell table:number-columns-repeated="3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067">
            <text:p>0.01</text:p>
          </table:table-cell>
          <table:table-cell table:formula="of:=SUM([.B326:.B331])/6-0.02" office:value-type="float" office:value="-0.00258333333333333">
            <text:p>0</text:p>
          </table:table-cell>
          <table:table-cell table:formula="of:=1*([.D330]+[.C331])" office:value-type="float" office:value="-1.0649138843">
            <text:p>-1.06</text:p>
          </table:table-cell>
          <table:table-cell table:formula="of:=0.995*([.E330]+[.D331])" office:value-type="float" office:value="-263.233520858059">
            <text:p>-263.23</text:p>
          </table:table-cell>
          <table:table-cell table:number-columns-repeated="3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014">
            <text:p>0</text:p>
          </table:table-cell>
          <table:table-cell table:formula="of:=SUM([.B327:.B332])/6-0.02" office:value-type="float" office:value="-0.00538333333333333">
            <text:p>-0.01</text:p>
          </table:table-cell>
          <table:table-cell table:formula="of:=1*([.D331]+[.C332])" office:value-type="float" office:value="-1.07029721763333">
            <text:p>-1.07</text:p>
          </table:table-cell>
          <table:table-cell table:formula="of:=0.995*([.E331]+[.D332])" office:value-type="float" office:value="-262.982298985314">
            <text:p>-262.98</text:p>
          </table:table-cell>
          <table:table-cell table:number-columns-repeated="3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-0.0153">
            <text:p>-0.02</text:p>
          </table:table-cell>
          <table:table-cell table:formula="of:=SUM([.B328:.B333])/6-0.02" office:value-type="float" office:value="-0.011">
            <text:p>-0.01</text:p>
          </table:table-cell>
          <table:table-cell table:formula="of:=1*([.D332]+[.C333])" office:value-type="float" office:value="-1.08129721763333">
            <text:p>-1.08</text:p>
          </table:table-cell>
          <table:table-cell table:formula="of:=0.995*([.E332]+[.D333])" office:value-type="float" office:value="-262.743278221933">
            <text:p>-262.74</text:p>
          </table:table-cell>
          <table:table-cell table:number-columns-repeated="3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-0.0097">
            <text:p>-0.01</text:p>
          </table:table-cell>
          <table:table-cell table:formula="of:=SUM([.B329:.B334])/6-0.02" office:value-type="float" office:value="-0.01665">
            <text:p>-0.02</text:p>
          </table:table-cell>
          <table:table-cell table:formula="of:=1*([.D333]+[.C334])" office:value-type="float" office:value="-1.09794721763333">
            <text:p>-1.1</text:p>
          </table:table-cell>
          <table:table-cell table:formula="of:=0.995*([.E333]+[.D334])" office:value-type="float" office:value="-262.522019312368">
            <text:p>-262.52</text:p>
          </table:table-cell>
          <table:table-cell table:number-columns-repeated="3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-0.0058">
            <text:p>-0.01</text:p>
          </table:table-cell>
          <table:table-cell table:formula="of:=SUM([.B330:.B335])/6-0.02" office:value-type="float" office:value="-0.0216833333333333">
            <text:p>-0.02</text:p>
          </table:table-cell>
          <table:table-cell table:formula="of:=1*([.D334]+[.C335])" office:value-type="float" office:value="-1.11963055096666">
            <text:p>-1.12</text:p>
          </table:table-cell>
          <table:table-cell table:formula="of:=0.995*([.E334]+[.D335])" office:value-type="float" office:value="-262.323441614018">
            <text:p>-262.32</text:p>
          </table:table-cell>
          <table:table-cell table:number-columns-repeated="3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041">
            <text:p>0</text:p>
          </table:table-cell>
          <table:table-cell table:formula="of:=SUM([.B331:.B336])/6-0.02" office:value-type="float" office:value="-0.0231">
            <text:p>-0.02</text:p>
          </table:table-cell>
          <table:table-cell table:formula="of:=1*([.D335]+[.C336])" office:value-type="float" office:value="-1.14273055096666">
            <text:p>-1.14</text:p>
          </table:table-cell>
          <table:table-cell table:formula="of:=0.995*([.E335]+[.D336])" office:value-type="float" office:value="-262.14884130416">
            <text:p>-262.15</text:p>
          </table:table-cell>
          <table:table-cell table:number-columns-repeated="3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-0.0001">
            <text:p>0</text:p>
          </table:table-cell>
          <table:table-cell table:formula="of:=SUM([.B332:.B337])/6-0.02" office:value-type="float" office:value="-0.0242333333333333">
            <text:p>-0.02</text:p>
          </table:table-cell>
          <table:table-cell table:formula="of:=1*([.D336]+[.C337])" office:value-type="float" office:value="-1.1669638843">
            <text:p>-1.17</text:p>
          </table:table-cell>
          <table:table-cell table:formula="of:=0.995*([.E336]+[.D337])" office:value-type="float" office:value="-261.999226162518">
            <text:p>-262</text:p>
          </table:table-cell>
          <table:table-cell table:number-columns-repeated="3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034">
            <text:p>0</text:p>
          </table:table-cell>
          <table:table-cell table:formula="of:=SUM([.B333:.B338])/6-0.02" office:value-type="float" office:value="-0.0239">
            <text:p>-0.02</text:p>
          </table:table-cell>
          <table:table-cell table:formula="of:=1*([.D337]+[.C338])" office:value-type="float" office:value="-1.1908638843">
            <text:p>-1.19</text:p>
          </table:table-cell>
          <table:table-cell table:formula="of:=0.995*([.E337]+[.D338])" office:value-type="float" office:value="-261.874139596583">
            <text:p>-261.87</text:p>
          </table:table-cell>
          <table:table-cell table:number-columns-repeated="3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26">
            <text:p>0</text:p>
          </table:table-cell>
          <table:table-cell table:formula="of:=SUM([.B334:.B339])/6-0.02" office:value-type="float" office:value="-0.0209166666666667">
            <text:p>-0.02</text:p>
          </table:table-cell>
          <table:table-cell table:formula="of:=1*([.D338]+[.C339])" office:value-type="float" office:value="-1.21178055096666">
            <text:p>-1.21</text:p>
          </table:table-cell>
          <table:table-cell table:formula="of:=0.995*([.E338]+[.D339])" office:value-type="float" office:value="-261.770490546812">
            <text:p>-261.77</text:p>
          </table:table-cell>
          <table:table-cell table:number-columns-repeated="3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123">
            <text:p>0.01</text:p>
          </table:table-cell>
          <table:table-cell table:formula="of:=SUM([.B335:.B340])/6-0.02" office:value-type="float" office:value="-0.01725">
            <text:p>-0.02</text:p>
          </table:table-cell>
          <table:table-cell table:formula="of:=1*([.D339]+[.C340])" office:value-type="float" office:value="-1.22903055096666">
            <text:p>-1.23</text:p>
          </table:table-cell>
          <table:table-cell table:formula="of:=0.995*([.E339]+[.D340])" office:value-type="float" office:value="-261.68452349229">
            <text:p>-261.68</text:p>
          </table:table-cell>
          <table:table-cell table:number-columns-repeated="3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093">
            <text:p>0.01</text:p>
          </table:table-cell>
          <table:table-cell table:formula="of:=SUM([.B336:.B341])/6-0.02" office:value-type="float" office:value="-0.0147333333333333">
            <text:p>-0.01</text:p>
          </table:table-cell>
          <table:table-cell table:formula="of:=1*([.D340]+[.C341])" office:value-type="float" office:value="-1.2437638843">
            <text:p>-1.24</text:p>
          </table:table-cell>
          <table:table-cell table:formula="of:=0.995*([.E340]+[.D341])" office:value-type="float" office:value="-261.613645939707">
            <text:p>-261.61</text:p>
          </table:table-cell>
          <table:table-cell table:number-columns-repeated="3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-0.0027">
            <text:p>0</text:p>
          </table:table-cell>
          <table:table-cell table:formula="of:=SUM([.B337:.B342])/6-0.02" office:value-type="float" office:value="-0.0158666666666667">
            <text:p>-0.02</text:p>
          </table:table-cell>
          <table:table-cell table:formula="of:=1*([.D341]+[.C342])" office:value-type="float" office:value="-1.25963055096666">
            <text:p>-1.26</text:p>
          </table:table-cell>
          <table:table-cell table:formula="of:=0.995*([.E341]+[.D342])" office:value-type="float" office:value="-261.558910108221">
            <text:p>-261.56</text:p>
          </table:table-cell>
          <table:table-cell table:number-columns-repeated="3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-0.0001">
            <text:p>0</text:p>
          </table:table-cell>
          <table:table-cell table:formula="of:=SUM([.B338:.B343])/6-0.02" office:value-type="float" office:value="-0.0158666666666667">
            <text:p>-0.02</text:p>
          </table:table-cell>
          <table:table-cell table:formula="of:=1*([.D342]+[.C343])" office:value-type="float" office:value="-1.27549721763333">
            <text:p>-1.28</text:p>
          </table:table-cell>
          <table:table-cell table:formula="of:=0.995*([.E342]+[.D343])" office:value-type="float" office:value="-261.520235289225">
            <text:p>-261.52</text:p>
          </table:table-cell>
          <table:table-cell table:number-columns-repeated="3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141">
            <text:p>0.01</text:p>
          </table:table-cell>
          <table:table-cell table:formula="of:=SUM([.B339:.B344])/6-0.02" office:value-type="float" office:value="-0.0140833333333333">
            <text:p>-0.01</text:p>
          </table:table-cell>
          <table:table-cell table:formula="of:=1*([.D343]+[.C344])" office:value-type="float" office:value="-1.28958055096666">
            <text:p>-1.29</text:p>
          </table:table-cell>
          <table:table-cell table:formula="of:=0.995*([.E343]+[.D344])" office:value-type="float" office:value="-261.49576676099">
            <text:p>-261.5</text:p>
          </table:table-cell>
          <table:table-cell table:number-columns-repeated="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093">
            <text:p>0.01</text:p>
          </table:table-cell>
          <table:table-cell table:formula="of:=SUM([.B340:.B345])/6-0.02" office:value-type="float" office:value="-0.0129666666666667">
            <text:p>-0.01</text:p>
          </table:table-cell>
          <table:table-cell table:formula="of:=1*([.D344]+[.C345])" office:value-type="float" office:value="-1.30254721763333">
            <text:p>-1.3</text:p>
          </table:table-cell>
          <table:table-cell table:formula="of:=0.995*([.E344]+[.D345])" office:value-type="float" office:value="-261.484322408731">
            <text:p>-261.48</text:p>
          </table:table-cell>
          <table:table-cell table:number-columns-repeated="3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055">
            <text:p>0.01</text:p>
          </table:table-cell>
          <table:table-cell table:formula="of:=SUM([.B341:.B346])/6-0.02" office:value-type="float" office:value="-0.0141">
            <text:p>-0.01</text:p>
          </table:table-cell>
          <table:table-cell table:formula="of:=1*([.D345]+[.C346])" office:value-type="float" office:value="-1.31664721763333">
            <text:p>-1.32</text:p>
          </table:table-cell>
          <table:table-cell table:formula="of:=0.995*([.E345]+[.D346])" office:value-type="float" office:value="-261.486964778232">
            <text:p>-261.49</text:p>
          </table:table-cell>
          <table:table-cell table:number-columns-repeated="3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0001">
            <text:p>0</text:p>
          </table:table-cell>
          <table:table-cell table:formula="of:=SUM([.B342:.B347])/6-0.02" office:value-type="float" office:value="-0.0156666666666667">
            <text:p>-0.02</text:p>
          </table:table-cell>
          <table:table-cell table:formula="of:=1*([.D346]+[.C347])" office:value-type="float" office:value="-1.3323138843">
            <text:p>-1.33</text:p>
          </table:table-cell>
          <table:table-cell table:formula="of:=0.995*([.E346]+[.D347])" office:value-type="float" office:value="-261.505182269219">
            <text:p>-261.51</text:p>
          </table:table-cell>
          <table:table-cell table:number-columns-repeated="3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011">
            <text:p>0</text:p>
          </table:table-cell>
          <table:table-cell table:formula="of:=SUM([.B343:.B348])/6-0.02" office:value-type="float" office:value="-0.0150333333333333">
            <text:p>-0.02</text:p>
          </table:table-cell>
          <table:table-cell table:formula="of:=1*([.D347]+[.C348])" office:value-type="float" office:value="-1.34734721763333">
            <text:p>-1.35</text:p>
          </table:table-cell>
          <table:table-cell table:formula="of:=0.995*([.E347]+[.D348])" office:value-type="float" office:value="-261.538266839418">
            <text:p>-261.54</text:p>
          </table:table-cell>
          <table:table-cell table:number-columns-repeated="3"/>
        </table:table-row>
        <table:table-row table:style-name="ro1">
          <table:table-cell office:value-type="float" office:value="348">
            <text:p>348</text:p>
          </table:table-cell>
          <table:table-cell table:number-columns-repeated="7"/>
        </table:table-row>
        <table:table-row table:style-name="ro1">
          <table:table-cell office:value-type="float" office:value="349">
            <text:p>349</text:p>
          </table:table-cell>
          <table:table-cell table:number-columns-repeated="7"/>
        </table:table-row>
        <table:table-row table:style-name="ro1">
          <table:table-cell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float" office:value="351">
            <text:p>351</text:p>
          </table:table-cell>
          <table:table-cell table:number-columns-repeated="7"/>
        </table:table-row>
        <table:table-row table:style-name="ro1">
          <table:table-cell office:value-type="float" office:value="352">
            <text:p>352</text:p>
          </table:table-cell>
          <table:table-cell table:number-columns-repeated="7"/>
        </table:table-row>
        <table:table-row table:style-name="ro1">
          <table:table-cell office:value-type="float" office:value="353">
            <text:p>353</text:p>
          </table:table-cell>
          <table:table-cell table:number-columns-repeated="7"/>
        </table:table-row>
        <table:table-row table:style-name="ro1">
          <table:table-cell office:value-type="float" office:value="354">
            <text:p>354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table:number-columns-repeated="7"/>
        </table:table-row>
        <table:table-row table:style-name="ro1">
          <table:table-cell office:value-type="float" office:value="356">
            <text:p>356</text:p>
          </table:table-cell>
          <table:table-cell table:number-columns-repeated="7"/>
        </table:table-row>
        <table:table-row table:style-name="ro1">
          <table:table-cell office:value-type="float" office:value="357">
            <text:p>357</text:p>
          </table:table-cell>
          <table:table-cell table:number-columns-repeated="7"/>
        </table:table-row>
        <table:table-row table:style-name="ro1">
          <table:table-cell office:value-type="float" office:value="358">
            <text:p>358</text:p>
          </table:table-cell>
          <table:table-cell table:number-columns-repeated="7"/>
        </table:table-row>
        <table:table-row table:style-name="ro1">
          <table:table-cell office:value-type="float" office:value="359">
            <text:p>359</text:p>
          </table:table-cell>
          <table:table-cell table:number-columns-repeated="7"/>
        </table:table-row>
        <table:table-row table:style-name="ro1">
          <table:table-cell office:value-type="float" office:value="360">
            <text:p>360</text:p>
          </table:table-cell>
          <table:table-cell table:number-columns-repeated="7"/>
        </table:table-row>
        <table:table-row table:style-name="ro1">
          <table:table-cell office:value-type="float" office:value="361">
            <text:p>361</text:p>
          </table:table-cell>
          <table:table-cell table:number-columns-repeated="7"/>
        </table:table-row>
        <table:table-row table:style-name="ro1">
          <table:table-cell office:value-type="float" office:value="362">
            <text:p>362</text:p>
          </table:table-cell>
          <table:table-cell table:number-columns-repeated="7"/>
        </table:table-row>
        <table:table-row table:style-name="ro1">
          <table:table-cell office:value-type="float" office:value="363">
            <text:p>363</text:p>
          </table:table-cell>
          <table:table-cell table:number-columns-repeated="7"/>
        </table:table-row>
        <table:table-row table:style-name="ro1">
          <table:table-cell office:value-type="float" office:value="364">
            <text:p>364</text:p>
          </table:table-cell>
          <table:table-cell table:number-columns-repeated="7"/>
        </table:table-row>
        <table:table-row table:style-name="ro1">
          <table:table-cell office:value-type="float" office:value="365">
            <text:p>365</text:p>
          </table:table-cell>
          <table:table-cell table:number-columns-repeated="7"/>
        </table:table-row>
        <table:table-row table:style-name="ro1">
          <table:table-cell office:value-type="float" office:value="366">
            <text:p>366</text:p>
          </table:table-cell>
          <table:table-cell table:number-columns-repeated="7"/>
        </table:table-row>
        <table:table-row table:style-name="ro1">
          <table:table-cell office:value-type="float" office:value="367">
            <text:p>367</text:p>
          </table:table-cell>
          <table:table-cell table:number-columns-repeated="7"/>
        </table:table-row>
        <table:table-row table:style-name="ro1">
          <table:table-cell office:value-type="float" office:value="368">
            <text:p>368</text:p>
          </table:table-cell>
          <table:table-cell table:number-columns-repeated="7"/>
        </table:table-row>
        <table:table-row table:style-name="ro1">
          <table:table-cell office:value-type="float" office:value="369">
            <text:p>369</text:p>
          </table:table-cell>
          <table:table-cell table:number-columns-repeated="7"/>
        </table:table-row>
        <table:table-row table:style-name="ro1">
          <table:table-cell office:value-type="float" office:value="370">
            <text:p>370</text:p>
          </table:table-cell>
          <table:table-cell table:number-columns-repeated="7"/>
        </table:table-row>
        <table:table-row table:style-name="ro1">
          <table:table-cell office:value-type="float" office:value="371">
            <text:p>371</text:p>
          </table:table-cell>
          <table:table-cell table:number-columns-repeated="7"/>
        </table:table-row>
        <table:table-row table:style-name="ro1">
          <table:table-cell office:value-type="float" office:value="372">
            <text:p>372</text:p>
          </table:table-cell>
          <table:table-cell table:number-columns-repeated="7"/>
        </table:table-row>
        <table:table-row table:style-name="ro1">
          <table:table-cell office:value-type="float" office:value="373">
            <text:p>373</text:p>
          </table:table-cell>
          <table:table-cell table:number-columns-repeated="7"/>
        </table:table-row>
        <table:table-row table:style-name="ro1">
          <table:table-cell office:value-type="float" office:value="374">
            <text:p>374</text:p>
          </table:table-cell>
          <table:table-cell table:number-columns-repeated="7"/>
        </table:table-row>
        <table:table-row table:style-name="ro1">
          <table:table-cell office:value-type="float" office:value="375">
            <text:p>375</text:p>
          </table:table-cell>
          <table:table-cell table:number-columns-repeated="7"/>
        </table:table-row>
        <table:table-row table:style-name="ro1">
          <table:table-cell office:value-type="float" office:value="376">
            <text:p>376</text:p>
          </table:table-cell>
          <table:table-cell table:number-columns-repeated="7"/>
        </table:table-row>
        <table:table-row table:style-name="ro1">
          <table:table-cell office:value-type="float" office:value="377">
            <text:p>377</text:p>
          </table:table-cell>
          <table:table-cell table:number-columns-repeated="7"/>
        </table:table-row>
        <table:table-row table:style-name="ro1">
          <table:table-cell office:value-type="float" office:value="378">
            <text:p>378</text:p>
          </table:table-cell>
          <table:table-cell table:number-columns-repeated="7"/>
        </table:table-row>
        <table:table-row table:style-name="ro1">
          <table:table-cell office:value-type="float" office:value="379">
            <text:p>379</text:p>
          </table:table-cell>
          <table:table-cell table:number-columns-repeated="7"/>
        </table:table-row>
        <table:table-row table:style-name="ro1">
          <table:table-cell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float" office:value="381">
            <text:p>381</text:p>
          </table:table-cell>
          <table:table-cell table:number-columns-repeated="7"/>
        </table:table-row>
        <table:table-row table:style-name="ro1">
          <table:table-cell office:value-type="float" office:value="382">
            <text:p>382</text:p>
          </table:table-cell>
          <table:table-cell table:number-columns-repeated="7"/>
        </table:table-row>
        <table:table-row table:style-name="ro1">
          <table:table-cell office:value-type="float" office:value="383">
            <text:p>383</text:p>
          </table:table-cell>
          <table:table-cell table:number-columns-repeated="7"/>
        </table:table-row>
        <table:table-row table:style-name="ro1">
          <table:table-cell office:value-type="float" office:value="384">
            <text:p>384</text:p>
          </table:table-cell>
          <table:table-cell table:number-columns-repeated="7"/>
        </table:table-row>
        <table:table-row table:style-name="ro1">
          <table:table-cell office:value-type="float" office:value="385">
            <text:p>385</text:p>
          </table:table-cell>
          <table:table-cell table:number-columns-repeated="7"/>
        </table:table-row>
        <table:table-row table:style-name="ro1">
          <table:table-cell office:value-type="float" office:value="386">
            <text:p>386</text:p>
          </table:table-cell>
          <table:table-cell table:number-columns-repeated="7"/>
        </table:table-row>
        <table:table-row table:style-name="ro1">
          <table:table-cell office:value-type="float" office:value="387">
            <text:p>387</text:p>
          </table:table-cell>
          <table:table-cell table:number-columns-repeated="7"/>
        </table:table-row>
        <table:table-row table:style-name="ro1">
          <table:table-cell office:value-type="float" office:value="388">
            <text:p>388</text:p>
          </table:table-cell>
          <table:table-cell table:number-columns-repeated="7"/>
        </table:table-row>
        <table:table-row table:style-name="ro1">
          <table:table-cell office:value-type="float" office:value="389">
            <text:p>389</text:p>
          </table:table-cell>
          <table:table-cell table:number-columns-repeated="7"/>
        </table:table-row>
        <table:table-row table:style-name="ro1">
          <table:table-cell office:value-type="float" office:value="390">
            <text:p>390</text:p>
          </table:table-cell>
          <table:table-cell table:number-columns-repeated="7"/>
        </table:table-row>
        <table:table-row table:style-name="ro1">
          <table:table-cell office:value-type="float" office:value="391">
            <text:p>391</text:p>
          </table:table-cell>
          <table:table-cell table:number-columns-repeated="7"/>
        </table:table-row>
        <table:table-row table:style-name="ro1">
          <table:table-cell office:value-type="float" office:value="392">
            <text:p>392</text:p>
          </table:table-cell>
          <table:table-cell table:number-columns-repeated="7"/>
        </table:table-row>
        <table:table-row table:style-name="ro1">
          <table:table-cell office:value-type="float" office:value="393">
            <text:p>393</text:p>
          </table:table-cell>
          <table:table-cell table:number-columns-repeated="7"/>
        </table:table-row>
        <table:table-row table:style-name="ro1">
          <table:table-cell office:value-type="float" office:value="394">
            <text:p>394</text:p>
          </table:table-cell>
          <table:table-cell table:number-columns-repeated="7"/>
        </table:table-row>
        <table:table-row table:style-name="ro1">
          <table:table-cell office:value-type="float" office:value="395">
            <text:p>395</text:p>
          </table:table-cell>
          <table:table-cell table:number-columns-repeated="7"/>
        </table:table-row>
        <table:table-row table:style-name="ro1">
          <table:table-cell office:value-type="float" office:value="396">
            <text:p>396</text:p>
          </table:table-cell>
          <table:table-cell table:number-columns-repeated="7"/>
        </table:table-row>
        <table:table-row table:style-name="ro1">
          <table:table-cell office:value-type="float" office:value="397">
            <text:p>397</text:p>
          </table:table-cell>
          <table:table-cell table:number-columns-repeated="7"/>
        </table:table-row>
        <table:table-row table:style-name="ro1">
          <table:table-cell office:value-type="float" office:value="398">
            <text:p>398</text:p>
          </table:table-cell>
          <table:table-cell table:number-columns-repeated="7"/>
        </table:table-row>
        <table:table-row table:style-name="ro1">
          <table:table-cell office:value-type="float" office:value="399">
            <text:p>399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float" office:value="401">
            <text:p>401</text:p>
          </table:table-cell>
          <table:table-cell table:number-columns-repeated="7"/>
        </table:table-row>
        <table:table-row table:style-name="ro1">
          <table:table-cell office:value-type="float" office:value="402">
            <text:p>402</text:p>
          </table:table-cell>
          <table:table-cell table:number-columns-repeated="7"/>
        </table:table-row>
        <table:table-row table:style-name="ro1">
          <table:table-cell office:value-type="float" office:value="403">
            <text:p>403</text:p>
          </table:table-cell>
          <table:table-cell table:number-columns-repeated="7"/>
        </table:table-row>
        <table:table-row table:style-name="ro1">
          <table:table-cell office:value-type="float" office:value="404">
            <text:p>404</text:p>
          </table:table-cell>
          <table:table-cell table:number-columns-repeated="7"/>
        </table:table-row>
        <table:table-row table:style-name="ro1">
          <table:table-cell office:value-type="float" office:value="405">
            <text:p>405</text:p>
          </table:table-cell>
          <table:table-cell table:number-columns-repeated="7"/>
        </table:table-row>
        <table:table-row table:style-name="ro1">
          <table:table-cell office:value-type="float" office:value="406">
            <text:p>406</text:p>
          </table:table-cell>
          <table:table-cell table:number-columns-repeated="7"/>
        </table:table-row>
        <table:table-row table:style-name="ro1">
          <table:table-cell office:value-type="float" office:value="407">
            <text:p>407</text:p>
          </table:table-cell>
          <table:table-cell table:number-columns-repeated="7"/>
        </table:table-row>
        <table:table-row table:style-name="ro1">
          <table:table-cell office:value-type="float" office:value="408">
            <text:p>408</text:p>
          </table:table-cell>
          <table:table-cell table:number-columns-repeated="7"/>
        </table:table-row>
        <table:table-row table:style-name="ro1">
          <table:table-cell office:value-type="float" office:value="409">
            <text:p>409</text:p>
          </table:table-cell>
          <table:table-cell table:number-columns-repeated="7"/>
        </table:table-row>
        <table:table-row table:style-name="ro1">
          <table:table-cell office:value-type="float" office:value="410">
            <text:p>410</text:p>
          </table:table-cell>
          <table:table-cell table:number-columns-repeated="7"/>
        </table:table-row>
        <table:table-row table:style-name="ro1">
          <table:table-cell office:value-type="float" office:value="411">
            <text:p>411</text:p>
          </table:table-cell>
          <table:table-cell table:number-columns-repeated="7"/>
        </table:table-row>
        <table:table-row table:style-name="ro1">
          <table:table-cell office:value-type="float" office:value="412">
            <text:p>412</text:p>
          </table:table-cell>
          <table:table-cell table:number-columns-repeated="7"/>
        </table:table-row>
        <table:table-row table:style-name="ro1"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14">
            <text:p>414</text:p>
          </table:table-cell>
          <table:table-cell table:number-columns-repeated="7"/>
        </table:table-row>
        <table:table-row table:style-name="ro1">
          <table:table-cell office:value-type="float" office:value="415">
            <text:p>415</text:p>
          </table:table-cell>
          <table:table-cell table:number-columns-repeated="7"/>
        </table:table-row>
        <table:table-row table:style-name="ro1">
          <table:table-cell office:value-type="float" office:value="416">
            <text:p>416</text:p>
          </table:table-cell>
          <table:table-cell table:number-columns-repeated="7"/>
        </table:table-row>
        <table:table-row table:style-name="ro1">
          <table:table-cell office:value-type="float" office:value="417">
            <text:p>417</text:p>
          </table:table-cell>
          <table:table-cell table:number-columns-repeated="7"/>
        </table:table-row>
        <table:table-row table:style-name="ro1">
          <table:table-cell office:value-type="float" office:value="418">
            <text:p>418</text:p>
          </table:table-cell>
          <table:table-cell table:number-columns-repeated="7"/>
        </table:table-row>
        <table:table-row table:style-name="ro1">
          <table:table-cell office:value-type="float" office:value="419">
            <text:p>419</text:p>
          </table:table-cell>
          <table:table-cell table:number-columns-repeated="7"/>
        </table:table-row>
        <table:table-row table:style-name="ro1">
          <table:table-cell office:value-type="float" office:value="420">
            <text:p>420</text:p>
          </table:table-cell>
          <table:table-cell table:number-columns-repeated="7"/>
        </table:table-row>
        <table:table-row table:style-name="ro1">
          <table:table-cell office:value-type="float" office:value="421">
            <text:p>421</text:p>
          </table:table-cell>
          <table:table-cell table:number-columns-repeated="7"/>
        </table:table-row>
        <table:table-row table:style-name="ro1">
          <table:table-cell office:value-type="float" office:value="422">
            <text:p>422</text:p>
          </table:table-cell>
          <table:table-cell table:number-columns-repeated="7"/>
        </table:table-row>
        <table:table-row table:style-name="ro1">
          <table:table-cell office:value-type="float" office:value="423">
            <text:p>423</text:p>
          </table:table-cell>
          <table:table-cell table:number-columns-repeated="7"/>
        </table:table-row>
        <table:table-row table:style-name="ro1">
          <table:table-cell office:value-type="float" office:value="424">
            <text:p>424</text:p>
          </table:table-cell>
          <table:table-cell table:number-columns-repeated="7"/>
        </table:table-row>
        <table:table-row table:style-name="ro1">
          <table:table-cell office:value-type="float" office:value="425">
            <text:p>425</text:p>
          </table:table-cell>
          <table:table-cell table:number-columns-repeated="7"/>
        </table:table-row>
        <table:table-row table:style-name="ro1">
          <table:table-cell office:value-type="float" office:value="426">
            <text:p>426</text:p>
          </table:table-cell>
          <table:table-cell table:number-columns-repeated="7"/>
        </table:table-row>
        <table:table-row table:style-name="ro1">
          <table:table-cell office:value-type="float" office:value="427">
            <text:p>427</text:p>
          </table:table-cell>
          <table:table-cell table:number-columns-repeated="7"/>
        </table:table-row>
        <table:table-row table:style-name="ro1">
          <table:table-cell office:value-type="float" office:value="428">
            <text:p>428</text:p>
          </table:table-cell>
          <table:table-cell table:number-columns-repeated="7"/>
        </table:table-row>
        <table:table-row table:style-name="ro1">
          <table:table-cell office:value-type="float" office:value="429">
            <text:p>429</text:p>
          </table:table-cell>
          <table:table-cell table:number-columns-repeated="7"/>
        </table:table-row>
        <table:table-row table:style-name="ro1">
          <table:table-cell office:value-type="float" office:value="430">
            <text:p>430</text:p>
          </table:table-cell>
          <table:table-cell table:number-columns-repeated="7"/>
        </table:table-row>
        <table:table-row table:style-name="ro1">
          <table:table-cell office:value-type="float" office:value="431">
            <text:p>431</text:p>
          </table:table-cell>
          <table:table-cell table:number-columns-repeated="7"/>
        </table:table-row>
        <table:table-row table:style-name="ro1">
          <table:table-cell office:value-type="float" office:value="432">
            <text:p>432</text:p>
          </table:table-cell>
          <table:table-cell table:number-columns-repeated="7"/>
        </table:table-row>
        <table:table-row table:style-name="ro1">
          <table:table-cell office:value-type="float" office:value="433">
            <text:p>433</text:p>
          </table:table-cell>
          <table:table-cell table:number-columns-repeated="7"/>
        </table:table-row>
        <table:table-row table:style-name="ro1">
          <table:table-cell office:value-type="float" office:value="434">
            <text:p>434</text:p>
          </table:table-cell>
          <table:table-cell table:number-columns-repeated="7"/>
        </table:table-row>
        <table:table-row table:style-name="ro1">
          <table:table-cell office:value-type="float" office:value="435">
            <text:p>435</text:p>
          </table:table-cell>
          <table:table-cell table:number-columns-repeated="7"/>
        </table:table-row>
        <table:table-row table:style-name="ro1">
          <table:table-cell office:value-type="float" office:value="436">
            <text:p>436</text:p>
          </table:table-cell>
          <table:table-cell table:number-columns-repeated="7"/>
        </table:table-row>
        <table:table-row table:style-name="ro1">
          <table:table-cell office:value-type="float" office:value="437">
            <text:p>437</text:p>
          </table:table-cell>
          <table:table-cell table:number-columns-repeated="7"/>
        </table:table-row>
        <table:table-row table:style-name="ro1">
          <table:table-cell office:value-type="float" office:value="438">
            <text:p>438</text:p>
          </table:table-cell>
          <table:table-cell table:number-columns-repeated="7"/>
        </table:table-row>
        <table:table-row table:style-name="ro1">
          <table:table-cell office:value-type="float" office:value="439">
            <text:p>439</text:p>
          </table:table-cell>
          <table:table-cell table:number-columns-repeated="7"/>
        </table:table-row>
        <table:table-row table:style-name="ro1">
          <table:table-cell office:value-type="float" office:value="440">
            <text:p>440</text:p>
          </table:table-cell>
          <table:table-cell table:number-columns-repeated="7"/>
        </table:table-row>
        <table:table-row table:style-name="ro1">
          <table:table-cell office:value-type="float" office:value="441">
            <text:p>441</text:p>
          </table:table-cell>
          <table:table-cell table:number-columns-repeated="7"/>
        </table:table-row>
        <table:table-row table:style-name="ro1">
          <table:table-cell office:value-type="float" office:value="442">
            <text:p>442</text:p>
          </table:table-cell>
          <table:table-cell table:number-columns-repeated="7"/>
        </table:table-row>
        <table:table-row table:style-name="ro1">
          <table:table-cell office:value-type="float" office:value="443">
            <text:p>443</text:p>
          </table:table-cell>
          <table:table-cell table:number-columns-repeated="7"/>
        </table:table-row>
        <table:table-row table:style-name="ro1">
          <table:table-cell office:value-type="float" office:value="444">
            <text:p>444</text:p>
          </table:table-cell>
          <table:table-cell table:number-columns-repeated="7"/>
        </table:table-row>
        <table:table-row table:style-name="ro1">
          <table:table-cell office:value-type="float" office:value="445">
            <text:p>445</text:p>
          </table:table-cell>
          <table:table-cell table:number-columns-repeated="7"/>
        </table:table-row>
        <table:table-row table:style-name="ro1">
          <table:table-cell office:value-type="float" office:value="446">
            <text:p>446</text:p>
          </table:table-cell>
          <table:table-cell table:number-columns-repeated="7"/>
        </table:table-row>
        <table:table-row table:style-name="ro1">
          <table:table-cell office:value-type="float" office:value="447">
            <text:p>447</text:p>
          </table:table-cell>
          <table:table-cell table:number-columns-repeated="7"/>
        </table:table-row>
        <table:table-row table:style-name="ro1">
          <table:table-cell office:value-type="float" office:value="448">
            <text:p>448</text:p>
          </table:table-cell>
          <table:table-cell table:number-columns-repeated="7"/>
        </table:table-row>
        <table:table-row table:style-name="ro1">
          <table:table-cell office:value-type="float" office:value="449">
            <text:p>449</text:p>
          </table:table-cell>
          <table:table-cell table:number-columns-repeated="7"/>
        </table:table-row>
        <table:table-row table:style-name="ro1"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float" office:value="451">
            <text:p>451</text:p>
          </table:table-cell>
          <table:table-cell table:number-columns-repeated="7"/>
        </table:table-row>
        <table:table-row table:style-name="ro1">
          <table:table-cell office:value-type="float" office:value="452">
            <text:p>452</text:p>
          </table:table-cell>
          <table:table-cell table:number-columns-repeated="7"/>
        </table:table-row>
        <table:table-row table:style-name="ro1">
          <table:table-cell office:value-type="float" office:value="453">
            <text:p>453</text:p>
          </table:table-cell>
          <table:table-cell table:number-columns-repeated="7"/>
        </table:table-row>
        <table:table-row table:style-name="ro1">
          <table:table-cell office:value-type="float" office:value="454">
            <text:p>454</text:p>
          </table:table-cell>
          <table:table-cell table:number-columns-repeated="7"/>
        </table:table-row>
        <table:table-row table:style-name="ro1">
          <table:table-cell office:value-type="float" office:value="455">
            <text:p>455</text:p>
          </table:table-cell>
          <table:table-cell table:number-columns-repeated="7"/>
        </table:table-row>
        <table:table-row table:style-name="ro1">
          <table:table-cell office:value-type="float" office:value="456">
            <text:p>456</text:p>
          </table:table-cell>
          <table:table-cell table:number-columns-repeated="7"/>
        </table:table-row>
        <table:table-row table:style-name="ro1">
          <table:table-cell office:value-type="float" office:value="457">
            <text:p>457</text:p>
          </table:table-cell>
          <table:table-cell table:number-columns-repeated="7"/>
        </table:table-row>
        <table:table-row table:style-name="ro1">
          <table:table-cell office:value-type="float" office:value="458">
            <text:p>458</text:p>
          </table:table-cell>
          <table:table-cell table:number-columns-repeated="7"/>
        </table:table-row>
        <table:table-row table:style-name="ro1">
          <table:table-cell office:value-type="float" office:value="459">
            <text:p>459</text:p>
          </table:table-cell>
          <table:table-cell table:number-columns-repeated="7"/>
        </table:table-row>
        <table:table-row table:style-name="ro1">
          <table:table-cell office:value-type="float" office:value="460">
            <text:p>460</text:p>
          </table:table-cell>
          <table:table-cell table:number-columns-repeated="7"/>
        </table:table-row>
        <table:table-row table:style-name="ro1">
          <table:table-cell office:value-type="float" office:value="461">
            <text:p>461</text:p>
          </table:table-cell>
          <table:table-cell table:number-columns-repeated="7"/>
        </table:table-row>
        <table:table-row table:style-name="ro1">
          <table:table-cell office:value-type="float" office:value="462">
            <text:p>462</text:p>
          </table:table-cell>
          <table:table-cell table:number-columns-repeated="7"/>
        </table:table-row>
        <table:table-row table:style-name="ro1">
          <table:table-cell office:value-type="float" office:value="463">
            <text:p>463</text:p>
          </table:table-cell>
          <table:table-cell table:number-columns-repeated="7"/>
        </table:table-row>
        <table:table-row table:style-name="ro1">
          <table:table-cell office:value-type="float" office:value="464">
            <text:p>464</text:p>
          </table:table-cell>
          <table:table-cell table:number-columns-repeated="7"/>
        </table:table-row>
        <table:table-row table:style-name="ro1">
          <table:table-cell office:value-type="float" office:value="465">
            <text:p>465</text:p>
          </table:table-cell>
          <table:table-cell table:number-columns-repeated="7"/>
        </table:table-row>
        <table:table-row table:style-name="ro1">
          <table:table-cell office:value-type="float" office:value="466">
            <text:p>466</text:p>
          </table:table-cell>
          <table:table-cell table:number-columns-repeated="7"/>
        </table:table-row>
        <table:table-row table:style-name="ro1">
          <table:table-cell office:value-type="float" office:value="467">
            <text:p>467</text:p>
          </table:table-cell>
          <table:table-cell table:number-columns-repeated="7"/>
        </table:table-row>
        <table:table-row table:style-name="ro1">
          <table:table-cell office:value-type="float" office:value="468">
            <text:p>468</text:p>
          </table:table-cell>
          <table:table-cell table:number-columns-repeated="7"/>
        </table:table-row>
        <table:table-row table:style-name="ro1">
          <table:table-cell office:value-type="float" office:value="469">
            <text:p>469</text:p>
          </table:table-cell>
          <table:table-cell table:number-columns-repeated="7"/>
        </table:table-row>
        <table:table-row table:style-name="ro1">
          <table:table-cell office:value-type="float" office:value="470">
            <text:p>470</text:p>
          </table:table-cell>
          <table:table-cell table:number-columns-repeated="7"/>
        </table:table-row>
        <table:table-row table:style-name="ro1">
          <table:table-cell office:value-type="float" office:value="471">
            <text:p>471</text:p>
          </table:table-cell>
          <table:table-cell table:number-columns-repeated="7"/>
        </table:table-row>
        <table:table-row table:style-name="ro1">
          <table:table-cell office:value-type="float" office:value="472">
            <text:p>472</text:p>
          </table:table-cell>
          <table:table-cell table:number-columns-repeated="7"/>
        </table:table-row>
        <table:table-row table:style-name="ro1">
          <table:table-cell office:value-type="float" office:value="473">
            <text:p>473</text:p>
          </table:table-cell>
          <table:table-cell table:number-columns-repeated="7"/>
        </table:table-row>
        <table:table-row table:style-name="ro1">
          <table:table-cell office:value-type="float" office:value="474">
            <text:p>474</text:p>
          </table:table-cell>
          <table:table-cell table:number-columns-repeated="7"/>
        </table:table-row>
        <table:table-row table:style-name="ro1">
          <table:table-cell office:value-type="float" office:value="475">
            <text:p>475</text:p>
          </table:table-cell>
          <table:table-cell table:number-columns-repeated="7"/>
        </table:table-row>
        <table:table-row table:style-name="ro1">
          <table:table-cell office:value-type="float" office:value="476">
            <text:p>476</text:p>
          </table:table-cell>
          <table:table-cell table:number-columns-repeated="7"/>
        </table:table-row>
        <table:table-row table:style-name="ro1">
          <table:table-cell office:value-type="float" office:value="477">
            <text:p>477</text:p>
          </table:table-cell>
          <table:table-cell table:number-columns-repeated="7"/>
        </table:table-row>
        <table:table-row table:style-name="ro1">
          <table:table-cell office:value-type="float" office:value="478">
            <text:p>478</text:p>
          </table:table-cell>
          <table:table-cell table:number-columns-repeated="7"/>
        </table:table-row>
        <table:table-row table:style-name="ro1">
          <table:table-cell office:value-type="float" office:value="479">
            <text:p>479</text:p>
          </table:table-cell>
          <table:table-cell table:number-columns-repeated="7"/>
        </table:table-row>
        <table:table-row table:style-name="ro1">
          <table:table-cell office:value-type="float" office:value="480">
            <text:p>480</text:p>
          </table:table-cell>
          <table:table-cell table:number-columns-repeated="7"/>
        </table:table-row>
        <table:table-row table:style-name="ro1">
          <table:table-cell office:value-type="float" office:value="481">
            <text:p>481</text:p>
          </table:table-cell>
          <table:table-cell table:number-columns-repeated="7"/>
        </table:table-row>
        <table:table-row table:style-name="ro1">
          <table:table-cell office:value-type="float" office:value="482">
            <text:p>482</text:p>
          </table:table-cell>
          <table:table-cell table:number-columns-repeated="7"/>
        </table:table-row>
        <table:table-row table:style-name="ro1">
          <table:table-cell office:value-type="float" office:value="483">
            <text:p>483</text:p>
          </table:table-cell>
          <table:table-cell table:number-columns-repeated="7"/>
        </table:table-row>
        <table:table-row table:style-name="ro1">
          <table:table-cell office:value-type="float" office:value="484">
            <text:p>484</text:p>
          </table:table-cell>
          <table:table-cell table:number-columns-repeated="7"/>
        </table:table-row>
        <table:table-row table:style-name="ro1">
          <table:table-cell office:value-type="float" office:value="485">
            <text:p>485</text:p>
          </table:table-cell>
          <table:table-cell table:number-columns-repeated="7"/>
        </table:table-row>
        <table:table-row table:style-name="ro1">
          <table:table-cell office:value-type="float" office:value="486">
            <text:p>486</text:p>
          </table:table-cell>
          <table:table-cell table:number-columns-repeated="7"/>
        </table:table-row>
        <table:table-row table:style-name="ro1">
          <table:table-cell office:value-type="float" office:value="487">
            <text:p>487</text:p>
          </table:table-cell>
          <table:table-cell table:number-columns-repeated="7"/>
        </table:table-row>
        <table:table-row table:style-name="ro1">
          <table:table-cell office:value-type="float" office:value="488">
            <text:p>488</text:p>
          </table:table-cell>
          <table:table-cell table:number-columns-repeated="7"/>
        </table:table-row>
        <table:table-row table:style-name="ro1">
          <table:table-cell office:value-type="float" office:value="489">
            <text:p>489</text:p>
          </table:table-cell>
          <table:table-cell table:number-columns-repeated="7"/>
        </table:table-row>
        <table:table-row table:style-name="ro1">
          <table:table-cell office:value-type="float" office:value="490">
            <text:p>490</text:p>
          </table:table-cell>
          <table:table-cell table:number-columns-repeated="7"/>
        </table:table-row>
        <table:table-row table:style-name="ro1">
          <table:table-cell office:value-type="float" office:value="491">
            <text:p>491</text:p>
          </table:table-cell>
          <table:table-cell table:number-columns-repeated="7"/>
        </table:table-row>
        <table:table-row table:style-name="ro1">
          <table:table-cell office:value-type="float" office:value="492">
            <text:p>492</text:p>
          </table:table-cell>
          <table:table-cell table:number-columns-repeated="7"/>
        </table:table-row>
        <table:table-row table:style-name="ro1">
          <table:table-cell office:value-type="float" office:value="493">
            <text:p>493</text:p>
          </table:table-cell>
          <table:table-cell table:number-columns-repeated="7"/>
        </table:table-row>
        <table:table-row table:style-name="ro1">
          <table:table-cell office:value-type="float" office:value="494">
            <text:p>494</text:p>
          </table:table-cell>
          <table:table-cell table:number-columns-repeated="7"/>
        </table:table-row>
        <table:table-row table:style-name="ro1">
          <table:table-cell office:value-type="float" office:value="495">
            <text:p>495</text:p>
          </table:table-cell>
          <table:table-cell table:number-columns-repeated="7"/>
        </table:table-row>
        <table:table-row table:style-name="ro1">
          <table:table-cell office:value-type="float" office:value="496">
            <text:p>496</text:p>
          </table:table-cell>
          <table:table-cell table:number-columns-repeated="7"/>
        </table:table-row>
        <table:table-row table:style-name="ro1">
          <table:table-cell office:value-type="float" office:value="497">
            <text:p>497</text:p>
          </table:table-cell>
          <table:table-cell table:number-columns-repeated="7"/>
        </table:table-row>
        <table:table-row table:style-name="ro1">
          <table:table-cell office:value-type="float" office:value="498">
            <text:p>498</text:p>
          </table:table-cell>
          <table:table-cell table:number-columns-repeated="7"/>
        </table:table-row>
        <table:table-row table:style-name="ro1">
          <table:table-cell office:value-type="float" office:value="499">
            <text:p>499</text:p>
          </table:table-cell>
          <table:table-cell table:number-columns-repeated="7"/>
        </table:table-row>
      </table:table>
      <table:table table:name="scratch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0144">
            <text:p>0.01</text:p>
          </table:table-cell>
          <table:table-cell office:value-type="float" office:value="667.3658">
            <text:p>667.37</text:p>
          </table:table-cell>
        </table:table-row>
        <table:table-row table:style-name="ro1">
          <table:table-cell office:value-type="float" office:value="0.0191">
            <text:p>0.02</text:p>
          </table:table-cell>
          <table:table-cell office:value-type="float" office:value="668.9389">
            <text:p>668.94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669.6796">
            <text:p>669.68</text:p>
          </table:table-cell>
        </table:table-row>
        <table:table-row table:style-name="ro1">
          <table:table-cell office:value-type="float" office:value="0.0105">
            <text:p>0.01</text:p>
          </table:table-cell>
          <table:table-cell office:value-type="float" office:value="669.6231">
            <text:p>669.62</text:p>
          </table:table-cell>
        </table:table-row>
        <table:table-row table:style-name="ro1">
          <table:table-cell office:value-type="float" office:value="0.0098">
            <text:p>0.01</text:p>
          </table:table-cell>
          <table:table-cell office:value-type="float" office:value="668.7812">
            <text:p>668.78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68.0475">
            <text:p>668.05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67.7875">
            <text:p>667.79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67.8346">
            <text:p>667.83</text:p>
          </table:table-cell>
        </table:table-row>
        <table:table-row table:style-name="ro1">
          <table:table-cell office:value-type="float" office:value="0.0303">
            <text:p>0.03</text:p>
          </table:table-cell>
          <table:table-cell office:value-type="float" office:value="668.9404">
            <text:p>668.94</text:p>
          </table:table-cell>
        </table:table-row>
        <table:table-row table:style-name="ro1">
          <table:table-cell office:value-type="float" office:value="0.0313">
            <text:p>0.03</text:p>
          </table:table-cell>
          <table:table-cell office:value-type="float" office:value="671.0872">
            <text:p>671.09</text:p>
          </table:table-cell>
        </table:table-row>
        <table:table-row table:style-name="ro1">
          <table:table-cell office:value-type="float" office:value="0.0299">
            <text:p>0.03</text:p>
          </table:table-cell>
          <table:table-cell office:value-type="float" office:value="674.0468">
            <text:p>674.05</text:p>
          </table:table-cell>
        </table:table-row>
        <table:table-row table:style-name="ro1">
          <table:table-cell office:value-type="float" office:value="0.0231">
            <text:p>0.02</text:p>
          </table:table-cell>
          <table:table-cell office:value-type="float" office:value="677.116">
            <text:p>677.12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680.2325">
            <text:p>680.23</text:p>
          </table:table-cell>
        </table:table-row>
        <table:table-row table:style-name="ro1">
          <table:table-cell office:value-type="float" office:value="0.0206">
            <text:p>0.02</text:p>
          </table:table-cell>
          <table:table-cell office:value-type="float" office:value="683.2076">
            <text:p>683.21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85.8826">
            <text:p>685.88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688.137">
            <text:p>688.14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689.6757">
            <text:p>689.68</text:p>
          </table:table-cell>
        </table:table-row>
        <table:table-row table:style-name="ro1">
          <table:table-cell office:value-type="float" office:value="0.0058">
            <text:p>0.01</text:p>
          </table:table-cell>
          <table:table-cell office:value-type="float" office:value="689.86">
            <text:p>689.86</text:p>
          </table:table-cell>
        </table:table-row>
        <table:table-row table:style-name="ro1">
          <table:table-cell office:value-type="float" office:value="0.0043">
            <text:p>0</text:p>
          </table:table-cell>
          <table:table-cell office:value-type="float" office:value="688.6894">
            <text:p>688.69</text:p>
          </table:table-cell>
        </table:table-row>
        <table:table-row table:style-name="ro1">
          <table:table-cell office:value-type="float" office:value="0.0025">
            <text:p>0</text:p>
          </table:table-cell>
          <table:table-cell office:value-type="float" office:value="686.1338">
            <text:p>686.13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683.3365">
            <text:p>683.34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80.9337">
            <text:p>680.93</text:p>
          </table:table-cell>
        </table:table-row>
        <table:table-row table:style-name="ro1">
          <table:table-cell office:value-type="float" office:value="0.0248">
            <text:p>0.02</text:p>
          </table:table-cell>
          <table:table-cell office:value-type="float" office:value="679.3003">
            <text:p>679.3</text:p>
          </table:table-cell>
        </table:table-row>
        <table:table-row table:style-name="ro1">
          <table:table-cell office:value-type="float" office:value="0.0272">
            <text:p>0.03</text:p>
          </table:table-cell>
          <table:table-cell office:value-type="float" office:value="678.5856">
            <text:p>678.59</text:p>
          </table:table-cell>
        </table:table-row>
        <table:table-row table:style-name="ro1">
          <table:table-cell office:value-type="float" office:value="0.0282">
            <text:p>0.03</text:p>
          </table:table-cell>
          <table:table-cell office:value-type="float" office:value="678.7899">
            <text:p>678.79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678.2596">
            <text:p>678.26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677.0786">
            <text:p>677.08</text:p>
          </table:table-cell>
        </table:table-row>
        <table:table-row table:style-name="ro1">
          <table:table-cell office:value-type="float" office:value="0.0127">
            <text:p>0.01</text:p>
          </table:table-cell>
          <table:table-cell office:value-type="float" office:value="675.4675">
            <text:p>675.47</text:p>
          </table:table-cell>
        </table:table-row>
        <table:table-row table:style-name="ro1">
          <table:table-cell office:value-type="float" office:value="0.0153">
            <text:p>0.02</text:p>
          </table:table-cell>
          <table:table-cell office:value-type="float" office:value="673.7035">
            <text:p>673.7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671.1012">
            <text:p>671.1</text:p>
          </table:table-cell>
        </table:table-row>
        <table:table-row table:style-name="ro1">
          <table:table-cell office:value-type="float" office:value="0.0069">
            <text:p>0.01</text:p>
          </table:table-cell>
          <table:table-cell office:value-type="float" office:value="667.6938">
            <text:p>667.69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664.1849">
            <text:p>664.18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660.8685">
            <text:p>660.87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57.9211">
            <text:p>657.92</text:p>
          </table:table-cell>
        </table:table-row>
        <table:table-row table:style-name="ro1">
          <table:table-cell office:value-type="float" office:value="0.0173">
            <text:p>0.02</text:p>
          </table:table-cell>
          <table:table-cell office:value-type="float" office:value="655.1823">
            <text:p>655.18</text:p>
          </table:table-cell>
        </table:table-row>
        <table:table-row table:style-name="ro1">
          <table:table-cell office:value-type="float" office:value="0.0103">
            <text:p>0.01</text:p>
          </table:table-cell>
          <table:table-cell office:value-type="float" office:value="651.9996">
            <text:p>652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office:value-type="float" office:value="648.4906">
            <text:p>648.49</text:p>
          </table:table-cell>
        </table:table-row>
        <table:table-row table:style-name="ro1">
          <table:table-cell office:value-type="float" office:value="0.0163">
            <text:p>0.02</text:p>
          </table:table-cell>
          <table:table-cell office:value-type="float" office:value="645.1692">
            <text:p>645.17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641.9925">
            <text:p>641.99</text:p>
          </table:table-cell>
        </table:table-row>
        <table:table-row table:style-name="ro1">
          <table:table-cell office:value-type="float" office:value="0.0228">
            <text:p>0.02</text:p>
          </table:table-cell>
          <table:table-cell office:value-type="float" office:value="639.5818">
            <text:p>639.58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37.6373">
            <text:p>637.64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36.5588">
            <text:p>636.56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36.5178">
            <text:p>636.52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637.5234">
            <text:p>637.52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638.8764">
            <text:p>638.88</text:p>
          </table:table-cell>
        </table:table-row>
        <table:table-row table:style-name="ro1">
          <table:table-cell office:value-type="float" office:value="0.0245">
            <text:p>0.02</text:p>
          </table:table-cell>
          <table:table-cell office:value-type="float" office:value="640.7158">
            <text:p>640.72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42.4719">
            <text:p>642.47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644.2918">
            <text:p>644.29</text:p>
          </table:table-cell>
        </table:table-row>
        <table:table-row table:style-name="ro1">
          <table:table-cell office:value-type="float" office:value="0.0211">
            <text:p>0.02</text:p>
          </table:table-cell>
          <table:table-cell office:value-type="float" office:value="646.2307">
            <text:p>646.23</text:p>
          </table:table-cell>
        </table:table-row>
        <table:table-row table:style-name="ro1">
          <table:table-cell office:value-type="float" office:value="0.0266">
            <text:p>0.03</text:p>
          </table:table-cell>
          <table:table-cell office:value-type="float" office:value="648.7675">
            <text:p>648.77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office:value-type="float" office:value="651.9589">
            <text:p>651.96</text:p>
          </table:table-cell>
        </table:table-row>
        <table:table-row table:style-name="ro1">
          <table:table-cell office:value-type="float" office:value="0.0298">
            <text:p>0.03</text:p>
          </table:table-cell>
          <table:table-cell office:value-type="float" office:value="655.8981">
            <text:p>655.9</text:p>
          </table:table-cell>
        </table:table-row>
        <table:table-row table:style-name="ro1">
          <table:table-cell office:value-type="float" office:value="0.0286">
            <text:p>0.03</text:p>
          </table:table-cell>
          <table:table-cell office:value-type="float" office:value="660.3923">
            <text:p>660.39</text:p>
          </table:table-cell>
        </table:table-row>
        <table:table-row table:style-name="ro1">
          <table:table-cell office:value-type="float" office:value="0.0195">
            <text:p>0.02</text:p>
          </table:table-cell>
          <table:table-cell office:value-type="float" office:value="664.5613">
            <text:p>664.56</text:p>
          </table:table-cell>
        </table:table-row>
        <table:table-row table:style-name="ro1">
          <table:table-cell office:value-type="float" office:value="0.0248">
            <text:p>0.02</text:p>
          </table:table-cell>
          <table:table-cell office:value-type="float" office:value="668.8999">
            <text:p>668.9</text:p>
          </table:table-cell>
        </table:table-row>
        <table:table-row table:style-name="ro1">
          <table:table-cell office:value-type="float" office:value="0.0314">
            <text:p>0.03</text:p>
          </table:table-cell>
          <table:table-cell office:value-type="float" office:value="673.9753">
            <text:p>673.98</text:p>
          </table:table-cell>
        </table:table-row>
        <table:table-row table:style-name="ro1">
          <table:table-cell office:value-type="float" office:value="0.0259">
            <text:p>0.03</text:p>
          </table:table-cell>
          <table:table-cell office:value-type="float" office:value="679.2075">
            <text:p>679.21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683.9075">
            <text:p>683.91</text:p>
          </table:table-cell>
        </table:table-row>
        <table:table-row table:style-name="ro1">
          <table:table-cell office:value-type="float" office:value="0.0078">
            <text:p>0.01</text:p>
          </table:table-cell>
          <table:table-cell office:value-type="float" office:value="687.1465">
            <text:p>687.15</text:p>
          </table:table-cell>
        </table:table-row>
        <table:table-row table:style-name="ro1">
          <table:table-cell office:value-type="float" office:value="0.0003">
            <text:p>0</text:p>
          </table:table-cell>
          <table:table-cell office:value-type="float" office:value="688.3762">
            <text:p>688.38</text:p>
          </table:table-cell>
        </table:table-row>
        <table:table-row table:style-name="ro1">
          <table:table-cell office:value-type="float" office:value="-0.0014">
            <text:p>0</text:p>
          </table:table-cell>
          <table:table-cell office:value-type="float" office:value="687.6353">
            <text:p>687.64</text:p>
          </table:table-cell>
        </table:table-row>
        <table:table-row table:style-name="ro1">
          <table:table-cell office:value-type="float" office:value="0.0038">
            <text:p>0</text:p>
          </table:table-cell>
          <table:table-cell office:value-type="float" office:value="685.5911">
            <text:p>685.59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683.455">
            <text:p>683.46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681.3293">
            <text:p>681.33</text:p>
          </table:table-cell>
        </table:table-row>
        <table:table-row table:style-name="ro1">
          <table:table-cell office:value-type="float" office:value="0.0139">
            <text:p>0.01</text:p>
          </table:table-cell>
          <table:table-cell office:value-type="float" office:value="678.9651">
            <text:p>678.97</text:p>
          </table:table-cell>
        </table:table-row>
        <table:table-row table:style-name="ro1">
          <table:table-cell office:value-type="float" office:value="0.0075">
            <text:p>0.01</text:p>
          </table:table-cell>
          <table:table-cell office:value-type="float" office:value="675.808">
            <text:p>675.81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671.7119">
            <text:p>671.71</text:p>
          </table:table-cell>
        </table:table-row>
        <table:table-row table:style-name="ro1">
          <table:table-cell office:value-type="float" office:value="0.0119">
            <text:p>0.01</text:p>
          </table:table-cell>
          <table:table-cell office:value-type="float" office:value="667.4063">
            <text:p>667.41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office:value-type="float" office:value="663.2086">
            <text:p>663.21</text:p>
          </table:table-cell>
        </table:table-row>
        <table:table-row table:style-name="ro1">
          <table:table-cell office:value-type="float" office:value="0.0167">
            <text:p>0.02</text:p>
          </table:table-cell>
          <table:table-cell office:value-type="float" office:value="659.2729">
            <text:p>659.27</text:p>
          </table:table-cell>
        </table:table-row>
        <table:table-row table:style-name="ro1">
          <table:table-cell office:value-type="float" office:value="0.0112">
            <text:p>0.01</text:p>
          </table:table-cell>
          <table:table-cell office:value-type="float" office:value="655.0881">
            <text:p>655.09</text:p>
          </table:table-cell>
        </table:table-row>
        <table:table-row table:style-name="ro1">
          <table:table-cell office:value-type="float" office:value="0.0087">
            <text:p>0.01</text:p>
          </table:table-cell>
          <table:table-cell office:value-type="float" office:value="650.4577">
            <text:p>650.46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645.5688">
            <text:p>645.57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641.1306">
            <text:p>641.13</text:p>
          </table:table-cell>
        </table:table-row>
        <table:table-row table:style-name="ro1">
          <table:table-cell office:value-type="float" office:value="0.0172">
            <text:p>0.02</text:p>
          </table:table-cell>
          <table:table-cell office:value-type="float" office:value="637.077">
            <text:p>637.08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633.6671">
            <text:p>633.67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630.8906">
            <text:p>630.89</text:p>
          </table:table-cell>
        </table:table-row>
        <table:table-row table:style-name="ro1">
          <table:table-cell office:value-type="float" office:value="0.0233">
            <text:p>0.02</text:p>
          </table:table-cell>
          <table:table-cell office:value-type="float" office:value="628.9129">
            <text:p>628.91</text:p>
          </table:table-cell>
        </table:table-row>
        <table:table-row table:style-name="ro1">
          <table:table-cell office:value-type="float" office:value="0.0295">
            <text:p>0.03</text:p>
          </table:table-cell>
          <table:table-cell office:value-type="float" office:value="628.2227">
            <text:p>628.22</text:p>
          </table:table-cell>
        </table:table-row>
        <table:table-row table:style-name="ro1">
          <table:table-cell office:value-type="float" office:value="0.0231">
            <text:p>0.02</text:p>
          </table:table-cell>
          <table:table-cell office:value-type="float" office:value="628.1125">
            <text:p>628.11</text:p>
          </table:table-cell>
        </table:table-row>
        <table:table-row table:style-name="ro1">
          <table:table-cell office:value-type="float" office:value="0.0191">
            <text:p>0.02</text:p>
          </table:table-cell>
          <table:table-cell office:value-type="float" office:value="628.1627">
            <text:p>628.16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628.2806">
            <text:p>628.28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28.6464">
            <text:p>628.65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629.3671">
            <text:p>629.37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office:value-type="float" office:value="630.5164">
            <text:p>630.52</text:p>
          </table:table-cell>
        </table:table-row>
        <table:table-row table:style-name="ro1">
          <table:table-cell office:value-type="float" office:value="0.0255">
            <text:p>0.03</text:p>
          </table:table-cell>
          <table:table-cell office:value-type="float" office:value="632.2809">
            <text:p>632.28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34.343">
            <text:p>634.34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36.6134">
            <text:p>636.61</text:p>
          </table:table-cell>
        </table:table-row>
        <table:table-row table:style-name="ro1">
          <table:table-cell office:value-type="float" office:value="0.0238">
            <text:p>0.02</text:p>
          </table:table-cell>
          <table:table-cell office:value-type="float" office:value="639.2203">
            <text:p>639.22</text:p>
          </table:table-cell>
        </table:table-row>
        <table:table-row table:style-name="ro1">
          <table:table-cell office:value-type="float" office:value="0.0241">
            <text:p>0.02</text:p>
          </table:table-cell>
          <table:table-cell office:value-type="float" office:value="642.1464">
            <text:p>642.15</text:p>
          </table:table-cell>
        </table:table-row>
        <table:table-row table:style-name="ro1">
          <table:table-cell office:value-type="float" office:value="0.0203">
            <text:p>0.02</text:p>
          </table:table-cell>
          <table:table-cell office:value-type="float" office:value="645.0119">
            <text:p>645.01</text:p>
          </table:table-cell>
        </table:table-row>
        <table:table-row table:style-name="ro1">
          <table:table-cell office:value-type="float" office:value="0.0198">
            <text:p>0.02</text:p>
          </table:table-cell>
          <table:table-cell office:value-type="float" office:value="647.7715">
            <text:p>647.77</text:p>
          </table:table-cell>
        </table:table-row>
        <table:table-row table:style-name="ro1">
          <table:table-cell office:value-type="float" office:value="0.0248">
            <text:p>0.02</text:p>
          </table:table-cell>
          <table:table-cell office:value-type="float" office:value="650.8802">
            <text:p>650.88</text:p>
          </table:table-cell>
        </table:table-row>
        <table:table-row table:style-name="ro1">
          <table:table-cell office:value-type="float" office:value="0.0194">
            <text:p>0.02</text:p>
          </table:table-cell>
          <table:table-cell office:value-type="float" office:value="653.8115">
            <text:p>653.81</text:p>
          </table:table-cell>
        </table:table-row>
        <table:table-row table:style-name="ro1">
          <table:table-cell office:value-type="float" office:value="0.0176">
            <text:p>0.02</text:p>
          </table:table-cell>
          <table:table-cell office:value-type="float" office:value="656.4104">
            <text:p>656.41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658.5156">
            <text:p>658.52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660.7643">
            <text:p>660.76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63.1923">
            <text:p>663.19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665.6107">
            <text:p>665.61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667.662">
            <text:p>667.66</text:p>
          </table:table-cell>
        </table:table-row>
        <table:table-row table:style-name="ro1">
          <table:table-cell office:value-type="float" office:value="0.0232">
            <text:p>0.02</text:p>
          </table:table-cell>
          <table:table-cell office:value-type="float" office:value="669.9385">
            <text:p>669.94</text:p>
          </table:table-cell>
        </table:table-row>
        <table:table-row table:style-name="ro1">
          <table:table-cell office:value-type="float" office:value="0.0216">
            <text:p>0.02</text:p>
          </table:table-cell>
          <table:table-cell office:value-type="float" office:value="672.2695">
            <text:p>672.27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674.3904">
            <text:p>674.39</text:p>
          </table:table-cell>
        </table:table-row>
        <table:table-row table:style-name="ro1">
          <table:table-cell office:value-type="float" office:value="0.0235">
            <text:p>0.02</text:p>
          </table:table-cell>
          <table:table-cell office:value-type="float" office:value="676.735">
            <text:p>676.74</text:p>
          </table:table-cell>
        </table:table-row>
        <table:table-row table:style-name="ro1">
          <table:table-cell office:value-type="float" office:value="0.0192">
            <text:p>0.02</text:p>
          </table:table-cell>
          <table:table-cell office:value-type="float" office:value="678.8901">
            <text:p>678.89</text:p>
          </table:table-cell>
        </table:table-row>
        <table:table-row table:style-name="ro1">
          <table:table-cell office:value-type="float" office:value="0.0177">
            <text:p>0.02</text:p>
          </table:table-cell>
          <table:table-cell office:value-type="float" office:value="680.7367">
            <text:p>680.74</text:p>
          </table:table-cell>
        </table:table-row>
        <table:table-row table:style-name="ro1">
          <table:table-cell office:value-type="float" office:value="0.0195">
            <text:p>0.02</text:p>
          </table:table-cell>
          <table:table-cell office:value-type="float" office:value="682.4655">
            <text:p>682.47</text:p>
          </table:table-cell>
        </table:table-row>
        <table:table-row table:style-name="ro1">
          <table:table-cell office:value-type="float" office:value="0.0256">
            <text:p>0.03</text:p>
          </table:table-cell>
          <table:table-cell office:value-type="float" office:value="684.634">
            <text:p>684.63</text:p>
          </table:table-cell>
        </table:table-row>
        <table:table-row table:style-name="ro1">
          <table:table-cell office:value-type="float" office:value="0.0231">
            <text:p>0.02</text:p>
          </table:table-cell>
          <table:table-cell office:value-type="float" office:value="686.963">
            <text:p>686.96</text:p>
          </table:table-cell>
        </table:table-row>
        <table:table-row table:style-name="ro1">
          <table:table-cell office:value-type="float" office:value="0.0158">
            <text:p>0.02</text:p>
          </table:table-cell>
          <table:table-cell office:value-type="float" office:value="688.7701">
            <text:p>688.77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689.5292">
            <text:p>689.53</text:p>
          </table:table-cell>
        </table:table-row>
        <table:table-row table:style-name="ro1">
          <table:table-cell office:value-type="float" office:value="0.001">
            <text:p>0</text:p>
          </table:table-cell>
          <table:table-cell office:value-type="float" office:value="688.581">
            <text:p>688.58</text:p>
          </table:table-cell>
        </table:table-row>
        <table:table-row table:style-name="ro1">
          <table:table-cell office:value-type="float" office:value="-0.0003">
            <text:p>0</text:p>
          </table:table-cell>
          <table:table-cell office:value-type="float" office:value="685.973">
            <text:p>685.97</text:p>
          </table:table-cell>
        </table:table-row>
        <table:table-row table:style-name="ro1">
          <table:table-cell office:value-type="float" office:value="0.0027">
            <text:p>0</text:p>
          </table:table-cell>
          <table:table-cell office:value-type="float" office:value="682.149">
            <text:p>682.15</text:p>
          </table:table-cell>
        </table:table-row>
        <table:table-row table:style-name="ro1">
          <table:table-cell office:value-type="float" office:value="0.0071">
            <text:p>0.01</text:p>
          </table:table-cell>
          <table:table-cell office:value-type="float" office:value="677.6334">
            <text:p>677.63</text:p>
          </table:table-cell>
        </table:table-row>
        <table:table-row table:style-name="ro1">
          <table:table-cell office:value-type="float" office:value="0.0121">
            <text:p>0.01</text:p>
          </table:table-cell>
          <table:table-cell office:value-type="float" office:value="672.9563">
            <text:p>672.96</text:p>
          </table:table-cell>
        </table:table-row>
        <table:table-row table:style-name="ro1">
          <table:table-cell office:value-type="float" office:value="0.0103">
            <text:p>0.01</text:p>
          </table:table-cell>
          <table:table-cell office:value-type="float" office:value="667.9801">
            <text:p>667.98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662.7354">
            <text:p>662.74</text:p>
          </table:table-cell>
        </table:table-row>
        <table:table-row table:style-name="ro1">
          <table:table-cell office:value-type="float" office:value="0.008">
            <text:p>0.01</text:p>
          </table:table-cell>
          <table:table-cell office:value-type="float" office:value="657.0632">
            <text:p>657.06</text:p>
          </table:table-cell>
        </table:table-row>
        <table:table-row table:style-name="ro1">
          <table:table-cell office:value-type="float" office:value="0.0059">
            <text:p>0.01</text:p>
          </table:table-cell>
          <table:table-cell office:value-type="float" office:value="650.8322">
            <text:p>650.83</text:p>
          </table:table-cell>
        </table:table-row>
        <table:table-row table:style-name="ro1">
          <table:table-cell office:value-type="float" office:value="0.0081">
            <text:p>0.01</text:p>
          </table:table-cell>
          <table:table-cell office:value-type="float" office:value="644.3107">
            <text:p>644.31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637.9948">
            <text:p>637.99</text:p>
          </table:table-cell>
        </table:table-row>
        <table:table-row table:style-name="ro1">
          <table:table-cell office:value-type="float" office:value="0.0219">
            <text:p>0.02</text:p>
          </table:table-cell>
          <table:table-cell office:value-type="float" office:value="632.6729">
            <text:p>632.67</text:p>
          </table:table-cell>
        </table:table-row>
        <table:table-row table:style-name="ro1">
          <table:table-cell office:value-type="float" office:value="0.0252">
            <text:p>0.03</text:p>
          </table:table-cell>
          <table:table-cell office:value-type="float" office:value="628.5587">
            <text:p>628.56</text:p>
          </table:table-cell>
        </table:table-row>
        <table:table-row table:style-name="ro1">
          <table:table-cell office:value-type="float" office:value="0.0332">
            <text:p>0.03</text:p>
          </table:table-cell>
          <table:table-cell office:value-type="float" office:value="626.2714">
            <text:p>626.27</text:p>
          </table:table-cell>
        </table:table-row>
        <table:table-row table:style-name="ro1">
          <table:table-cell office:value-type="float" office:value="0.0354">
            <text:p>0.04</text:p>
          </table:table-cell>
          <table:table-cell office:value-type="float" office:value="625.8369">
            <text:p>625.84</text:p>
          </table:table-cell>
        </table:table-row>
        <table:table-row table:style-name="ro1">
          <table:table-cell office:value-type="float" office:value="0.0292">
            <text:p>0.03</text:p>
          </table:table-cell>
          <table:table-cell office:value-type="float" office:value="626.5139">
            <text:p>626.51</text:p>
          </table:table-cell>
        </table:table-row>
        <table:table-row table:style-name="ro1">
          <table:table-cell office:value-type="float" office:value="0.0232">
            <text:p>0.02</text:p>
          </table:table-cell>
          <table:table-cell office:value-type="float" office:value="627.6531">
            <text:p>627.65</text:p>
          </table:table-cell>
        </table:table-row>
        <table:table-row table:style-name="ro1">
          <table:table-cell office:value-type="float" office:value="0.0181">
            <text:p>0.02</text:p>
          </table:table-cell>
          <table:table-cell office:value-type="float" office:value="628.7439">
            <text:p>628.74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office:value-type="float" office:value="629.3259">
            <text:p>629.33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629.1171">
            <text:p>629.12</text:p>
          </table:table-cell>
        </table:table-row>
        <table:table-row table:style-name="ro1">
          <table:table-cell office:value-type="float" office:value="0.0094">
            <text:p>0.01</text:p>
          </table:table-cell>
          <table:table-cell office:value-type="float" office:value="628.2059">
            <text:p>628.21</text:p>
          </table:table-cell>
        </table:table-row>
        <table:table-row table:style-name="ro1">
          <table:table-cell office:value-type="float" office:value="0.0071">
            <text:p>0.01</text:p>
          </table:table-cell>
          <table:table-cell office:value-type="float" office:value="626.4541">
            <text:p>626.45</text:p>
          </table:table-cell>
        </table:table-row>
        <table:table-row table:style-name="ro1">
          <table:table-cell office:value-type="float" office:value="0.0119">
            <text:p>0.01</text:p>
          </table:table-cell>
          <table:table-cell office:value-type="float" office:value="624.3773">
            <text:p>624.38</text:p>
          </table:table-cell>
        </table:table-row>
        <table:table-row table:style-name="ro1">
          <table:table-cell office:value-type="float" office:value="0.0072">
            <text:p>0.01</text:p>
          </table:table-cell>
          <table:table-cell office:value-type="float" office:value="621.5939">
            <text:p>621.59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617.8937">
            <text:p>617.89</text:p>
          </table:table-cell>
        </table:table-row>
        <table:table-row table:style-name="ro1">
          <table:table-cell office:value-type="float" office:value="0.0045">
            <text:p>0</text:p>
          </table:table-cell>
          <table:table-cell office:value-type="float" office:value="613.4192">
            <text:p>613.42</text:p>
          </table:table-cell>
        </table:table-row>
        <table:table-row table:style-name="ro1">
          <table:table-cell office:value-type="float" office:value="-0.0066">
            <text:p>-0.01</text:p>
          </table:table-cell>
          <table:table-cell office:value-type="float" office:value="607.2552">
            <text:p>607.26</text:p>
          </table:table-cell>
        </table:table-row>
        <table:table-row table:style-name="ro1">
          <table:table-cell office:value-type="float" office:value="-0.0094">
            <text:p>-0.01</text:p>
          </table:table-cell>
          <table:table-cell office:value-type="float" office:value="599.3286">
            <text:p>599.33</text:p>
          </table:table-cell>
        </table:table-row>
        <table:table-row table:style-name="ro1">
          <table:table-cell office:value-type="float" office:value="-0.0212">
            <text:p>-0.02</text:p>
          </table:table-cell>
          <table:table-cell office:value-type="float" office:value="588.763">
            <text:p>588.76</text:p>
          </table:table-cell>
        </table:table-row>
        <table:table-row table:style-name="ro1">
          <table:table-cell office:value-type="float" office:value="-0.034">
            <text:p>-0.03</text:p>
          </table:table-cell>
          <table:table-cell office:value-type="float" office:value="574.6861">
            <text:p>574.69</text:p>
          </table:table-cell>
        </table:table-row>
        <table:table-row table:style-name="ro1">
          <table:table-cell office:value-type="float" office:value="-0.0571">
            <text:p>-0.06</text:p>
          </table:table-cell>
          <table:table-cell office:value-type="float" office:value="555.3944">
            <text:p>555.39</text:p>
          </table:table-cell>
        </table:table-row>
        <table:table-row table:style-name="ro1">
          <table:table-cell office:value-type="float" office:value="-0.0656">
            <text:p>-0.07</text:p>
          </table:table-cell>
          <table:table-cell office:value-type="float" office:value="530.6738">
            <text:p>530.67</text:p>
          </table:table-cell>
        </table:table-row>
        <table:table-row table:style-name="ro1">
          <table:table-cell office:value-type="float" office:value="-0.0879">
            <text:p>-0.09</text:p>
          </table:table-cell>
          <table:table-cell office:value-type="float" office:value="499.1006">
            <text:p>499.1</text:p>
          </table:table-cell>
        </table:table-row>
        <table:table-row table:style-name="ro1">
          <table:table-cell office:value-type="float" office:value="-0.0921">
            <text:p>-0.09</text:p>
          </table:table-cell>
          <table:table-cell office:value-type="float" office:value="461.0475">
            <text:p>461.05</text:p>
          </table:table-cell>
        </table:table-row>
        <table:table-row table:style-name="ro1">
          <table:table-cell office:value-type="float" office:value="-0.1173">
            <text:p>-0.12</text:p>
          </table:table-cell>
          <table:table-cell office:value-type="float" office:value="414.9622">
            <text:p>414.96</text:p>
          </table:table-cell>
        </table:table-row>
        <table:table-row table:style-name="ro1">
          <table:table-cell office:value-type="float" office:value="-0.1382">
            <text:p>-0.14</text:p>
          </table:table-cell>
          <table:table-cell office:value-type="float" office:value="359.8602">
            <text:p>359.86</text:p>
          </table:table-cell>
        </table:table-row>
        <table:table-row table:style-name="ro1">
          <table:table-cell office:value-type="float" office:value="-0.1548">
            <text:p>-0.15</text:p>
          </table:table-cell>
          <table:table-cell office:value-type="float" office:value="295.261">
            <text:p>295.26</text:p>
          </table:table-cell>
        </table:table-row>
        <table:table-row table:style-name="ro1">
          <table:table-cell office:value-type="float" office:value="-0.1882">
            <text:p>-0.19</text:p>
          </table:table-cell>
          <table:table-cell office:value-type="float" office:value="219.2353">
            <text:p>219.24</text:p>
          </table:table-cell>
        </table:table-row>
        <table:table-row table:style-name="ro1">
          <table:table-cell office:value-type="float" office:value="-0.223">
            <text:p>-0.22</text:p>
          </table:table-cell>
          <table:table-cell office:value-type="float" office:value="129.9491">
            <text:p>129.95</text:p>
          </table:table-cell>
        </table:table-row>
        <table:table-row table:style-name="ro1">
          <table:table-cell office:value-type="float" office:value="-0.2686">
            <text:p>-0.27</text:p>
          </table:table-cell>
          <table:table-cell office:value-type="float" office:value="24.8007">
            <text:p>24.8</text:p>
          </table:table-cell>
        </table:table-row>
        <table:table-row table:style-name="ro1">
          <table:table-cell office:value-type="float" office:value="-0.3301">
            <text:p>-0.33</text:p>
          </table:table-cell>
          <table:table-cell office:value-type="float" office:value="-99.9498">
            <text:p>-99.95</text:p>
          </table:table-cell>
        </table:table-row>
        <table:table-row table:style-name="ro1">
          <table:table-cell office:value-type="float" office:value="-0.3916">
            <text:p>-0.39</text:p>
          </table:table-cell>
          <table:table-cell office:value-type="float" office:value="-247.6286">
            <text:p>-247.63</text:p>
          </table:table-cell>
        </table:table-row>
        <table:table-row table:style-name="ro1">
          <table:table-cell office:value-type="float" office:value="-0.4259">
            <text:p>-0.43</text:p>
          </table:table-cell>
          <table:table-cell office:value-type="float" office:value="-418.725">
            <text:p>-418.73</text:p>
          </table:table-cell>
        </table:table-row>
        <table:table-row table:style-name="ro1">
          <table:table-cell office:value-type="float" office:value="-0.4553">
            <text:p>-0.46</text:p>
          </table:table-cell>
          <table:table-cell office:value-type="float" office:value="-613.1815">
            <text:p>-613.18</text:p>
          </table:table-cell>
        </table:table-row>
        <table:table-row table:style-name="ro1">
          <table:table-cell office:value-type="float" office:value="-0.4705">
            <text:p>-0.47</text:p>
          </table:table-cell>
          <table:table-cell office:value-type="float" office:value="-829.6106">
            <text:p>-829.61</text:p>
          </table:table-cell>
        </table:table-row>
        <table:table-row table:style-name="ro1">
          <table:table-cell office:value-type="float" office:value="-0.4345">
            <text:p>-0.43</text:p>
          </table:table-cell>
          <table:table-cell office:value-type="float" office:value="-1062.0809">
            <text:p>-1062.08</text:p>
          </table:table-cell>
        </table:table-row>
        <table:table-row table:style-name="ro1">
          <table:table-cell office:value-type="float" office:value="-0.3817">
            <text:p>-0.38</text:p>
          </table:table-cell>
          <table:table-cell office:value-type="float" office:value="-1303.6797">
            <text:p>-1303.68</text:p>
          </table:table-cell>
        </table:table-row>
        <table:table-row table:style-name="ro1">
          <table:table-cell office:value-type="float" office:value="-0.3463">
            <text:p>-0.35</text:p>
          </table:table-cell>
          <table:table-cell office:value-type="float" office:value="-1549.7198">
            <text:p>-1549.72</text:p>
          </table:table-cell>
        </table:table-row>
        <table:table-row table:style-name="ro1">
          <table:table-cell office:value-type="float" office:value="-0.3203">
            <text:p>-0.32</text:p>
          </table:table-cell>
          <table:table-cell office:value-type="float" office:value="-1796.8081">
            <text:p>-1796.81</text:p>
          </table:table-cell>
        </table:table-row>
        <table:table-row table:style-name="ro1">
          <table:table-cell office:value-type="float" office:value="-0.3068">
            <text:p>-0.31</text:p>
          </table:table-cell>
          <table:table-cell office:value-type="float" office:value="-2043.0021">
            <text:p>-2043</text:p>
          </table:table-cell>
        </table:table-row>
        <table:table-row table:style-name="ro1">
          <table:table-cell office:value-type="float" office:value="-0.2983">
            <text:p>-0.3</text:p>
          </table:table-cell>
          <table:table-cell office:value-type="float" office:value="-2287.0029">
            <text:p>-2287</text:p>
          </table:table-cell>
        </table:table-row>
        <table:table-row table:style-name="ro1">
          <table:table-cell office:value-type="float" office:value="-0.2925">
            <text:p>-0.29</text:p>
          </table:table-cell>
          <table:table-cell office:value-type="float" office:value="-2527.897">
            <text:p>-2527.9</text:p>
          </table:table-cell>
        </table:table-row>
        <table:table-row table:style-name="ro1">
          <table:table-cell office:value-type="float" office:value="-0.2947">
            <text:p>-0.29</text:p>
          </table:table-cell>
          <table:table-cell office:value-type="float" office:value="-2765.5833">
            <text:p>-2765.58</text:p>
          </table:table-cell>
        </table:table-row>
        <table:table-row table:style-name="ro1">
          <table:table-cell office:value-type="float" office:value="-0.3385">
            <text:p>-0.34</text:p>
          </table:table-cell>
          <table:table-cell office:value-type="float" office:value="-3003.7329">
            <text:p>-3003.73</text:p>
          </table:table-cell>
        </table:table-row>
        <table:table-row table:style-name="ro1">
          <table:table-cell office:value-type="float" office:value="-0.3378">
            <text:p>-0.34</text:p>
          </table:table-cell>
          <table:table-cell office:value-type="float" office:value="-3241.6396">
            <text:p>-3241.64</text:p>
          </table:table-cell>
        </table:table-row>
        <table:table-row table:style-name="ro1">
          <table:table-cell office:value-type="float" office:value="-0.2981">
            <text:p>-0.3</text:p>
          </table:table-cell>
          <table:table-cell office:value-type="float" office:value="-3475.1536">
            <text:p>-3475.15</text:p>
          </table:table-cell>
        </table:table-row>
        <table:table-row table:style-name="ro1">
          <table:table-cell office:value-type="float" office:value="-0.1943">
            <text:p>-0.19</text:p>
          </table:table-cell>
          <table:table-cell office:value-type="float" office:value="-3694.7495">
            <text:p>-3694.75</text:p>
          </table:table-cell>
        </table:table-row>
        <table:table-row table:style-name="ro1">
          <table:table-cell office:value-type="float" office:value="-0.1341">
            <text:p>-0.13</text:p>
          </table:table-cell>
          <table:table-cell office:value-type="float" office:value="-3895.7959">
            <text:p>-3895.8</text:p>
          </table:table-cell>
        </table:table-row>
        <table:table-row table:style-name="ro1">
          <table:table-cell office:value-type="float" office:value="-0.1208">
            <text:p>-0.12</text:p>
          </table:table-cell>
          <table:table-cell office:value-type="float" office:value="-4078.3987">
            <text:p>-4078.4</text:p>
          </table:table-cell>
        </table:table-row>
        <table:table-row table:style-name="ro1">
          <table:table-cell office:value-type="float" office:value="-0.1323">
            <text:p>-0.13</text:p>
          </table:table-cell>
          <table:table-cell office:value-type="float" office:value="-4244.9458">
            <text:p>-4244.95</text:p>
          </table:table-cell>
        </table:table-row>
        <table:table-row table:style-name="ro1">
          <table:table-cell office:value-type="float" office:value="-0.1026">
            <text:p>-0.1</text:p>
          </table:table-cell>
          <table:table-cell office:value-type="float" office:value="-4393.8999">
            <text:p>-4393.9</text:p>
          </table:table-cell>
        </table:table-row>
        <table:table-row table:style-name="ro1">
          <table:table-cell office:value-type="float" office:value="-0.0289">
            <text:p>-0.03</text:p>
          </table:table-cell>
          <table:table-cell office:value-type="float" office:value="-4519.9531">
            <text:p>-4519.95</text:p>
          </table:table-cell>
        </table:table-row>
        <table:table-row table:style-name="ro1">
          <table:table-cell office:value-type="float" office:value="0.0131">
            <text:p>0.01</text:p>
          </table:table-cell>
          <table:table-cell office:value-type="float" office:value="-4621.2358">
            <text:p>-4621.24</text:p>
          </table:table-cell>
        </table:table-row>
        <table:table-row table:style-name="ro1">
          <table:table-cell office:value-type="float" office:value="0.0277">
            <text:p>0.03</text:p>
          </table:table-cell>
          <table:table-cell office:value-type="float" office:value="-4698.5884">
            <text:p>-4698.59</text:p>
          </table:table-cell>
        </table:table-row>
        <table:table-row table:style-name="ro1">
          <table:table-cell office:value-type="float" office:value="0.0277">
            <text:p>0.03</text:p>
          </table:table-cell>
          <table:table-cell office:value-type="float" office:value="-4754.1509">
            <text:p>-4754.15</text:p>
          </table:table-cell>
        </table:table-row>
        <table:table-row table:style-name="ro1">
          <table:table-cell office:value-type="float" office:value="0.0571">
            <text:p>0.06</text:p>
          </table:table-cell>
          <table:table-cell office:value-type="float" office:value="-4787.2559">
            <text:p>-4787.26</text:p>
          </table:table-cell>
        </table:table-row>
        <table:table-row table:style-name="ro1">
          <table:table-cell office:value-type="float" office:value="0.0543">
            <text:p>0.05</text:p>
          </table:table-cell>
          <table:table-cell office:value-type="float" office:value="-4800.2627">
            <text:p>-4800.26</text:p>
          </table:table-cell>
        </table:table-row>
        <table:table-row table:style-name="ro1">
          <table:table-cell office:value-type="float" office:value="0.069">
            <text:p>0.07</text:p>
          </table:table-cell>
          <table:table-cell office:value-type="float" office:value="-4793.7773">
            <text:p>-4793.78</text:p>
          </table:table-cell>
        </table:table-row>
        <table:table-row table:style-name="ro1">
          <table:table-cell office:value-type="float" office:value="0.1086">
            <text:p>0.11</text:p>
          </table:table-cell>
          <table:table-cell office:value-type="float" office:value="-4766.1382">
            <text:p>-4766.14</text:p>
          </table:table-cell>
        </table:table-row>
        <table:table-row table:style-name="ro1">
          <table:table-cell office:value-type="float" office:value="0.0765">
            <text:p>0.08</text:p>
          </table:table-cell>
          <table:table-cell office:value-type="float" office:value="-4722.3726">
            <text:p>-4722.37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-4670.7026">
            <text:p>-4670.7</text:p>
          </table:table-cell>
        </table:table-row>
        <table:table-row table:style-name="ro1">
          <table:table-cell office:value-type="float" office:value="-0.0289">
            <text:p>-0.03</text:p>
          </table:table-cell>
          <table:table-cell office:value-type="float" office:value="-4615.0005">
            <text:p>-4615</text:p>
          </table:table-cell>
        </table:table-row>
        <table:table-row table:style-name="ro1">
          <table:table-cell office:value-type="float" office:value="-0.0635">
            <text:p>-0.06</text:p>
          </table:table-cell>
          <table:table-cell office:value-type="float" office:value="-4558.9263">
            <text:p>-4558.93</text:p>
          </table:table-cell>
        </table:table-row>
        <table:table-row table:style-name="ro1">
          <table:table-cell office:value-type="float" office:value="-0.072">
            <text:p>-0.07</text:p>
          </table:table-cell>
          <table:table-cell office:value-type="float" office:value="-4503.416">
            <text:p>-4503.42</text:p>
          </table:table-cell>
        </table:table-row>
        <table:table-row table:style-name="ro1">
          <table:table-cell office:value-type="float" office:value="-0.0319">
            <text:p>-0.03</text:p>
          </table:table-cell>
          <table:table-cell office:value-type="float" office:value="-4444.9419">
            <text:p>-4444.94</text:p>
          </table:table-cell>
        </table:table-row>
        <table:table-row table:style-name="ro1">
          <table:table-cell office:value-type="float" office:value="-0.0249">
            <text:p>-0.02</text:p>
          </table:table-cell>
          <table:table-cell office:value-type="float" office:value="-4383.3003">
            <text:p>-4383.3</text:p>
          </table:table-cell>
        </table:table-row>
        <table:table-row table:style-name="ro1">
          <table:table-cell office:value-type="float" office:value="-0.0017">
            <text:p>0</text:p>
          </table:table-cell>
          <table:table-cell office:value-type="float" office:value="-4316.8623">
            <text:p>-4316.86</text:p>
          </table:table-cell>
        </table:table-row>
        <table:table-row table:style-name="ro1">
          <table:table-cell office:value-type="float" office:value="0.0253">
            <text:p>0.03</text:p>
          </table:table-cell>
          <table:table-cell office:value-type="float" office:value="-4243.8281">
            <text:p>-4243.83</text:p>
          </table:table-cell>
        </table:table-row>
        <table:table-row table:style-name="ro1">
          <table:table-cell office:value-type="float" office:value="0.0137">
            <text:p>0.01</text:p>
          </table:table-cell>
          <table:table-cell office:value-type="float" office:value="-4166.0698">
            <text:p>-4166.07</text:p>
          </table:table-cell>
        </table:table-row>
        <table:table-row table:style-name="ro1">
          <table:table-cell office:value-type="float" office:value="0.0693">
            <text:p>0.07</text:p>
          </table:table-cell>
          <table:table-cell office:value-type="float" office:value="-4079.2214">
            <text:p>-4079.22</text:p>
          </table:table-cell>
        </table:table-row>
        <table:table-row table:style-name="ro1">
          <table:table-cell office:value-type="float" office:value="0.147">
            <text:p>0.15</text:p>
          </table:table-cell>
          <table:table-cell office:value-type="float" office:value="-3977.3726">
            <text:p>-3977.37</text:p>
          </table:table-cell>
        </table:table-row>
        <table:table-row table:style-name="ro1">
          <table:table-cell office:value-type="float" office:value="0.0592">
            <text:p>0.06</text:p>
          </table:table-cell>
          <table:table-cell office:value-type="float" office:value="-3870.1682">
            <text:p>-3870.17</text:p>
          </table:table-cell>
        </table:table-row>
        <table:table-row table:style-name="ro1">
          <table:table-cell office:value-type="float" office:value="0.0171">
            <text:p>0.02</text:p>
          </table:table-cell>
          <table:table-cell office:value-type="float" office:value="-3762.197">
            <text:p>-3762.2</text:p>
          </table:table-cell>
        </table:table-row>
        <table:table-row table:style-name="ro1">
          <table:table-cell office:value-type="float" office:value="0.0398">
            <text:p>0.04</text:p>
          </table:table-cell>
          <table:table-cell office:value-type="float" office:value="-3651.7559">
            <text:p>-3651.7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-3527.6133">
            <text:p>-3527.61</text:p>
          </table:table-cell>
        </table:table-row>
        <table:table-row table:style-name="ro1">
          <table:table-cell office:value-type="float" office:value="0.2649">
            <text:p>0.26</text:p>
          </table:table-cell>
          <table:table-cell office:value-type="float" office:value="-3382.8496">
            <text:p>-3382.85</text:p>
          </table:table-cell>
        </table:table-row>
        <table:table-row table:style-name="ro1">
          <table:table-cell office:value-type="float" office:value="0.4315">
            <text:p>0.43</text:p>
          </table:table-cell>
          <table:table-cell office:value-type="float" office:value="-3204.7966">
            <text:p>-3204.8</text:p>
          </table:table-cell>
        </table:table-row>
        <table:table-row table:style-name="ro1">
          <table:table-cell office:value-type="float" office:value="0.5235">
            <text:p>0.52</text:p>
          </table:table-cell>
          <table:table-cell office:value-type="float" office:value="-2988.8435">
            <text:p>-2988.84</text:p>
          </table:table-cell>
        </table:table-row>
        <table:table-row table:style-name="ro1">
          <table:table-cell office:value-type="float" office:value="0.5794">
            <text:p>0.58</text:p>
          </table:table-cell>
          <table:table-cell office:value-type="float" office:value="-2734.1826">
            <text:p>-2734.18</text:p>
          </table:table-cell>
        </table:table-row>
        <table:table-row table:style-name="ro1">
          <table:table-cell office:value-type="float" office:value="0.6284">
            <text:p>0.63</text:p>
          </table:table-cell>
          <table:table-cell office:value-type="float" office:value="-2440.7981">
            <text:p>-2440.8</text:p>
          </table:table-cell>
        </table:table-row>
        <table:table-row table:style-name="ro1">
          <table:table-cell office:value-type="float" office:value="0.6788">
            <text:p>0.68</text:p>
          </table:table-cell>
          <table:table-cell office:value-type="float" office:value="-2108.6519">
            <text:p>-2108.65</text:p>
          </table:table-cell>
        </table:table-row>
        <table:table-row table:style-name="ro1">
          <table:table-cell office:value-type="float" office:value="0.7047">
            <text:p>0.7</text:p>
          </table:table-cell>
          <table:table-cell office:value-type="float" office:value="-1740.0193">
            <text:p>-1740.02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-1335.2943">
            <text:p>-1335.29</text:p>
          </table:table-cell>
        </table:table-row>
        <table:table-row table:style-name="ro1">
          <table:table-cell office:value-type="float" office:value="0.7585">
            <text:p>0.76</text:p>
          </table:table-cell>
          <table:table-cell office:value-type="float" office:value="-898.2373">
            <text:p>-898.24</text:p>
          </table:table-cell>
        </table:table-row>
        <table:table-row table:style-name="ro1">
          <table:table-cell office:value-type="float" office:value="0.7051">
            <text:p>0.71</text:p>
          </table:table-cell>
          <table:table-cell office:value-type="float" office:value="-437.9157">
            <text:p>-437.92</text:p>
          </table:table-cell>
        </table:table-row>
        <table:table-row table:style-name="ro1">
          <table:table-cell office:value-type="float" office:value="0.6427">
            <text:p>0.64</text:p>
          </table:table-cell>
          <table:table-cell office:value-type="float" office:value="36.6249">
            <text:p>36.62</text:p>
          </table:table-cell>
        </table:table-row>
        <table:table-row table:style-name="ro1">
          <table:table-cell office:value-type="float" office:value="0.5883">
            <text:p>0.59</text:p>
          </table:table-cell>
          <table:table-cell office:value-type="float" office:value="517.9012">
            <text:p>517.9</text:p>
          </table:table-cell>
        </table:table-row>
        <table:table-row table:style-name="ro1">
          <table:table-cell office:value-type="float" office:value="0.4792">
            <text:p>0.48</text:p>
          </table:table-cell>
          <table:table-cell office:value-type="float" office:value="994.2099">
            <text:p>994.21</text:p>
          </table:table-cell>
        </table:table-row>
        <table:table-row table:style-name="ro1">
          <table:table-cell office:value-type="float" office:value="0.3618">
            <text:p>0.36</text:p>
          </table:table-cell>
          <table:table-cell office:value-type="float" office:value="1454.2415">
            <text:p>1454.24</text:p>
          </table:table-cell>
        </table:table-row>
        <table:table-row table:style-name="ro1">
          <table:table-cell office:value-type="float" office:value="0.2768">
            <text:p>0.28</text:p>
          </table:table-cell>
          <table:table-cell office:value-type="float" office:value="1890.7695">
            <text:p>1890.77</text:p>
          </table:table-cell>
        </table:table-row>
        <table:table-row table:style-name="ro1">
          <table:table-cell office:value-type="float" office:value="0.2296">
            <text:p>0.23</text:p>
          </table:table-cell>
          <table:table-cell office:value-type="float" office:value="2300.7332">
            <text:p>2300.73</text:p>
          </table:table-cell>
        </table:table-row>
        <table:table-row table:style-name="ro1">
          <table:table-cell office:value-type="float" office:value="0.1791">
            <text:p>0.18</text:p>
          </table:table-cell>
          <table:table-cell office:value-type="float" office:value="2681.1394">
            <text:p>2681.14</text:p>
          </table:table-cell>
        </table:table-row>
        <table:table-row table:style-name="ro1">
          <table:table-cell office:value-type="float" office:value="0.1163">
            <text:p>0.12</text:p>
          </table:table-cell>
          <table:table-cell office:value-type="float" office:value="3028.2483">
            <text:p>3028.25</text:p>
          </table:table-cell>
        </table:table-row>
        <table:table-row table:style-name="ro1">
          <table:table-cell office:value-type="float" office:value="0.0765">
            <text:p>0.08</text:p>
          </table:table-cell>
          <table:table-cell office:value-type="float" office:value="3340.8494">
            <text:p>3340.85</text:p>
          </table:table-cell>
        </table:table-row>
        <table:table-row table:style-name="ro1">
          <table:table-cell office:value-type="float" office:value="0.0771">
            <text:p>0.08</text:p>
          </table:table-cell>
          <table:table-cell office:value-type="float" office:value="3621.5808">
            <text:p>3621.58</text:p>
          </table:table-cell>
        </table:table-row>
        <table:table-row table:style-name="ro1">
          <table:table-cell office:value-type="float" office:value="0.0626">
            <text:p>0.06</text:p>
          </table:table-cell>
          <table:table-cell office:value-type="float" office:value="3871.5376">
            <text:p>3871.54</text:p>
          </table:table-cell>
        </table:table-row>
        <table:table-row table:style-name="ro1">
          <table:table-cell office:value-type="float" office:value="0.0465">
            <text:p>0.05</text:p>
          </table:table-cell>
          <table:table-cell office:value-type="float" office:value="4091.6421">
            <text:p>4091.64</text:p>
          </table:table-cell>
        </table:table-row>
        <table:table-row table:style-name="ro1">
          <table:table-cell office:value-type="float" office:value="0.0336">
            <text:p>0.03</text:p>
          </table:table-cell>
          <table:table-cell office:value-type="float" office:value="4283.0874">
            <text:p>4283.09</text:p>
          </table:table-cell>
        </table:table-row>
        <table:table-row table:style-name="ro1">
          <table:table-cell office:value-type="float" office:value="0.0271">
            <text:p>0.03</text:p>
          </table:table-cell>
          <table:table-cell office:value-type="float" office:value="4447.606">
            <text:p>4447.61</text:p>
          </table:table-cell>
        </table:table-row>
        <table:table-row table:style-name="ro1">
          <table:table-cell office:value-type="float" office:value="0.0161">
            <text:p>0.02</text:p>
          </table:table-cell>
          <table:table-cell office:value-type="float" office:value="4586.4204">
            <text:p>4586.42</text:p>
          </table:table-cell>
        </table:table-row>
        <table:table-row table:style-name="ro1">
          <table:table-cell office:value-type="float" office:value="-0.0099">
            <text:p>-0.01</text:p>
          </table:table-cell>
          <table:table-cell office:value-type="float" office:value="4699.3452">
            <text:p>4699.35</text:p>
          </table:table-cell>
        </table:table-row>
        <table:table-row table:style-name="ro1">
          <table:table-cell office:value-type="float" office:value="-0.0255">
            <text:p>-0.03</text:p>
          </table:table-cell>
          <table:table-cell office:value-type="float" office:value="4787.2124">
            <text:p>4787.21</text:p>
          </table:table-cell>
        </table:table-row>
        <table:table-row table:style-name="ro1">
          <table:table-cell office:value-type="float" office:value="-0.0315">
            <text:p>-0.03</text:p>
          </table:table-cell>
          <table:table-cell office:value-type="float" office:value="4851.7061">
            <text:p>4851.71</text:p>
          </table:table-cell>
        </table:table-row>
        <table:table-row table:style-name="ro1">
          <table:table-cell office:value-type="float" office:value="-0.0268">
            <text:p>-0.03</text:p>
          </table:table-cell>
          <table:table-cell office:value-type="float" office:value="4895.3623">
            <text:p>4895.36</text:p>
          </table:table-cell>
        </table:table-row>
        <table:table-row table:style-name="ro1">
          <table:table-cell office:value-type="float" office:value="-0.0186">
            <text:p>-0.02</text:p>
          </table:table-cell>
          <table:table-cell office:value-type="float" office:value="4920.8418">
            <text:p>4920.84</text:p>
          </table:table-cell>
        </table:table-row>
        <table:table-row table:style-name="ro1">
          <table:table-cell office:value-type="float" office:value="-0.0156">
            <text:p>-0.02</text:p>
          </table:table-cell>
          <table:table-cell office:value-type="float" office:value="4930.1279">
            <text:p>4930.13</text:p>
          </table:table-cell>
        </table:table-row>
        <table:table-row table:style-name="ro1">
          <table:table-cell office:value-type="float" office:value="-0.0177">
            <text:p>-0.02</text:p>
          </table:table-cell>
          <table:table-cell office:value-type="float" office:value="4924.5889">
            <text:p>4924.59</text:p>
          </table:table-cell>
        </table:table-row>
        <table:table-row table:style-name="ro1">
          <table:table-cell office:value-type="float" office:value="-0.0233">
            <text:p>-0.02</text:p>
          </table:table-cell>
          <table:table-cell office:value-type="float" office:value="4905.1777">
            <text:p>4905.18</text:p>
          </table:table-cell>
        </table:table-row>
        <table:table-row table:style-name="ro1">
          <table:table-cell office:value-type="float" office:value="-0.0107">
            <text:p>-0.01</text:p>
          </table:table-cell>
          <table:table-cell office:value-type="float" office:value="4874.4297">
            <text:p>4874.43</text:p>
          </table:table-cell>
        </table:table-row>
        <table:table-row table:style-name="ro1">
          <table:table-cell office:value-type="float" office:value="0.0221">
            <text:p>0.02</text:p>
          </table:table-cell>
          <table:table-cell office:value-type="float" office:value="4836.4888">
            <text:p>4836.49</text:p>
          </table:table-cell>
        </table:table-row>
        <table:table-row table:style-name="ro1">
          <table:table-cell office:value-type="float" office:value="0.0254">
            <text:p>0.03</text:p>
          </table:table-cell>
          <table:table-cell office:value-type="float" office:value="4792.4482">
            <text:p>4792.45</text:p>
          </table:table-cell>
        </table:table-row>
        <table:table-row table:style-name="ro1">
          <table:table-cell office:value-type="float" office:value="0.0011">
            <text:p>0</text:p>
          </table:table-cell>
          <table:table-cell office:value-type="float" office:value="4740.8223">
            <text:p>4740.82</text:p>
          </table:table-cell>
        </table:table-row>
        <table:table-row table:style-name="ro1">
          <table:table-cell office:value-type="float" office:value="-0.0061">
            <text:p>-0.01</text:p>
          </table:table-cell>
          <table:table-cell office:value-type="float" office:value="4681.8296">
            <text:p>4681.83</text:p>
          </table:table-cell>
        </table:table-row>
        <table:table-row table:style-name="ro1">
          <table:table-cell office:value-type="float" office:value="-0.0034">
            <text:p>0</text:p>
          </table:table-cell>
          <table:table-cell office:value-type="float" office:value="4616.5781">
            <text:p>4616.58</text:p>
          </table:table-cell>
        </table:table-row>
        <table:table-row table:style-name="ro1">
          <table:table-cell office:value-type="float" office:value="0.0022">
            <text:p>0</text:p>
          </table:table-cell>
          <table:table-cell office:value-type="float" office:value="4546.3477">
            <text:p>4546.35</text:p>
          </table:table-cell>
        </table:table-row>
        <table:table-row table:style-name="ro1">
          <table:table-cell office:value-type="float" office:value="-0.0096">
            <text:p>-0.01</text:p>
          </table:table-cell>
          <table:table-cell office:value-type="float" office:value="4470.7314">
            <text:p>4470.73</text:p>
          </table:table-cell>
        </table:table-row>
        <table:table-row table:style-name="ro1">
          <table:table-cell office:value-type="float" office:value="-0.0174">
            <text:p>-0.02</text:p>
          </table:table-cell>
          <table:table-cell office:value-type="float" office:value="4389.7388">
            <text:p>4389.74</text:p>
          </table:table-cell>
        </table:table-row>
        <table:table-row table:style-name="ro1">
          <table:table-cell office:value-type="float" office:value="-0.0149">
            <text:p>-0.01</text:p>
          </table:table-cell>
          <table:table-cell office:value-type="float" office:value="4304.3276">
            <text:p>4304.33</text:p>
          </table:table-cell>
        </table:table-row>
        <table:table-row table:style-name="ro1">
          <table:table-cell office:value-type="float" office:value="-0.0031">
            <text:p>0</text:p>
          </table:table-cell>
          <table:table-cell office:value-type="float" office:value="4216.1992">
            <text:p>4216.2</text:p>
          </table:table-cell>
        </table:table-row>
        <table:table-row table:style-name="ro1">
          <table:table-cell office:value-type="float" office:value="0.0049">
            <text:p>0</text:p>
          </table:table-cell>
          <table:table-cell office:value-type="float" office:value="4126.5659">
            <text:p>4126.57</text:p>
          </table:table-cell>
        </table:table-row>
        <table:table-row table:style-name="ro1">
          <table:table-cell office:value-type="float" office:value="0.0039">
            <text:p>0</text:p>
          </table:table-cell>
          <table:table-cell office:value-type="float" office:value="4035.71">
            <text:p>4035.71</text:p>
          </table:table-cell>
        </table:table-row>
        <table:table-row table:style-name="ro1">
          <table:table-cell office:value-type="float" office:value="0.0005">
            <text:p>0</text:p>
          </table:table-cell>
          <table:table-cell office:value-type="float" office:value="3943.6694">
            <text:p>3943.67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3851.5388">
            <text:p>3851.54</text:p>
          </table:table-cell>
        </table:table-row>
        <table:table-row table:style-name="ro1">
          <table:table-cell office:value-type="float" office:value="0.0051">
            <text:p>0.01</text:p>
          </table:table-cell>
          <table:table-cell office:value-type="float" office:value="3759.2271">
            <text:p>3759.23</text:p>
          </table:table-cell>
        </table:table-row>
        <table:table-row table:style-name="ro1">
          <table:table-cell office:value-type="float" office:value="0.0009">
            <text:p>0</text:p>
          </table:table-cell>
          <table:table-cell office:value-type="float" office:value="3666.5969">
            <text:p>3666.6</text:p>
          </table:table-cell>
        </table:table-row>
        <table:table-row table:style-name="ro1">
          <table:table-cell office:value-type="float" office:value="-0.0029">
            <text:p>0</text:p>
          </table:table-cell>
          <table:table-cell office:value-type="float" office:value="3573.5696">
            <text:p>3573.57</text:p>
          </table:table-cell>
        </table:table-row>
        <table:table-row table:style-name="ro1">
          <table:table-cell office:value-type="float" office:value="0.0071">
            <text:p>0.01</text:p>
          </table:table-cell>
          <table:table-cell office:value-type="float" office:value="3481.3196">
            <text:p>3481.32</text:p>
          </table:table-cell>
        </table:table-row>
        <table:table-row table:style-name="ro1">
          <table:table-cell office:value-type="float" office:value="0.0175">
            <text:p>0.02</text:p>
          </table:table-cell>
          <table:table-cell office:value-type="float" office:value="3390.9375">
            <text:p>3390.94</text:p>
          </table:table-cell>
        </table:table-row>
        <table:table-row table:style-name="ro1">
          <table:table-cell office:value-type="float" office:value="0.0242">
            <text:p>0.02</text:p>
          </table:table-cell>
          <table:table-cell office:value-type="float" office:value="3303.0728">
            <text:p>3303.07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3216.9619">
            <text:p>3216.96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3132.3188">
            <text:p>3132.32</text:p>
          </table:table-cell>
        </table:table-row>
        <table:table-row table:style-name="ro1">
          <table:table-cell office:value-type="float" office:value="0.0008">
            <text:p>0</text:p>
          </table:table-cell>
          <table:table-cell office:value-type="float" office:value="3048.166">
            <text:p>3048.17</text:p>
          </table:table-cell>
        </table:table-row>
        <table:table-row table:style-name="ro1">
          <table:table-cell office:value-type="float" office:value="0.0053">
            <text:p>0.01</text:p>
          </table:table-cell>
          <table:table-cell office:value-type="float" office:value="2965.0735">
            <text:p>2965.07</text:p>
          </table:table-cell>
        </table:table-row>
        <table:table-row table:style-name="ro1">
          <table:table-cell office:value-type="float" office:value="-0.0067">
            <text:p>-0.01</text:p>
          </table:table-cell>
          <table:table-cell office:value-type="float" office:value="2882.0667">
            <text:p>2882.07</text:p>
          </table:table-cell>
        </table:table-row>
        <table:table-row table:style-name="ro1">
          <table:table-cell office:value-type="float" office:value="-0.0013">
            <text:p>0</text:p>
          </table:table-cell>
          <table:table-cell office:value-type="float" office:value="2799.8291">
            <text:p>2799.83</text:p>
          </table:table-cell>
        </table:table-row>
        <table:table-row table:style-name="ro1">
          <table:table-cell office:value-type="float" office:value="-0.0011">
            <text:p>0</text:p>
          </table:table-cell>
          <table:table-cell office:value-type="float" office:value="2718.5134">
            <text:p>2718.51</text:p>
          </table:table-cell>
        </table:table-row>
        <table:table-row table:style-name="ro1">
          <table:table-cell office:value-type="float" office:value="0.0109">
            <text:p>0.01</text:p>
          </table:table-cell>
          <table:table-cell office:value-type="float" office:value="2639.312">
            <text:p>2639.31</text:p>
          </table:table-cell>
        </table:table-row>
        <table:table-row table:style-name="ro1">
          <table:table-cell office:value-type="float" office:value="0.0062">
            <text:p>0.01</text:p>
          </table:table-cell>
          <table:table-cell office:value-type="float" office:value="2561.7981">
            <text:p>2561.8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2486.9702">
            <text:p>2486.97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2414.0596">
            <text:p>2414.06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2343.0181">
            <text:p>2343.02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274.8533">
            <text:p>2274.85</text:p>
          </table:table-cell>
        </table:table-row>
        <table:table-row table:style-name="ro1">
          <table:table-cell office:value-type="float" office:value="0.0304">
            <text:p>0.03</text:p>
          </table:table-cell>
          <table:table-cell office:value-type="float" office:value="2210.3916">
            <text:p>2210.39</text:p>
          </table:table-cell>
        </table:table-row>
        <table:table-row table:style-name="ro1">
          <table:table-cell office:value-type="float" office:value="0.0209">
            <text:p>0.02</text:p>
          </table:table-cell>
          <table:table-cell office:value-type="float" office:value="2148.5742">
            <text:p>2148.57</text:p>
          </table:table-cell>
        </table:table-row>
        <table:table-row table:style-name="ro1">
          <table:table-cell office:value-type="float" office:value="0.0136">
            <text:p>0.01</text:p>
          </table:table-cell>
          <table:table-cell office:value-type="float" office:value="2088.637">
            <text:p>2088.64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2029.9298">
            <text:p>2029.93</text:p>
          </table:table-cell>
        </table:table-row>
        <table:table-row table:style-name="ro1">
          <table:table-cell office:value-type="float" office:value="0.0088">
            <text:p>0.01</text:p>
          </table:table-cell>
          <table:table-cell office:value-type="float" office:value="1972.6669">
            <text:p>1972.67</text:p>
          </table:table-cell>
        </table:table-row>
        <table:table-row table:style-name="ro1">
          <table:table-cell office:value-type="float" office:value="0.0165">
            <text:p>0.02</text:p>
          </table:table-cell>
          <table:table-cell office:value-type="float" office:value="1917.5442">
            <text:p>1917.54</text:p>
          </table:table-cell>
        </table:table-row>
        <table:table-row table:style-name="ro1">
          <table:table-cell office:value-type="float" office:value="0.0285">
            <text:p>0.03</text:p>
          </table:table-cell>
          <table:table-cell office:value-type="float" office:value="1865.5699">
            <text:p>1865.57</text:p>
          </table:table-cell>
        </table:table-row>
        <table:table-row table:style-name="ro1">
          <table:table-cell office:value-type="float" office:value="0.0287">
            <text:p>0.03</text:p>
          </table:table-cell>
          <table:table-cell office:value-type="float" office:value="1816.5891">
            <text:p>1816.59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1769.155">
            <text:p>1769.16</text:p>
          </table:table-cell>
        </table:table-row>
        <table:table-row table:style-name="ro1">
          <table:table-cell office:value-type="float" office:value="0.0197">
            <text:p>0.02</text:p>
          </table:table-cell>
          <table:table-cell office:value-type="float" office:value="1723.6979">
            <text:p>1723.7</text:p>
          </table:table-cell>
        </table:table-row>
        <table:table-row table:style-name="ro1">
          <table:table-cell office:value-type="float" office:value="0.0247">
            <text:p>0.02</text:p>
          </table:table-cell>
          <table:table-cell office:value-type="float" office:value="1680.59">
            <text:p>1680.59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1639.6221">
            <text:p>1639.62</text:p>
          </table:table-cell>
        </table:table-row>
        <table:table-row table:style-name="ro1">
          <table:table-cell office:value-type="float" office:value="0.0145">
            <text:p>0.01</text:p>
          </table:table-cell>
          <table:table-cell office:value-type="float" office:value="1599.8621">
            <text:p>1599.86</text:p>
          </table:table-cell>
        </table:table-row>
        <table:table-row table:style-name="ro1">
          <table:table-cell office:value-type="float" office:value="0.0169">
            <text:p>0.02</text:p>
          </table:table-cell>
          <table:table-cell office:value-type="float" office:value="1561.5007">
            <text:p>1561.5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1524.3766">
            <text:p>1524.38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1487.4268">
            <text:p>1487.43</text:p>
          </table:table-cell>
        </table:table-row>
        <table:table-row table:style-name="ro1">
          <table:table-cell office:value-type="float" office:value="0.0032">
            <text:p>0</text:p>
          </table:table-cell>
          <table:table-cell office:value-type="float" office:value="1450.6497">
            <text:p>1450.65</text:p>
          </table:table-cell>
        </table:table-row>
        <table:table-row table:style-name="ro1">
          <table:table-cell office:value-type="float" office:value="-0.0066">
            <text:p>-0.01</text:p>
          </table:table-cell>
          <table:table-cell office:value-type="float" office:value="1413.2395">
            <text:p>1413.24</text:p>
          </table:table-cell>
        </table:table-row>
        <table:table-row table:style-name="ro1">
          <table:table-cell office:value-type="float" office:value="-0.009">
            <text:p>-0.01</text:p>
          </table:table-cell>
          <table:table-cell office:value-type="float" office:value="1375.1312">
            <text:p>1375.13</text:p>
          </table:table-cell>
        </table:table-row>
        <table:table-row table:style-name="ro1">
          <table:table-cell office:value-type="float" office:value="0.0028">
            <text:p>0</text:p>
          </table:table-cell>
          <table:table-cell office:value-type="float" office:value="1337.5563">
            <text:p>1337.56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1301.7457">
            <text:p>1301.75</text:p>
          </table:table-cell>
        </table:table-row>
        <table:table-row table:style-name="ro1">
          <table:table-cell office:value-type="float" office:value="0.0188">
            <text:p>0.02</text:p>
          </table:table-cell>
          <table:table-cell office:value-type="float" office:value="1267.8704">
            <text:p>1267.87</text:p>
          </table:table-cell>
        </table:table-row>
        <table:table-row table:style-name="ro1">
          <table:table-cell office:value-type="float" office:value="0.0066">
            <text:p>0.01</text:p>
          </table:table-cell>
          <table:table-cell office:value-type="float" office:value="1234.725">
            <text:p>1234.73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office:value-type="float" office:value="1203.2573">
            <text:p>1203.26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1173.4924">
            <text:p>1173.49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1145.1406">
            <text:p>1145.14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1117.6616">
            <text:p>1117.66</text:p>
          </table:table-cell>
        </table:table-row>
        <table:table-row table:style-name="ro1">
          <table:table-cell office:value-type="float" office:value="0.0011">
            <text:p>0</text:p>
          </table:table-cell>
          <table:table-cell office:value-type="float" office:value="1090.1691">
            <text:p>1090.17</text:p>
          </table:table-cell>
        </table:table-row>
        <table:table-row table:style-name="ro1">
          <table:table-cell office:value-type="float" office:value="-0.0111">
            <text:p>-0.01</text:p>
          </table:table-cell>
          <table:table-cell office:value-type="float" office:value="1061.6321">
            <text:p>1061.63</text:p>
          </table:table-cell>
        </table:table-row>
        <table:table-row table:style-name="ro1">
          <table:table-cell office:value-type="float" office:value="-0.0062">
            <text:p>-0.01</text:p>
          </table:table-cell>
          <table:table-cell office:value-type="float" office:value="1032.6642">
            <text:p>1032.66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1004.4478">
            <text:p>1004.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6.4737">
            <text:p>976.47</text:p>
          </table:table-cell>
        </table:table-row>
        <table:table-row table:style-name="ro1">
          <table:table-cell office:value-type="float" office:value="0.0056">
            <text:p>0.01</text:p>
          </table:table-cell>
          <table:table-cell office:value-type="float" office:value="949.2947">
            <text:p>949.29</text:p>
          </table:table-cell>
        </table:table-row>
        <table:table-row table:style-name="ro1">
          <table:table-cell office:value-type="float" office:value="0.0191">
            <text:p>0.02</text:p>
          </table:table-cell>
          <table:table-cell office:value-type="float" office:value="924.1124">
            <text:p>924.11</text:p>
          </table:table-cell>
        </table:table-row>
        <table:table-row table:style-name="ro1">
          <table:table-cell office:value-type="float" office:value="0.0226">
            <text:p>0.02</text:p>
          </table:table-cell>
          <table:table-cell office:value-type="float" office:value="901.1144">
            <text:p>901.11</text:p>
          </table:table-cell>
        </table:table-row>
        <table:table-row table:style-name="ro1">
          <table:table-cell office:value-type="float" office:value="0.026">
            <text:p>0.03</text:p>
          </table:table-cell>
          <table:table-cell office:value-type="float" office:value="880.4536">
            <text:p>880.45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office:value-type="float" office:value="861.0507">
            <text:p>861.05</text:p>
          </table:table-cell>
        </table:table-row>
        <table:table-row table:style-name="ro1">
          <table:table-cell office:value-type="float" office:value="0.0171">
            <text:p>0.02</text:p>
          </table:table-cell>
          <table:table-cell office:value-type="float" office:value="842.9307">
            <text:p>842.93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825.3754">
            <text:p>825.38</text:p>
          </table:table-cell>
        </table:table-row>
        <table:table-row table:style-name="ro1">
          <table:table-cell office:value-type="float" office:value="0.0152">
            <text:p>0.02</text:p>
          </table:table-cell>
          <table:table-cell office:value-type="float" office:value="808.8359">
            <text:p>808.84</text:p>
          </table:table-cell>
        </table:table-row>
        <table:table-row table:style-name="ro1">
          <table:table-cell office:value-type="float" office:value="0.0217">
            <text:p>0.02</text:p>
          </table:table-cell>
          <table:table-cell office:value-type="float" office:value="793.8492">
            <text:p>793.85</text:p>
          </table:table-cell>
        </table:table-row>
        <table:table-row table:style-name="ro1">
          <table:table-cell office:value-type="float" office:value="0.0141">
            <text:p>0.01</text:p>
          </table:table-cell>
          <table:table-cell office:value-type="float" office:value="779.6075">
            <text:p>779.61</text:p>
          </table:table-cell>
        </table:table-row>
        <table:table-row table:style-name="ro1">
          <table:table-cell office:value-type="float" office:value="0.0159">
            <text:p>0.02</text:p>
          </table:table-cell>
          <table:table-cell office:value-type="float" office:value="766.2392">
            <text:p>766.24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753.3621">
            <text:p>753.36</text:p>
          </table:table-cell>
        </table:table-row>
        <table:table-row table:style-name="ro1">
          <table:table-cell office:value-type="float" office:value="0.0244">
            <text:p>0.02</text:p>
          </table:table-cell>
          <table:table-cell office:value-type="float" office:value="742.0615">
            <text:p>742.06</text:p>
          </table:table-cell>
        </table:table-row>
        <table:table-row table:style-name="ro1">
          <table:table-cell office:value-type="float" office:value="0.0333">
            <text:p>0.03</text:p>
          </table:table-cell>
          <table:table-cell office:value-type="float" office:value="733.0157">
            <text:p>733.02</text:p>
          </table:table-cell>
        </table:table-row>
        <table:table-row table:style-name="ro1">
          <table:table-cell office:value-type="float" office:value="0.0327">
            <text:p>0.03</text:p>
          </table:table-cell>
          <table:table-cell office:value-type="float" office:value="725.9726">
            <text:p>725.97</text:p>
          </table:table-cell>
        </table:table-row>
        <table:table-row table:style-name="ro1">
          <table:table-cell office:value-type="float" office:value="0.0237">
            <text:p>0.02</text:p>
          </table:table-cell>
          <table:table-cell office:value-type="float" office:value="719.9396">
            <text:p>719.94</text:p>
          </table:table-cell>
        </table:table-row>
        <table:table-row table:style-name="ro1">
          <table:table-cell office:value-type="float" office:value="0.0204">
            <text:p>0.02</text:p>
          </table:table-cell>
          <table:table-cell office:value-type="float" office:value="714.5361">
            <text:p>714.54</text:p>
          </table:table-cell>
        </table:table-row>
        <table:table-row table:style-name="ro1">
          <table:table-cell office:value-type="float" office:value="0.0186">
            <text:p>0.02</text:p>
          </table:table-cell>
          <table:table-cell office:value-type="float" office:value="709.549">
            <text:p>709.55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704.9172">
            <text:p>704.92</text:p>
          </table:table-cell>
        </table:table-row>
        <table:table-row table:style-name="ro1">
          <table:table-cell office:value-type="float" office:value="0.0189">
            <text:p>0.02</text:p>
          </table:table-cell>
          <table:table-cell office:value-type="float" office:value="700.6837">
            <text:p>700.68</text:p>
          </table:table-cell>
        </table:table-row>
        <table:table-row table:style-name="ro1">
          <table:table-cell office:value-type="float" office:value="0.0156">
            <text:p>0.02</text:p>
          </table:table-cell>
          <table:table-cell office:value-type="float" office:value="696.5229">
            <text:p>696.52</text:p>
          </table:table-cell>
        </table:table-row>
        <table:table-row table:style-name="ro1">
          <table:table-cell office:value-type="float" office:value="0.0227">
            <text:p>0.02</text:p>
          </table:table-cell>
          <table:table-cell office:value-type="float" office:value="693.0768">
            <text:p>693.08</text:p>
          </table:table-cell>
        </table:table-row>
        <table:table-row table:style-name="ro1">
          <table:table-cell office:value-type="float" office:value="0.0169">
            <text:p>0.02</text:p>
          </table:table-cell>
          <table:table-cell office:value-type="float" office:value="689.7558">
            <text:p>689.76</text:p>
          </table:table-cell>
        </table:table-row>
        <table:table-row table:style-name="ro1">
          <table:table-cell office:value-type="float" office:value="0.0102">
            <text:p>0.01</text:p>
          </table:table-cell>
          <table:table-cell office:value-type="float" office:value="685.9504">
            <text:p>685.95</text:p>
          </table:table-cell>
        </table:table-row>
        <table:table-row table:style-name="ro1">
          <table:table-cell office:value-type="float" office:value="0.0153">
            <text:p>0.02</text:p>
          </table:table-cell>
          <table:table-cell office:value-type="float" office:value="682.1797">
            <text:p>682.18</text:p>
          </table:table-cell>
        </table:table-row>
        <table:table-row table:style-name="ro1">
          <table:table-cell office:value-type="float" office:value="0.0133">
            <text:p>0.01</text:p>
          </table:table-cell>
          <table:table-cell office:value-type="float" office:value="678.2739">
            <text:p>678.27</text:p>
          </table:table-cell>
        </table:table-row>
        <table:table-row table:style-name="ro1">
          <table:table-cell office:value-type="float" office:value="0.0122">
            <text:p>0.01</text:p>
          </table:table-cell>
          <table:table-cell office:value-type="float" office:value="674.1565">
            <text:p>674.16</text:p>
          </table:table-cell>
        </table:table-row>
        <table:table-row table:style-name="ro1">
          <table:table-cell office:value-type="float" office:value="0.0058">
            <text:p>0.01</text:p>
          </table:table-cell>
          <table:table-cell office:value-type="float" office:value="669.275">
            <text:p>669.28</text:p>
          </table:table-cell>
        </table:table-row>
        <table:table-row table:style-name="ro1">
          <table:table-cell office:value-type="float" office:value="0.0108">
            <text:p>0.01</text:p>
          </table:table-cell>
          <table:table-cell office:value-type="float" office:value="664.1675">
            <text:p>664.17</text:p>
          </table:table-cell>
        </table:table-row>
        <table:table-row table:style-name="ro1">
          <table:table-cell office:value-type="float" office:value="0.0155">
            <text:p>0.02</text:p>
          </table:table-cell>
          <table:table-cell office:value-type="float" office:value="659.2983">
            <text:p>659.3</text:p>
          </table:table-cell>
        </table:table-row>
        <table:table-row table:style-name="ro1">
          <table:table-cell office:value-type="float" office:value="0.0182">
            <text:p>0.02</text:p>
          </table:table-cell>
          <table:table-cell office:value-type="float" office:value="654.8985">
            <text:p>654.9</text:p>
          </table:table-cell>
        </table:table-row>
        <table:table-row table:style-name="ro1">
          <table:table-cell office:value-type="float" office:value="0.0184">
            <text:p>0.02</text:p>
          </table:table-cell>
          <table:table-cell office:value-type="float" office:value="650.9554">
            <text:p>650.96</text:p>
          </table:table-cell>
        </table:table-row>
        <table:table-row table:style-name="ro1">
          <table:table-cell office:value-type="float" office:value="0.0242">
            <text:p>0.02</text:p>
          </table:table-cell>
          <table:table-cell office:value-type="float" office:value="647.9517">
            <text:p>647.95</text:p>
          </table:table-cell>
        </table:table-row>
        <table:table-row table:style-name="ro1">
          <table:table-cell office:value-type="float" office:value="0.0244">
            <text:p>0.02</text:p>
          </table:table-cell>
          <table:table-cell office:value-type="float" office:value="645.8254">
            <text:p>645.83</text:p>
          </table:table-cell>
        </table:table-row>
        <table:table-row table:style-name="ro1">
          <table:table-cell office:value-type="float" office:value="0.0126">
            <text:p>0.01</text:p>
          </table:table-cell>
          <table:table-cell office:value-type="float" office:value="643.4283">
            <text:p>643.43</text:p>
          </table:table-cell>
        </table:table-row>
        <table:table-row table:style-name="ro1">
          <table:table-cell office:value-type="float" office:value="0.0067">
            <text:p>0.01</text:p>
          </table:table-cell>
          <table:table-cell office:value-type="float" office:value="640.2643">
            <text:p>640.26</text:p>
          </table:table-cell>
        </table:table-row>
        <table:table-row table:style-name="ro1">
          <table:table-cell office:value-type="float" office:value="0.0014">
            <text:p>0</text:p>
          </table:table-cell>
          <table:table-cell office:value-type="float" office:value="635.9316">
            <text:p>635.93</text:p>
          </table:table-cell>
        </table:table-row>
        <table:table-row table:style-name="ro1">
          <table:table-cell office:value-type="float" office:value="-0.0153">
            <text:p>-0.02</text:p>
          </table:table-cell>
          <table:table-cell office:value-type="float" office:value="629.0466">
            <text:p>629.05</text:p>
          </table:table-cell>
        </table:table-row>
        <table:table-row table:style-name="ro1">
          <table:table-cell office:value-type="float" office:value="-0.0097">
            <text:p>-0.01</text:p>
          </table:table-cell>
          <table:table-cell office:value-type="float" office:value="620.3817">
            <text:p>620.38</text:p>
          </table:table-cell>
        </table:table-row>
        <table:table-row table:style-name="ro1">
          <table:table-cell office:value-type="float" office:value="-0.0058">
            <text:p>-0.01</text:p>
          </table:table-cell>
          <table:table-cell office:value-type="float" office:value="610.4844">
            <text:p>610.48</text:p>
          </table:table-cell>
        </table:table-row>
        <table:table-row table:style-name="ro1">
          <table:table-cell office:value-type="float" office:value="0.0041">
            <text:p>0</text:p>
          </table:table-cell>
          <table:table-cell office:value-type="float" office:value="600.3917">
            <text:p>600.39</text:p>
          </table:table-cell>
        </table:table-row>
        <table:table-row table:style-name="ro1">
          <table:table-cell office:value-type="float" office:value="-0.0001">
            <text:p>0</text:p>
          </table:table-cell>
          <table:table-cell office:value-type="float" office:value="589.7734">
            <text:p>589.77</text:p>
          </table:table-cell>
        </table:table-row>
        <table:table-row table:style-name="ro1">
          <table:table-cell office:value-type="float" office:value="0.0034">
            <text:p>0</text:p>
          </table:table-cell>
          <table:table-cell office:value-type="float" office:value="579.0266">
            <text:p>579.03</text:p>
          </table:table-cell>
        </table:table-row>
        <table:table-row table:style-name="ro1">
          <table:table-cell office:value-type="float" office:value="0.0026">
            <text:p>0</text:p>
          </table:table-cell>
          <table:table-cell office:value-type="float" office:value="568.1135">
            <text:p>568.11</text:p>
          </table:table-cell>
        </table:table-row>
        <table:table-row table:style-name="ro1">
          <table:table-cell office:value-type="float" office:value="0.0123">
            <text:p>0.01</text:p>
          </table:table-cell>
          <table:table-cell office:value-type="float" office:value="557.9586">
            <text:p>557.96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548.2381">
            <text:p>548.24</text:p>
          </table:table-cell>
        </table:table-row>
        <table:table-row table:style-name="ro1">
          <table:table-cell office:value-type="float" office:value="-0.0027">
            <text:p>0</text:p>
          </table:table-cell>
          <table:table-cell office:value-type="float" office:value="537.8548">
            <text:p>537.85</text:p>
          </table:table-cell>
        </table:table-row>
        <table:table-row table:style-name="ro1">
          <table:table-cell office:value-type="float" office:value="-0.0001">
            <text:p>0</text:p>
          </table:table-cell>
          <table:table-cell office:value-type="float" office:value="527.1306">
            <text:p>527.13</text:p>
          </table:table-cell>
        </table:table-row>
        <table:table-row table:style-name="ro1">
          <table:table-cell office:value-type="float" office:value="0.0141">
            <text:p>0.01</text:p>
          </table:table-cell>
          <table:table-cell office:value-type="float" office:value="517.4027">
            <text:p>517.4</text:p>
          </table:table-cell>
        </table:table-row>
        <table:table-row table:style-name="ro1">
          <table:table-cell office:value-type="float" office:value="0.0093">
            <text:p>0.01</text:p>
          </table:table-cell>
          <table:table-cell office:value-type="float" office:value="508.1689">
            <text:p>508.17</text:p>
          </table:table-cell>
        </table:table-row>
        <table:table-row table:style-name="ro1">
          <table:table-cell office:value-type="float" office:value="0.0055">
            <text:p>0.01</text:p>
          </table:table-cell>
          <table:table-cell office:value-type="float" office:value="499.0629">
            <text:p>499.06</text:p>
          </table:table-cell>
        </table:table-row>
        <table:table-row table:style-name="ro1">
          <table:table-cell office:value-type="float" office:value="-0.0001">
            <text:p>0</text:p>
          </table:table-cell>
          <table:table-cell office:value-type="float" office:value="489.5883">
            <text:p>489.59</text:p>
          </table:table-cell>
        </table:table-row>
        <table:table-row table:style-name="ro1">
          <table:table-cell office:value-type="float" office:value="0.0011">
            <text:p>0</text:p>
          </table:table-cell>
          <table:table-cell office:value-type="float" office:value="479.915">
            <text:p>479.92</text:p>
          </table:table-cell>
        </table:table-row>
      </table:table>
      <table:table table:name="Sheet3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/>
          <table:table-cell>
            <draw:frame table:end-cell-address="Sheet3.M22" table:end-x="0.3512in" table:end-y="0.1256in" draw:z-index="0" draw:style-name="gr1" draw:text-style-name="P1" svg:width="6.3in" svg:height="3.5457in" svg:x="0.2744in" svg:y="0.1362in">
              <draw:object draw:notify-on-update-of-ranges="Sheet3.B1:Sheet3.B374 Sheet3.C1:Sheet3.C374 Sheet3.D1:Sheet3.D37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2">
            <text:p>26.0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-0.0526">
            <text:p>-0.05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76">
            <text:p>26.04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-0.0577">
            <text:p>-0.06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25.9799">
            <text:p>25.98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-0.0581">
            <text:p>-0.06</text:p>
          </table:table-cell>
          <table:table-cell office:value-type="float" office:value="25.9218">
            <text:p>25.92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-0.0665">
            <text:p>-0.07</text:p>
          </table:table-cell>
          <table:table-cell office:value-type="float" office:value="-0.1246">
            <text:p>-0.12</text:p>
          </table:table-cell>
          <table:table-cell office:value-type="float" office:value="25.7972">
            <text:p>25.8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-0.0511">
            <text:p>-0.05</text:p>
          </table:table-cell>
          <table:table-cell office:value-type="float" office:value="-0.1757">
            <text:p>-0.18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25.6214">
            <text:p>25.62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number-columns-repeated="2" office:value-type="float" office:value="-0.057">
            <text:p>-0.06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0">
            <text:p>0</text:p>
          </table:table-cell>
          <table:table-cell office:value-type="float" office:value="25.5645">
            <text:p>25.56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 office:value-type="float" office:value="-0.0621">
            <text:p>-0.06</text:p>
          </table:table-cell>
          <table:table-cell office:value-type="float" office:value="25.5023">
            <text:p>25.5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-0.0786">
            <text:p>-0.08</text:p>
          </table:table-cell>
          <table:table-cell office:value-type="float" office:value="-0.1407">
            <text:p>-0.14</text:p>
          </table:table-cell>
          <table:table-cell office:value-type="float" office:value="25.3616">
            <text:p>25.3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-0.0808">
            <text:p>-0.08</text:p>
          </table:table-cell>
          <table:table-cell office:value-type="float" office:value="-0.2215">
            <text:p>-0.22</text:p>
          </table:table-cell>
          <table:table-cell office:value-type="float" office:value="25.1401">
            <text:p>25.1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-0.0749">
            <text:p>-0.07</text:p>
          </table:table-cell>
          <table:table-cell office:value-type="float" office:value="-0.2964">
            <text:p>-0.3</text:p>
          </table:table-cell>
          <table:table-cell office:value-type="float" office:value="24.8437">
            <text:p>24.8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-0.0713">
            <text:p>-0.07</text:p>
          </table:table-cell>
          <table:table-cell office:value-type="float" office:value="-0.3677">
            <text:p>-0.37</text:p>
          </table:table-cell>
          <table:table-cell office:value-type="float" office:value="24.476">
            <text:p>24.48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-0.0735">
            <text:p>-0.07</text:p>
          </table:table-cell>
          <table:table-cell office:value-type="float" office:value="-0.4412">
            <text:p>-0.44</text:p>
          </table:table-cell>
          <table:table-cell office:value-type="float" office:value="24.0349">
            <text:p>24.03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-0.083">
            <text:p>-0.08</text:p>
          </table:table-cell>
          <table:table-cell office:value-type="float" office:value="-0.5241">
            <text:p>-0.52</text:p>
          </table:table-cell>
          <table:table-cell office:value-type="float" office:value="23.5108">
            <text:p>23.51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-0.1199">
            <text:p>-0.12</text:p>
          </table:table-cell>
          <table:table-cell office:value-type="float" office:value="-0.6441">
            <text:p>-0.64</text:p>
          </table:table-cell>
          <table:table-cell office:value-type="float" office:value="22.8667">
            <text:p>22.87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-0.1207">
            <text:p>-0.12</text:p>
          </table:table-cell>
          <table:table-cell office:value-type="float" office:value="-0.7648">
            <text:p>-0.76</text:p>
          </table:table-cell>
          <table:table-cell office:value-type="float" office:value="22.1019">
            <text:p>22.1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-0.124">
            <text:p>-0.12</text:p>
          </table:table-cell>
          <table:table-cell office:value-type="float" office:value="-0.8887">
            <text:p>-0.89</text:p>
          </table:table-cell>
          <table:table-cell office:value-type="float" office:value="21.2132">
            <text:p>21.21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-0.1686">
            <text:p>-0.17</text:p>
          </table:table-cell>
          <table:table-cell office:value-type="float" office:value="-1.0574">
            <text:p>-1.06</text:p>
          </table:table-cell>
          <table:table-cell office:value-type="float" office:value="20.1559">
            <text:p>20.16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-0.1829">
            <text:p>-0.18</text:p>
          </table:table-cell>
          <table:table-cell office:value-type="float" office:value="-1.2402">
            <text:p>-1.24</text:p>
          </table:table-cell>
          <table:table-cell office:value-type="float" office:value="18.9156">
            <text:p>18.92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-0.2217">
            <text:p>-0.22</text:p>
          </table:table-cell>
          <table:table-cell office:value-type="float" office:value="-1.4619">
            <text:p>-1.46</text:p>
          </table:table-cell>
          <table:table-cell office:value-type="float" office:value="17.4537">
            <text:p>17.45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-0.2297">
            <text:p>-0.23</text:p>
          </table:table-cell>
          <table:table-cell office:value-type="float" office:value="-1.6917">
            <text:p>-1.69</text:p>
          </table:table-cell>
          <table:table-cell office:value-type="float" office:value="15.762">
            <text:p>15.76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-0.3377">
            <text:p>-0.34</text:p>
          </table:table-cell>
          <table:table-cell office:value-type="float" office:value="-2.0294">
            <text:p>-2.03</text:p>
          </table:table-cell>
          <table:table-cell office:value-type="float" office:value="13.7326">
            <text:p>13.73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-0.4007">
            <text:p>-0.4</text:p>
          </table:table-cell>
          <table:table-cell office:value-type="float" office:value="-2.4301">
            <text:p>-2.43</text:p>
          </table:table-cell>
          <table:table-cell office:value-type="float" office:value="11.3025">
            <text:p>11.3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-0.5013">
            <text:p>-0.5</text:p>
          </table:table-cell>
          <table:table-cell office:value-type="float" office:value="-2.9314">
            <text:p>-2.93</text:p>
          </table:table-cell>
          <table:table-cell office:value-type="float" office:value="8.3711">
            <text:p>8.37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-0.6005">
            <text:p>-0.6</text:p>
          </table:table-cell>
          <table:table-cell office:value-type="float" office:value="-3.5319">
            <text:p>-3.53</text:p>
          </table:table-cell>
          <table:table-cell office:value-type="float" office:value="4.8392">
            <text:p>4.8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-0.6547">
            <text:p>-0.65</text:p>
          </table:table-cell>
          <table:table-cell office:value-type="float" office:value="-4.1866">
            <text:p>-4.19</text:p>
          </table:table-cell>
          <table:table-cell office:value-type="float" office:value="0.6526">
            <text:p>0.65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-0.8194">
            <text:p>-0.82</text:p>
          </table:table-cell>
          <table:table-cell office:value-type="float" office:value="-5.0059">
            <text:p>-5.01</text:p>
          </table:table-cell>
          <table:table-cell office:value-type="float" office:value="-4.3533">
            <text:p>-4.3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-0.9563">
            <text:p>-0.96</text:p>
          </table:table-cell>
          <table:table-cell office:value-type="float" office:value="-5.9622">
            <text:p>-5.96</text:p>
          </table:table-cell>
          <table:table-cell office:value-type="float" office:value="-10.3155">
            <text:p>-10.3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-1.133">
            <text:p>-1.13</text:p>
          </table:table-cell>
          <table:table-cell office:value-type="float" office:value="-7.0952">
            <text:p>-7.1</text:p>
          </table:table-cell>
          <table:table-cell office:value-type="float" office:value="-17.4107">
            <text:p>-17.41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-1.3936">
            <text:p>-1.39</text:p>
          </table:table-cell>
          <table:table-cell office:value-type="float" office:value="-8.4889">
            <text:p>-8.49</text:p>
          </table:table-cell>
          <table:table-cell office:value-type="float" office:value="-25.8996">
            <text:p>-25.9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-1.4624">
            <text:p>-1.46</text:p>
          </table:table-cell>
          <table:table-cell office:value-type="float" office:value="-9.9513">
            <text:p>-9.95</text:p>
          </table:table-cell>
          <table:table-cell office:value-type="float" office:value="-35.8509">
            <text:p>-35.8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-1.473">
            <text:p>-1.47</text:p>
          </table:table-cell>
          <table:table-cell office:value-type="float" office:value="-11.4243">
            <text:p>-11.42</text:p>
          </table:table-cell>
          <table:table-cell office:value-type="float" office:value="-47.2752">
            <text:p>-47.28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-1.4987">
            <text:p>-1.5</text:p>
          </table:table-cell>
          <table:table-cell office:value-type="float" office:value="-12.923">
            <text:p>-12.92</text:p>
          </table:table-cell>
          <table:table-cell office:value-type="float" office:value="-60.1982">
            <text:p>-60.2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-1.4833">
            <text:p>-1.48</text:p>
          </table:table-cell>
          <table:table-cell office:value-type="float" office:value="-14.4063">
            <text:p>-14.41</text:p>
          </table:table-cell>
          <table:table-cell office:value-type="float" office:value="-74.6045">
            <text:p>-74.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-1.4372">
            <text:p>-1.44</text:p>
          </table:table-cell>
          <table:table-cell office:value-type="float" office:value="-15.8435">
            <text:p>-15.84</text:p>
          </table:table-cell>
          <table:table-cell office:value-type="float" office:value="-90.448">
            <text:p>-90.45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-1.4299">
            <text:p>-1.43</text:p>
          </table:table-cell>
          <table:table-cell office:value-type="float" office:value="-17.2733">
            <text:p>-17.27</text:p>
          </table:table-cell>
          <table:table-cell office:value-type="float" office:value="-107.7213">
            <text:p>-107.7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-1.3428">
            <text:p>-1.34</text:p>
          </table:table-cell>
          <table:table-cell office:value-type="float" office:value="-18.6161">
            <text:p>-18.62</text:p>
          </table:table-cell>
          <table:table-cell office:value-type="float" office:value="-126.3374">
            <text:p>-126.34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-1.6396">
            <text:p>-1.64</text:p>
          </table:table-cell>
          <table:table-cell office:value-type="float" office:value="-20.2557">
            <text:p>-20.26</text:p>
          </table:table-cell>
          <table:table-cell office:value-type="float" office:value="-146.5931">
            <text:p>-146.59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-1.3614">
            <text:p>-1.36</text:p>
          </table:table-cell>
          <table:table-cell office:value-type="float" office:value="-21.6171">
            <text:p>-21.62</text:p>
          </table:table-cell>
          <table:table-cell office:value-type="float" office:value="-168.2102">
            <text:p>-168.21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-1.3545">
            <text:p>-1.35</text:p>
          </table:table-cell>
          <table:table-cell office:value-type="float" office:value="-22.9715">
            <text:p>-22.97</text:p>
          </table:table-cell>
          <table:table-cell office:value-type="float" office:value="-191.1817">
            <text:p>-191.1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-1.2216">
            <text:p>-1.22</text:p>
          </table:table-cell>
          <table:table-cell office:value-type="float" office:value="-24.1932">
            <text:p>-24.19</text:p>
          </table:table-cell>
          <table:table-cell office:value-type="float" office:value="-215.3749">
            <text:p>-215.37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-1.0913">
            <text:p>-1.09</text:p>
          </table:table-cell>
          <table:table-cell office:value-type="float" office:value="-25.2845">
            <text:p>-25.28</text:p>
          </table:table-cell>
          <table:table-cell office:value-type="float" office:value="-240.6593">
            <text:p>-240.66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-0.9628">
            <text:p>-0.96</text:p>
          </table:table-cell>
          <table:table-cell office:value-type="float" office:value="-26.2473">
            <text:p>-26.25</text:p>
          </table:table-cell>
          <table:table-cell office:value-type="float" office:value="-266.9066">
            <text:p>-266.9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-0.8157">
            <text:p>-0.82</text:p>
          </table:table-cell>
          <table:table-cell office:value-type="float" office:value="-27.063">
            <text:p>-27.06</text:p>
          </table:table-cell>
          <table:table-cell office:value-type="float" office:value="-293.9697">
            <text:p>-293.97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-0.5785">
            <text:p>-0.58</text:p>
          </table:table-cell>
          <table:table-cell office:value-type="float" office:value="-27.6416">
            <text:p>-27.64</text:p>
          </table:table-cell>
          <table:table-cell office:value-type="float" office:value="-321.6112">
            <text:p>-321.6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-0.4761">
            <text:p>-0.48</text:p>
          </table:table-cell>
          <table:table-cell office:value-type="float" office:value="-28.1176">
            <text:p>-28.12</text:p>
          </table:table-cell>
          <table:table-cell office:value-type="float" office:value="-349.7289">
            <text:p>-349.73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-0.5072">
            <text:p>-0.51</text:p>
          </table:table-cell>
          <table:table-cell office:value-type="float" office:value="-28.6248">
            <text:p>-28.62</text:p>
          </table:table-cell>
          <table:table-cell office:value-type="float" office:value="-378.3537">
            <text:p>-378.3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-0.4977">
            <text:p>-0.5</text:p>
          </table:table-cell>
          <table:table-cell office:value-type="float" office:value="-29.1225">
            <text:p>-29.12</text:p>
          </table:table-cell>
          <table:table-cell office:value-type="float" office:value="-407.4762">
            <text:p>-407.4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-0.4761">
            <text:p>-0.48</text:p>
          </table:table-cell>
          <table:table-cell office:value-type="float" office:value="-29.5985">
            <text:p>-29.6</text:p>
          </table:table-cell>
          <table:table-cell office:value-type="float" office:value="-437.0747">
            <text:p>-437.07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-0.4805">
            <text:p>-0.48</text:p>
          </table:table-cell>
          <table:table-cell office:value-type="float" office:value="-30.079">
            <text:p>-30.08</text:p>
          </table:table-cell>
          <table:table-cell office:value-type="float" office:value="-467.1537">
            <text:p>-467.15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-0.4951">
            <text:p>-0.5</text:p>
          </table:table-cell>
          <table:table-cell office:value-type="float" office:value="-30.5741">
            <text:p>-30.57</text:p>
          </table:table-cell>
          <table:table-cell office:value-type="float" office:value="-497.7278">
            <text:p>-497.73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-0.281">
            <text:p>-0.28</text:p>
          </table:table-cell>
          <table:table-cell office:value-type="float" office:value="-30.8551">
            <text:p>-30.86</text:p>
          </table:table-cell>
          <table:table-cell office:value-type="float" office:value="-528.5828">
            <text:p>-528.58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float" office:value="-0.3498">
            <text:p>-0.35</text:p>
          </table:table-cell>
          <table:table-cell office:value-type="float" office:value="-500.3498">
            <text:p>-500.35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float" office:value="-0.2978">
            <text:p>-0.3</text:p>
          </table:table-cell>
          <table:table-cell office:value-type="float" office:value="-500.2978">
            <text:p>-500.3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0">
            <text:p>0</text:p>
          </table:table-cell>
          <table:table-cell office:value-type="float" office:value="-500">
            <text:p>-5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float" office:value="0.1513">
            <text:p>0.15</text:p>
          </table:table-cell>
          <table:table-cell office:value-type="float" office:value="-499.8488">
            <text:p>-499.8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3214">
            <text:p>0.32</text:p>
          </table:table-cell>
          <table:table-cell office:value-type="float" office:value="0.4727">
            <text:p>0.47</text:p>
          </table:table-cell>
          <table:table-cell office:value-type="float" office:value="-499.376">
            <text:p>-499.38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4796">
            <text:p>0.48</text:p>
          </table:table-cell>
          <table:table-cell office:value-type="float" office:value="0.9523">
            <text:p>0.95</text:p>
          </table:table-cell>
          <table:table-cell office:value-type="float" office:value="-498.4238">
            <text:p>-498.4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5667">
            <text:p>0.57</text:p>
          </table:table-cell>
          <table:table-cell office:value-type="float" office:value="1.5189">
            <text:p>1.52</text:p>
          </table:table-cell>
          <table:table-cell office:value-type="float" office:value="-496.9048">
            <text:p>-496.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4393">
            <text:p>0.44</text:p>
          </table:table-cell>
          <table:table-cell office:value-type="float" office:value="1.9582">
            <text:p>1.96</text:p>
          </table:table-cell>
          <table:table-cell office:value-type="float" office:value="-494.9466">
            <text:p>-494.95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5191">
            <text:p>0.52</text:p>
          </table:table-cell>
          <table:table-cell office:value-type="float" office:value="2.4773">
            <text:p>2.48</text:p>
          </table:table-cell>
          <table:table-cell office:value-type="float" office:value="-492.4692">
            <text:p>-492.47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5755">
            <text:p>0.58</text:p>
          </table:table-cell>
          <table:table-cell office:value-type="float" office:value="3.0528">
            <text:p>3.05</text:p>
          </table:table-cell>
          <table:table-cell office:value-type="float" office:value="-489.4164">
            <text:p>-489.42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6066">
            <text:p>0.61</text:p>
          </table:table-cell>
          <table:table-cell office:value-type="float" office:value="3.6594">
            <text:p>3.66</text:p>
          </table:table-cell>
          <table:table-cell office:value-type="float" office:value="-485.7571">
            <text:p>-485.76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4968">
            <text:p>0.5</text:p>
          </table:table-cell>
          <table:table-cell office:value-type="float" office:value="4.1561">
            <text:p>4.16</text:p>
          </table:table-cell>
          <table:table-cell office:value-type="float" office:value="-481.601">
            <text:p>-481.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3467">
            <text:p>0.35</text:p>
          </table:table-cell>
          <table:table-cell office:value-type="float" office:value="4.5028">
            <text:p>4.5</text:p>
          </table:table-cell>
          <table:table-cell office:value-type="float" office:value="-477.0981">
            <text:p>-477.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3042">
            <text:p>0.3</text:p>
          </table:table-cell>
          <table:table-cell office:value-type="float" office:value="4.8071">
            <text:p>4.81</text:p>
          </table:table-cell>
          <table:table-cell office:value-type="float" office:value="-472.2911">
            <text:p>-472.29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4799">
            <text:p>0.48</text:p>
          </table:table-cell>
          <table:table-cell office:value-type="float" office:value="5.287">
            <text:p>5.29</text:p>
          </table:table-cell>
          <table:table-cell office:value-type="float" office:value="-467.0041">
            <text:p>-467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7958">
            <text:p>0.8</text:p>
          </table:table-cell>
          <table:table-cell office:value-type="float" office:value="6.0828">
            <text:p>6.08</text:p>
          </table:table-cell>
          <table:table-cell office:value-type="float" office:value="-460.9213">
            <text:p>-460.9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9184">
            <text:p>0.92</text:p>
          </table:table-cell>
          <table:table-cell office:value-type="float" office:value="7.0012">
            <text:p>7</text:p>
          </table:table-cell>
          <table:table-cell office:value-type="float" office:value="-453.9201">
            <text:p>-453.92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8792">
            <text:p>0.88</text:p>
          </table:table-cell>
          <table:table-cell office:value-type="float" office:value="7.8804">
            <text:p>7.88</text:p>
          </table:table-cell>
          <table:table-cell office:value-type="float" office:value="-446.0397">
            <text:p>-446.0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7537">
            <text:p>0.75</text:p>
          </table:table-cell>
          <table:table-cell office:value-type="float" office:value="8.6341">
            <text:p>8.63</text:p>
          </table:table-cell>
          <table:table-cell office:value-type="float" office:value="-437.4056">
            <text:p>-437.41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6519">
            <text:p>0.65</text:p>
          </table:table-cell>
          <table:table-cell office:value-type="float" office:value="9.2861">
            <text:p>9.29</text:p>
          </table:table-cell>
          <table:table-cell office:value-type="float" office:value="-428.1196">
            <text:p>-428.12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738">
            <text:p>0.74</text:p>
          </table:table-cell>
          <table:table-cell office:value-type="float" office:value="10.024">
            <text:p>10.02</text:p>
          </table:table-cell>
          <table:table-cell office:value-type="float" office:value="-418.0956">
            <text:p>-418.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8024">
            <text:p>0.8</text:p>
          </table:table-cell>
          <table:table-cell office:value-type="float" office:value="10.8264">
            <text:p>10.83</text:p>
          </table:table-cell>
          <table:table-cell office:value-type="float" office:value="-407.2692">
            <text:p>-407.27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8569">
            <text:p>0.86</text:p>
          </table:table-cell>
          <table:table-cell office:value-type="float" office:value="11.6833">
            <text:p>11.68</text:p>
          </table:table-cell>
          <table:table-cell office:value-type="float" office:value="-395.5859">
            <text:p>-395.59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9693">
            <text:p>0.97</text:p>
          </table:table-cell>
          <table:table-cell office:value-type="float" office:value="12.6526">
            <text:p>12.65</text:p>
          </table:table-cell>
          <table:table-cell office:value-type="float" office:value="-382.9333">
            <text:p>-382.93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.0707">
            <text:p>1.07</text:p>
          </table:table-cell>
          <table:table-cell office:value-type="float" office:value="13.7232">
            <text:p>13.72</text:p>
          </table:table-cell>
          <table:table-cell office:value-type="float" office:value="-369.2101">
            <text:p>-369.21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.1783">
            <text:p>1.18</text:p>
          </table:table-cell>
          <table:table-cell office:value-type="float" office:value="14.9015">
            <text:p>14.9</text:p>
          </table:table-cell>
          <table:table-cell office:value-type="float" office:value="-354.3087">
            <text:p>-354.31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.3031">
            <text:p>1.3</text:p>
          </table:table-cell>
          <table:table-cell office:value-type="float" office:value="16.2045">
            <text:p>16.2</text:p>
          </table:table-cell>
          <table:table-cell office:value-type="float" office:value="-338.1041">
            <text:p>-338.1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.3766">
            <text:p>1.38</text:p>
          </table:table-cell>
          <table:table-cell office:value-type="float" office:value="17.5812">
            <text:p>17.58</text:p>
          </table:table-cell>
          <table:table-cell office:value-type="float" office:value="-320.5229">
            <text:p>-320.52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.2811">
            <text:p>1.28</text:p>
          </table:table-cell>
          <table:table-cell office:value-type="float" office:value="18.8623">
            <text:p>18.86</text:p>
          </table:table-cell>
          <table:table-cell office:value-type="float" office:value="-301.6607">
            <text:p>-301.6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0959">
            <text:p>1.1</text:p>
          </table:table-cell>
          <table:table-cell office:value-type="float" office:value="19.9582">
            <text:p>19.96</text:p>
          </table:table-cell>
          <table:table-cell office:value-type="float" office:value="-281.7025">
            <text:p>-281.7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944">
            <text:p>0.94</text:p>
          </table:table-cell>
          <table:table-cell office:value-type="float" office:value="20.9022">
            <text:p>20.9</text:p>
          </table:table-cell>
          <table:table-cell office:value-type="float" office:value="-260.8003">
            <text:p>-260.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9374">
            <text:p>0.94</text:p>
          </table:table-cell>
          <table:table-cell office:value-type="float" office:value="21.8396">
            <text:p>21.84</text:p>
          </table:table-cell>
          <table:table-cell office:value-type="float" office:value="-238.9607">
            <text:p>-238.9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8942">
            <text:p>0.89</text:p>
          </table:table-cell>
          <table:table-cell office:value-type="float" office:value="22.7339">
            <text:p>22.73</text:p>
          </table:table-cell>
          <table:table-cell office:value-type="float" office:value="-216.2269">
            <text:p>-216.2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7423">
            <text:p>0.74</text:p>
          </table:table-cell>
          <table:table-cell office:value-type="float" office:value="23.4762">
            <text:p>23.48</text:p>
          </table:table-cell>
          <table:table-cell office:value-type="float" office:value="-192.7507">
            <text:p>-192.75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7057">
            <text:p>0.71</text:p>
          </table:table-cell>
          <table:table-cell office:value-type="float" office:value="24.182">
            <text:p>24.18</text:p>
          </table:table-cell>
          <table:table-cell office:value-type="float" office:value="-168.5687">
            <text:p>-168.57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6787">
            <text:p>0.68</text:p>
          </table:table-cell>
          <table:table-cell office:value-type="float" office:value="24.8606">
            <text:p>24.86</text:p>
          </table:table-cell>
          <table:table-cell office:value-type="float" office:value="-143.7081">
            <text:p>-143.71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6691">
            <text:p>0.67</text:p>
          </table:table-cell>
          <table:table-cell office:value-type="float" office:value="25.5298">
            <text:p>25.53</text:p>
          </table:table-cell>
          <table:table-cell office:value-type="float" office:value="-118.1783">
            <text:p>-118.18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6757">
            <text:p>0.68</text:p>
          </table:table-cell>
          <table:table-cell office:value-type="float" office:value="26.2055">
            <text:p>26.21</text:p>
          </table:table-cell>
          <table:table-cell office:value-type="float" office:value="-91.9728">
            <text:p>-91.97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6322">
            <text:p>0.63</text:p>
          </table:table-cell>
          <table:table-cell office:value-type="float" office:value="26.8377">
            <text:p>26.84</text:p>
          </table:table-cell>
          <table:table-cell office:value-type="float" office:value="-65.1351">
            <text:p>-65.14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4942">
            <text:p>0.49</text:p>
          </table:table-cell>
          <table:table-cell office:value-type="float" office:value="27.3319">
            <text:p>27.33</text:p>
          </table:table-cell>
          <table:table-cell office:value-type="float" office:value="-37.8032">
            <text:p>-37.8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3204">
            <text:p>0.32</text:p>
          </table:table-cell>
          <table:table-cell office:value-type="float" office:value="27.6522">
            <text:p>27.65</text:p>
          </table:table-cell>
          <table:table-cell office:value-type="float" office:value="-10.151">
            <text:p>-10.15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2182">
            <text:p>0.22</text:p>
          </table:table-cell>
          <table:table-cell office:value-type="float" office:value="27.8705">
            <text:p>27.87</text:p>
          </table:table-cell>
          <table:table-cell office:value-type="float" office:value="17.7195">
            <text:p>17.72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1948">
            <text:p>0.19</text:p>
          </table:table-cell>
          <table:table-cell office:value-type="float" office:value="28.0653">
            <text:p>28.07</text:p>
          </table:table-cell>
          <table:table-cell office:value-type="float" office:value="45.7848">
            <text:p>45.78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2709">
            <text:p>0.27</text:p>
          </table:table-cell>
          <table:table-cell office:value-type="float" office:value="28.3362">
            <text:p>28.34</text:p>
          </table:table-cell>
          <table:table-cell office:value-type="float" office:value="74.121">
            <text:p>74.1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3485">
            <text:p>0.35</text:p>
          </table:table-cell>
          <table:table-cell office:value-type="float" office:value="28.6848">
            <text:p>28.68</text:p>
          </table:table-cell>
          <table:table-cell office:value-type="float" office:value="102.8058">
            <text:p>102.81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3588">
            <text:p>0.36</text:p>
          </table:table-cell>
          <table:table-cell office:value-type="float" office:value="29.0436">
            <text:p>29.04</text:p>
          </table:table-cell>
          <table:table-cell office:value-type="float" office:value="131.8494">
            <text:p>131.85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279">
            <text:p>0.28</text:p>
          </table:table-cell>
          <table:table-cell office:value-type="float" office:value="29.3225">
            <text:p>29.32</text:p>
          </table:table-cell>
          <table:table-cell office:value-type="float" office:value="161.1719">
            <text:p>161.17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1575">
            <text:p>0.16</text:p>
          </table:table-cell>
          <table:table-cell office:value-type="float" office:value="29.48">
            <text:p>29.48</text:p>
          </table:table-cell>
          <table:table-cell office:value-type="float" office:value="190.6519">
            <text:p>190.65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1092">
            <text:p>0.11</text:p>
          </table:table-cell>
          <table:table-cell office:value-type="float" office:value="29.5892">
            <text:p>29.59</text:p>
          </table:table-cell>
          <table:table-cell office:value-type="float" office:value="220.2411">
            <text:p>220.24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1059">
            <text:p>0.11</text:p>
          </table:table-cell>
          <table:table-cell office:value-type="float" office:value="29.6951">
            <text:p>29.7</text:p>
          </table:table-cell>
          <table:table-cell office:value-type="float" office:value="249.9362">
            <text:p>249.94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883">
            <text:p>0.09</text:p>
          </table:table-cell>
          <table:table-cell office:value-type="float" office:value="29.7834">
            <text:p>29.78</text:p>
          </table:table-cell>
          <table:table-cell office:value-type="float" office:value="279.7196">
            <text:p>279.72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751">
            <text:p>0.08</text:p>
          </table:table-cell>
          <table:table-cell office:value-type="float" office:value="29.8585">
            <text:p>29.86</text:p>
          </table:table-cell>
          <table:table-cell office:value-type="float" office:value="309.5781">
            <text:p>309.58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0">
            <text:p>0</text:p>
          </table:table-cell>
          <table:table-cell office:value-type="float" office:value="309.5781">
            <text:p>309.58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float" office:value="-0.0757">
            <text:p>-0.08</text:p>
          </table:table-cell>
          <table:table-cell office:value-type="float" office:value="309.5025">
            <text:p>309.5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-0.0669">
            <text:p>-0.07</text:p>
          </table:table-cell>
          <table:table-cell office:value-type="float" office:value="-0.1425">
            <text:p>-0.14</text:p>
          </table:table-cell>
          <table:table-cell office:value-type="float" office:value="309.3599">
            <text:p>309.36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float" office:value="0">
            <text:p>0</text:p>
          </table:table-cell>
          <table:table-cell office:value-type="float" office:value="309.3599">
            <text:p>309.36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float" office:value="0.1048">
            <text:p>0.1</text:p>
          </table:table-cell>
          <table:table-cell office:value-type="float" office:value="309.4647">
            <text:p>309.4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1202">
            <text:p>0.12</text:p>
          </table:table-cell>
          <table:table-cell office:value-type="float" office:value="0.2249">
            <text:p>0.22</text:p>
          </table:table-cell>
          <table:table-cell office:value-type="float" office:value="309.6896">
            <text:p>309.69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792">
            <text:p>0.08</text:p>
          </table:table-cell>
          <table:table-cell office:value-type="float" office:value="0.3041">
            <text:p>0.3</text:p>
          </table:table-cell>
          <table:table-cell office:value-type="float" office:value="309.9937">
            <text:p>309.99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0">
            <text:p>0</text:p>
          </table:table-cell>
          <table:table-cell office:value-type="float" office:value="309.9937">
            <text:p>309.99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0">
            <text:p>0</text:p>
          </table:table-cell>
          <table:table-cell office:value-type="float" office:value="309.9937">
            <text:p>309.99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office:value-type="float" office:value="309.9937">
            <text:p>309.99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0.0744">
            <text:p>0.07</text:p>
          </table:table-cell>
          <table:table-cell office:value-type="float" office:value="310.0681">
            <text:p>310.07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971">
            <text:p>0.1</text:p>
          </table:table-cell>
          <table:table-cell office:value-type="float" office:value="0.1715">
            <text:p>0.17</text:p>
          </table:table-cell>
          <table:table-cell office:value-type="float" office:value="310.2396">
            <text:p>310.2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float" office:value="0">
            <text:p>0</text:p>
          </table:table-cell>
          <table:table-cell office:value-type="float" office:value="310.2396">
            <text:p>310.24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float" office:value="0">
            <text:p>0</text:p>
          </table:table-cell>
          <table:table-cell office:value-type="float" office:value="310.2396">
            <text:p>310.24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-0.065">
            <text:p>-0.07</text:p>
          </table:table-cell>
          <table:table-cell office:value-type="float" office:value="310.1745">
            <text:p>310.17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310.1745">
            <text:p>310.17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310.1745">
            <text:p>310.17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-0.053">
            <text:p>-0.05</text:p>
          </table:table-cell>
          <table:table-cell office:value-type="float" office:value="310.1216">
            <text:p>310.12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-0.0782">
            <text:p>-0.08</text:p>
          </table:table-cell>
          <table:table-cell office:value-type="float" office:value="-0.1312">
            <text:p>-0.13</text:p>
          </table:table-cell>
          <table:table-cell office:value-type="float" office:value="309.9904">
            <text:p>309.99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-0.094">
            <text:p>-0.09</text:p>
          </table:table-cell>
          <table:table-cell office:value-type="float" office:value="-0.2251">
            <text:p>-0.23</text:p>
          </table:table-cell>
          <table:table-cell office:value-type="float" office:value="309.7652">
            <text:p>309.77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-0.083">
            <text:p>-0.08</text:p>
          </table:table-cell>
          <table:table-cell office:value-type="float" office:value="-0.3081">
            <text:p>-0.31</text:p>
          </table:table-cell>
          <table:table-cell office:value-type="float" office:value="309.4571">
            <text:p>309.46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-0.0566">
            <text:p>-0.06</text:p>
          </table:table-cell>
          <table:table-cell office:value-type="float" office:value="-0.3648">
            <text:p>-0.36</text:p>
          </table:table-cell>
          <table:table-cell office:value-type="float" office:value="309.0923">
            <text:p>309.09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float" office:value="0">
            <text:p>0</text:p>
          </table:table-cell>
          <table:table-cell office:value-type="float" office:value="309.0923">
            <text:p>309.09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float" office:value="0">
            <text:p>0</text:p>
          </table:table-cell>
          <table:table-cell office:value-type="float" office:value="309.0923">
            <text:p>309.09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0">
            <text:p>0</text:p>
          </table:table-cell>
          <table:table-cell office:value-type="float" office:value="309.0923">
            <text:p>309.0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-0.0724">
            <text:p>-0.07</text:p>
          </table:table-cell>
          <table:table-cell office:value-type="float" office:value="309.02">
            <text:p>309.02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-0.0896">
            <text:p>-0.09</text:p>
          </table:table-cell>
          <table:table-cell office:value-type="float" office:value="-0.1619">
            <text:p>-0.16</text:p>
          </table:table-cell>
          <table:table-cell office:value-type="float" office:value="308.858">
            <text:p>308.8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-0.0548">
            <text:p>-0.05</text:p>
          </table:table-cell>
          <table:table-cell office:value-type="float" office:value="-0.2167">
            <text:p>-0.22</text:p>
          </table:table-cell>
          <table:table-cell office:value-type="float" office:value="308.6413">
            <text:p>308.64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0">
            <text:p>0</text:p>
          </table:table-cell>
          <table:table-cell office:value-type="float" office:value="308.6413">
            <text:p>308.64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office:value-type="float" office:value="308.6413">
            <text:p>308.6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308.6413">
            <text:p>308.6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0">
            <text:p>0</text:p>
          </table:table-cell>
          <table:table-cell office:value-type="float" office:value="308.6413">
            <text:p>308.6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308.6413">
            <text:p>308.64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float" office:value="0.0652">
            <text:p>0.07</text:p>
          </table:table-cell>
          <table:table-cell office:value-type="float" office:value="308.7065">
            <text:p>308.71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652">
            <text:p>0.07</text:p>
          </table:table-cell>
          <table:table-cell office:value-type="float" office:value="0.1305">
            <text:p>0.13</text:p>
          </table:table-cell>
          <table:table-cell office:value-type="float" office:value="308.837">
            <text:p>308.84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7">
            <text:p>308.8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7">
            <text:p>308.84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-0.0581">
            <text:p>-0.06</text:p>
          </table:table-cell>
          <table:table-cell office:value-type="float" office:value="308.7789">
            <text:p>308.7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float" office:value="0">
            <text:p>0</text:p>
          </table:table-cell>
          <table:table-cell office:value-type="float" office:value="308.7789">
            <text:p>308.7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308.7789">
            <text:p>308.7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float" office:value="0">
            <text:p>0</text:p>
          </table:table-cell>
          <table:table-cell office:value-type="float" office:value="308.7789">
            <text:p>308.78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0">
            <text:p>0</text:p>
          </table:table-cell>
          <table:table-cell office:value-type="float" office:value="308.7789">
            <text:p>308.7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float" office:value="0.0513">
            <text:p>0.05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float" office:value="0">
            <text:p>0</text:p>
          </table:table-cell>
          <table:table-cell office:value-type="float" office:value="308.8303">
            <text:p>308.83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number-columns-repeated="2" office:value-type="float" office:value="-0.05">
            <text:p>-0.05</text:p>
          </table:table-cell>
          <table:table-cell office:value-type="float" office:value="308.7802">
            <text:p>308.78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-0.1013">
            <text:p>-0.1</text:p>
          </table:table-cell>
          <table:table-cell office:value-type="float" office:value="-0.1513">
            <text:p>-0.15</text:p>
          </table:table-cell>
          <table:table-cell office:value-type="float" office:value="308.6289">
            <text:p>308.63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-0.0918">
            <text:p>-0.09</text:p>
          </table:table-cell>
          <table:table-cell office:value-type="float" office:value="-0.2431">
            <text:p>-0.24</text:p>
          </table:table-cell>
          <table:table-cell office:value-type="float" office:value="308.3858">
            <text:p>308.39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-0.0713">
            <text:p>-0.07</text:p>
          </table:table-cell>
          <table:table-cell office:value-type="float" office:value="-0.3144">
            <text:p>-0.31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float" office:value="0">
            <text:p>0</text:p>
          </table:table-cell>
          <table:table-cell office:value-type="float" office:value="308.0715">
            <text:p>308.0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float" office:value="0.0598">
            <text:p>0.06</text:p>
          </table:table-cell>
          <table:table-cell office:value-type="float" office:value="308.1312">
            <text:p>308.13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number-columns-repeated="2" office:value-type="float" office:value="-1.1781">
            <text:p>-1.18</text:p>
          </table:table-cell>
          <table:table-cell office:value-type="float" office:value="-501.178">
            <text:p>-501.1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float" office:value="-1.0496">
            <text:p>-1.05</text:p>
          </table:table-cell>
          <table:table-cell office:value-type="float" office:value="-501.0496">
            <text:p>-501.05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float" office:value="-0.8366">
            <text:p>-0.84</text:p>
          </table:table-cell>
          <table:table-cell office:value-type="float" office:value="-500.8366">
            <text:p>-500.84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float" office:value="-0.6206">
            <text:p>-0.62</text:p>
          </table:table-cell>
          <table:table-cell office:value-type="float" office:value="-500.6206">
            <text:p>-500.62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float" office:value="-0.457">
            <text:p>-0.46</text:p>
          </table:table-cell>
          <table:table-cell office:value-type="float" office:value="-500.457">
            <text:p>-500.46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-0.1961">
            <text:p>-0.2</text:p>
          </table:table-cell>
          <table:table-cell office:value-type="float" office:value="-500.1961">
            <text:p>-500.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number-columns-repeated="2" office:value-type="float" office:value="0">
            <text:p>0</text:p>
          </table:table-cell>
          <table:table-cell office:value-type="float" office:value="-500">
            <text:p>-5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number-columns-repeated="2" office:value-type="float" office:value="0.1644">
            <text:p>0.16</text:p>
          </table:table-cell>
          <table:table-cell office:value-type="float" office:value="-499.8356">
            <text:p>-499.84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38">
            <text:p>0.38</text:p>
          </table:table-cell>
          <table:table-cell office:value-type="float" office:value="0.5444">
            <text:p>0.54</text:p>
          </table:table-cell>
          <table:table-cell office:value-type="float" office:value="-499.2911">
            <text:p>-499.29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567">
            <text:p>0.66</text:p>
          </table:table-cell>
          <table:table-cell office:value-type="float" office:value="1.2012">
            <text:p>1.2</text:p>
          </table:table-cell>
          <table:table-cell office:value-type="float" office:value="-498.09">
            <text:p>-498.09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.0278">
            <text:p>1.03</text:p>
          </table:table-cell>
          <table:table-cell office:value-type="float" office:value="2.229">
            <text:p>2.23</text:p>
          </table:table-cell>
          <table:table-cell office:value-type="float" office:value="-495.861">
            <text:p>-495.8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.351">
            <text:p>1.35</text:p>
          </table:table-cell>
          <table:table-cell office:value-type="float" office:value="3.58">
            <text:p>3.58</text:p>
          </table:table-cell>
          <table:table-cell office:value-type="float" office:value="-492.281">
            <text:p>-492.28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.5446">
            <text:p>1.54</text:p>
          </table:table-cell>
          <table:table-cell office:value-type="float" office:value="5.1246">
            <text:p>5.12</text:p>
          </table:table-cell>
          <table:table-cell office:value-type="float" office:value="-487.1564">
            <text:p>-487.16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.568">
            <text:p>1.57</text:p>
          </table:table-cell>
          <table:table-cell office:value-type="float" office:value="6.6927">
            <text:p>6.69</text:p>
          </table:table-cell>
          <table:table-cell office:value-type="float" office:value="-480.4638">
            <text:p>-480.4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.4637">
            <text:p>1.46</text:p>
          </table:table-cell>
          <table:table-cell office:value-type="float" office:value="8.1564">
            <text:p>8.16</text:p>
          </table:table-cell>
          <table:table-cell office:value-type="float" office:value="-472.3074">
            <text:p>-472.3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.3635">
            <text:p>1.36</text:p>
          </table:table-cell>
          <table:table-cell office:value-type="float" office:value="9.5198">
            <text:p>9.52</text:p>
          </table:table-cell>
          <table:table-cell office:value-type="float" office:value="-462.7875">
            <text:p>-462.79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.3393">
            <text:p>1.34</text:p>
          </table:table-cell>
          <table:table-cell office:value-type="float" office:value="10.8591">
            <text:p>10.86</text:p>
          </table:table-cell>
          <table:table-cell office:value-type="float" office:value="-451.9284">
            <text:p>-451.93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.4623">
            <text:p>1.46</text:p>
          </table:table-cell>
          <table:table-cell office:value-type="float" office:value="12.3214">
            <text:p>12.32</text:p>
          </table:table-cell>
          <table:table-cell office:value-type="float" office:value="-439.607">
            <text:p>-439.61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.5805">
            <text:p>1.58</text:p>
          </table:table-cell>
          <table:table-cell office:value-type="float" office:value="13.9019">
            <text:p>13.9</text:p>
          </table:table-cell>
          <table:table-cell office:value-type="float" office:value="-425.7051">
            <text:p>-425.71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.6057">
            <text:p>1.61</text:p>
          </table:table-cell>
          <table:table-cell office:value-type="float" office:value="15.5076">
            <text:p>15.51</text:p>
          </table:table-cell>
          <table:table-cell office:value-type="float" office:value="-410.1974">
            <text:p>-410.2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.6262">
            <text:p>1.63</text:p>
          </table:table-cell>
          <table:table-cell office:value-type="float" office:value="17.1339">
            <text:p>17.13</text:p>
          </table:table-cell>
          <table:table-cell office:value-type="float" office:value="-393.0635">
            <text:p>-393.06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5728">
            <text:p>1.57</text:p>
          </table:table-cell>
          <table:table-cell office:value-type="float" office:value="18.7067">
            <text:p>18.71</text:p>
          </table:table-cell>
          <table:table-cell office:value-type="float" office:value="-374.3568">
            <text:p>-374.36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.4703">
            <text:p>1.47</text:p>
          </table:table-cell>
          <table:table-cell office:value-type="float" office:value="20.177">
            <text:p>20.18</text:p>
          </table:table-cell>
          <table:table-cell office:value-type="float" office:value="-354.1798">
            <text:p>-354.1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.355">
            <text:p>1.36</text:p>
          </table:table-cell>
          <table:table-cell office:value-type="float" office:value="21.532">
            <text:p>21.53</text:p>
          </table:table-cell>
          <table:table-cell office:value-type="float" office:value="-332.6478">
            <text:p>-332.65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2277">
            <text:p>1.23</text:p>
          </table:table-cell>
          <table:table-cell office:value-type="float" office:value="22.7597">
            <text:p>22.76</text:p>
          </table:table-cell>
          <table:table-cell office:value-type="float" office:value="-309.8881">
            <text:p>-309.89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.1936">
            <text:p>1.19</text:p>
          </table:table-cell>
          <table:table-cell office:value-type="float" office:value="23.9533">
            <text:p>23.95</text:p>
          </table:table-cell>
          <table:table-cell office:value-type="float" office:value="-285.9348">
            <text:p>-285.93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.1501">
            <text:p>1.15</text:p>
          </table:table-cell>
          <table:table-cell office:value-type="float" office:value="25.1034">
            <text:p>25.1</text:p>
          </table:table-cell>
          <table:table-cell office:value-type="float" office:value="-260.8313">
            <text:p>-260.83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.0454">
            <text:p>1.05</text:p>
          </table:table-cell>
          <table:table-cell office:value-type="float" office:value="26.1488">
            <text:p>26.15</text:p>
          </table:table-cell>
          <table:table-cell office:value-type="float" office:value="-234.6825">
            <text:p>-234.6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.0081">
            <text:p>1.01</text:p>
          </table:table-cell>
          <table:table-cell office:value-type="float" office:value="27.1569">
            <text:p>27.16</text:p>
          </table:table-cell>
          <table:table-cell office:value-type="float" office:value="-207.5256">
            <text:p>-207.53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9594">
            <text:p>0.96</text:p>
          </table:table-cell>
          <table:table-cell office:value-type="float" office:value="28.1163">
            <text:p>28.12</text:p>
          </table:table-cell>
          <table:table-cell office:value-type="float" office:value="-179.4094">
            <text:p>-179.41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7991">
            <text:p>0.8</text:p>
          </table:table-cell>
          <table:table-cell office:value-type="float" office:value="28.9154">
            <text:p>28.92</text:p>
          </table:table-cell>
          <table:table-cell office:value-type="float" office:value="-150.494">
            <text:p>-150.49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6673">
            <text:p>0.67</text:p>
          </table:table-cell>
          <table:table-cell office:value-type="float" office:value="29.5827">
            <text:p>29.58</text:p>
          </table:table-cell>
          <table:table-cell office:value-type="float" office:value="-120.9113">
            <text:p>-120.91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5641">
            <text:p>0.56</text:p>
          </table:table-cell>
          <table:table-cell office:value-type="float" office:value="30.1468">
            <text:p>30.15</text:p>
          </table:table-cell>
          <table:table-cell office:value-type="float" office:value="-90.7646">
            <text:p>-90.76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5228">
            <text:p>0.52</text:p>
          </table:table-cell>
          <table:table-cell office:value-type="float" office:value="30.6695">
            <text:p>30.67</text:p>
          </table:table-cell>
          <table:table-cell office:value-type="float" office:value="-60.095">
            <text:p>-60.1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862">
            <text:p>0.49</text:p>
          </table:table-cell>
          <table:table-cell office:value-type="float" office:value="31.1557">
            <text:p>31.16</text:p>
          </table:table-cell>
          <table:table-cell office:value-type="float" office:value="-28.9394">
            <text:p>-28.9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4488">
            <text:p>0.45</text:p>
          </table:table-cell>
          <table:table-cell office:value-type="float" office:value="31.6045">
            <text:p>31.6</text:p>
          </table:table-cell>
          <table:table-cell office:value-type="float" office:value="2.6651">
            <text:p>2.67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4265">
            <text:p>0.43</text:p>
          </table:table-cell>
          <table:table-cell office:value-type="float" office:value="32.031">
            <text:p>32.03</text:p>
          </table:table-cell>
          <table:table-cell office:value-type="float" office:value="34.6961">
            <text:p>34.7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4389">
            <text:p>0.44</text:p>
          </table:table-cell>
          <table:table-cell office:value-type="float" office:value="32.4699">
            <text:p>32.47</text:p>
          </table:table-cell>
          <table:table-cell office:value-type="float" office:value="67.1661">
            <text:p>67.17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3694">
            <text:p>0.37</text:p>
          </table:table-cell>
          <table:table-cell office:value-type="float" office:value="32.8393">
            <text:p>32.84</text:p>
          </table:table-cell>
          <table:table-cell office:value-type="float" office:value="100.0054">
            <text:p>100.01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3061">
            <text:p>0.31</text:p>
          </table:table-cell>
          <table:table-cell office:value-type="float" office:value="33.1454">
            <text:p>33.15</text:p>
          </table:table-cell>
          <table:table-cell office:value-type="float" office:value="133.1508">
            <text:p>133.15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2552">
            <text:p>0.26</text:p>
          </table:table-cell>
          <table:table-cell office:value-type="float" office:value="33.4006">
            <text:p>33.4</text:p>
          </table:table-cell>
          <table:table-cell office:value-type="float" office:value="166.5514">
            <text:p>166.55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1688">
            <text:p>0.17</text:p>
          </table:table-cell>
          <table:table-cell office:value-type="float" office:value="33.5694">
            <text:p>33.57</text:p>
          </table:table-cell>
          <table:table-cell office:value-type="float" office:value="200.1208">
            <text:p>200.12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539">
            <text:p>0.05</text:p>
          </table:table-cell>
          <table:table-cell office:value-type="float" office:value="33.6233">
            <text:p>33.62</text:p>
          </table:table-cell>
          <table:table-cell office:value-type="float" office:value="233.7442">
            <text:p>233.74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number-columns-repeated="2" office:value-type="float" office:value="0">
            <text:p>0</text:p>
          </table:table-cell>
          <table:table-cell office:value-type="float" office:value="233.7442">
            <text:p>233.7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number-columns-repeated="2" office:value-type="float" office:value="0">
            <text:p>0</text:p>
          </table:table-cell>
          <table:table-cell office:value-type="float" office:value="233.7442">
            <text:p>233.7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number-columns-repeated="2" office:value-type="float" office:value="0">
            <text:p>0</text:p>
          </table:table-cell>
          <table:table-cell office:value-type="float" office:value="233.7442">
            <text:p>233.74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-0.0947">
            <text:p>-0.09</text:p>
          </table:table-cell>
          <table:table-cell office:value-type="float" office:value="233.6495">
            <text:p>233.6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-0.1221">
            <text:p>-0.12</text:p>
          </table:table-cell>
          <table:table-cell office:value-type="float" office:value="-0.2168">
            <text:p>-0.22</text:p>
          </table:table-cell>
          <table:table-cell office:value-type="float" office:value="233.4326">
            <text:p>233.43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-0.0775">
            <text:p>-0.08</text:p>
          </table:table-cell>
          <table:table-cell office:value-type="float" office:value="-0.2943">
            <text:p>-0.29</text:p>
          </table:table-cell>
          <table:table-cell office:value-type="float" office:value="233.1383">
            <text:p>233.14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55">
            <text:p>0.06</text:p>
          </table:table-cell>
          <table:table-cell office:value-type="float" office:value="-0.2393">
            <text:p>-0.24</text:p>
          </table:table-cell>
          <table:table-cell office:value-type="float" office:value="232.899">
            <text:p>232.9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601">
            <text:p>0.06</text:p>
          </table:table-cell>
          <table:table-cell office:value-type="float" office:value="-0.1792">
            <text:p>-0.18</text:p>
          </table:table-cell>
          <table:table-cell office:value-type="float" office:value="232.7198">
            <text:p>232.7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float" office:value="0">
            <text:p>0</text:p>
          </table:table-cell>
          <table:table-cell office:value-type="float" office:value="232.7198">
            <text:p>232.72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float" office:value="0">
            <text:p>0</text:p>
          </table:table-cell>
          <table:table-cell office:value-type="float" office:value="232.7198">
            <text:p>232.72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number-columns-repeated="2" office:value-type="float" office:value="0">
            <text:p>0</text:p>
          </table:table-cell>
          <table:table-cell office:value-type="float" office:value="232.7198">
            <text:p>232.72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number-columns-repeated="2" office:value-type="float" office:value="-0.0782">
            <text:p>-0.08</text:p>
          </table:table-cell>
          <table:table-cell office:value-type="float" office:value="232.6416">
            <text:p>232.6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-0.1108">
            <text:p>-0.11</text:p>
          </table:table-cell>
          <table:table-cell office:value-type="float" office:value="-0.189">
            <text:p>-0.19</text:p>
          </table:table-cell>
          <table:table-cell office:value-type="float" office:value="232.4526">
            <text:p>232.45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-0.1357">
            <text:p>-0.14</text:p>
          </table:table-cell>
          <table:table-cell office:value-type="float" office:value="-0.3247">
            <text:p>-0.32</text:p>
          </table:table-cell>
          <table:table-cell office:value-type="float" office:value="232.1279">
            <text:p>232.13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-0.1646">
            <text:p>-0.16</text:p>
          </table:table-cell>
          <table:table-cell office:value-type="float" office:value="-0.4893">
            <text:p>-0.49</text:p>
          </table:table-cell>
          <table:table-cell office:value-type="float" office:value="231.6385">
            <text:p>231.64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number-columns-repeated="2" office:value-type="float" office:value="0">
            <text:p>0</text:p>
          </table:table-cell>
          <table:table-cell office:value-type="float" office:value="231.6385">
            <text:p>231.64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number-columns-repeated="2" office:value-type="float" office:value="0">
            <text:p>0</text:p>
          </table:table-cell>
          <table:table-cell office:value-type="float" office:value="231.6385">
            <text:p>231.6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number-columns-repeated="2" office:value-type="float" office:value="0.0649">
            <text:p>0.06</text:p>
          </table:table-cell>
          <table:table-cell office:value-type="float" office:value="231.7034">
            <text:p>231.7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1231">
            <text:p>0.12</text:p>
          </table:table-cell>
          <table:table-cell office:value-type="float" office:value="0.188">
            <text:p>0.19</text:p>
          </table:table-cell>
          <table:table-cell office:value-type="float" office:value="231.8914">
            <text:p>231.89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145">
            <text:p>0.15</text:p>
          </table:table-cell>
          <table:table-cell office:value-type="float" office:value="0.333">
            <text:p>0.33</text:p>
          </table:table-cell>
          <table:table-cell office:value-type="float" office:value="232.2244">
            <text:p>232.22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1136">
            <text:p>0.11</text:p>
          </table:table-cell>
          <table:table-cell office:value-type="float" office:value="0.4466">
            <text:p>0.45</text:p>
          </table:table-cell>
          <table:table-cell office:value-type="float" office:value="232.671">
            <text:p>232.67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832">
            <text:p>0.08</text:p>
          </table:table-cell>
          <table:table-cell office:value-type="float" office:value="0.5297">
            <text:p>0.53</text:p>
          </table:table-cell>
          <table:table-cell office:value-type="float" office:value="233.2007">
            <text:p>233.2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605">
            <text:p>0.06</text:p>
          </table:table-cell>
          <table:table-cell office:value-type="float" office:value="0.5902">
            <text:p>0.59</text:p>
          </table:table-cell>
          <table:table-cell office:value-type="float" office:value="233.7909">
            <text:p>233.79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652">
            <text:p>0.07</text:p>
          </table:table-cell>
          <table:table-cell office:value-type="float" office:value="0.6555">
            <text:p>0.66</text:p>
          </table:table-cell>
          <table:table-cell office:value-type="float" office:value="234.4464">
            <text:p>234.4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784">
            <text:p>0.08</text:p>
          </table:table-cell>
          <table:table-cell office:value-type="float" office:value="0.7339">
            <text:p>0.73</text:p>
          </table:table-cell>
          <table:table-cell office:value-type="float" office:value="235.1803">
            <text:p>235.1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846">
            <text:p>0.08</text:p>
          </table:table-cell>
          <table:table-cell office:value-type="float" office:value="0.8186">
            <text:p>0.82</text:p>
          </table:table-cell>
          <table:table-cell office:value-type="float" office:value="235.9989">
            <text:p>23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667">
            <text:p>0.07</text:p>
          </table:table-cell>
          <table:table-cell office:value-type="float" office:value="0.8853">
            <text:p>0.89</text:p>
          </table:table-cell>
          <table:table-cell office:value-type="float" office:value="236.8842">
            <text:p>236.88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float" office:value="0">
            <text:p>0</text:p>
          </table:table-cell>
          <table:table-cell office:value-type="float" office:value="236.8842">
            <text:p>236.88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number-columns-repeated="2" office:value-type="float" office:value="0.0594">
            <text:p>0.06</text:p>
          </table:table-cell>
          <table:table-cell office:value-type="float" office:value="236.9436">
            <text:p>236.94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number-columns-repeated="2" office:value-type="float" office:value="0">
            <text:p>0</text:p>
          </table:table-cell>
          <table:table-cell office:value-type="float" office:value="236.9436">
            <text:p>236.94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office:value-type="float" office:value="236.9436">
            <text:p>236.9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number-columns-repeated="2" office:value-type="float" office:value="0">
            <text:p>0</text:p>
          </table:table-cell>
          <table:table-cell office:value-type="float" office:value="236.9436">
            <text:p>236.9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5/29/2015</text:date>, <text:time>02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2M8S</meta:editing-duration>
    <meta:editing-cycles>5</meta:editing-cycles>
    <meta:generator>OpenOffice.org/3.4.1$Win32 OpenOffice.org_project/341m1$Build-9593</meta:generator>
    <dc:date>2015-05-29T02:00:13.16</dc:date>
    <meta:document-statistic meta:table-count="3" meta:cell-count="408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151cm" svg:y="3.667cm" style:legend-expansion="high" chart:style-name="ch2"/>
        <chart:plot-area chart:style-name="ch3" table:cell-range-address="Sheet3.B1:Sheet3.D374" svg:x="0.77cm" svg:y="0.855cm" svg:width="11.741cm" svg:height="7.552cm">
          <chartooo:coordinate-region svg:x="1.603cm" svg:y="1.067cm" svg:width="9.995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3.B1:Sheet3.B374" chart:class="chart:line">
            <chart:data-point chart:repeated="374"/>
          </chart:series>
          <chart:series chart:attached-axis="secondary-y" chart:style-name="ch8" chart:values-cell-range-address="Sheet3.C1:Sheet3.C374" chart:class="chart:line">
            <chart:data-point chart:repeated="374"/>
          </chart:series>
          <chart:series chart:attached-axis="secondary-y" chart:style-name="ch9" chart:values-cell-range-address="Sheet3.D1:Sheet3.D374" chart:class="chart:line">
            <chart:data-point chart:repeated="37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1:Sheet3.B374</svg:desc>
                </draw:g>
              </table:table-cell>
              <table:table-cell office:value-type="float" office:value="0">
                <text:p>0</text:p>
                <draw:g>
                  <svg:desc>Sheet3.C1:Sheet3.C374</svg:desc>
                </draw:g>
              </table:table-cell>
              <table:table-cell office:value-type="float" office:value="26.0902">
                <text:p>26.0902</text:p>
                <draw:g>
                  <svg:desc>Sheet3.D1:Sheet3.D3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902">
                <text:p>26.0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526">
                <text:p>-0.0526</text:p>
              </table:table-cell>
              <table:table-cell office:value-type="float" office:value="-0.0526">
                <text:p>-0.0526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0376">
                <text:p>26.0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77">
                <text:p>-0.0577</text:p>
              </table:table-cell>
              <table:table-cell office:value-type="float" office:value="-0.0577">
                <text:p>-0.0577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9799">
                <text:p>25.9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81">
                <text:p>-0.0581</text:p>
              </table:table-cell>
              <table:table-cell office:value-type="float" office:value="-0.0581">
                <text:p>-0.0581</text:p>
              </table:table-cell>
              <table:table-cell office:value-type="float" office:value="25.9218">
                <text:p>25.9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665">
                <text:p>-0.0665</text:p>
              </table:table-cell>
              <table:table-cell office:value-type="float" office:value="-0.1246">
                <text:p>-0.1246</text:p>
              </table:table-cell>
              <table:table-cell office:value-type="float" office:value="25.7972">
                <text:p>25.7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11">
                <text:p>-0.0511</text:p>
              </table:table-cell>
              <table:table-cell office:value-type="float" office:value="-0.1757">
                <text:p>-0.1757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6214">
                <text:p>25.62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7">
                <text:p>-0.057</text:p>
              </table:table-cell>
              <table:table-cell office:value-type="float" office:value="-0.057">
                <text:p>-0.057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.5645">
                <text:p>25.5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21">
                <text:p>-0.0621</text:p>
              </table:table-cell>
              <table:table-cell office:value-type="float" office:value="-0.0621">
                <text:p>-0.0621</text:p>
              </table:table-cell>
              <table:table-cell office:value-type="float" office:value="25.5023">
                <text:p>25.50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786">
                <text:p>-0.0786</text:p>
              </table:table-cell>
              <table:table-cell office:value-type="float" office:value="-0.1407">
                <text:p>-0.1407</text:p>
              </table:table-cell>
              <table:table-cell office:value-type="float" office:value="25.3616">
                <text:p>25.36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808">
                <text:p>-0.0808</text:p>
              </table:table-cell>
              <table:table-cell office:value-type="float" office:value="-0.2215">
                <text:p>-0.2215</text:p>
              </table:table-cell>
              <table:table-cell office:value-type="float" office:value="25.1401">
                <text:p>25.14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749">
                <text:p>-0.0749</text:p>
              </table:table-cell>
              <table:table-cell office:value-type="float" office:value="-0.2964">
                <text:p>-0.2964</text:p>
              </table:table-cell>
              <table:table-cell office:value-type="float" office:value="24.8437">
                <text:p>24.84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713">
                <text:p>-0.0713</text:p>
              </table:table-cell>
              <table:table-cell office:value-type="float" office:value="-0.3677">
                <text:p>-0.3677</text:p>
              </table:table-cell>
              <table:table-cell office:value-type="float" office:value="24.476">
                <text:p>24.4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735">
                <text:p>-0.0735</text:p>
              </table:table-cell>
              <table:table-cell office:value-type="float" office:value="-0.4412">
                <text:p>-0.4412</text:p>
              </table:table-cell>
              <table:table-cell office:value-type="float" office:value="24.0349">
                <text:p>24.03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83">
                <text:p>-0.083</text:p>
              </table:table-cell>
              <table:table-cell office:value-type="float" office:value="-0.5241">
                <text:p>-0.5241</text:p>
              </table:table-cell>
              <table:table-cell office:value-type="float" office:value="23.5108">
                <text:p>23.5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199">
                <text:p>-0.1199</text:p>
              </table:table-cell>
              <table:table-cell office:value-type="float" office:value="-0.6441">
                <text:p>-0.6441</text:p>
              </table:table-cell>
              <table:table-cell office:value-type="float" office:value="22.8667">
                <text:p>22.8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207">
                <text:p>-0.1207</text:p>
              </table:table-cell>
              <table:table-cell office:value-type="float" office:value="-0.7648">
                <text:p>-0.7648</text:p>
              </table:table-cell>
              <table:table-cell office:value-type="float" office:value="22.1019">
                <text:p>22.1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24">
                <text:p>-0.124</text:p>
              </table:table-cell>
              <table:table-cell office:value-type="float" office:value="-0.8887">
                <text:p>-0.8887</text:p>
              </table:table-cell>
              <table:table-cell office:value-type="float" office:value="21.2132">
                <text:p>21.21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686">
                <text:p>-0.1686</text:p>
              </table:table-cell>
              <table:table-cell office:value-type="float" office:value="-1.0574">
                <text:p>-1.0574</text:p>
              </table:table-cell>
              <table:table-cell office:value-type="float" office:value="20.1559">
                <text:p>20.15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829">
                <text:p>-0.1829</text:p>
              </table:table-cell>
              <table:table-cell office:value-type="float" office:value="-1.2402">
                <text:p>-1.2402</text:p>
              </table:table-cell>
              <table:table-cell office:value-type="float" office:value="18.9156">
                <text:p>18.91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2217">
                <text:p>-0.2217</text:p>
              </table:table-cell>
              <table:table-cell office:value-type="float" office:value="-1.4619">
                <text:p>-1.4619</text:p>
              </table:table-cell>
              <table:table-cell office:value-type="float" office:value="17.4537">
                <text:p>17.45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2297">
                <text:p>-0.2297</text:p>
              </table:table-cell>
              <table:table-cell office:value-type="float" office:value="-1.6917">
                <text:p>-1.6917</text:p>
              </table:table-cell>
              <table:table-cell office:value-type="float" office:value="15.762">
                <text:p>15.7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377">
                <text:p>-0.3377</text:p>
              </table:table-cell>
              <table:table-cell office:value-type="float" office:value="-2.0294">
                <text:p>-2.0294</text:p>
              </table:table-cell>
              <table:table-cell office:value-type="float" office:value="13.7326">
                <text:p>13.73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4007">
                <text:p>-0.4007</text:p>
              </table:table-cell>
              <table:table-cell office:value-type="float" office:value="-2.4301">
                <text:p>-2.4301</text:p>
              </table:table-cell>
              <table:table-cell office:value-type="float" office:value="11.3025">
                <text:p>11.3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013">
                <text:p>-0.5013</text:p>
              </table:table-cell>
              <table:table-cell office:value-type="float" office:value="-2.9314">
                <text:p>-2.9314</text:p>
              </table:table-cell>
              <table:table-cell office:value-type="float" office:value="8.3711">
                <text:p>8.37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005">
                <text:p>-0.6005</text:p>
              </table:table-cell>
              <table:table-cell office:value-type="float" office:value="-3.5319">
                <text:p>-3.5319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547">
                <text:p>-0.6547</text:p>
              </table:table-cell>
              <table:table-cell office:value-type="float" office:value="-4.1866">
                <text:p>-4.1866</text:p>
              </table:table-cell>
              <table:table-cell office:value-type="float" office:value="0.6526">
                <text:p>0.65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194">
                <text:p>-0.8194</text:p>
              </table:table-cell>
              <table:table-cell office:value-type="float" office:value="-5.0059">
                <text:p>-5.0059</text:p>
              </table:table-cell>
              <table:table-cell office:value-type="float" office:value="-4.3533">
                <text:p>-4.35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9563">
                <text:p>-0.9563</text:p>
              </table:table-cell>
              <table:table-cell office:value-type="float" office:value="-5.9622">
                <text:p>-5.9622</text:p>
              </table:table-cell>
              <table:table-cell office:value-type="float" office:value="-10.3155">
                <text:p>-10.3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133">
                <text:p>-1.133</text:p>
              </table:table-cell>
              <table:table-cell office:value-type="float" office:value="-7.0952">
                <text:p>-7.0952</text:p>
              </table:table-cell>
              <table:table-cell office:value-type="float" office:value="-17.4107">
                <text:p>-17.41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3936">
                <text:p>-1.3936</text:p>
              </table:table-cell>
              <table:table-cell office:value-type="float" office:value="-8.4889">
                <text:p>-8.4889</text:p>
              </table:table-cell>
              <table:table-cell office:value-type="float" office:value="-25.8996">
                <text:p>-25.89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4624">
                <text:p>-1.4624</text:p>
              </table:table-cell>
              <table:table-cell office:value-type="float" office:value="-9.9513">
                <text:p>-9.9513</text:p>
              </table:table-cell>
              <table:table-cell office:value-type="float" office:value="-35.8509">
                <text:p>-35.85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473">
                <text:p>-1.473</text:p>
              </table:table-cell>
              <table:table-cell office:value-type="float" office:value="-11.4243">
                <text:p>-11.4243</text:p>
              </table:table-cell>
              <table:table-cell office:value-type="float" office:value="-47.2752">
                <text:p>-47.27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4987">
                <text:p>-1.4987</text:p>
              </table:table-cell>
              <table:table-cell office:value-type="float" office:value="-12.923">
                <text:p>-12.923</text:p>
              </table:table-cell>
              <table:table-cell office:value-type="float" office:value="-60.1982">
                <text:p>-60.19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4833">
                <text:p>-1.4833</text:p>
              </table:table-cell>
              <table:table-cell office:value-type="float" office:value="-14.4063">
                <text:p>-14.4063</text:p>
              </table:table-cell>
              <table:table-cell office:value-type="float" office:value="-74.6045">
                <text:p>-74.60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4372">
                <text:p>-1.4372</text:p>
              </table:table-cell>
              <table:table-cell office:value-type="float" office:value="-15.8435">
                <text:p>-15.8435</text:p>
              </table:table-cell>
              <table:table-cell office:value-type="float" office:value="-90.448">
                <text:p>-90.4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4299">
                <text:p>-1.4299</text:p>
              </table:table-cell>
              <table:table-cell office:value-type="float" office:value="-17.2733">
                <text:p>-17.2733</text:p>
              </table:table-cell>
              <table:table-cell office:value-type="float" office:value="-107.7213">
                <text:p>-107.72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3428">
                <text:p>-1.3428</text:p>
              </table:table-cell>
              <table:table-cell office:value-type="float" office:value="-18.6161">
                <text:p>-18.6161</text:p>
              </table:table-cell>
              <table:table-cell office:value-type="float" office:value="-126.3374">
                <text:p>-126.3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6396">
                <text:p>-1.6396</text:p>
              </table:table-cell>
              <table:table-cell office:value-type="float" office:value="-20.2557">
                <text:p>-20.2557</text:p>
              </table:table-cell>
              <table:table-cell office:value-type="float" office:value="-146.5931">
                <text:p>-146.59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3614">
                <text:p>-1.3614</text:p>
              </table:table-cell>
              <table:table-cell office:value-type="float" office:value="-21.6171">
                <text:p>-21.6171</text:p>
              </table:table-cell>
              <table:table-cell office:value-type="float" office:value="-168.2102">
                <text:p>-168.21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3545">
                <text:p>-1.3545</text:p>
              </table:table-cell>
              <table:table-cell office:value-type="float" office:value="-22.9715">
                <text:p>-22.9715</text:p>
              </table:table-cell>
              <table:table-cell office:value-type="float" office:value="-191.1817">
                <text:p>-191.18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216">
                <text:p>-1.2216</text:p>
              </table:table-cell>
              <table:table-cell office:value-type="float" office:value="-24.1932">
                <text:p>-24.1932</text:p>
              </table:table-cell>
              <table:table-cell office:value-type="float" office:value="-215.3749">
                <text:p>-215.3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0913">
                <text:p>-1.0913</text:p>
              </table:table-cell>
              <table:table-cell office:value-type="float" office:value="-25.2845">
                <text:p>-25.2845</text:p>
              </table:table-cell>
              <table:table-cell office:value-type="float" office:value="-240.6593">
                <text:p>-240.65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9628">
                <text:p>-0.9628</text:p>
              </table:table-cell>
              <table:table-cell office:value-type="float" office:value="-26.2473">
                <text:p>-26.2473</text:p>
              </table:table-cell>
              <table:table-cell office:value-type="float" office:value="-266.9066">
                <text:p>-266.90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8157">
                <text:p>-0.8157</text:p>
              </table:table-cell>
              <table:table-cell office:value-type="float" office:value="-27.063">
                <text:p>-27.063</text:p>
              </table:table-cell>
              <table:table-cell office:value-type="float" office:value="-293.9697">
                <text:p>-293.96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5785">
                <text:p>-0.5785</text:p>
              </table:table-cell>
              <table:table-cell office:value-type="float" office:value="-27.6416">
                <text:p>-27.6416</text:p>
              </table:table-cell>
              <table:table-cell office:value-type="float" office:value="-321.6112">
                <text:p>-321.61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761">
                <text:p>-0.4761</text:p>
              </table:table-cell>
              <table:table-cell office:value-type="float" office:value="-28.1176">
                <text:p>-28.1176</text:p>
              </table:table-cell>
              <table:table-cell office:value-type="float" office:value="-349.7289">
                <text:p>-349.72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5072">
                <text:p>-0.5072</text:p>
              </table:table-cell>
              <table:table-cell office:value-type="float" office:value="-28.6248">
                <text:p>-28.6248</text:p>
              </table:table-cell>
              <table:table-cell office:value-type="float" office:value="-378.3537">
                <text:p>-378.35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4977">
                <text:p>-0.4977</text:p>
              </table:table-cell>
              <table:table-cell office:value-type="float" office:value="-29.1225">
                <text:p>-29.1225</text:p>
              </table:table-cell>
              <table:table-cell office:value-type="float" office:value="-407.4762">
                <text:p>-407.4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4761">
                <text:p>-0.4761</text:p>
              </table:table-cell>
              <table:table-cell office:value-type="float" office:value="-29.5985">
                <text:p>-29.5985</text:p>
              </table:table-cell>
              <table:table-cell office:value-type="float" office:value="-437.0747">
                <text:p>-437.07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4805">
                <text:p>-0.4805</text:p>
              </table:table-cell>
              <table:table-cell office:value-type="float" office:value="-30.079">
                <text:p>-30.079</text:p>
              </table:table-cell>
              <table:table-cell office:value-type="float" office:value="-467.1537">
                <text:p>-467.15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4951">
                <text:p>-0.4951</text:p>
              </table:table-cell>
              <table:table-cell office:value-type="float" office:value="-30.5741">
                <text:p>-30.5741</text:p>
              </table:table-cell>
              <table:table-cell office:value-type="float" office:value="-497.7278">
                <text:p>-497.7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281">
                <text:p>-0.281</text:p>
              </table:table-cell>
              <table:table-cell office:value-type="float" office:value="-30.8551">
                <text:p>-30.8551</text:p>
              </table:table-cell>
              <table:table-cell office:value-type="float" office:value="-528.5828">
                <text:p>-528.58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498">
                <text:p>-0.3498</text:p>
              </table:table-cell>
              <table:table-cell office:value-type="float" office:value="-0.3498">
                <text:p>-0.3498</text:p>
              </table:table-cell>
              <table:table-cell office:value-type="float" office:value="-500.3498">
                <text:p>-500.34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2978">
                <text:p>-0.2978</text:p>
              </table:table-cell>
              <table:table-cell office:value-type="float" office:value="-0.2978">
                <text:p>-0.2978</text:p>
              </table:table-cell>
              <table:table-cell office:value-type="float" office:value="-500.2978">
                <text:p>-500.29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13">
                <text:p>0.1513</text:p>
              </table:table-cell>
              <table:table-cell office:value-type="float" office:value="0.1513">
                <text:p>0.1513</text:p>
              </table:table-cell>
              <table:table-cell office:value-type="float" office:value="-499.8488">
                <text:p>-499.8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14">
                <text:p>0.3214</text:p>
              </table:table-cell>
              <table:table-cell office:value-type="float" office:value="0.4727">
                <text:p>0.4727</text:p>
              </table:table-cell>
              <table:table-cell office:value-type="float" office:value="-499.376">
                <text:p>-499.3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796">
                <text:p>0.4796</text:p>
              </table:table-cell>
              <table:table-cell office:value-type="float" office:value="0.9523">
                <text:p>0.9523</text:p>
              </table:table-cell>
              <table:table-cell office:value-type="float" office:value="-498.4238">
                <text:p>-498.42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67">
                <text:p>0.5667</text:p>
              </table:table-cell>
              <table:table-cell office:value-type="float" office:value="1.5189">
                <text:p>1.5189</text:p>
              </table:table-cell>
              <table:table-cell office:value-type="float" office:value="-496.9048">
                <text:p>-496.90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93">
                <text:p>0.4393</text:p>
              </table:table-cell>
              <table:table-cell office:value-type="float" office:value="1.9582">
                <text:p>1.9582</text:p>
              </table:table-cell>
              <table:table-cell office:value-type="float" office:value="-494.9466">
                <text:p>-494.94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191">
                <text:p>0.5191</text:p>
              </table:table-cell>
              <table:table-cell office:value-type="float" office:value="2.4773">
                <text:p>2.4773</text:p>
              </table:table-cell>
              <table:table-cell office:value-type="float" office:value="-492.4692">
                <text:p>-492.46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55">
                <text:p>0.5755</text:p>
              </table:table-cell>
              <table:table-cell office:value-type="float" office:value="3.0528">
                <text:p>3.0528</text:p>
              </table:table-cell>
              <table:table-cell office:value-type="float" office:value="-489.4164">
                <text:p>-489.4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066">
                <text:p>0.6066</text:p>
              </table:table-cell>
              <table:table-cell office:value-type="float" office:value="3.6594">
                <text:p>3.6594</text:p>
              </table:table-cell>
              <table:table-cell office:value-type="float" office:value="-485.7571">
                <text:p>-485.75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968">
                <text:p>0.4968</text:p>
              </table:table-cell>
              <table:table-cell office:value-type="float" office:value="4.1561">
                <text:p>4.1561</text:p>
              </table:table-cell>
              <table:table-cell office:value-type="float" office:value="-481.601">
                <text:p>-481.6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467">
                <text:p>0.3467</text:p>
              </table:table-cell>
              <table:table-cell office:value-type="float" office:value="4.5028">
                <text:p>4.5028</text:p>
              </table:table-cell>
              <table:table-cell office:value-type="float" office:value="-477.0981">
                <text:p>-477.0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042">
                <text:p>0.3042</text:p>
              </table:table-cell>
              <table:table-cell office:value-type="float" office:value="4.8071">
                <text:p>4.8071</text:p>
              </table:table-cell>
              <table:table-cell office:value-type="float" office:value="-472.2911">
                <text:p>-472.2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99">
                <text:p>0.4799</text:p>
              </table:table-cell>
              <table:table-cell office:value-type="float" office:value="5.287">
                <text:p>5.287</text:p>
              </table:table-cell>
              <table:table-cell office:value-type="float" office:value="-467.0041">
                <text:p>-467.00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958">
                <text:p>0.7958</text:p>
              </table:table-cell>
              <table:table-cell office:value-type="float" office:value="6.0828">
                <text:p>6.0828</text:p>
              </table:table-cell>
              <table:table-cell office:value-type="float" office:value="-460.9213">
                <text:p>-460.92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184">
                <text:p>0.9184</text:p>
              </table:table-cell>
              <table:table-cell office:value-type="float" office:value="7.0012">
                <text:p>7.0012</text:p>
              </table:table-cell>
              <table:table-cell office:value-type="float" office:value="-453.9201">
                <text:p>-453.92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792">
                <text:p>0.8792</text:p>
              </table:table-cell>
              <table:table-cell office:value-type="float" office:value="7.8804">
                <text:p>7.8804</text:p>
              </table:table-cell>
              <table:table-cell office:value-type="float" office:value="-446.0397">
                <text:p>-446.03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537">
                <text:p>0.7537</text:p>
              </table:table-cell>
              <table:table-cell office:value-type="float" office:value="8.6341">
                <text:p>8.6341</text:p>
              </table:table-cell>
              <table:table-cell office:value-type="float" office:value="-437.4056">
                <text:p>-437.40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6519">
                <text:p>0.6519</text:p>
              </table:table-cell>
              <table:table-cell office:value-type="float" office:value="9.2861">
                <text:p>9.2861</text:p>
              </table:table-cell>
              <table:table-cell office:value-type="float" office:value="-428.1196">
                <text:p>-428.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38">
                <text:p>0.738</text:p>
              </table:table-cell>
              <table:table-cell office:value-type="float" office:value="10.024">
                <text:p>10.024</text:p>
              </table:table-cell>
              <table:table-cell office:value-type="float" office:value="-418.0956">
                <text:p>-418.09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024">
                <text:p>0.8024</text:p>
              </table:table-cell>
              <table:table-cell office:value-type="float" office:value="10.8264">
                <text:p>10.8264</text:p>
              </table:table-cell>
              <table:table-cell office:value-type="float" office:value="-407.2692">
                <text:p>-407.2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569">
                <text:p>0.8569</text:p>
              </table:table-cell>
              <table:table-cell office:value-type="float" office:value="11.6833">
                <text:p>11.6833</text:p>
              </table:table-cell>
              <table:table-cell office:value-type="float" office:value="-395.5859">
                <text:p>-395.58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693">
                <text:p>0.9693</text:p>
              </table:table-cell>
              <table:table-cell office:value-type="float" office:value="12.6526">
                <text:p>12.6526</text:p>
              </table:table-cell>
              <table:table-cell office:value-type="float" office:value="-382.9333">
                <text:p>-382.9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707">
                <text:p>1.0707</text:p>
              </table:table-cell>
              <table:table-cell office:value-type="float" office:value="13.7232">
                <text:p>13.7232</text:p>
              </table:table-cell>
              <table:table-cell office:value-type="float" office:value="-369.2101">
                <text:p>-369.21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83">
                <text:p>1.1783</text:p>
              </table:table-cell>
              <table:table-cell office:value-type="float" office:value="14.9015">
                <text:p>14.9015</text:p>
              </table:table-cell>
              <table:table-cell office:value-type="float" office:value="-354.3087">
                <text:p>-354.30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031">
                <text:p>1.3031</text:p>
              </table:table-cell>
              <table:table-cell office:value-type="float" office:value="16.2045">
                <text:p>16.2045</text:p>
              </table:table-cell>
              <table:table-cell office:value-type="float" office:value="-338.1041">
                <text:p>-338.10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766">
                <text:p>1.3766</text:p>
              </table:table-cell>
              <table:table-cell office:value-type="float" office:value="17.5812">
                <text:p>17.5812</text:p>
              </table:table-cell>
              <table:table-cell office:value-type="float" office:value="-320.5229">
                <text:p>-320.52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811">
                <text:p>1.2811</text:p>
              </table:table-cell>
              <table:table-cell office:value-type="float" office:value="18.8623">
                <text:p>18.8623</text:p>
              </table:table-cell>
              <table:table-cell office:value-type="float" office:value="-301.6607">
                <text:p>-301.66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959">
                <text:p>1.0959</text:p>
              </table:table-cell>
              <table:table-cell office:value-type="float" office:value="19.9582">
                <text:p>19.9582</text:p>
              </table:table-cell>
              <table:table-cell office:value-type="float" office:value="-281.7025">
                <text:p>-281.70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44">
                <text:p>0.944</text:p>
              </table:table-cell>
              <table:table-cell office:value-type="float" office:value="20.9022">
                <text:p>20.9022</text:p>
              </table:table-cell>
              <table:table-cell office:value-type="float" office:value="-260.8003">
                <text:p>-260.80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374">
                <text:p>0.9374</text:p>
              </table:table-cell>
              <table:table-cell office:value-type="float" office:value="21.8396">
                <text:p>21.8396</text:p>
              </table:table-cell>
              <table:table-cell office:value-type="float" office:value="-238.9607">
                <text:p>-238.96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942">
                <text:p>0.8942</text:p>
              </table:table-cell>
              <table:table-cell office:value-type="float" office:value="22.7339">
                <text:p>22.7339</text:p>
              </table:table-cell>
              <table:table-cell office:value-type="float" office:value="-216.2269">
                <text:p>-216.22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7423">
                <text:p>0.7423</text:p>
              </table:table-cell>
              <table:table-cell office:value-type="float" office:value="23.4762">
                <text:p>23.4762</text:p>
              </table:table-cell>
              <table:table-cell office:value-type="float" office:value="-192.7507">
                <text:p>-192.75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057">
                <text:p>0.7057</text:p>
              </table:table-cell>
              <table:table-cell office:value-type="float" office:value="24.182">
                <text:p>24.182</text:p>
              </table:table-cell>
              <table:table-cell office:value-type="float" office:value="-168.5687">
                <text:p>-168.56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6787">
                <text:p>0.6787</text:p>
              </table:table-cell>
              <table:table-cell office:value-type="float" office:value="24.8606">
                <text:p>24.8606</text:p>
              </table:table-cell>
              <table:table-cell office:value-type="float" office:value="-143.7081">
                <text:p>-143.70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6691">
                <text:p>0.6691</text:p>
              </table:table-cell>
              <table:table-cell office:value-type="float" office:value="25.5298">
                <text:p>25.5298</text:p>
              </table:table-cell>
              <table:table-cell office:value-type="float" office:value="-118.1783">
                <text:p>-118.1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6757">
                <text:p>0.6757</text:p>
              </table:table-cell>
              <table:table-cell office:value-type="float" office:value="26.2055">
                <text:p>26.2055</text:p>
              </table:table-cell>
              <table:table-cell office:value-type="float" office:value="-91.9728">
                <text:p>-91.97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6322">
                <text:p>0.6322</text:p>
              </table:table-cell>
              <table:table-cell office:value-type="float" office:value="26.8377">
                <text:p>26.8377</text:p>
              </table:table-cell>
              <table:table-cell office:value-type="float" office:value="-65.1351">
                <text:p>-65.13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942">
                <text:p>0.4942</text:p>
              </table:table-cell>
              <table:table-cell office:value-type="float" office:value="27.3319">
                <text:p>27.3319</text:p>
              </table:table-cell>
              <table:table-cell office:value-type="float" office:value="-37.8032">
                <text:p>-37.80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04">
                <text:p>0.3204</text:p>
              </table:table-cell>
              <table:table-cell office:value-type="float" office:value="27.6522">
                <text:p>27.6522</text:p>
              </table:table-cell>
              <table:table-cell office:value-type="float" office:value="-10.151">
                <text:p>-10.1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82">
                <text:p>0.2182</text:p>
              </table:table-cell>
              <table:table-cell office:value-type="float" office:value="27.8705">
                <text:p>27.8705</text:p>
              </table:table-cell>
              <table:table-cell office:value-type="float" office:value="17.7195">
                <text:p>17.719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948">
                <text:p>0.1948</text:p>
              </table:table-cell>
              <table:table-cell office:value-type="float" office:value="28.0653">
                <text:p>28.0653</text:p>
              </table:table-cell>
              <table:table-cell office:value-type="float" office:value="45.7848">
                <text:p>45.78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709">
                <text:p>0.2709</text:p>
              </table:table-cell>
              <table:table-cell office:value-type="float" office:value="28.3362">
                <text:p>28.3362</text:p>
              </table:table-cell>
              <table:table-cell office:value-type="float" office:value="74.121">
                <text:p>74.1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485">
                <text:p>0.3485</text:p>
              </table:table-cell>
              <table:table-cell office:value-type="float" office:value="28.6848">
                <text:p>28.6848</text:p>
              </table:table-cell>
              <table:table-cell office:value-type="float" office:value="102.8058">
                <text:p>102.80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588">
                <text:p>0.3588</text:p>
              </table:table-cell>
              <table:table-cell office:value-type="float" office:value="29.0436">
                <text:p>29.0436</text:p>
              </table:table-cell>
              <table:table-cell office:value-type="float" office:value="131.8494">
                <text:p>131.84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79">
                <text:p>0.279</text:p>
              </table:table-cell>
              <table:table-cell office:value-type="float" office:value="29.3225">
                <text:p>29.3225</text:p>
              </table:table-cell>
              <table:table-cell office:value-type="float" office:value="161.1719">
                <text:p>161.17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75">
                <text:p>0.1575</text:p>
              </table:table-cell>
              <table:table-cell office:value-type="float" office:value="29.48">
                <text:p>29.48</text:p>
              </table:table-cell>
              <table:table-cell office:value-type="float" office:value="190.6519">
                <text:p>190.65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92">
                <text:p>0.1092</text:p>
              </table:table-cell>
              <table:table-cell office:value-type="float" office:value="29.5892">
                <text:p>29.5892</text:p>
              </table:table-cell>
              <table:table-cell office:value-type="float" office:value="220.2411">
                <text:p>220.24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59">
                <text:p>0.1059</text:p>
              </table:table-cell>
              <table:table-cell office:value-type="float" office:value="29.6951">
                <text:p>29.6951</text:p>
              </table:table-cell>
              <table:table-cell office:value-type="float" office:value="249.9362">
                <text:p>249.93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3">
                <text:p>0.0883</text:p>
              </table:table-cell>
              <table:table-cell office:value-type="float" office:value="29.7834">
                <text:p>29.7834</text:p>
              </table:table-cell>
              <table:table-cell office:value-type="float" office:value="279.7196">
                <text:p>279.71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751">
                <text:p>0.0751</text:p>
              </table:table-cell>
              <table:table-cell office:value-type="float" office:value="29.8585">
                <text:p>29.8585</text:p>
              </table:table-cell>
              <table:table-cell office:value-type="float" office:value="309.5781">
                <text:p>309.57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5781">
                <text:p>309.57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757">
                <text:p>-0.0757</text:p>
              </table:table-cell>
              <table:table-cell office:value-type="float" office:value="-0.0757">
                <text:p>-0.0757</text:p>
              </table:table-cell>
              <table:table-cell office:value-type="float" office:value="309.5025">
                <text:p>309.5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669">
                <text:p>-0.0669</text:p>
              </table:table-cell>
              <table:table-cell office:value-type="float" office:value="-0.1425">
                <text:p>-0.1425</text:p>
              </table:table-cell>
              <table:table-cell office:value-type="float" office:value="309.3599">
                <text:p>309.35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3599">
                <text:p>309.35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48">
                <text:p>0.1048</text:p>
              </table:table-cell>
              <table:table-cell office:value-type="float" office:value="0.1048">
                <text:p>0.1048</text:p>
              </table:table-cell>
              <table:table-cell office:value-type="float" office:value="309.4647">
                <text:p>309.46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202">
                <text:p>0.1202</text:p>
              </table:table-cell>
              <table:table-cell office:value-type="float" office:value="0.2249">
                <text:p>0.2249</text:p>
              </table:table-cell>
              <table:table-cell office:value-type="float" office:value="309.6896">
                <text:p>309.68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792">
                <text:p>0.0792</text:p>
              </table:table-cell>
              <table:table-cell office:value-type="float" office:value="0.3041">
                <text:p>0.3041</text:p>
              </table:table-cell>
              <table:table-cell office:value-type="float" office:value="309.9937">
                <text:p>309.99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9937">
                <text:p>309.99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9937">
                <text:p>309.9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9937">
                <text:p>309.99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744">
                <text:p>0.0744</text:p>
              </table:table-cell>
              <table:table-cell office:value-type="float" office:value="0.0744">
                <text:p>0.0744</text:p>
              </table:table-cell>
              <table:table-cell office:value-type="float" office:value="310.0681">
                <text:p>310.06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71">
                <text:p>0.0971</text:p>
              </table:table-cell>
              <table:table-cell office:value-type="float" office:value="0.1715">
                <text:p>0.1715</text:p>
              </table:table-cell>
              <table:table-cell office:value-type="float" office:value="310.2396">
                <text:p>310.23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.2396">
                <text:p>310.23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.2396">
                <text:p>310.23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65">
                <text:p>-0.065</text:p>
              </table:table-cell>
              <table:table-cell office:value-type="float" office:value="-0.065">
                <text:p>-0.065</text:p>
              </table:table-cell>
              <table:table-cell office:value-type="float" office:value="310.1745">
                <text:p>310.17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.1745">
                <text:p>310.17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.1745">
                <text:p>310.17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53">
                <text:p>-0.053</text:p>
              </table:table-cell>
              <table:table-cell office:value-type="float" office:value="-0.053">
                <text:p>-0.053</text:p>
              </table:table-cell>
              <table:table-cell office:value-type="float" office:value="310.1216">
                <text:p>310.12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782">
                <text:p>-0.0782</text:p>
              </table:table-cell>
              <table:table-cell office:value-type="float" office:value="-0.1312">
                <text:p>-0.1312</text:p>
              </table:table-cell>
              <table:table-cell office:value-type="float" office:value="309.9904">
                <text:p>309.99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94">
                <text:p>-0.094</text:p>
              </table:table-cell>
              <table:table-cell office:value-type="float" office:value="-0.2251">
                <text:p>-0.2251</text:p>
              </table:table-cell>
              <table:table-cell office:value-type="float" office:value="309.7652">
                <text:p>309.76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83">
                <text:p>-0.083</text:p>
              </table:table-cell>
              <table:table-cell office:value-type="float" office:value="-0.3081">
                <text:p>-0.3081</text:p>
              </table:table-cell>
              <table:table-cell office:value-type="float" office:value="309.4571">
                <text:p>309.45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566">
                <text:p>-0.0566</text:p>
              </table:table-cell>
              <table:table-cell office:value-type="float" office:value="-0.3648">
                <text:p>-0.3648</text:p>
              </table:table-cell>
              <table:table-cell office:value-type="float" office:value="309.0923">
                <text:p>309.09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0923">
                <text:p>309.0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0923">
                <text:p>309.09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.0923">
                <text:p>309.09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724">
                <text:p>-0.0724</text:p>
              </table:table-cell>
              <table:table-cell office:value-type="float" office:value="-0.0724">
                <text:p>-0.0724</text:p>
              </table:table-cell>
              <table:table-cell office:value-type="float" office:value="309.02">
                <text:p>309.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896">
                <text:p>-0.0896</text:p>
              </table:table-cell>
              <table:table-cell office:value-type="float" office:value="-0.1619">
                <text:p>-0.1619</text:p>
              </table:table-cell>
              <table:table-cell office:value-type="float" office:value="308.858">
                <text:p>308.85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548">
                <text:p>-0.0548</text:p>
              </table:table-cell>
              <table:table-cell office:value-type="float" office:value="-0.2167">
                <text:p>-0.2167</text:p>
              </table:table-cell>
              <table:table-cell office:value-type="float" office:value="308.6413">
                <text:p>308.6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6413">
                <text:p>308.6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6413">
                <text:p>308.64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6413">
                <text:p>308.6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6413">
                <text:p>308.6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6413">
                <text:p>308.6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52">
                <text:p>0.0652</text:p>
              </table:table-cell>
              <table:table-cell office:value-type="float" office:value="0.0652">
                <text:p>0.0652</text:p>
              </table:table-cell>
              <table:table-cell office:value-type="float" office:value="308.7065">
                <text:p>308.70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52">
                <text:p>0.0652</text:p>
              </table:table-cell>
              <table:table-cell office:value-type="float" office:value="0.1305">
                <text:p>0.1305</text:p>
              </table:table-cell>
              <table:table-cell office:value-type="float" office:value="308.837">
                <text:p>308.8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7">
                <text:p>308.8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7">
                <text:p>308.8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581">
                <text:p>-0.0581</text:p>
              </table:table-cell>
              <table:table-cell office:value-type="float" office:value="-0.0581">
                <text:p>-0.0581</text:p>
              </table:table-cell>
              <table:table-cell office:value-type="float" office:value="308.7789">
                <text:p>308.77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7789">
                <text:p>308.77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7789">
                <text:p>308.77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7789">
                <text:p>308.77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7789">
                <text:p>308.77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513">
                <text:p>0.0513</text:p>
              </table:table-cell>
              <table:table-cell office:value-type="float" office:value="0.0513">
                <text:p>0.0513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8303">
                <text:p>308.83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5">
                <text:p>-0.05</text:p>
              </table:table-cell>
              <table:table-cell office:value-type="float" office:value="-0.05">
                <text:p>-0.05</text:p>
              </table:table-cell>
              <table:table-cell office:value-type="float" office:value="308.7802">
                <text:p>308.78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013">
                <text:p>-0.1013</text:p>
              </table:table-cell>
              <table:table-cell office:value-type="float" office:value="-0.1513">
                <text:p>-0.1513</text:p>
              </table:table-cell>
              <table:table-cell office:value-type="float" office:value="308.6289">
                <text:p>308.62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918">
                <text:p>-0.0918</text:p>
              </table:table-cell>
              <table:table-cell office:value-type="float" office:value="-0.2431">
                <text:p>-0.2431</text:p>
              </table:table-cell>
              <table:table-cell office:value-type="float" office:value="308.3858">
                <text:p>308.38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713">
                <text:p>-0.0713</text:p>
              </table:table-cell>
              <table:table-cell office:value-type="float" office:value="-0.3144">
                <text:p>-0.3144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.0715">
                <text:p>308.07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98">
                <text:p>0.0598</text:p>
              </table:table-cell>
              <table:table-cell office:value-type="float" office:value="0.0598">
                <text:p>0.0598</text:p>
              </table:table-cell>
              <table:table-cell office:value-type="float" office:value="308.1312">
                <text:p>308.13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1781">
                <text:p>-1.1781</text:p>
              </table:table-cell>
              <table:table-cell office:value-type="float" office:value="-1.1781">
                <text:p>-1.1781</text:p>
              </table:table-cell>
              <table:table-cell office:value-type="float" office:value="-501.178">
                <text:p>-501.1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0496">
                <text:p>-1.0496</text:p>
              </table:table-cell>
              <table:table-cell office:value-type="float" office:value="-1.0496">
                <text:p>-1.0496</text:p>
              </table:table-cell>
              <table:table-cell office:value-type="float" office:value="-501.0496">
                <text:p>-501.04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8366">
                <text:p>-0.8366</text:p>
              </table:table-cell>
              <table:table-cell office:value-type="float" office:value="-0.8366">
                <text:p>-0.8366</text:p>
              </table:table-cell>
              <table:table-cell office:value-type="float" office:value="-500.8366">
                <text:p>-500.83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6206">
                <text:p>-0.6206</text:p>
              </table:table-cell>
              <table:table-cell office:value-type="float" office:value="-0.6206">
                <text:p>-0.6206</text:p>
              </table:table-cell>
              <table:table-cell office:value-type="float" office:value="-500.6206">
                <text:p>-500.62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457">
                <text:p>-0.457</text:p>
              </table:table-cell>
              <table:table-cell office:value-type="float" office:value="-0.457">
                <text:p>-0.457</text:p>
              </table:table-cell>
              <table:table-cell office:value-type="float" office:value="-500.457">
                <text:p>-500.4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961">
                <text:p>-0.1961</text:p>
              </table:table-cell>
              <table:table-cell office:value-type="float" office:value="-0.1961">
                <text:p>-0.1961</text:p>
              </table:table-cell>
              <table:table-cell office:value-type="float" office:value="-500.1961">
                <text:p>-500.19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00">
                <text:p>-5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644">
                <text:p>0.1644</text:p>
              </table:table-cell>
              <table:table-cell office:value-type="float" office:value="0.1644">
                <text:p>0.1644</text:p>
              </table:table-cell>
              <table:table-cell office:value-type="float" office:value="-499.8356">
                <text:p>-499.83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8">
                <text:p>0.38</text:p>
              </table:table-cell>
              <table:table-cell office:value-type="float" office:value="0.5444">
                <text:p>0.5444</text:p>
              </table:table-cell>
              <table:table-cell office:value-type="float" office:value="-499.2911">
                <text:p>-499.29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567">
                <text:p>0.6567</text:p>
              </table:table-cell>
              <table:table-cell office:value-type="float" office:value="1.2012">
                <text:p>1.2012</text:p>
              </table:table-cell>
              <table:table-cell office:value-type="float" office:value="-498.09">
                <text:p>-498.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278">
                <text:p>1.0278</text:p>
              </table:table-cell>
              <table:table-cell office:value-type="float" office:value="2.229">
                <text:p>2.229</text:p>
              </table:table-cell>
              <table:table-cell office:value-type="float" office:value="-495.861">
                <text:p>-495.8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51">
                <text:p>1.351</text:p>
              </table:table-cell>
              <table:table-cell office:value-type="float" office:value="3.58">
                <text:p>3.58</text:p>
              </table:table-cell>
              <table:table-cell office:value-type="float" office:value="-492.281">
                <text:p>-492.2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5446">
                <text:p>1.5446</text:p>
              </table:table-cell>
              <table:table-cell office:value-type="float" office:value="5.1246">
                <text:p>5.1246</text:p>
              </table:table-cell>
              <table:table-cell office:value-type="float" office:value="-487.1564">
                <text:p>-487.15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568">
                <text:p>1.568</text:p>
              </table:table-cell>
              <table:table-cell office:value-type="float" office:value="6.6927">
                <text:p>6.6927</text:p>
              </table:table-cell>
              <table:table-cell office:value-type="float" office:value="-480.4638">
                <text:p>-480.46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4637">
                <text:p>1.4637</text:p>
              </table:table-cell>
              <table:table-cell office:value-type="float" office:value="8.1564">
                <text:p>8.1564</text:p>
              </table:table-cell>
              <table:table-cell office:value-type="float" office:value="-472.3074">
                <text:p>-472.30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3635">
                <text:p>1.3635</text:p>
              </table:table-cell>
              <table:table-cell office:value-type="float" office:value="9.5198">
                <text:p>9.5198</text:p>
              </table:table-cell>
              <table:table-cell office:value-type="float" office:value="-462.7875">
                <text:p>-462.78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3393">
                <text:p>1.3393</text:p>
              </table:table-cell>
              <table:table-cell office:value-type="float" office:value="10.8591">
                <text:p>10.8591</text:p>
              </table:table-cell>
              <table:table-cell office:value-type="float" office:value="-451.9284">
                <text:p>-451.92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4623">
                <text:p>1.4623</text:p>
              </table:table-cell>
              <table:table-cell office:value-type="float" office:value="12.3214">
                <text:p>12.3214</text:p>
              </table:table-cell>
              <table:table-cell office:value-type="float" office:value="-439.607">
                <text:p>-439.6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5805">
                <text:p>1.5805</text:p>
              </table:table-cell>
              <table:table-cell office:value-type="float" office:value="13.9019">
                <text:p>13.9019</text:p>
              </table:table-cell>
              <table:table-cell office:value-type="float" office:value="-425.7051">
                <text:p>-425.70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6057">
                <text:p>1.6057</text:p>
              </table:table-cell>
              <table:table-cell office:value-type="float" office:value="15.5076">
                <text:p>15.5076</text:p>
              </table:table-cell>
              <table:table-cell office:value-type="float" office:value="-410.1974">
                <text:p>-410.19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6262">
                <text:p>1.6262</text:p>
              </table:table-cell>
              <table:table-cell office:value-type="float" office:value="17.1339">
                <text:p>17.1339</text:p>
              </table:table-cell>
              <table:table-cell office:value-type="float" office:value="-393.0635">
                <text:p>-393.06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5728">
                <text:p>1.5728</text:p>
              </table:table-cell>
              <table:table-cell office:value-type="float" office:value="18.7067">
                <text:p>18.7067</text:p>
              </table:table-cell>
              <table:table-cell office:value-type="float" office:value="-374.3568">
                <text:p>-374.35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4703">
                <text:p>1.4703</text:p>
              </table:table-cell>
              <table:table-cell office:value-type="float" office:value="20.177">
                <text:p>20.177</text:p>
              </table:table-cell>
              <table:table-cell office:value-type="float" office:value="-354.1798">
                <text:p>-354.17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355">
                <text:p>1.355</text:p>
              </table:table-cell>
              <table:table-cell office:value-type="float" office:value="21.532">
                <text:p>21.532</text:p>
              </table:table-cell>
              <table:table-cell office:value-type="float" office:value="-332.6478">
                <text:p>-332.64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277">
                <text:p>1.2277</text:p>
              </table:table-cell>
              <table:table-cell office:value-type="float" office:value="22.7597">
                <text:p>22.7597</text:p>
              </table:table-cell>
              <table:table-cell office:value-type="float" office:value="-309.8881">
                <text:p>-309.88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936">
                <text:p>1.1936</text:p>
              </table:table-cell>
              <table:table-cell office:value-type="float" office:value="23.9533">
                <text:p>23.9533</text:p>
              </table:table-cell>
              <table:table-cell office:value-type="float" office:value="-285.9348">
                <text:p>-285.93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501">
                <text:p>1.1501</text:p>
              </table:table-cell>
              <table:table-cell office:value-type="float" office:value="25.1034">
                <text:p>25.1034</text:p>
              </table:table-cell>
              <table:table-cell office:value-type="float" office:value="-260.8313">
                <text:p>-260.83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454">
                <text:p>1.0454</text:p>
              </table:table-cell>
              <table:table-cell office:value-type="float" office:value="26.1488">
                <text:p>26.1488</text:p>
              </table:table-cell>
              <table:table-cell office:value-type="float" office:value="-234.6825">
                <text:p>-234.68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081">
                <text:p>1.0081</text:p>
              </table:table-cell>
              <table:table-cell office:value-type="float" office:value="27.1569">
                <text:p>27.1569</text:p>
              </table:table-cell>
              <table:table-cell office:value-type="float" office:value="-207.5256">
                <text:p>-207.52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594">
                <text:p>0.9594</text:p>
              </table:table-cell>
              <table:table-cell office:value-type="float" office:value="28.1163">
                <text:p>28.1163</text:p>
              </table:table-cell>
              <table:table-cell office:value-type="float" office:value="-179.4094">
                <text:p>-179.40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991">
                <text:p>0.7991</text:p>
              </table:table-cell>
              <table:table-cell office:value-type="float" office:value="28.9154">
                <text:p>28.9154</text:p>
              </table:table-cell>
              <table:table-cell office:value-type="float" office:value="-150.494">
                <text:p>-150.4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6673">
                <text:p>0.6673</text:p>
              </table:table-cell>
              <table:table-cell office:value-type="float" office:value="29.5827">
                <text:p>29.5827</text:p>
              </table:table-cell>
              <table:table-cell office:value-type="float" office:value="-120.9113">
                <text:p>-120.91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641">
                <text:p>0.5641</text:p>
              </table:table-cell>
              <table:table-cell office:value-type="float" office:value="30.1468">
                <text:p>30.1468</text:p>
              </table:table-cell>
              <table:table-cell office:value-type="float" office:value="-90.7646">
                <text:p>-90.76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228">
                <text:p>0.5228</text:p>
              </table:table-cell>
              <table:table-cell office:value-type="float" office:value="30.6695">
                <text:p>30.6695</text:p>
              </table:table-cell>
              <table:table-cell office:value-type="float" office:value="-60.095">
                <text:p>-60.0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862">
                <text:p>0.4862</text:p>
              </table:table-cell>
              <table:table-cell office:value-type="float" office:value="31.1557">
                <text:p>31.1557</text:p>
              </table:table-cell>
              <table:table-cell office:value-type="float" office:value="-28.9394">
                <text:p>-28.93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488">
                <text:p>0.4488</text:p>
              </table:table-cell>
              <table:table-cell office:value-type="float" office:value="31.6045">
                <text:p>31.6045</text:p>
              </table:table-cell>
              <table:table-cell office:value-type="float" office:value="2.6651">
                <text:p>2.665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265">
                <text:p>0.4265</text:p>
              </table:table-cell>
              <table:table-cell office:value-type="float" office:value="32.031">
                <text:p>32.031</text:p>
              </table:table-cell>
              <table:table-cell office:value-type="float" office:value="34.6961">
                <text:p>34.69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389">
                <text:p>0.4389</text:p>
              </table:table-cell>
              <table:table-cell office:value-type="float" office:value="32.4699">
                <text:p>32.4699</text:p>
              </table:table-cell>
              <table:table-cell office:value-type="float" office:value="67.1661">
                <text:p>67.16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694">
                <text:p>0.3694</text:p>
              </table:table-cell>
              <table:table-cell office:value-type="float" office:value="32.8393">
                <text:p>32.8393</text:p>
              </table:table-cell>
              <table:table-cell office:value-type="float" office:value="100.0054">
                <text:p>100.00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061">
                <text:p>0.3061</text:p>
              </table:table-cell>
              <table:table-cell office:value-type="float" office:value="33.1454">
                <text:p>33.1454</text:p>
              </table:table-cell>
              <table:table-cell office:value-type="float" office:value="133.1508">
                <text:p>133.1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552">
                <text:p>0.2552</text:p>
              </table:table-cell>
              <table:table-cell office:value-type="float" office:value="33.4006">
                <text:p>33.4006</text:p>
              </table:table-cell>
              <table:table-cell office:value-type="float" office:value="166.5514">
                <text:p>166.55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688">
                <text:p>0.1688</text:p>
              </table:table-cell>
              <table:table-cell office:value-type="float" office:value="33.5694">
                <text:p>33.5694</text:p>
              </table:table-cell>
              <table:table-cell office:value-type="float" office:value="200.1208">
                <text:p>200.12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539">
                <text:p>0.0539</text:p>
              </table:table-cell>
              <table:table-cell office:value-type="float" office:value="33.6233">
                <text:p>33.6233</text:p>
              </table:table-cell>
              <table:table-cell office:value-type="float" office:value="233.7442">
                <text:p>233.744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.7442">
                <text:p>233.74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.7442">
                <text:p>233.74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3.7442">
                <text:p>233.74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947">
                <text:p>-0.0947</text:p>
              </table:table-cell>
              <table:table-cell office:value-type="float" office:value="-0.0947">
                <text:p>-0.0947</text:p>
              </table:table-cell>
              <table:table-cell office:value-type="float" office:value="233.6495">
                <text:p>233.64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221">
                <text:p>-0.1221</text:p>
              </table:table-cell>
              <table:table-cell office:value-type="float" office:value="-0.2168">
                <text:p>-0.2168</text:p>
              </table:table-cell>
              <table:table-cell office:value-type="float" office:value="233.4326">
                <text:p>233.43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775">
                <text:p>-0.0775</text:p>
              </table:table-cell>
              <table:table-cell office:value-type="float" office:value="-0.2943">
                <text:p>-0.2943</text:p>
              </table:table-cell>
              <table:table-cell office:value-type="float" office:value="233.1383">
                <text:p>233.13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55">
                <text:p>0.055</text:p>
              </table:table-cell>
              <table:table-cell office:value-type="float" office:value="-0.2393">
                <text:p>-0.2393</text:p>
              </table:table-cell>
              <table:table-cell office:value-type="float" office:value="232.899">
                <text:p>232.8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601">
                <text:p>0.0601</text:p>
              </table:table-cell>
              <table:table-cell office:value-type="float" office:value="-0.1792">
                <text:p>-0.1792</text:p>
              </table:table-cell>
              <table:table-cell office:value-type="float" office:value="232.7198">
                <text:p>232.71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.7198">
                <text:p>232.71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.7198">
                <text:p>232.71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2.7198">
                <text:p>232.71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782">
                <text:p>-0.0782</text:p>
              </table:table-cell>
              <table:table-cell office:value-type="float" office:value="-0.0782">
                <text:p>-0.0782</text:p>
              </table:table-cell>
              <table:table-cell office:value-type="float" office:value="232.6416">
                <text:p>232.64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108">
                <text:p>-0.1108</text:p>
              </table:table-cell>
              <table:table-cell office:value-type="float" office:value="-0.189">
                <text:p>-0.189</text:p>
              </table:table-cell>
              <table:table-cell office:value-type="float" office:value="232.4526">
                <text:p>232.45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357">
                <text:p>-0.1357</text:p>
              </table:table-cell>
              <table:table-cell office:value-type="float" office:value="-0.3247">
                <text:p>-0.3247</text:p>
              </table:table-cell>
              <table:table-cell office:value-type="float" office:value="232.1279">
                <text:p>232.12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646">
                <text:p>-0.1646</text:p>
              </table:table-cell>
              <table:table-cell office:value-type="float" office:value="-0.4893">
                <text:p>-0.4893</text:p>
              </table:table-cell>
              <table:table-cell office:value-type="float" office:value="231.6385">
                <text:p>231.63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.6385">
                <text:p>231.63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1.6385">
                <text:p>231.63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49">
                <text:p>0.0649</text:p>
              </table:table-cell>
              <table:table-cell office:value-type="float" office:value="0.0649">
                <text:p>0.0649</text:p>
              </table:table-cell>
              <table:table-cell office:value-type="float" office:value="231.7034">
                <text:p>231.70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231">
                <text:p>0.1231</text:p>
              </table:table-cell>
              <table:table-cell office:value-type="float" office:value="0.188">
                <text:p>0.188</text:p>
              </table:table-cell>
              <table:table-cell office:value-type="float" office:value="231.8914">
                <text:p>231.89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5">
                <text:p>0.145</text:p>
              </table:table-cell>
              <table:table-cell office:value-type="float" office:value="0.333">
                <text:p>0.333</text:p>
              </table:table-cell>
              <table:table-cell office:value-type="float" office:value="232.2244">
                <text:p>232.22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36">
                <text:p>0.1136</text:p>
              </table:table-cell>
              <table:table-cell office:value-type="float" office:value="0.4466">
                <text:p>0.4466</text:p>
              </table:table-cell>
              <table:table-cell office:value-type="float" office:value="232.671">
                <text:p>232.6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832">
                <text:p>0.0832</text:p>
              </table:table-cell>
              <table:table-cell office:value-type="float" office:value="0.5297">
                <text:p>0.5297</text:p>
              </table:table-cell>
              <table:table-cell office:value-type="float" office:value="233.2007">
                <text:p>233.20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605">
                <text:p>0.0605</text:p>
              </table:table-cell>
              <table:table-cell office:value-type="float" office:value="0.5902">
                <text:p>0.5902</text:p>
              </table:table-cell>
              <table:table-cell office:value-type="float" office:value="233.7909">
                <text:p>233.790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652">
                <text:p>0.0652</text:p>
              </table:table-cell>
              <table:table-cell office:value-type="float" office:value="0.6555">
                <text:p>0.6555</text:p>
              </table:table-cell>
              <table:table-cell office:value-type="float" office:value="234.4464">
                <text:p>234.4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784">
                <text:p>0.0784</text:p>
              </table:table-cell>
              <table:table-cell office:value-type="float" office:value="0.7339">
                <text:p>0.7339</text:p>
              </table:table-cell>
              <table:table-cell office:value-type="float" office:value="235.1803">
                <text:p>235.18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846">
                <text:p>0.0846</text:p>
              </table:table-cell>
              <table:table-cell office:value-type="float" office:value="0.8186">
                <text:p>0.8186</text:p>
              </table:table-cell>
              <table:table-cell office:value-type="float" office:value="235.9989">
                <text:p>235.99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667">
                <text:p>0.0667</text:p>
              </table:table-cell>
              <table:table-cell office:value-type="float" office:value="0.8853">
                <text:p>0.8853</text:p>
              </table:table-cell>
              <table:table-cell office:value-type="float" office:value="236.8842">
                <text:p>236.88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.8842">
                <text:p>236.88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594">
                <text:p>0.0594</text:p>
              </table:table-cell>
              <table:table-cell office:value-type="float" office:value="0.0594">
                <text:p>0.0594</text:p>
              </table:table-cell>
              <table:table-cell office:value-type="float" office:value="236.9436">
                <text:p>236.94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.9436">
                <text:p>236.94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.9436">
                <text:p>236.94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6.9436">
                <text:p>236.94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23b8dc" draw:fill-color="#23b8d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993366" draw:fill-color="#99336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987cm" svg:height="9.007cm" xlink:href=".." xlink:type="simple" chart:class="chart:scatter" chart:style-name="ch1">
        <chart:legend chart:legend-position="end" svg:x="32.135cm" svg:y="3.405cm" style:legend-expansion="high" chart:style-name="ch2"/>
        <chart:plot-area chart:style-name="ch3" table:cell-range-address="ODR104.A1:ODR104.B500 ODR104.D1:ODR104.E500 ODR104.C3:ODR104.C500" svg:x="1.149cm" svg:y="0.855cm" svg:width="29.588cm" svg:height="7.552cm">
          <chartooo:coordinate-region svg:x="2.061cm" svg:y="1.067cm" svg:width="28.396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DR104.B1:ODR104.B500" chart:class="chart:scatter">
            <chart:domain table:cell-range-address="ODR104.A1:ODR104.A500"/>
            <chart:data-point chart:repeated="500"/>
          </chart:series>
          <chart:series chart:style-name="ch7" chart:values-cell-range-address="ODR104.E1:ODR104.E500" chart:class="chart:scatter">
            <chart:data-point chart:repeated="500"/>
          </chart:series>
          <chart:series chart:style-name="ch8" chart:values-cell-range-address="ODR104.C3:ODR104.C500" chart:class="chart:scatter">
            <chart:domain table:cell-range-address="ODR104.A3:ODR104.A500"/>
            <chart:data-point chart:repeated="498"/>
          </chart:series>
          <chart:series chart:style-name="ch9" chart:values-cell-range-address="ODR104.D1:ODR104.D500" chart:class="chart:scatter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DR104.A1:ODR104.A500</svg:desc>
                </draw:g>
              </table:table-cell>
              <table:table-cell office:value-type="float" office:value="0.0144">
                <text:p>0.0144</text:p>
                <draw:g>
                  <svg:desc>ODR104.B1:ODR104.B500</svg:desc>
                </draw:g>
              </table:table-cell>
              <table:table-cell office:value-type="float" office:value="0">
                <text:p>0</text:p>
                <draw:g>
                  <svg:desc>ODR104.E1:ODR104.E500</svg:desc>
                </draw:g>
              </table:table-cell>
              <table:table-cell office:value-type="float" office:value="2">
                <text:p>2</text:p>
                <draw:g>
                  <svg:desc>ODR104.A3:ODR104.A500</svg:desc>
                </draw:g>
              </table:table-cell>
              <table:table-cell office:value-type="float" office:value="0.0148333333333333">
                <text:p>0.0148333333333333</text:p>
                <draw:g>
                  <svg:desc>ODR104.C3:ODR104.C500</svg:desc>
                </draw:g>
              </table:table-cell>
              <table:table-cell office:value-type="float" office:value="0.0144">
                <text:p>0.0144</text:p>
                <draw:g>
                  <svg:desc>ODR104.D1:ODR104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91">
                <text:p>0.0191</text:p>
              </table:table-cell>
              <table:table-cell office:value-type="float" office:value="0.01425636">
                <text:p>0.01425636</text:p>
              </table:table-cell>
              <table:table-cell office:value-type="float" office:value="3">
                <text:p>3</text:p>
              </table:table-cell>
              <table:table-cell office:value-type="float" office:value="0.0135333333333333">
                <text:p>0.0135333333333333</text:p>
              </table:table-cell>
              <table:table-cell office:value-type="float" office:value="0.014328">
                <text:p>0.014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1">
                <text:p>0.011</text:p>
              </table:table-cell>
              <table:table-cell office:value-type="float" office:value="0.0430555272333333">
                <text:p>0.0430555272333333</text:p>
              </table:table-cell>
              <table:table-cell office:value-type="float" office:value="4">
                <text:p>4</text:p>
              </table:table-cell>
              <table:table-cell office:value-type="float" office:value="0.0104333333333333">
                <text:p>0.0104333333333333</text:p>
              </table:table-cell>
              <table:table-cell office:value-type="float" office:value="0.0290155266666667">
                <text:p>0.02901552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05">
                <text:p>0.0105</text:p>
              </table:table-cell>
              <table:table-cell office:value-type="float" office:value="0.0849646847186667">
                <text:p>0.0849646847186667</text:p>
              </table:table-cell>
              <table:table-cell office:value-type="float" office:value="5">
                <text:p>5</text:p>
              </table:table-cell>
              <table:table-cell office:value-type="float" office:value="0.0139333333333333">
                <text:p>0.0139333333333333</text:p>
              </table:table-cell>
              <table:table-cell office:value-type="float" office:value="0.0423361157">
                <text:p>0.0423361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98">
                <text:p>0.0098</text:p>
              </table:table-cell>
              <table:table-cell office:value-type="float" office:value="0.13704546308324">
                <text:p>0.13704546308324</text:p>
              </table:table-cell>
              <table:table-cell office:value-type="float" office:value="6">
                <text:p>6</text:p>
              </table:table-cell>
              <table:table-cell office:value-type="float" office:value="-0.00463333333333333">
                <text:p>-0.00463333333333333</text:p>
              </table:table-cell>
              <table:table-cell office:value-type="float" office:value="0.0527694490333333">
                <text:p>0.0527694490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88">
                <text:p>0.0188</text:p>
              </table:table-cell>
              <table:table-cell office:value-type="float" office:value="0.202729504222657">
                <text:p>0.202729504222657</text:p>
              </table:table-cell>
              <table:table-cell office:value-type="float" office:value="7">
                <text:p>7</text:p>
              </table:table-cell>
              <table:table-cell office:value-type="float" office:value="-0.00421666666666667">
                <text:p>-0.00421666666666667</text:p>
              </table:table-cell>
              <table:table-cell office:value-type="float" office:value="0.0667027823666667">
                <text:p>0.0667027823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">
                <text:p>0.023</text:p>
              </table:table-cell>
              <table:table-cell office:value-type="float" office:value="0.263474958489711">
                <text:p>0.263474958489711</text:p>
              </table:table-cell>
              <table:table-cell office:value-type="float" office:value="8">
                <text:p>8</text:p>
              </table:table-cell>
              <table:table-cell office:value-type="float" office:value="-0.001">
                <text:p>-0.001</text:p>
              </table:table-cell>
              <table:table-cell office:value-type="float" office:value="0.0620694490333333">
                <text:p>0.0620694490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6">
                <text:p>0.0216</text:p>
              </table:table-cell>
              <table:table-cell office:value-type="float" office:value="0.319721102152095">
                <text:p>0.319721102152095</text:p>
              </table:table-cell>
              <table:table-cell office:value-type="float" office:value="9">
                <text:p>9</text:p>
              </table:table-cell>
              <table:table-cell office:value-type="float" office:value="0.00246666666666667">
                <text:p>0.00246666666666667</text:p>
              </table:table-cell>
              <table:table-cell office:value-type="float" office:value="0.0578527823666667">
                <text:p>0.0578527823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03">
                <text:p>0.0303</text:p>
              </table:table-cell>
              <table:table-cell office:value-type="float" office:value="0.374691015096168">
                <text:p>0.374691015096168</text:p>
              </table:table-cell>
              <table:table-cell office:value-type="float" office:value="10">
                <text:p>10</text:p>
              </table:table-cell>
              <table:table-cell office:value-type="float" office:value="0.00581666666666667">
                <text:p>0.00581666666666667</text:p>
              </table:table-cell>
              <table:table-cell office:value-type="float" office:value="0.0568527823666667">
                <text:p>0.0568527823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13">
                <text:p>0.0313</text:p>
              </table:table-cell>
              <table:table-cell office:value-type="float" office:value="0.431840411808854">
                <text:p>0.431840411808854</text:p>
              </table:table-cell>
              <table:table-cell office:value-type="float" office:value="11">
                <text:p>11</text:p>
              </table:table-cell>
              <table:table-cell office:value-type="float" office:value="0.00653333333333334">
                <text:p>0.00653333333333334</text:p>
              </table:table-cell>
              <table:table-cell office:value-type="float" office:value="0.0593194490333334">
                <text:p>0.0593194490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99">
                <text:p>0.0299</text:p>
              </table:table-cell>
              <table:table-cell office:value-type="float" office:value="0.49449164487131">
                <text:p>0.49449164487131</text:p>
              </table:table-cell>
              <table:table-cell office:value-type="float" office:value="12">
                <text:p>12</text:p>
              </table:table-cell>
              <table:table-cell office:value-type="float" office:value="0.00646666666666667">
                <text:p>0.00646666666666667</text:p>
              </table:table-cell>
              <table:table-cell office:value-type="float" office:value="0.0651361157">
                <text:p>0.0651361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31">
                <text:p>0.0231</text:p>
              </table:table-cell>
              <table:table-cell office:value-type="float" office:value="0.56333028843512">
                <text:p>0.56333028843512</text:p>
              </table:table-cell>
              <table:table-cell office:value-type="float" office:value="13">
                <text:p>13</text:p>
              </table:table-cell>
              <table:table-cell office:value-type="float" office:value="0.0063">
                <text:p>0.0063</text:p>
              </table:table-cell>
              <table:table-cell office:value-type="float" office:value="0.0716694490333333">
                <text:p>0.0716694490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26">
                <text:p>0.0226</text:p>
              </table:table-cell>
              <table:table-cell office:value-type="float" office:value="0.638259072114444">
                <text:p>0.638259072114444</text:p>
              </table:table-cell>
              <table:table-cell office:value-type="float" office:value="14">
                <text:p>14</text:p>
              </table:table-cell>
              <table:table-cell office:value-type="float" office:value="0.00438333333333334">
                <text:p>0.00438333333333334</text:p>
              </table:table-cell>
              <table:table-cell office:value-type="float" office:value="0.0781361157">
                <text:p>0.0781361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06">
                <text:p>0.0206</text:p>
              </table:table-cell>
              <table:table-cell office:value-type="float" office:value="0.719081711875372">
                <text:p>0.719081711875372</text:p>
              </table:table-cell>
              <table:table-cell office:value-type="float" office:value="15">
                <text:p>15</text:p>
              </table:table-cell>
              <table:table-cell office:value-type="float" office:value="0.00203333333333333">
                <text:p>0.00203333333333333</text:p>
              </table:table-cell>
              <table:table-cell office:value-type="float" office:value="0.0844361157">
                <text:p>0.0844361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88">
                <text:p>0.0188</text:p>
              </table:table-cell>
              <table:table-cell office:value-type="float" office:value="0.803861655104162">
                <text:p>0.803861655104162</text:p>
              </table:table-cell>
              <table:table-cell office:value-type="float" office:value="16">
                <text:p>16</text:p>
              </table:table-cell>
              <table:table-cell office:value-type="float" office:value="-0.000683333333333334">
                <text:p>-0.000683333333333334</text:p>
              </table:table-cell>
              <table:table-cell office:value-type="float" office:value="0.0888194490333333">
                <text:p>0.0888194490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72">
                <text:p>0.0172</text:p>
              </table:table-cell>
              <table:table-cell office:value-type="float" office:value="0.890240865283475">
                <text:p>0.890240865283475</text:p>
              </table:table-cell>
              <table:table-cell office:value-type="float" office:value="17">
                <text:p>17</text:p>
              </table:table-cell>
              <table:table-cell office:value-type="float" office:value="-0.00356666666666666">
                <text:p>-0.00356666666666666</text:p>
              </table:table-cell>
              <table:table-cell office:value-type="float" office:value="0.0908527823666667">
                <text:p>0.0908527823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36">
                <text:p>0.0136</text:p>
              </table:table-cell>
              <table:table-cell office:value-type="float" office:value="0.975508262745224">
                <text:p>0.975508262745224</text:p>
              </table:table-cell>
              <table:table-cell office:value-type="float" office:value="18">
                <text:p>18</text:p>
              </table:table-cell>
              <table:table-cell office:value-type="float" office:value="-0.00661666666666666">
                <text:p>-0.00661666666666666</text:p>
              </table:table-cell>
              <table:table-cell office:value-type="float" office:value="0.0901694490333333">
                <text:p>0.0901694490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8">
                <text:p>0.0058</text:p>
              </table:table-cell>
              <table:table-cell office:value-type="float" office:value="1.05680048988633">
                <text:p>1.05680048988633</text:p>
              </table:table-cell>
              <table:table-cell office:value-type="float" office:value="19">
                <text:p>19</text:p>
              </table:table-cell>
              <table:table-cell office:value-type="float" office:value="-0.00963333333333333">
                <text:p>-0.00963333333333333</text:p>
              </table:table-cell>
              <table:table-cell office:value-type="float" office:value="0.0866027823666667">
                <text:p>0.0866027823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43">
                <text:p>0.0043</text:p>
              </table:table-cell>
              <table:table-cell office:value-type="float" office:value="1.1311026725584">
                <text:p>1.1311026725584</text:p>
              </table:table-cell>
              <table:table-cell office:value-type="float" office:value="20">
                <text:p>20</text:p>
              </table:table-cell>
              <table:table-cell office:value-type="float" office:value="-0.0105">
                <text:p>-0.0105</text:p>
              </table:table-cell>
              <table:table-cell office:value-type="float" office:value="0.0799861157">
                <text:p>0.07998611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25">
                <text:p>0.0025</text:p>
              </table:table-cell>
              <table:table-cell office:value-type="float" office:value="1.19544817765044">
                <text:p>1.19544817765044</text:p>
              </table:table-cell>
              <table:table-cell office:value-type="float" office:value="21">
                <text:p>21</text:p>
              </table:table-cell>
              <table:table-cell office:value-type="float" office:value="-0.00998333333333333">
                <text:p>-0.00998333333333333</text:p>
              </table:table-cell>
              <table:table-cell office:value-type="float" office:value="0.0703527823666667">
                <text:p>0.0703527823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36">
                <text:p>0.0136</text:p>
              </table:table-cell>
              <table:table-cell office:value-type="float" office:value="1.24902445521702">
                <text:p>1.24902445521702</text:p>
              </table:table-cell>
              <table:table-cell office:value-type="float" office:value="22">
                <text:p>22</text:p>
              </table:table-cell>
              <table:table-cell office:value-type="float" office:value="-0.00811666666666667">
                <text:p>-0.00811666666666667</text:p>
              </table:table-cell>
              <table:table-cell office:value-type="float" office:value="0.0598527823666667">
                <text:p>0.0598527823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03">
                <text:p>0.0203</text:p>
              </table:table-cell>
              <table:table-cell office:value-type="float" office:value="1.2923994347291">
                <text:p>1.2923994347291</text:p>
              </table:table-cell>
              <table:table-cell office:value-type="float" office:value="23">
                <text:p>23</text:p>
              </table:table-cell>
              <table:table-cell office:value-type="float" office:value="-0.00455">
                <text:p>-0.00455</text:p>
              </table:table-cell>
              <table:table-cell office:value-type="float" office:value="0.0498694490333334">
                <text:p>0.0498694490333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48">
                <text:p>0.0248</text:p>
              </table:table-cell>
              <table:table-cell office:value-type="float" office:value="1.32748145601029">
                <text:p>1.32748145601029</text:p>
              </table:table-cell>
              <table:table-cell office:value-type="float" office:value="24">
                <text:p>24</text:p>
              </table:table-cell>
              <table:table-cell office:value-type="float" office:value="-0.000566666666666667">
                <text:p>-0.000566666666666667</text:p>
              </table:table-cell>
              <table:table-cell office:value-type="float" office:value="0.0417527823666667">
                <text:p>0.0417527823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72">
                <text:p>0.0272</text:p>
              </table:table-cell>
              <table:table-cell office:value-type="float" office:value="1.35786081718507">
                <text:p>1.35786081718507</text:p>
              </table:table-cell>
              <table:table-cell office:value-type="float" office:value="25">
                <text:p>25</text:p>
              </table:table-cell>
              <table:table-cell office:value-type="float" office:value="0.000833333333333332">
                <text:p>0.000833333333333332</text:p>
              </table:table-cell>
              <table:table-cell office:value-type="float" office:value="0.0372027823666667">
                <text:p>0.0372027823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2">
                <text:p>0.0282</text:p>
              </table:table-cell>
              <table:table-cell office:value-type="float" office:value="1.38752444822065">
                <text:p>1.38752444822065</text:p>
              </table:table-cell>
              <table:table-cell office:value-type="float" office:value="26">
                <text:p>26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0.0366361157">
                <text:p>0.03663611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09">
                <text:p>0.0109</text:p>
              </table:table-cell>
              <table:table-cell office:value-type="float" office:value="1.41786892776771">
                <text:p>1.41786892776771</text:p>
              </table:table-cell>
              <table:table-cell office:value-type="float" office:value="27">
                <text:p>27</text:p>
              </table:table-cell>
              <table:table-cell office:value-type="float" office:value="-0.000866666666666668">
                <text:p>-0.000866666666666668</text:p>
              </table:table-cell>
              <table:table-cell office:value-type="float" office:value="0.0374694490333334">
                <text:p>0.0374694490333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1">
                <text:p>0.011</text:p>
              </table:table-cell>
              <table:table-cell office:value-type="float" office:value="1.44845968491704">
                <text:p>1.44845968491704</text:p>
              </table:table-cell>
              <table:table-cell office:value-type="float" office:value="28">
                <text:p>28</text:p>
              </table:table-cell>
              <table:table-cell office:value-type="float" office:value="-0.00245">
                <text:p>-0.00245</text:p>
              </table:table-cell>
              <table:table-cell office:value-type="float" office:value="0.0378694490333334">
                <text:p>0.0378694490333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27">
                <text:p>0.0127</text:p>
              </table:table-cell>
              <table:table-cell office:value-type="float" office:value="1.47803515494729">
                <text:p>1.47803515494729</text:p>
              </table:table-cell>
              <table:table-cell office:value-type="float" office:value="29">
                <text:p>29</text:p>
              </table:table-cell>
              <table:table-cell office:value-type="float" office:value="-0.00573333333333333">
                <text:p>-0.00573333333333333</text:p>
              </table:table-cell>
              <table:table-cell office:value-type="float" office:value="0.0370027823666667">
                <text:p>0.0370027823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53">
                <text:p>0.0153</text:p>
              </table:table-cell>
              <table:table-cell office:value-type="float" office:value="1.50502499762739">
                <text:p>1.50502499762739</text:p>
              </table:table-cell>
              <table:table-cell office:value-type="float" office:value="30">
                <text:p>30</text:p>
              </table:table-cell>
              <table:table-cell office:value-type="float" office:value="-0.00928333333333333">
                <text:p>-0.00928333333333333</text:p>
              </table:table-cell>
              <table:table-cell office:value-type="float" office:value="0.0345527823666667">
                <text:p>0.0345527823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75">
                <text:p>0.0075</text:p>
              </table:table-cell>
              <table:table-cell office:value-type="float" office:value="1.52617522442741">
                <text:p>1.52617522442741</text:p>
              </table:table-cell>
              <table:table-cell office:value-type="float" office:value="31">
                <text:p>31</text:p>
              </table:table-cell>
              <table:table-cell office:value-type="float" office:value="-0.00881666666666666">
                <text:p>-0.00881666666666666</text:p>
              </table:table-cell>
              <table:table-cell office:value-type="float" office:value="0.0288194490333334">
                <text:p>0.02881944903333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69">
                <text:p>0.0069</text:p>
              </table:table-cell>
              <table:table-cell office:value-type="float" office:value="1.53798278342678">
                <text:p>1.53798278342678</text:p>
              </table:table-cell>
              <table:table-cell office:value-type="float" office:value="32">
                <text:p>32</text:p>
              </table:table-cell>
              <table:table-cell office:value-type="float" office:value="-0.00786666666666667">
                <text:p>-0.00786666666666667</text:p>
              </table:table-cell>
              <table:table-cell office:value-type="float" office:value="0.0195361157">
                <text:p>0.01953611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37">
                <text:p>0.0137</text:p>
              </table:table-cell>
              <table:table-cell office:value-type="float" office:value="1.54095872129781">
                <text:p>1.54095872129781</text:p>
              </table:table-cell>
              <table:table-cell office:value-type="float" office:value="33">
                <text:p>33</text:p>
              </table:table-cell>
              <table:table-cell office:value-type="float" office:value="-0.00685">
                <text:p>-0.00685</text:p>
              </table:table-cell>
              <table:table-cell office:value-type="float" office:value="0.0107194490333334">
                <text:p>0.01071944903333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67">
                <text:p>0.0167</text:p>
              </table:table-cell>
              <table:table-cell office:value-type="float" office:value="1.53609244614615">
                <text:p>1.53609244614615</text:p>
              </table:table-cell>
              <table:table-cell office:value-type="float" office:value="34">
                <text:p>34</text:p>
              </table:table-cell>
              <table:table-cell office:value-type="float" office:value="-0.00651666666666667">
                <text:p>-0.00651666666666667</text:p>
              </table:table-cell>
              <table:table-cell office:value-type="float" office:value="0.0028527823666667">
                <text:p>0.0028527823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88">
                <text:p>0.0188</text:p>
              </table:table-cell>
              <table:table-cell office:value-type="float" office:value="1.52443475237026">
                <text:p>1.52443475237026</text:p>
              </table:table-cell>
              <table:table-cell office:value-type="float" office:value="35">
                <text:p>35</text:p>
              </table:table-cell>
              <table:table-cell office:value-type="float" office:value="-0.00605">
                <text:p>-0.00605</text:p>
              </table:table-cell>
              <table:table-cell office:value-type="float" office:value="-0.0039972176333333">
                <text:p>-0.0039972176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73">
                <text:p>0.0173</text:p>
              </table:table-cell>
              <table:table-cell office:value-type="float" office:value="1.50635126372991">
                <text:p>1.50635126372991</text:p>
              </table:table-cell>
              <table:table-cell office:value-type="float" office:value="36">
                <text:p>36</text:p>
              </table:table-cell>
              <table:table-cell office:value-type="float" office:value="-0.00536666666666667">
                <text:p>-0.00536666666666667</text:p>
              </table:table-cell>
              <table:table-cell office:value-type="float" office:value="-0.0105138843">
                <text:p>-0.0105138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03">
                <text:p>0.0103</text:p>
              </table:table-cell>
              <table:table-cell office:value-type="float" office:value="1.48233844253276">
                <text:p>1.48233844253276</text:p>
              </table:table-cell>
              <table:table-cell office:value-type="float" office:value="37">
                <text:p>37</text:p>
              </table:table-cell>
              <table:table-cell office:value-type="float" office:value="-0.00493333333333333">
                <text:p>-0.00493333333333333</text:p>
              </table:table-cell>
              <table:table-cell office:value-type="float" office:value="-0.0165638843">
                <text:p>-0.0165638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11">
                <text:p>0.011</text:p>
              </table:table-cell>
              <table:table-cell office:value-type="float" office:value="1.45310585210826">
                <text:p>1.45310585210826</text:p>
              </table:table-cell>
              <table:table-cell office:value-type="float" office:value="38">
                <text:p>38</text:p>
              </table:table-cell>
              <table:table-cell office:value-type="float" office:value="-0.00506666666666667">
                <text:p>-0.00506666666666667</text:p>
              </table:table-cell>
              <table:table-cell office:value-type="float" office:value="-0.0219305509666666">
                <text:p>-0.02193055096666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63">
                <text:p>0.0163</text:p>
              </table:table-cell>
              <table:table-cell office:value-type="float" office:value="1.41911075796922">
                <text:p>1.41911075796922</text:p>
              </table:table-cell>
              <table:table-cell office:value-type="float" office:value="39">
                <text:p>39</text:p>
              </table:table-cell>
              <table:table-cell office:value-type="float" office:value="-0.0044">
                <text:p>-0.0044</text:p>
              </table:table-cell>
              <table:table-cell office:value-type="float" office:value="-0.0268638843">
                <text:p>-0.0268638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59">
                <text:p>0.0159</text:p>
              </table:table-cell>
              <table:table-cell office:value-type="float" office:value="1.38024430596754">
                <text:p>1.38024430596754</text:p>
              </table:table-cell>
              <table:table-cell office:value-type="float" office:value="40">
                <text:p>40</text:p>
              </table:table-cell>
              <table:table-cell office:value-type="float" office:value="-0.0039">
                <text:p>-0.0039</text:p>
              </table:table-cell>
              <table:table-cell office:value-type="float" office:value="-0.0319305509666666">
                <text:p>-0.0319305509666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28">
                <text:p>0.0228</text:p>
              </table:table-cell>
              <table:table-cell office:value-type="float" office:value="1.33719418622587">
                <text:p>1.33719418622587</text:p>
              </table:table-cell>
              <table:table-cell office:value-type="float" office:value="41">
                <text:p>41</text:p>
              </table:table-cell>
              <table:table-cell office:value-type="float" office:value="-0.00141666666666667">
                <text:p>-0.00141666666666667</text:p>
              </table:table-cell>
              <table:table-cell office:value-type="float" office:value="-0.0363305509666666">
                <text:p>-0.036330550966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03">
                <text:p>0.0203</text:p>
              </table:table-cell>
              <table:table-cell office:value-type="float" office:value="1.29047881708291">
                <text:p>1.29047881708291</text:p>
              </table:table-cell>
              <table:table-cell office:value-type="float" office:value="42">
                <text:p>42</text:p>
              </table:table-cell>
              <table:table-cell office:value-type="float" office:value="0.00141666666666667">
                <text:p>0.00141666666666667</text:p>
              </table:table-cell>
              <table:table-cell office:value-type="float" office:value="-0.0402305509666666">
                <text:p>-0.04023055096666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52">
                <text:p>0.0252</text:p>
              </table:table-cell>
              <table:table-cell office:value-type="float" office:value="1.24258744145232">
                <text:p>1.24258744145232</text:p>
              </table:table-cell>
              <table:table-cell office:value-type="float" office:value="43">
                <text:p>43</text:p>
              </table:table-cell>
              <table:table-cell office:value-type="float" office:value="0.00356666666666667">
                <text:p>0.00356666666666667</text:p>
              </table:table-cell>
              <table:table-cell office:value-type="float" office:value="-0.0416472176333333">
                <text:p>-0.0416472176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">
                <text:p>0.028</text:p>
              </table:table-cell>
              <table:table-cell office:value-type="float" office:value="1.19634510603323">
                <text:p>1.19634510603323</text:p>
              </table:table-cell>
              <table:table-cell office:value-type="float" office:value="44">
                <text:p>44</text:p>
              </table:table-cell>
              <table:table-cell office:value-type="float" office:value="0.00468333333333333">
                <text:p>0.00468333333333333</text:p>
              </table:table-cell>
              <table:table-cell office:value-type="float" office:value="-0.0402305509666666">
                <text:p>-0.0402305509666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92">
                <text:p>0.0292</text:p>
              </table:table-cell>
              <table:table-cell office:value-type="float" office:value="1.15388281562456">
                <text:p>1.15388281562456</text:p>
              </table:table-cell>
              <table:table-cell office:value-type="float" office:value="45">
                <text:p>45</text:p>
              </table:table-cell>
              <table:table-cell office:value-type="float" office:value="0.00496666666666667">
                <text:p>0.00496666666666667</text:p>
              </table:table-cell>
              <table:table-cell office:value-type="float" office:value="-0.0366638843">
                <text:p>-0.0366638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26">
                <text:p>0.0226</text:p>
              </table:table-cell>
              <table:table-cell office:value-type="float" office:value="1.11629275333461">
                <text:p>1.11629275333461</text:p>
              </table:table-cell>
              <table:table-cell office:value-type="float" office:value="46">
                <text:p>46</text:p>
              </table:table-cell>
              <table:table-cell office:value-type="float" office:value="0.00471666666666666">
                <text:p>0.00471666666666666</text:p>
              </table:table-cell>
              <table:table-cell office:value-type="float" office:value="-0.0319805509666666">
                <text:p>-0.0319805509666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45">
                <text:p>0.0245</text:p>
              </table:table-cell>
              <table:table-cell office:value-type="float" office:value="1.08383247468943">
                <text:p>1.08383247468943</text:p>
              </table:table-cell>
              <table:table-cell office:value-type="float" office:value="47">
                <text:p>47</text:p>
              </table:table-cell>
              <table:table-cell office:value-type="float" office:value="0.00391666666666667">
                <text:p>0.00391666666666667</text:p>
              </table:table-cell>
              <table:table-cell office:value-type="float" office:value="-0.0270138843">
                <text:p>-0.0270138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88">
                <text:p>0.0188</text:p>
              </table:table-cell>
              <table:table-cell office:value-type="float" office:value="1.05622758077082">
                <text:p>1.05622758077082</text:p>
              </table:table-cell>
              <table:table-cell office:value-type="float" office:value="48">
                <text:p>48</text:p>
              </table:table-cell>
              <table:table-cell office:value-type="float" office:value="0.00276666666666667">
                <text:p>0.00276666666666667</text:p>
              </table:table-cell>
              <table:table-cell office:value-type="float" office:value="-0.0222972176333333">
                <text:p>-0.0222972176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04">
                <text:p>0.0204</text:p>
              </table:table-cell>
              <table:table-cell office:value-type="float" office:value="1.03265779465513">
                <text:p>1.03265779465513</text:p>
              </table:table-cell>
              <table:table-cell office:value-type="float" office:value="49">
                <text:p>49</text:p>
              </table:table-cell>
              <table:table-cell office:value-type="float" office:value="0.00233333333333333">
                <text:p>0.00233333333333333</text:p>
              </table:table-cell>
              <table:table-cell office:value-type="float" office:value="-0.0183805509666666">
                <text:p>-0.01838055096666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11">
                <text:p>0.0211</text:p>
              </table:table-cell>
              <table:table-cell office:value-type="float" office:value="1.01195869080336">
                <text:p>1.01195869080336</text:p>
              </table:table-cell>
              <table:table-cell office:value-type="float" office:value="50">
                <text:p>50</text:p>
              </table:table-cell>
              <table:table-cell office:value-type="float" office:value="0.00323333333333333">
                <text:p>0.00323333333333333</text:p>
              </table:table-cell>
              <table:table-cell office:value-type="float" office:value="-0.0156138843">
                <text:p>-0.0156138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66">
                <text:p>0.0266</text:p>
              </table:table-cell>
              <table:table-cell office:value-type="float" office:value="0.993684749137506">
                <text:p>0.993684749137506</text:p>
              </table:table-cell>
              <table:table-cell office:value-type="float" office:value="51">
                <text:p>51</text:p>
              </table:table-cell>
              <table:table-cell office:value-type="float" office:value="0.00411666666666667">
                <text:p>0.00411666666666667</text:p>
              </table:table-cell>
              <table:table-cell office:value-type="float" office:value="-0.0132805509666666">
                <text:p>-0.0132805509666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">
                <text:p>0.028</text:p>
              </table:table-cell>
              <table:table-cell office:value-type="float" office:value="0.978719343846652">
                <text:p>0.978719343846652</text:p>
              </table:table-cell>
              <table:table-cell office:value-type="float" office:value="52">
                <text:p>52</text:p>
              </table:table-cell>
              <table:table-cell office:value-type="float" office:value="0.00575">
                <text:p>0.00575</text:p>
              </table:table-cell>
              <table:table-cell office:value-type="float" office:value="-0.0100472176333333">
                <text:p>-0.0100472176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98">
                <text:p>0.0298</text:p>
              </table:table-cell>
              <table:table-cell office:value-type="float" office:value="0.967924848915586">
                <text:p>0.967924848915586</text:p>
              </table:table-cell>
              <table:table-cell office:value-type="float" office:value="53">
                <text:p>53</text:p>
              </table:table-cell>
              <table:table-cell office:value-type="float" office:value="0.0056">
                <text:p>0.0056</text:p>
              </table:table-cell>
              <table:table-cell office:value-type="float" office:value="-0.00593055096666664">
                <text:p>-0.00593055096666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6">
                <text:p>0.0286</text:p>
              </table:table-cell>
              <table:table-cell office:value-type="float" office:value="0.962905576459174">
                <text:p>0.962905576459174</text:p>
              </table:table-cell>
              <table:table-cell office:value-type="float" office:value="54">
                <text:p>54</text:p>
              </table:table-cell>
              <table:table-cell office:value-type="float" office:value="0.00621666666666667">
                <text:p>0.00621666666666667</text:p>
              </table:table-cell>
              <table:table-cell office:value-type="float" office:value="-0.000180550966666644">
                <text:p>-0.000180550966666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95">
                <text:p>0.0195</text:p>
              </table:table-cell>
              <table:table-cell office:value-type="float" office:value="0.963483400365045">
                <text:p>0.963483400365045</text:p>
              </table:table-cell>
              <table:table-cell office:value-type="float" office:value="55">
                <text:p>55</text:p>
              </table:table-cell>
              <table:table-cell office:value-type="float" office:value="0.00701666666666666">
                <text:p>0.00701666666666666</text:p>
              </table:table-cell>
              <table:table-cell office:value-type="float" office:value="0.00541944903333336">
                <text:p>0.005419449033333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48">
                <text:p>0.0248</text:p>
              </table:table-cell>
              <table:table-cell office:value-type="float" office:value="0.97024391848472">
                <text:p>0.97024391848472</text:p>
              </table:table-cell>
              <table:table-cell office:value-type="float" office:value="56">
                <text:p>56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0116361157">
                <text:p>0.0116361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314">
                <text:p>0.0314</text:p>
              </table:table-cell>
              <table:table-cell office:value-type="float" office:value="0.98395221734713">
                <text:p>0.98395221734713</text:p>
              </table:table-cell>
              <table:table-cell office:value-type="float" office:value="57">
                <text:p>57</text:p>
              </table:table-cell>
              <table:table-cell office:value-type="float" office:value="0.00480000000000001">
                <text:p>0.00480000000000001</text:p>
              </table:table-cell>
              <table:table-cell office:value-type="float" office:value="0.0186527823666667">
                <text:p>0.0186527823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59">
                <text:p>0.0259</text:p>
              </table:table-cell>
              <table:table-cell office:value-type="float" office:value="1.00422530804856">
                <text:p>1.00422530804856</text:p>
              </table:table-cell>
              <table:table-cell office:value-type="float" office:value="58">
                <text:p>58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253194490333334">
                <text:p>0.0253194490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86">
                <text:p>0.0186</text:p>
              </table:table-cell>
              <table:table-cell office:value-type="float" office:value="1.02917303329648">
                <text:p>1.02917303329648</text:p>
              </table:table-cell>
              <table:table-cell office:value-type="float" office:value="59">
                <text:p>59</text:p>
              </table:table-cell>
              <table:table-cell office:value-type="float" office:value="-0.00186666666666667">
                <text:p>-0.00186666666666667</text:p>
              </table:table-cell>
              <table:table-cell office:value-type="float" office:value="0.0301194490333334">
                <text:p>0.0301194490333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78">
                <text:p>0.0078</text:p>
              </table:table-cell>
              <table:table-cell office:value-type="float" office:value="1.05532268658484">
                <text:p>1.05532268658484</text:p>
              </table:table-cell>
              <table:table-cell office:value-type="float" office:value="60">
                <text:p>60</text:p>
              </table:table-cell>
              <table:table-cell office:value-type="float" office:value="-0.00623333333333333">
                <text:p>-0.00623333333333333</text:p>
              </table:table-cell>
              <table:table-cell office:value-type="float" office:value="0.0314527823666667">
                <text:p>0.0314527823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03">
                <text:p>0.0003</text:p>
              </table:table-cell>
              <table:table-cell office:value-type="float" office:value="1.07948425827341">
                <text:p>1.07948425827341</text:p>
              </table:table-cell>
              <table:table-cell office:value-type="float" office:value="61">
                <text:p>61</text:p>
              </table:table-cell>
              <table:table-cell office:value-type="float" office:value="-0.0108333333333333">
                <text:p>-0.0108333333333333</text:p>
              </table:table-cell>
              <table:table-cell office:value-type="float" office:value="0.0295861157">
                <text:p>0.0295861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014">
                <text:p>-0.0014</text:p>
              </table:table-cell>
              <table:table-cell office:value-type="float" office:value="1.09732285543688">
                <text:p>1.09732285543688</text:p>
              </table:table-cell>
              <table:table-cell office:value-type="float" office:value="62">
                <text:p>62</text:p>
              </table:table-cell>
              <table:table-cell office:value-type="float" office:value="-0.0125166666666667">
                <text:p>-0.0125166666666667</text:p>
              </table:table-cell>
              <table:table-cell office:value-type="float" office:value="0.0233527823666667">
                <text:p>0.0233527823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38">
                <text:p>0.0038</text:p>
              </table:table-cell>
              <table:table-cell office:value-type="float" office:value="1.10429309294786">
                <text:p>1.10429309294786</text:p>
              </table:table-cell>
              <table:table-cell office:value-type="float" office:value="63">
                <text:p>63</text:p>
              </table:table-cell>
              <table:table-cell office:value-type="float" office:value="-0.0128333333333333">
                <text:p>-0.0128333333333333</text:p>
              </table:table-cell>
              <table:table-cell office:value-type="float" office:value="0.0125194490333334">
                <text:p>0.0125194490333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58">
                <text:p>0.0158</text:p>
              </table:table-cell>
              <table:table-cell office:value-type="float" office:value="1.09877439593795">
                <text:p>1.09877439593795</text:p>
              </table:table-cell>
              <table:table-cell office:value-type="float" office:value="64">
                <text:p>64</text:p>
              </table:table-cell>
              <table:table-cell office:value-type="float" office:value="-0.0118166666666667">
                <text:p>-0.0118166666666667</text:p>
              </table:table-cell>
              <table:table-cell office:value-type="float" office:value="0.00000278236666670199">
                <text:p>0.00000278236666670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67">
                <text:p>0.0167</text:p>
              </table:table-cell>
              <table:table-cell office:value-type="float" office:value="1.08051412574643">
                <text:p>1.08051412574643</text:p>
              </table:table-cell>
              <table:table-cell office:value-type="float" office:value="65">
                <text:p>65</text:p>
              </table:table-cell>
              <table:table-cell office:value-type="float" office:value="-0.0106166666666667">
                <text:p>-0.0106166666666667</text:p>
              </table:table-cell>
              <table:table-cell office:value-type="float" office:value="-0.0128305509666666">
                <text:p>-0.01283055096666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39">
                <text:p>0.0139</text:p>
              </table:table-cell>
              <table:table-cell office:value-type="float" office:value="1.05058757357253">
                <text:p>1.05058757357253</text:p>
              </table:table-cell>
              <table:table-cell office:value-type="float" office:value="66">
                <text:p>66</text:p>
              </table:table-cell>
              <table:table-cell office:value-type="float" office:value="-0.00956666666666667">
                <text:p>-0.00956666666666667</text:p>
              </table:table-cell>
              <table:table-cell office:value-type="float" office:value="-0.0246472176333333">
                <text:p>-0.0246472176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075">
                <text:p>0.0075</text:p>
              </table:table-cell>
              <table:table-cell office:value-type="float" office:value="1.01024707082617">
                <text:p>1.01024707082617</text:p>
              </table:table-cell>
              <table:table-cell office:value-type="float" office:value="67">
                <text:p>67</text:p>
              </table:table-cell>
              <table:table-cell office:value-type="float" office:value="-0.00821666666666667">
                <text:p>-0.00821666666666667</text:p>
              </table:table-cell>
              <table:table-cell office:value-type="float" office:value="-0.0352638843">
                <text:p>-0.0352638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49">
                <text:p>0.0049</text:p>
              </table:table-cell>
              <table:table-cell office:value-type="float" office:value="0.960589437260206">
                <text:p>0.960589437260206</text:p>
              </table:table-cell>
              <table:table-cell office:value-type="float" office:value="68">
                <text:p>68</text:p>
              </table:table-cell>
              <table:table-cell office:value-type="float" office:value="-0.00835">
                <text:p>-0.00835</text:p>
              </table:table-cell>
              <table:table-cell office:value-type="float" office:value="-0.0448305509666666">
                <text:p>-0.0448305509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19">
                <text:p>0.0119</text:p>
              </table:table-cell>
              <table:table-cell office:value-type="float" office:value="0.903004508528738">
                <text:p>0.903004508528738</text:p>
              </table:table-cell>
              <table:table-cell office:value-type="float" office:value="69">
                <text:p>69</text:p>
              </table:table-cell>
              <table:table-cell office:value-type="float" office:value="-0.00835">
                <text:p>-0.00835</text:p>
              </table:table-cell>
              <table:table-cell office:value-type="float" office:value="-0.0530472176333333">
                <text:p>-0.0530472176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5">
                <text:p>0.015</text:p>
              </table:table-cell>
              <table:table-cell office:value-type="float" office:value="0.837399254440927">
                <text:p>0.837399254440927</text:p>
              </table:table-cell>
              <table:table-cell office:value-type="float" office:value="70">
                <text:p>70</text:p>
              </table:table-cell>
              <table:table-cell office:value-type="float" office:value="-0.0088">
                <text:p>-0.0088</text:p>
              </table:table-cell>
              <table:table-cell office:value-type="float" office:value="-0.0613972176333333">
                <text:p>-0.0613972176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67">
                <text:p>0.0167</text:p>
              </table:table-cell>
              <table:table-cell office:value-type="float" office:value="0.763813776623556">
                <text:p>0.763813776623556</text:p>
              </table:table-cell>
              <table:table-cell office:value-type="float" office:value="71">
                <text:p>71</text:p>
              </table:table-cell>
              <table:table-cell office:value-type="float" office:value="-0.0086">
                <text:p>-0.0086</text:p>
              </table:table-cell>
              <table:table-cell office:value-type="float" office:value="-0.0697472176333333">
                <text:p>-0.0697472176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12">
                <text:p>0.0112</text:p>
              </table:table-cell>
              <table:table-cell office:value-type="float" office:value="0.681840226195272">
                <text:p>0.681840226195272</text:p>
              </table:table-cell>
              <table:table-cell office:value-type="float" office:value="72">
                <text:p>72</text:p>
              </table:table-cell>
              <table:table-cell office:value-type="float" office:value="-0.00771666666666667">
                <text:p>-0.00771666666666667</text:p>
              </table:table-cell>
              <table:table-cell office:value-type="float" office:value="-0.0785472176333333">
                <text:p>-0.0785472176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87">
                <text:p>0.0087</text:p>
              </table:table-cell>
              <table:table-cell office:value-type="float" office:value="0.591719543519129">
                <text:p>0.591719543519129</text:p>
              </table:table-cell>
              <table:table-cell office:value-type="float" office:value="73">
                <text:p>73</text:p>
              </table:table-cell>
              <table:table-cell office:value-type="float" office:value="-0.00676666666666667">
                <text:p>-0.00676666666666667</text:p>
              </table:table-cell>
              <table:table-cell office:value-type="float" office:value="-0.0871472176333333">
                <text:p>-0.0871472176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02">
                <text:p>0.0102</text:p>
              </table:table-cell>
              <table:table-cell office:value-type="float" office:value="0.494371380923033">
                <text:p>0.494371380923033</text:p>
              </table:table-cell>
              <table:table-cell office:value-type="float" office:value="74">
                <text:p>74</text:p>
              </table:table-cell>
              <table:table-cell office:value-type="float" office:value="-0.0064">
                <text:p>-0.0064</text:p>
              </table:table-cell>
              <table:table-cell office:value-type="float" office:value="-0.0948638842999999">
                <text:p>-0.0948638842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76">
                <text:p>0.0176</text:p>
              </table:table-cell>
              <table:table-cell office:value-type="float" office:value="0.390777125806585">
                <text:p>0.390777125806585</text:p>
              </table:table-cell>
              <table:table-cell office:value-type="float" office:value="75">
                <text:p>75</text:p>
              </table:table-cell>
              <table:table-cell office:value-type="float" office:value="-0.00578333333333333">
                <text:p>-0.00578333333333333</text:p>
              </table:table-cell>
              <table:table-cell office:value-type="float" office:value="-0.101630550966667">
                <text:p>-0.1016305509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72">
                <text:p>0.0172</text:p>
              </table:table-cell>
              <table:table-cell office:value-type="float" office:value="0.281332841965719">
                <text:p>0.281332841965719</text:p>
              </table:table-cell>
              <table:table-cell office:value-type="float" office:value="76">
                <text:p>76</text:p>
              </table:table-cell>
              <table:table-cell office:value-type="float" office:value="-0.00416666666666667">
                <text:p>-0.00416666666666667</text:p>
              </table:table-cell>
              <table:table-cell office:value-type="float" office:value="-0.108030550966667">
                <text:p>-0.1080305509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04">
                <text:p>0.0204</text:p>
              </table:table-cell>
              <table:table-cell office:value-type="float" office:value="0.16668136287739">
                <text:p>0.16668136287739</text:p>
              </table:table-cell>
              <table:table-cell office:value-type="float" office:value="77">
                <text:p>77</text:p>
              </table:table-cell>
              <table:table-cell office:value-type="float" office:value="-0.00173333333333333">
                <text:p>-0.00173333333333333</text:p>
              </table:table-cell>
              <table:table-cell office:value-type="float" office:value="-0.1138138843">
                <text:p>-0.11381388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09">
                <text:p>0.0209</text:p>
              </table:table-cell>
              <table:table-cell office:value-type="float" office:value="0.0484573078511699">
                <text:p>0.0484573078511699</text:p>
              </table:table-cell>
              <table:table-cell office:value-type="float" office:value="78">
                <text:p>78</text:p>
              </table:table-cell>
              <table:table-cell office:value-type="float" office:value="0.00148333333333334">
                <text:p>0.00148333333333334</text:p>
              </table:table-cell>
              <table:table-cell office:value-type="float" office:value="-0.117980550966667">
                <text:p>-0.1179805509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33">
                <text:p>0.0233</text:p>
              </table:table-cell>
              <table:table-cell office:value-type="float" office:value="-0.0709002935665859">
                <text:p>-0.0709002935665859</text:p>
              </table:table-cell>
              <table:table-cell office:value-type="float" office:value="79">
                <text:p>79</text:p>
              </table:table-cell>
              <table:table-cell office:value-type="float" office:value="0.0024">
                <text:p>0.0024</text:p>
              </table:table-cell>
              <table:table-cell office:value-type="float" office:value="-0.1197138843">
                <text:p>-0.119713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95">
                <text:p>0.0295</text:p>
              </table:table-cell>
              <table:table-cell office:value-type="float" office:value="-0.188185190310586">
                <text:p>-0.188185190310586</text:p>
              </table:table-cell>
              <table:table-cell office:value-type="float" office:value="80">
                <text:p>80</text:p>
              </table:table-cell>
              <table:table-cell office:value-type="float" office:value="0.00271666666666667">
                <text:p>0.00271666666666667</text:p>
              </table:table-cell>
              <table:table-cell office:value-type="float" office:value="-0.118230550966667">
                <text:p>-0.1182305509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31">
                <text:p>0.0231</text:p>
              </table:table-cell>
              <table:table-cell office:value-type="float" office:value="-0.302495662570867">
                <text:p>-0.302495662570867</text:p>
              </table:table-cell>
              <table:table-cell office:value-type="float" office:value="81">
                <text:p>81</text:p>
              </table:table-cell>
              <table:table-cell office:value-type="float" office:value="0.00235">
                <text:p>0.00235</text:p>
              </table:table-cell>
              <table:table-cell office:value-type="float" office:value="-0.115830550966667">
                <text:p>-0.1158305509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91">
                <text:p>0.0191</text:p>
              </table:table-cell>
              <table:table-cell office:value-type="float" office:value="-0.413531499136512">
                <text:p>-0.413531499136512</text:p>
              </table:table-cell>
              <table:table-cell office:value-type="float" office:value="82">
                <text:p>82</text:p>
              </table:table-cell>
              <table:table-cell office:value-type="float" office:value="0.00225">
                <text:p>0.00225</text:p>
              </table:table-cell>
              <table:table-cell office:value-type="float" office:value="-0.1131138843">
                <text:p>-0.11311388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82">
                <text:p>0.0182</text:p>
              </table:table-cell>
              <table:table-cell office:value-type="float" office:value="-0.52167390651933">
                <text:p>-0.52167390651933</text:p>
              </table:table-cell>
              <table:table-cell office:value-type="float" office:value="83">
                <text:p>83</text:p>
              </table:table-cell>
              <table:table-cell office:value-type="float" office:value="0.00198333333333334">
                <text:p>0.00198333333333334</text:p>
              </table:table-cell>
              <table:table-cell office:value-type="float" office:value="-0.1107638843">
                <text:p>-0.11076388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03">
                <text:p>0.0203</text:p>
              </table:table-cell>
              <table:table-cell office:value-type="float" office:value="-0.627036851865233">
                <text:p>-0.627036851865233</text:p>
              </table:table-cell>
              <table:table-cell office:value-type="float" office:value="84">
                <text:p>84</text:p>
              </table:table-cell>
              <table:table-cell office:value-type="float" office:value="0.000900000000000001">
                <text:p>0.000900000000000001</text:p>
              </table:table-cell>
              <table:table-cell office:value-type="float" office:value="-0.1085138843">
                <text:p>-0.10851388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17">
                <text:p>0.0217</text:p>
              </table:table-cell>
              <table:table-cell office:value-type="float" office:value="-0.72989956581774">
                <text:p>-0.72989956581774</text:p>
              </table:table-cell>
              <table:table-cell office:value-type="float" office:value="85">
                <text:p>85</text:p>
              </table:table-cell>
              <table:table-cell office:value-type="float" office:value="0.0013">
                <text:p>0.0013</text:p>
              </table:table-cell>
              <table:table-cell office:value-type="float" office:value="-0.106530550966667">
                <text:p>-0.1065305509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3">
                <text:p>0.023</text:p>
              </table:table-cell>
              <table:table-cell office:value-type="float" office:value="-0.831352466200485">
                <text:p>-0.831352466200485</text:p>
              </table:table-cell>
              <table:table-cell office:value-type="float" office:value="86">
                <text:p>86</text:p>
              </table:table-cell>
              <table:table-cell office:value-type="float" office:value="0.0019">
                <text:p>0.0019</text:p>
              </table:table-cell>
              <table:table-cell office:value-type="float" office:value="-0.105630550966667">
                <text:p>-0.1056305509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55">
                <text:p>0.0255</text:p>
              </table:table-cell>
              <table:table-cell office:value-type="float" office:value="-0.931004602081316">
                <text:p>-0.931004602081316</text:p>
              </table:table-cell>
              <table:table-cell office:value-type="float" office:value="87">
                <text:p>87</text:p>
              </table:table-cell>
              <table:table-cell office:value-type="float" office:value="0.00255">
                <text:p>0.00255</text:p>
              </table:table-cell>
              <table:table-cell office:value-type="float" office:value="-0.104330550966667">
                <text:p>-0.1043305509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27">
                <text:p>0.0227</text:p>
              </table:table-cell>
              <table:table-cell office:value-type="float" office:value="-1.02826797728274">
                <text:p>-1.02826797728274</text:p>
              </table:table-cell>
              <table:table-cell office:value-type="float" office:value="88">
                <text:p>88</text:p>
              </table:table-cell>
              <table:table-cell office:value-type="float" office:value="0.00313333333333333">
                <text:p>0.00313333333333333</text:p>
              </table:table-cell>
              <table:table-cell office:value-type="float" office:value="-0.102430550966667">
                <text:p>-0.1024305509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21">
                <text:p>0.0221</text:p>
              </table:table-cell>
              <table:table-cell office:value-type="float" office:value="-1.12250778560816">
                <text:p>-1.12250778560816</text:p>
              </table:table-cell>
              <table:table-cell office:value-type="float" office:value="89">
                <text:p>89</text:p>
              </table:table-cell>
              <table:table-cell office:value-type="float" office:value="0.00353333333333333">
                <text:p>0.00353333333333333</text:p>
              </table:table-cell>
              <table:table-cell office:value-type="float" office:value="-0.0998805509666667">
                <text:p>-0.0998805509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38">
                <text:p>0.0238</text:p>
              </table:table-cell>
              <table:table-cell office:value-type="float" office:value="-1.21315872822529">
                <text:p>-1.21315872822529</text:p>
              </table:table-cell>
              <table:table-cell office:value-type="float" office:value="90">
                <text:p>90</text:p>
              </table:table-cell>
              <table:table-cell office:value-type="float" office:value="0.00308333333333333">
                <text:p>0.00308333333333333</text:p>
              </table:table-cell>
              <table:table-cell office:value-type="float" office:value="-0.0967472176333333">
                <text:p>-0.0967472176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41">
                <text:p>0.0241</text:p>
              </table:table-cell>
              <table:table-cell office:value-type="float" office:value="-1.29984074946266">
                <text:p>-1.29984074946266</text:p>
              </table:table-cell>
              <table:table-cell office:value-type="float" office:value="91">
                <text:p>91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-0.0932138843">
                <text:p>-0.09321388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03">
                <text:p>0.0203</text:p>
              </table:table-cell>
              <table:table-cell office:value-type="float" office:value="-1.38302144392718">
                <text:p>-1.38302144392718</text:p>
              </table:table-cell>
              <table:table-cell office:value-type="float" office:value="92">
                <text:p>92</text:p>
              </table:table-cell>
              <table:table-cell office:value-type="float" office:value="0.00248333333333333">
                <text:p>0.00248333333333333</text:p>
              </table:table-cell>
              <table:table-cell office:value-type="float" office:value="-0.0901305509666666">
                <text:p>-0.090130550966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98">
                <text:p>0.0198</text:p>
              </table:table-cell>
              <table:table-cell office:value-type="float" office:value="-1.46366356825271">
                <text:p>-1.46366356825271</text:p>
              </table:table-cell>
              <table:table-cell office:value-type="float" office:value="93">
                <text:p>93</text:p>
              </table:table-cell>
              <table:table-cell office:value-type="float" office:value="0.00203333333333333">
                <text:p>0.00203333333333333</text:p>
              </table:table-cell>
              <table:table-cell office:value-type="float" office:value="-0.0879972176333333">
                <text:p>-0.0879972176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48">
                <text:p>0.0248</text:p>
              </table:table-cell>
              <table:table-cell office:value-type="float" office:value="-1.54143156528995">
                <text:p>-1.54143156528995</text:p>
              </table:table-cell>
              <table:table-cell office:value-type="float" office:value="94">
                <text:p>94</text:p>
              </table:table-cell>
              <table:table-cell office:value-type="float" office:value="0.001">
                <text:p>0.001</text:p>
              </table:table-cell>
              <table:table-cell office:value-type="float" office:value="-0.0855138843">
                <text:p>-0.08551388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94">
                <text:p>0.0194</text:p>
              </table:table-cell>
              <table:table-cell office:value-type="float" office:value="-1.61678755567533">
                <text:p>-1.61678755567533</text:p>
              </table:table-cell>
              <table:table-cell office:value-type="float" office:value="95">
                <text:p>95</text:p>
              </table:table-cell>
              <table:table-cell office:value-type="float" office:value="-0.000433333333333334">
                <text:p>-0.000433333333333334</text:p>
              </table:table-cell>
              <table:table-cell office:value-type="float" office:value="-0.0834805509666666">
                <text:p>-0.08348055096666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76">
                <text:p>0.0176</text:p>
              </table:table-cell>
              <table:table-cell office:value-type="float" office:value="-1.69077176610879">
                <text:p>-1.69077176610879</text:p>
              </table:table-cell>
              <table:table-cell office:value-type="float" office:value="96">
                <text:p>96</text:p>
              </table:table-cell>
              <table:table-cell office:value-type="float" office:value="-0.000133333333333333">
                <text:p>-0.000133333333333333</text:p>
              </table:table-cell>
              <table:table-cell office:value-type="float" office:value="-0.0824805509666667">
                <text:p>-0.0824805509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55">
                <text:p>0.0155</text:p>
              </table:table-cell>
              <table:table-cell office:value-type="float" office:value="-1.76481722215674">
                <text:p>-1.76481722215674</text:p>
              </table:table-cell>
              <table:table-cell office:value-type="float" office:value="97">
                <text:p>97</text:p>
              </table:table-cell>
              <table:table-cell office:value-type="float" office:value="0.00035">
                <text:p>0.00035</text:p>
              </table:table-cell>
              <table:table-cell office:value-type="float" office:value="-0.0829138843">
                <text:p>-0.0829138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21">
                <text:p>0.0221</text:p>
              </table:table-cell>
              <table:table-cell office:value-type="float" office:value="-1.83862511759113">
                <text:p>-1.83862511759113</text:p>
              </table:table-cell>
              <table:table-cell office:value-type="float" office:value="98">
                <text:p>98</text:p>
              </table:table-cell>
              <table:table-cell office:value-type="float" office:value="-0.000299999999999998">
                <text:p>-0.000299999999999998</text:p>
              </table:table-cell>
              <table:table-cell office:value-type="float" office:value="-0.0830472176333333">
                <text:p>-0.0830472176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27">
                <text:p>0.0227</text:p>
              </table:table-cell>
              <table:table-cell office:value-type="float" office:value="-1.91171572354834">
                <text:p>-1.91171572354834</text:p>
              </table:table-cell>
              <table:table-cell office:value-type="float" office:value="99">
                <text:p>99</text:p>
              </table:table-cell>
              <table:table-cell office:value-type="float" office:value="-0.000699999999999999">
                <text:p>-0.000699999999999999</text:p>
              </table:table-cell>
              <table:table-cell office:value-type="float" office:value="-0.0826972176333333">
                <text:p>-0.0826972176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09">
                <text:p>0.0209</text:p>
              </table:table-cell>
              <table:table-cell office:value-type="float" office:value="-1.98473937647576">
                <text:p>-1.98473937647576</text:p>
              </table:table-cell>
              <table:table-cell office:value-type="float" office:value="100">
                <text:p>100</text:p>
              </table:table-cell>
              <table:table-cell office:value-type="float" office:value="0.000233333333333335">
                <text:p>0.000233333333333335</text:p>
              </table:table-cell>
              <table:table-cell office:value-type="float" office:value="-0.0829972176333333">
                <text:p>-0.0829972176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7">
                <text:p>0.017</text:p>
              </table:table-cell>
              <table:table-cell office:value-type="float" office:value="-2.05809441113855">
                <text:p>-2.05809441113855</text:p>
              </table:table-cell>
              <table:table-cell office:value-type="float" office:value="101">
                <text:p>101</text:p>
              </table:table-cell>
              <table:table-cell office:value-type="float" office:value="0.00125">
                <text:p>0.00125</text:p>
              </table:table-cell>
              <table:table-cell office:value-type="float" office:value="-0.0836972176333333">
                <text:p>-0.0836972176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32">
                <text:p>0.0232</text:p>
              </table:table-cell>
              <table:table-cell office:value-type="float" office:value="-2.13085050396136">
                <text:p>-2.13085050396136</text:p>
              </table:table-cell>
              <table:table-cell office:value-type="float" office:value="102">
                <text:p>102</text:p>
              </table:table-cell>
              <table:table-cell office:value-type="float" office:value="0.000699999999999999">
                <text:p>0.000699999999999999</text:p>
              </table:table-cell>
              <table:table-cell office:value-type="float" office:value="-0.0834638843">
                <text:p>-0.08346388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216">
                <text:p>0.0216</text:p>
              </table:table-cell>
              <table:table-cell office:value-type="float" office:value="-2.20199906632005">
                <text:p>-2.20199906632005</text:p>
              </table:table-cell>
              <table:table-cell office:value-type="float" office:value="103">
                <text:p>103</text:p>
              </table:table-cell>
              <table:table-cell office:value-type="float" office:value="0.000833333333333332">
                <text:p>0.000833333333333332</text:p>
              </table:table-cell>
              <table:table-cell office:value-type="float" office:value="-0.0822138843">
                <text:p>-0.0822138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88">
                <text:p>0.0188</text:p>
              </table:table-cell>
              <table:table-cell office:value-type="float" office:value="-2.27209538586695">
                <text:p>-2.27209538586695</text:p>
              </table:table-cell>
              <table:table-cell office:value-type="float" office:value="104">
                <text:p>104</text:p>
              </table:table-cell>
              <table:table-cell office:value-type="float" office:value="0.000550000000000002">
                <text:p>0.000550000000000002</text:p>
              </table:table-cell>
              <table:table-cell office:value-type="float" office:value="-0.0815138843">
                <text:p>-0.08151388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235">
                <text:p>0.0235</text:p>
              </table:table-cell>
              <table:table-cell office:value-type="float" office:value="-2.34101205714945">
                <text:p>-2.34101205714945</text:p>
              </table:table-cell>
              <table:table-cell office:value-type="float" office:value="105">
                <text:p>105</text:p>
              </table:table-cell>
              <table:table-cell office:value-type="float" office:value="0.000666666666666666">
                <text:p>0.000666666666666666</text:p>
              </table:table-cell>
              <table:table-cell office:value-type="float" office:value="-0.0806805509666667">
                <text:p>-0.0806805509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92">
                <text:p>0.0192</text:p>
              </table:table-cell>
              <table:table-cell office:value-type="float" office:value="-2.40903689507554">
                <text:p>-2.40903689507554</text:p>
              </table:table-cell>
              <table:table-cell office:value-type="float" office:value="106">
                <text:p>106</text:p>
              </table:table-cell>
              <table:table-cell office:value-type="float" office:value="0.0000500000000000014">
                <text:p>0.0000500000000000014</text:p>
              </table:table-cell>
              <table:table-cell office:value-type="float" office:value="-0.0801305509666667">
                <text:p>-0.0801305509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177">
                <text:p>0.0177</text:p>
              </table:table-cell>
              <table:table-cell office:value-type="float" office:value="-2.47605827547866">
                <text:p>-2.47605827547866</text:p>
              </table:table-cell>
              <table:table-cell office:value-type="float" office:value="107">
                <text:p>107</text:p>
              </table:table-cell>
              <table:table-cell office:value-type="float" office:value="0.000716666666666664">
                <text:p>0.000716666666666664</text:p>
              </table:table-cell>
              <table:table-cell office:value-type="float" office:value="-0.0794638843">
                <text:p>-0.07946388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195">
                <text:p>0.0195</text:p>
              </table:table-cell>
              <table:table-cell office:value-type="float" office:value="-2.54269479897977">
                <text:p>-2.54269479897977</text:p>
              </table:table-cell>
              <table:table-cell office:value-type="float" office:value="108">
                <text:p>108</text:p>
              </table:table-cell>
              <table:table-cell office:value-type="float" office:value="0.00143333333333333">
                <text:p>0.00143333333333333</text:p>
              </table:table-cell>
              <table:table-cell office:value-type="float" office:value="-0.0794138843">
                <text:p>-0.07941388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256">
                <text:p>0.0256</text:p>
              </table:table-cell>
              <table:table-cell office:value-type="float" office:value="-2.60828505653003">
                <text:p>-2.60828505653003</text:p>
              </table:table-cell>
              <table:table-cell office:value-type="float" office:value="109">
                <text:p>109</text:p>
              </table:table-cell>
              <table:table-cell office:value-type="float" office:value="0.000150000000000001">
                <text:p>0.000150000000000001</text:p>
              </table:table-cell>
              <table:table-cell office:value-type="float" office:value="-0.0786972176333333">
                <text:p>-0.0786972176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231">
                <text:p>0.0231</text:p>
              </table:table-cell>
              <table:table-cell office:value-type="float" office:value="-2.67212119612588">
                <text:p>-2.67212119612588</text:p>
              </table:table-cell>
              <table:table-cell office:value-type="float" office:value="110">
                <text:p>110</text:p>
              </table:table-cell>
              <table:table-cell office:value-type="float" office:value="-0.00148333333333333">
                <text:p>-0.00148333333333333</text:p>
              </table:table-cell>
              <table:table-cell office:value-type="float" office:value="-0.0772638843">
                <text:p>-0.07726388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158">
                <text:p>0.0158</text:p>
              </table:table-cell>
              <table:table-cell office:value-type="float" office:value="-2.73548890502375">
                <text:p>-2.73548890502375</text:p>
              </table:table-cell>
              <table:table-cell office:value-type="float" office:value="111">
                <text:p>111</text:p>
              </table:table-cell>
              <table:table-cell office:value-type="float" office:value="-0.00426666666666667">
                <text:p>-0.00426666666666667</text:p>
              </table:table-cell>
              <table:table-cell office:value-type="float" office:value="-0.0771138843">
                <text:p>-0.07711388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94">
                <text:p>0.0094</text:p>
              </table:table-cell>
              <table:table-cell office:value-type="float" office:value="-2.8000156920438">
                <text:p>-2.8000156920438</text:p>
              </table:table-cell>
              <table:table-cell office:value-type="float" office:value="112">
                <text:p>112</text:p>
              </table:table-cell>
              <table:table-cell office:value-type="float" office:value="-0.00756666666666667">
                <text:p>-0.00756666666666667</text:p>
              </table:table-cell>
              <table:table-cell office:value-type="float" office:value="-0.0785972176333333">
                <text:p>-0.0785972176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01">
                <text:p>0.001</text:p>
              </table:table-cell>
              <table:table-cell office:value-type="float" office:value="-2.86846517846208">
                <text:p>-2.86846517846208</text:p>
              </table:table-cell>
              <table:table-cell office:value-type="float" office:value="113">
                <text:p>113</text:p>
              </table:table-cell>
              <table:table-cell office:value-type="float" office:value="-0.0113833333333333">
                <text:p>-0.0113833333333333</text:p>
              </table:table-cell>
              <table:table-cell office:value-type="float" office:value="-0.0828638843">
                <text:p>-0.0828638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0003">
                <text:p>-0.0003</text:p>
              </table:table-cell>
              <table:table-cell office:value-type="float" office:value="-2.94410125078161">
                <text:p>-2.94410125078161</text:p>
              </table:table-cell>
              <table:table-cell office:value-type="float" office:value="114">
                <text:p>114</text:p>
              </table:table-cell>
              <table:table-cell office:value-type="float" office:value="-0.01405">
                <text:p>-0.01405</text:p>
              </table:table-cell>
              <table:table-cell office:value-type="float" office:value="-0.0904305509666667">
                <text:p>-0.0904305509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027">
                <text:p>0.0027</text:p>
              </table:table-cell>
              <table:table-cell office:value-type="float" office:value="-3.0306855594062">
                <text:p>-3.0306855594062</text:p>
              </table:table-cell>
              <table:table-cell office:value-type="float" office:value="115">
                <text:p>115</text:p>
              </table:table-cell>
              <table:table-cell office:value-type="float" office:value="-0.0146666666666667">
                <text:p>-0.0146666666666667</text:p>
              </table:table-cell>
              <table:table-cell office:value-type="float" office:value="-0.1018138843">
                <text:p>-0.10181388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071">
                <text:p>0.0071</text:p>
              </table:table-cell>
              <table:table-cell office:value-type="float" office:value="-3.13081669648767">
                <text:p>-3.13081669648767</text:p>
              </table:table-cell>
              <table:table-cell office:value-type="float" office:value="116">
                <text:p>116</text:p>
              </table:table-cell>
              <table:table-cell office:value-type="float" office:value="-0.0145166666666667">
                <text:p>-0.0145166666666667</text:p>
              </table:table-cell>
              <table:table-cell office:value-type="float" office:value="-0.1158638843">
                <text:p>-0.11586388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121">
                <text:p>0.0121</text:p>
              </table:table-cell>
              <table:table-cell office:value-type="float" office:value="-3.24504051121706">
                <text:p>-3.24504051121706</text:p>
              </table:table-cell>
              <table:table-cell office:value-type="float" office:value="117">
                <text:p>117</text:p>
              </table:table-cell>
              <table:table-cell office:value-type="float" office:value="-0.0129833333333333">
                <text:p>-0.0129833333333333</text:p>
              </table:table-cell>
              <table:table-cell office:value-type="float" office:value="-0.130530550966667">
                <text:p>-0.1305305509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103">
                <text:p>0.0103</text:p>
              </table:table-cell>
              <table:table-cell office:value-type="float" office:value="-3.37313729020614">
                <text:p>-3.37313729020614</text:p>
              </table:table-cell>
              <table:table-cell office:value-type="float" office:value="118">
                <text:p>118</text:p>
              </table:table-cell>
              <table:table-cell office:value-type="float" office:value="-0.0116">
                <text:p>-0.0116</text:p>
              </table:table-cell>
              <table:table-cell office:value-type="float" office:value="-0.145047217633333">
                <text:p>-0.1450472176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102">
                <text:p>0.0102</text:p>
              </table:table-cell>
              <table:table-cell office:value-type="float" office:value="-3.51351200196695">
                <text:p>-3.51351200196695</text:p>
              </table:table-cell>
              <table:table-cell office:value-type="float" office:value="119">
                <text:p>119</text:p>
              </table:table-cell>
              <table:table-cell office:value-type="float" office:value="-0.0110666666666667">
                <text:p>-0.0110666666666667</text:p>
              </table:table-cell>
              <table:table-cell office:value-type="float" office:value="-0.158030550966667">
                <text:p>-0.1580305509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08">
                <text:p>0.008</text:p>
              </table:table-cell>
              <table:table-cell office:value-type="float" office:value="-3.66472684016894">
                <text:p>-3.66472684016894</text:p>
              </table:table-cell>
              <table:table-cell office:value-type="float" office:value="120">
                <text:p>120</text:p>
              </table:table-cell>
              <table:table-cell office:value-type="float" office:value="-0.0109">
                <text:p>-0.0109</text:p>
              </table:table-cell>
              <table:table-cell office:value-type="float" office:value="-0.169630550966667">
                <text:p>-0.1696305509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59">
                <text:p>0.0059</text:p>
              </table:table-cell>
              <table:table-cell office:value-type="float" office:value="-3.82619693751327">
                <text:p>-3.82619693751327</text:p>
              </table:table-cell>
              <table:table-cell office:value-type="float" office:value="121">
                <text:p>121</text:p>
              </table:table-cell>
              <table:table-cell office:value-type="float" office:value="-0.0107333333333333">
                <text:p>-0.0107333333333333</text:p>
              </table:table-cell>
              <table:table-cell office:value-type="float" office:value="-0.180697217633333">
                <text:p>-0.1806972176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81">
                <text:p>0.0081</text:p>
              </table:table-cell>
              <table:table-cell office:value-type="float" office:value="-3.99770518437087">
                <text:p>-3.99770518437087</text:p>
              </table:table-cell>
              <table:table-cell office:value-type="float" office:value="122">
                <text:p>122</text:p>
              </table:table-cell>
              <table:table-cell office:value-type="float" office:value="-0.0088">
                <text:p>-0.0088</text:p>
              </table:table-cell>
              <table:table-cell office:value-type="float" office:value="-0.191597217633333">
                <text:p>-0.1915972176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131">
                <text:p>0.0131</text:p>
              </table:table-cell>
              <table:table-cell office:value-type="float" office:value="-4.17903555666085">
                <text:p>-4.17903555666085</text:p>
              </table:table-cell>
              <table:table-cell office:value-type="float" office:value="123">
                <text:p>123</text:p>
              </table:table-cell>
              <table:table-cell office:value-type="float" office:value="-0.0063">
                <text:p>-0.0063</text:p>
              </table:table-cell>
              <table:table-cell office:value-type="float" office:value="-0.202330550966667">
                <text:p>-0.2023305509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219">
                <text:p>0.0219</text:p>
              </table:table-cell>
              <table:table-cell office:value-type="float" office:value="-4.36821527708938">
                <text:p>-4.36821527708938</text:p>
              </table:table-cell>
              <table:table-cell office:value-type="float" office:value="124">
                <text:p>124</text:p>
              </table:table-cell>
              <table:table-cell office:value-type="float" office:value="-0.0021">
                <text:p>-0.0021</text:p>
              </table:table-cell>
              <table:table-cell office:value-type="float" office:value="-0.211130550966667">
                <text:p>-0.2111305509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252">
                <text:p>0.0252</text:p>
              </table:table-cell>
              <table:table-cell office:value-type="float" office:value="-4.56271759891576">
                <text:p>-4.56271759891576</text:p>
              </table:table-cell>
              <table:table-cell office:value-type="float" office:value="125">
                <text:p>125</text:p>
              </table:table-cell>
              <table:table-cell office:value-type="float" office:value="0.00281666666666667">
                <text:p>0.00281666666666667</text:p>
              </table:table-cell>
              <table:table-cell office:value-type="float" office:value="-0.217430550966667">
                <text:p>-0.2174305509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332">
                <text:p>0.0332</text:p>
              </table:table-cell>
              <table:table-cell office:value-type="float" office:value="-4.75833690913302">
                <text:p>-4.75833690913302</text:p>
              </table:table-cell>
              <table:table-cell office:value-type="float" office:value="126">
                <text:p>126</text:p>
              </table:table-cell>
              <table:table-cell office:value-type="float" office:value="0.00633333333333333">
                <text:p>0.00633333333333333</text:p>
              </table:table-cell>
              <table:table-cell office:value-type="float" office:value="-0.219530550966667">
                <text:p>-0.2195305509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354">
                <text:p>0.0354</text:p>
              </table:table-cell>
              <table:table-cell office:value-type="float" office:value="-4.95017553946585">
                <text:p>-4.95017553946585</text:p>
              </table:table-cell>
              <table:table-cell office:value-type="float" office:value="127">
                <text:p>127</text:p>
              </table:table-cell>
              <table:table-cell office:value-type="float" office:value="0.00801666666666666">
                <text:p>0.00801666666666666</text:p>
              </table:table-cell>
              <table:table-cell office:value-type="float" office:value="-0.2167138843">
                <text:p>-0.2167138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292">
                <text:p>0.0292</text:p>
              </table:table-cell>
              <table:table-cell office:value-type="float" office:value="-5.13475330998035">
                <text:p>-5.13475330998035</text:p>
              </table:table-cell>
              <table:table-cell office:value-type="float" office:value="128">
                <text:p>128</text:p>
              </table:table-cell>
              <table:table-cell office:value-type="float" office:value="0.00738333333333333">
                <text:p>0.00738333333333333</text:p>
              </table:table-cell>
              <table:table-cell office:value-type="float" office:value="-0.210380550966667">
                <text:p>-0.2103805509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232">
                <text:p>0.0232</text:p>
              </table:table-cell>
              <table:table-cell office:value-type="float" office:value="-5.31043160830895">
                <text:p>-5.31043160830895</text:p>
              </table:table-cell>
              <table:table-cell office:value-type="float" office:value="129">
                <text:p>129</text:p>
              </table:table-cell>
              <table:table-cell office:value-type="float" office:value="0.00535">
                <text:p>0.00535</text:p>
              </table:table-cell>
              <table:table-cell office:value-type="float" office:value="-0.2023638843">
                <text:p>-0.20236388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181">
                <text:p>0.0181</text:p>
              </table:table-cell>
              <table:table-cell office:value-type="float" office:value="-5.47788509847924">
                <text:p>-5.47788509847924</text:p>
              </table:table-cell>
              <table:table-cell office:value-type="float" office:value="130">
                <text:p>130</text:p>
              </table:table-cell>
              <table:table-cell office:value-type="float" office:value="0.00136666666666667">
                <text:p>0.00136666666666667</text:p>
              </table:table-cell>
              <table:table-cell office:value-type="float" office:value="-0.194980550966667">
                <text:p>-0.1949805509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13">
                <text:p>0.013</text:p>
              </table:table-cell>
              <table:table-cell office:value-type="float" office:value="-5.63917807119868">
                <text:p>-5.63917807119868</text:p>
              </table:table-cell>
              <table:table-cell office:value-type="float" office:value="131">
                <text:p>131</text:p>
              </table:table-cell>
              <table:table-cell office:value-type="float" office:value="-0.00296666666666667">
                <text:p>-0.00296666666666667</text:p>
              </table:table-cell>
              <table:table-cell office:value-type="float" office:value="-0.189630550966667">
                <text:p>-0.1896305509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93">
                <text:p>0.0093</text:p>
              </table:table-cell>
              <table:table-cell office:value-type="float" office:value="-5.79830474572119">
                <text:p>-5.79830474572119</text:p>
              </table:table-cell>
              <table:table-cell office:value-type="float" office:value="132">
                <text:p>132</text:p>
              </table:table-cell>
              <table:table-cell office:value-type="float" office:value="-0.00665">
                <text:p>-0.00665</text:p>
              </table:table-cell>
              <table:table-cell office:value-type="float" office:value="-0.1882638843">
                <text:p>-0.18826388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094">
                <text:p>0.0094</text:p>
              </table:table-cell>
              <table:table-cell office:value-type="float" office:value="-5.95958762020441">
                <text:p>-5.95958762020441</text:p>
              </table:table-cell>
              <table:table-cell office:value-type="float" office:value="133">
                <text:p>133</text:p>
              </table:table-cell>
              <table:table-cell office:value-type="float" office:value="-0.00853333333333333">
                <text:p>-0.00853333333333333</text:p>
              </table:table-cell>
              <table:table-cell office:value-type="float" office:value="-0.191230550966667">
                <text:p>-0.1912305509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71">
                <text:p>0.0071</text:p>
              </table:table-cell>
              <table:table-cell office:value-type="float" office:value="-6.12668083031523">
                <text:p>-6.12668083031523</text:p>
              </table:table-cell>
              <table:table-cell office:value-type="float" office:value="134">
                <text:p>134</text:p>
              </table:table-cell>
              <table:table-cell office:value-type="float" office:value="-0.01035">
                <text:p>-0.01035</text:p>
              </table:table-cell>
              <table:table-cell office:value-type="float" office:value="-0.197880550966667">
                <text:p>-0.1978805509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119">
                <text:p>0.0119</text:p>
              </table:table-cell>
              <table:table-cell office:value-type="float" office:value="-6.30142924104215">
                <text:p>-6.30142924104215</text:p>
              </table:table-cell>
              <table:table-cell office:value-type="float" office:value="135">
                <text:p>135</text:p>
              </table:table-cell>
              <table:table-cell office:value-type="float" office:value="-0.0118333333333333">
                <text:p>-0.0118333333333333</text:p>
              </table:table-cell>
              <table:table-cell office:value-type="float" office:value="-0.2064138843">
                <text:p>-0.20641388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072">
                <text:p>0.0072</text:p>
              </table:table-cell>
              <table:table-cell office:value-type="float" office:value="-6.48560215971544">
                <text:p>-6.48560215971544</text:p>
              </table:table-cell>
              <table:table-cell office:value-type="float" office:value="136">
                <text:p>136</text:p>
              </table:table-cell>
              <table:table-cell office:value-type="float" office:value="-0.0126333333333333">
                <text:p>-0.0126333333333333</text:p>
              </table:table-cell>
              <table:table-cell office:value-type="float" office:value="-0.2167638843">
                <text:p>-0.21676388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041">
                <text:p>0.0041</text:p>
              </table:table-cell>
              <table:table-cell office:value-type="float" office:value="-6.68062838046203">
                <text:p>-6.68062838046203</text:p>
              </table:table-cell>
              <table:table-cell office:value-type="float" office:value="137">
                <text:p>137</text:p>
              </table:table-cell>
              <table:table-cell office:value-type="float" office:value="-0.0153">
                <text:p>-0.0153</text:p>
              </table:table-cell>
              <table:table-cell office:value-type="float" office:value="-0.228597217633333">
                <text:p>-0.2285972176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045">
                <text:p>0.0045</text:p>
              </table:table-cell>
              <table:table-cell office:value-type="float" office:value="-6.88724963677155">
                <text:p>-6.88724963677155</text:p>
              </table:table-cell>
              <table:table-cell office:value-type="float" office:value="138">
                <text:p>138</text:p>
              </table:table-cell>
              <table:table-cell office:value-type="float" office:value="-0.01805">
                <text:p>-0.01805</text:p>
              </table:table-cell>
              <table:table-cell office:value-type="float" office:value="-0.241230550966667">
                <text:p>-0.2412305509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0066">
                <text:p>-0.0066</text:p>
              </table:table-cell>
              <table:table-cell office:value-type="float" office:value="-7.10806128679953">
                <text:p>-7.10806128679953</text:p>
              </table:table-cell>
              <table:table-cell office:value-type="float" office:value="139">
                <text:p>139</text:p>
              </table:table-cell>
              <table:table-cell office:value-type="float" office:value="-0.0235666666666667">
                <text:p>-0.0235666666666667</text:p>
              </table:table-cell>
              <table:table-cell office:value-type="float" office:value="-0.256530550966667">
                <text:p>-0.2565305509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0094">
                <text:p>-0.0094</text:p>
              </table:table-cell>
              <table:table-cell office:value-type="float" office:value="-7.34572862857736">
                <text:p>-7.34572862857736</text:p>
              </table:table-cell>
              <table:table-cell office:value-type="float" office:value="140">
                <text:p>140</text:p>
              </table:table-cell>
              <table:table-cell office:value-type="float" office:value="-0.0304333333333333">
                <text:p>-0.0304333333333333</text:p>
              </table:table-cell>
              <table:table-cell office:value-type="float" office:value="-0.274580550966667">
                <text:p>-0.2745805509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0212">
                <text:p>-0.0212</text:p>
              </table:table-cell>
              <table:table-cell office:value-type="float" office:value="-7.60565646697964">
                <text:p>-7.60565646697964</text:p>
              </table:table-cell>
              <table:table-cell office:value-type="float" office:value="141">
                <text:p>141</text:p>
              </table:table-cell>
              <table:table-cell office:value-type="float" office:value="-0.0406333333333333">
                <text:p>-0.0406333333333333</text:p>
              </table:table-cell>
              <table:table-cell office:value-type="float" office:value="-0.298147217633333">
                <text:p>-0.2981472176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034">
                <text:p>-0.034</text:p>
              </table:table-cell>
              <table:table-cell office:value-type="float" office:value="-7.89456583285658">
                <text:p>-7.89456583285658</text:p>
              </table:table-cell>
              <table:table-cell office:value-type="float" office:value="142">
                <text:p>142</text:p>
              </table:table-cell>
              <table:table-cell office:value-type="float" office:value="-0.0523166666666667">
                <text:p>-0.0523166666666667</text:p>
              </table:table-cell>
              <table:table-cell office:value-type="float" office:value="-0.328580550966667">
                <text:p>-0.3285805509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0571">
                <text:p>-0.0571</text:p>
              </table:table-cell>
              <table:table-cell office:value-type="float" office:value="-8.2224608185708">
                <text:p>-8.2224608185708</text:p>
              </table:table-cell>
              <table:table-cell office:value-type="float" office:value="143">
                <text:p>143</text:p>
              </table:table-cell>
              <table:table-cell office:value-type="float" office:value="-0.0658666666666667">
                <text:p>-0.0658666666666667</text:p>
              </table:table-cell>
              <table:table-cell office:value-type="float" office:value="-0.3692138843">
                <text:p>-0.36921388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0656">
                <text:p>-0.0656</text:p>
              </table:table-cell>
              <table:table-cell office:value-type="float" office:value="-8.60077141268977">
                <text:p>-8.60077141268977</text:p>
              </table:table-cell>
              <table:table-cell office:value-type="float" office:value="144">
                <text:p>144</text:p>
              </table:table-cell>
              <table:table-cell office:value-type="float" office:value="-0.07965">
                <text:p>-0.07965</text:p>
              </table:table-cell>
              <table:table-cell office:value-type="float" office:value="-0.421530550966667">
                <text:p>-0.4215305509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0879">
                <text:p>-0.0879</text:p>
              </table:table-cell>
              <table:table-cell office:value-type="float" office:value="-9.04272778717149">
                <text:p>-9.04272778717149</text:p>
              </table:table-cell>
              <table:table-cell office:value-type="float" office:value="145">
                <text:p>145</text:p>
              </table:table-cell>
              <table:table-cell office:value-type="float" office:value="-0.0956666666666667">
                <text:p>-0.0956666666666667</text:p>
              </table:table-cell>
              <table:table-cell office:value-type="float" office:value="-0.487397217633333">
                <text:p>-0.4873972176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0921">
                <text:p>-0.0921</text:p>
              </table:table-cell>
              <table:table-cell office:value-type="float" office:value="-9.5617261297808">
                <text:p>-9.5617261297808</text:p>
              </table:table-cell>
              <table:table-cell office:value-type="float" office:value="146">
                <text:p>146</text:p>
              </table:table-cell>
              <table:table-cell office:value-type="float" office:value="-0.113033333333333">
                <text:p>-0.113033333333333</text:p>
              </table:table-cell>
              <table:table-cell office:value-type="float" office:value="-0.567047217633333">
                <text:p>-0.5670472176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1173">
                <text:p>-0.1173</text:p>
              </table:table-cell>
              <table:table-cell office:value-type="float" office:value="-10.1733178140104">
                <text:p>-10.1733178140104</text:p>
              </table:table-cell>
              <table:table-cell office:value-type="float" office:value="147">
                <text:p>147</text:p>
              </table:table-cell>
              <table:table-cell office:value-type="float" office:value="-0.129316666666667">
                <text:p>-0.129316666666667</text:p>
              </table:table-cell>
              <table:table-cell office:value-type="float" office:value="-0.6627138843">
                <text:p>-0.6627138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1382">
                <text:p>-0.1382</text:p>
              </table:table-cell>
              <table:table-cell office:value-type="float" office:value="-10.8943197064855">
                <text:p>-10.8943197064855</text:p>
              </table:table-cell>
              <table:table-cell office:value-type="float" office:value="148">
                <text:p>148</text:p>
              </table:table-cell>
              <table:table-cell office:value-type="float" office:value="-0.14975">
                <text:p>-0.14975</text:p>
              </table:table-cell>
              <table:table-cell office:value-type="float" office:value="-0.775747217633333">
                <text:p>-0.7757472176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1548">
                <text:p>-0.1548</text:p>
              </table:table-cell>
              <table:table-cell office:value-type="float" office:value="-11.7403866728316">
                <text:p>-11.7403866728316</text:p>
              </table:table-cell>
              <table:table-cell office:value-type="float" office:value="149">
                <text:p>149</text:p>
              </table:table-cell>
              <table:table-cell office:value-type="float" office:value="-0.172266666666667">
                <text:p>-0.172266666666667</text:p>
              </table:table-cell>
              <table:table-cell office:value-type="float" office:value="-0.9050638843">
                <text:p>-0.90506388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1882">
                <text:p>-0.1882</text:p>
              </table:table-cell>
              <table:table-cell office:value-type="float" office:value="-12.7312245543459">
                <text:p>-12.7312245543459</text:p>
              </table:table-cell>
              <table:table-cell office:value-type="float" office:value="150">
                <text:p>150</text:p>
              </table:table-cell>
              <table:table-cell office:value-type="float" office:value="-0.201683333333333">
                <text:p>-0.201683333333333</text:p>
              </table:table-cell>
              <table:table-cell office:value-type="float" office:value="-1.0548138843">
                <text:p>-1.05481388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223">
                <text:p>-0.223</text:p>
              </table:table-cell>
              <table:table-cell office:value-type="float" office:value="-13.888513579786">
                <text:p>-13.888513579786</text:p>
              </table:table-cell>
              <table:table-cell office:value-type="float" office:value="151">
                <text:p>151</text:p>
              </table:table-cell>
              <table:table-cell office:value-type="float" office:value="-0.23715">
                <text:p>-0.23715</text:p>
              </table:table-cell>
              <table:table-cell office:value-type="float" office:value="-1.22708055096667">
                <text:p>-1.2270805509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2686">
                <text:p>-0.2686</text:p>
              </table:table-cell>
              <table:table-cell office:value-type="float" office:value="-15.2406910767656">
                <text:p>-15.2406910767656</text:p>
              </table:table-cell>
              <table:table-cell office:value-type="float" office:value="152">
                <text:p>152</text:p>
              </table:table-cell>
              <table:table-cell office:value-type="float" office:value="-0.279383333333333">
                <text:p>-0.279383333333333</text:p>
              </table:table-cell>
              <table:table-cell office:value-type="float" office:value="-1.4287638843">
                <text:p>-1.42876388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3301">
                <text:p>-0.3301</text:p>
              </table:table-cell>
              <table:table-cell office:value-type="float" office:value="-16.8220719362603">
                <text:p>-16.8220719362603</text:p>
              </table:table-cell>
              <table:table-cell office:value-type="float" office:value="153">
                <text:p>153</text:p>
              </table:table-cell>
              <table:table-cell office:value-type="float" office:value="-0.324566666666667">
                <text:p>-0.324566666666667</text:p>
              </table:table-cell>
              <table:table-cell office:value-type="float" office:value="-1.6659138843">
                <text:p>-1.66591388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3916">
                <text:p>-0.3916</text:p>
              </table:table-cell>
              <table:table-cell office:value-type="float" office:value="-18.6735323081241">
                <text:p>-18.6735323081241</text:p>
              </table:table-cell>
              <table:table-cell office:value-type="float" office:value="154">
                <text:p>154</text:p>
              </table:table-cell>
              <table:table-cell office:value-type="float" office:value="-0.369083333333333">
                <text:p>-0.369083333333333</text:p>
              </table:table-cell>
              <table:table-cell office:value-type="float" office:value="-1.94529721763333">
                <text:p>-1.9452972176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4259">
                <text:p>-0.4259</text:p>
              </table:table-cell>
              <table:table-cell office:value-type="float" office:value="-20.838679211462">
                <text:p>-20.838679211462</text:p>
              </table:table-cell>
              <table:table-cell office:value-type="float" office:value="155">
                <text:p>155</text:p>
              </table:table-cell>
              <table:table-cell office:value-type="float" office:value="-0.410333333333333">
                <text:p>-0.410333333333333</text:p>
              </table:table-cell>
              <table:table-cell office:value-type="float" office:value="-2.2698638843">
                <text:p>-2.26986388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4553">
                <text:p>-0.4553</text:p>
              </table:table-cell>
              <table:table-cell office:value-type="float" office:value="-23.3602382969499">
                <text:p>-23.3602382969499</text:p>
              </table:table-cell>
              <table:table-cell office:value-type="float" office:value="156">
                <text:p>156</text:p>
              </table:table-cell>
              <table:table-cell office:value-type="float" office:value="-0.437983333333333">
                <text:p>-0.437983333333333</text:p>
              </table:table-cell>
              <table:table-cell office:value-type="float" office:value="-2.63894721763333">
                <text:p>-2.6389472176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4705">
                <text:p>-0.4705</text:p>
              </table:table-cell>
              <table:table-cell office:value-type="float" office:value="-26.277471253677">
                <text:p>-26.277471253677</text:p>
              </table:table-cell>
              <table:table-cell office:value-type="float" office:value="157">
                <text:p>157</text:p>
              </table:table-cell>
              <table:table-cell office:value-type="float" office:value="-0.446583333333333">
                <text:p>-0.446583333333333</text:p>
              </table:table-cell>
              <table:table-cell office:value-type="float" office:value="-3.04928055096667">
                <text:p>-3.0492805509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4345">
                <text:p>-0.4345</text:p>
              </table:table-cell>
              <table:table-cell office:value-type="float" office:value="-29.6159114622871">
                <text:p>-29.6159114622871</text:p>
              </table:table-cell>
              <table:table-cell office:value-type="float" office:value="158">
                <text:p>158</text:p>
              </table:table-cell>
              <table:table-cell office:value-type="float" office:value="-0.439033333333333">
                <text:p>-0.439033333333333</text:p>
              </table:table-cell>
              <table:table-cell office:value-type="float" office:value="-3.4872638843">
                <text:p>-3.48726388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3817">
                <text:p>-0.3817</text:p>
              </table:table-cell>
              <table:table-cell office:value-type="float" office:value="-33.3820098865208">
                <text:p>-33.3820098865208</text:p>
              </table:table-cell>
              <table:table-cell office:value-type="float" office:value="159">
                <text:p>159</text:p>
              </table:table-cell>
              <table:table-cell office:value-type="float" office:value="-0.421433333333333">
                <text:p>-0.421433333333333</text:p>
              </table:table-cell>
              <table:table-cell office:value-type="float" office:value="-3.93384721763333">
                <text:p>-3.9338472176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3463">
                <text:p>-0.3463</text:p>
              </table:table-cell>
              <table:table-cell office:value-type="float" office:value="-37.5661159853">
                <text:p>-37.5661159853</text:p>
              </table:table-cell>
              <table:table-cell office:value-type="float" office:value="160">
                <text:p>160</text:p>
              </table:table-cell>
              <table:table-cell office:value-type="float" office:value="-0.396683333333333">
                <text:p>-0.396683333333333</text:p>
              </table:table-cell>
              <table:table-cell office:value-type="float" office:value="-4.37288055096667">
                <text:p>-4.3728805509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3203">
                <text:p>-0.3203</text:p>
              </table:table-cell>
              <table:table-cell office:value-type="float" office:value="-42.148627720252">
                <text:p>-42.148627720252</text:p>
              </table:table-cell>
              <table:table-cell office:value-type="float" office:value="161">
                <text:p>161</text:p>
              </table:table-cell>
              <table:table-cell office:value-type="float" office:value="-0.367983333333333">
                <text:p>-0.367983333333333</text:p>
              </table:table-cell>
              <table:table-cell office:value-type="float" office:value="-4.7943138843">
                <text:p>-4.79431388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3068">
                <text:p>-0.3068</text:p>
              </table:table-cell>
              <table:table-cell office:value-type="float" office:value="-47.1029268131959">
                <text:p>-47.1029268131959</text:p>
              </table:table-cell>
              <table:table-cell office:value-type="float" office:value="162">
                <text:p>162</text:p>
              </table:table-cell>
              <table:table-cell office:value-type="float" office:value="-0.344316666666667">
                <text:p>-0.344316666666667</text:p>
              </table:table-cell>
              <table:table-cell office:value-type="float" office:value="-5.19099721763333">
                <text:p>-5.1909972176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2983">
                <text:p>-0.2983</text:p>
              </table:table-cell>
              <table:table-cell office:value-type="float" office:value="-52.3985978273418">
                <text:p>-52.3985978273418</text:p>
              </table:table-cell>
              <table:table-cell office:value-type="float" office:value="163">
                <text:p>163</text:p>
              </table:table-cell>
              <table:table-cell office:value-type="float" office:value="-0.329816666666667">
                <text:p>-0.329816666666667</text:p>
              </table:table-cell>
              <table:table-cell office:value-type="float" office:value="-5.55898055096667">
                <text:p>-5.5589805509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2925">
                <text:p>-0.2925</text:p>
              </table:table-cell>
              <table:table-cell office:value-type="float" office:value="-58.0103855697502">
                <text:p>-58.0103855697502</text:p>
              </table:table-cell>
              <table:table-cell office:value-type="float" office:value="164">
                <text:p>164</text:p>
              </table:table-cell>
              <table:table-cell office:value-type="float" office:value="-0.328516666666667">
                <text:p>-0.328516666666667</text:p>
              </table:table-cell>
              <table:table-cell office:value-type="float" office:value="-5.90329721763333">
                <text:p>-5.9032972176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2947">
                <text:p>-0.2947</text:p>
              </table:table-cell>
              <table:table-cell office:value-type="float" office:value="-63.92228195678">
                <text:p>-63.92228195678</text:p>
              </table:table-cell>
              <table:table-cell office:value-type="float" office:value="165">
                <text:p>165</text:p>
              </table:table-cell>
              <table:table-cell office:value-type="float" office:value="-0.331433333333333">
                <text:p>-0.331433333333333</text:p>
              </table:table-cell>
              <table:table-cell office:value-type="float" office:value="-6.2331138843">
                <text:p>-6.23311388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3385">
                <text:p>-0.3385</text:p>
              </table:table-cell>
              <table:table-cell office:value-type="float" office:value="-70.1314929452079">
                <text:p>-70.1314929452079</text:p>
              </table:table-cell>
              <table:table-cell office:value-type="float" office:value="166">
                <text:p>166</text:p>
              </table:table-cell>
              <table:table-cell office:value-type="float" office:value="-0.329983333333333">
                <text:p>-0.329983333333333</text:p>
              </table:table-cell>
              <table:table-cell office:value-type="float" office:value="-6.56163055096667">
                <text:p>-6.5616305509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3378">
                <text:p>-0.3378</text:p>
              </table:table-cell>
              <table:table-cell office:value-type="float" office:value="-76.6394340453604">
                <text:p>-76.6394340453604</text:p>
              </table:table-cell>
              <table:table-cell office:value-type="float" office:value="167">
                <text:p>167</text:p>
              </table:table-cell>
              <table:table-cell office:value-type="float" office:value="-0.31265">
                <text:p>-0.31265</text:p>
              </table:table-cell>
              <table:table-cell office:value-type="float" office:value="-6.8930638843">
                <text:p>-6.89306388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2981">
                <text:p>-0.2981</text:p>
              </table:table-cell>
              <table:table-cell office:value-type="float" office:value="-83.4431688566788">
                <text:p>-83.4431688566788</text:p>
              </table:table-cell>
              <table:table-cell office:value-type="float" office:value="168">
                <text:p>168</text:p>
              </table:table-cell>
              <table:table-cell office:value-type="float" office:value="-0.28625">
                <text:p>-0.28625</text:p>
              </table:table-cell>
              <table:table-cell office:value-type="float" office:value="-7.22304721763333">
                <text:p>-7.2230472176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1943">
                <text:p>-0.1943</text:p>
              </table:table-cell>
              <table:table-cell office:value-type="float" office:value="-90.5239717439405">
                <text:p>-90.5239717439405</text:p>
              </table:table-cell>
              <table:table-cell office:value-type="float" office:value="169">
                <text:p>169</text:p>
              </table:table-cell>
              <table:table-cell office:value-type="float" office:value="-0.257266666666667">
                <text:p>-0.257266666666667</text:p>
              </table:table-cell>
              <table:table-cell office:value-type="float" office:value="-7.53569721763333">
                <text:p>-7.5356972176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1341">
                <text:p>-0.1341</text:p>
              </table:table-cell>
              <table:table-cell office:value-type="float" office:value="-97.854189366766">
                <text:p>-97.854189366766</text:p>
              </table:table-cell>
              <table:table-cell office:value-type="float" office:value="170">
                <text:p>170</text:p>
              </table:table-cell>
              <table:table-cell office:value-type="float" office:value="-0.2229">
                <text:p>-0.2229</text:p>
              </table:table-cell>
              <table:table-cell office:value-type="float" office:value="-7.82194721763333">
                <text:p>-7.8219472176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1208">
                <text:p>-0.1208</text:p>
              </table:table-cell>
              <table:table-cell office:value-type="float" office:value="-105.403736234811">
                <text:p>-105.403736234811</text:p>
              </table:table-cell>
              <table:table-cell office:value-type="float" office:value="171">
                <text:p>171</text:p>
              </table:table-cell>
              <table:table-cell office:value-type="float" office:value="-0.1837">
                <text:p>-0.1837</text:p>
              </table:table-cell>
              <table:table-cell office:value-type="float" office:value="-8.0792138843">
                <text:p>-8.0792138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1323">
                <text:p>-0.1323</text:p>
              </table:table-cell>
              <table:table-cell office:value-type="float" office:value="-113.137320868515">
                <text:p>-113.137320868515</text:p>
              </table:table-cell>
              <table:table-cell office:value-type="float" office:value="172">
                <text:p>172</text:p>
              </table:table-cell>
              <table:table-cell office:value-type="float" office:value="-0.138833333333333">
                <text:p>-0.138833333333333</text:p>
              </table:table-cell>
              <table:table-cell office:value-type="float" office:value="-8.3021138843">
                <text:p>-8.3021138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1026">
                <text:p>-0.1026</text:p>
              </table:table-cell>
              <table:table-cell office:value-type="float" office:value="-121.015019079051">
                <text:p>-121.015019079051</text:p>
              </table:table-cell>
              <table:table-cell office:value-type="float" office:value="173">
                <text:p>173</text:p>
              </table:table-cell>
              <table:table-cell office:value-type="float" office:value="-0.104266666666667">
                <text:p>-0.104266666666667</text:p>
              </table:table-cell>
              <table:table-cell office:value-type="float" office:value="-8.4858138843">
                <text:p>-8.48581388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0289">
                <text:p>-0.0289</text:p>
              </table:table-cell>
              <table:table-cell office:value-type="float" office:value="-128.991467965201">
                <text:p>-128.991467965201</text:p>
              </table:table-cell>
              <table:table-cell office:value-type="float" office:value="174">
                <text:p>174</text:p>
              </table:table-cell>
              <table:table-cell office:value-type="float" office:value="-0.0773">
                <text:p>-0.0773</text:p>
              </table:table-cell>
              <table:table-cell office:value-type="float" office:value="-8.62464721763333">
                <text:p>-8.6246472176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131">
                <text:p>0.0131</text:p>
              </table:table-cell>
              <table:table-cell office:value-type="float" office:value="-137.031779940253">
                <text:p>-137.031779940253</text:p>
              </table:table-cell>
              <table:table-cell office:value-type="float" office:value="175">
                <text:p>175</text:p>
              </table:table-cell>
              <table:table-cell office:value-type="float" office:value="-0.05255">
                <text:p>-0.05255</text:p>
              </table:table-cell>
              <table:table-cell office:value-type="float" office:value="-8.7289138843">
                <text:p>-8.72891388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277">
                <text:p>0.0277</text:p>
              </table:table-cell>
              <table:table-cell office:value-type="float" office:value="-145.108803855431">
                <text:p>-145.108803855431</text:p>
              </table:table-cell>
              <table:table-cell office:value-type="float" office:value="176">
                <text:p>176</text:p>
              </table:table-cell>
              <table:table-cell office:value-type="float" office:value="-0.0209833333333333">
                <text:p>-0.0209833333333333</text:p>
              </table:table-cell>
              <table:table-cell office:value-type="float" office:value="-8.8062138843">
                <text:p>-8.80621388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277">
                <text:p>0.0277</text:p>
              </table:table-cell>
              <table:table-cell office:value-type="float" office:value="-153.197729901032">
                <text:p>-153.197729901032</text:p>
              </table:table-cell>
              <table:table-cell office:value-type="float" office:value="177">
                <text:p>177</text:p>
              </table:table-cell>
              <table:table-cell office:value-type="float" office:value="0.00516666666666667">
                <text:p>0.00516666666666667</text:p>
              </table:table-cell>
              <table:table-cell office:value-type="float" office:value="-8.8587638843">
                <text:p>-8.85876388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571">
                <text:p>0.0571</text:p>
              </table:table-cell>
              <table:table-cell office:value-type="float" office:value="-161.267089733072">
                <text:p>-161.267089733072</text:p>
              </table:table-cell>
              <table:table-cell office:value-type="float" office:value="178">
                <text:p>178</text:p>
              </table:table-cell>
              <table:table-cell office:value-type="float" office:value="0.0214833333333333">
                <text:p>0.0214833333333333</text:p>
              </table:table-cell>
              <table:table-cell office:value-type="float" office:value="-8.87974721763333">
                <text:p>-8.8797472176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543">
                <text:p>0.0543</text:p>
              </table:table-cell>
              <table:table-cell office:value-type="float" office:value="-169.290961932619">
                <text:p>-169.290961932619</text:p>
              </table:table-cell>
              <table:table-cell office:value-type="float" office:value="179">
                <text:p>179</text:p>
              </table:table-cell>
              <table:table-cell office:value-type="float" office:value="0.0374">
                <text:p>0.0374</text:p>
              </table:table-cell>
              <table:table-cell office:value-type="float" office:value="-8.87458055096666">
                <text:p>-8.874580550966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69">
                <text:p>0.069</text:p>
              </table:table-cell>
              <table:table-cell office:value-type="float" office:value="-177.253338854501">
                <text:p>-177.253338854501</text:p>
              </table:table-cell>
              <table:table-cell office:value-type="float" office:value="180">
                <text:p>180</text:p>
              </table:table-cell>
              <table:table-cell office:value-type="float" office:value="0.0455333333333333">
                <text:p>0.0455333333333333</text:p>
              </table:table-cell>
              <table:table-cell office:value-type="float" office:value="-8.85309721763333">
                <text:p>-8.8530972176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1086">
                <text:p>0.1086</text:p>
              </table:table-cell>
              <table:table-cell office:value-type="float" office:value="-185.138690891773">
                <text:p>-185.138690891773</text:p>
              </table:table-cell>
              <table:table-cell office:value-type="float" office:value="181">
                <text:p>181</text:p>
              </table:table-cell>
              <table:table-cell office:value-type="float" office:value="0.0416">
                <text:p>0.0416</text:p>
              </table:table-cell>
              <table:table-cell office:value-type="float" office:value="-8.81569721763333">
                <text:p>-8.8156972176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765">
                <text:p>0.0765</text:p>
              </table:table-cell>
              <table:table-cell office:value-type="float" office:value="-192.939310502193">
                <text:p>-192.939310502193</text:p>
              </table:table-cell>
              <table:table-cell office:value-type="float" office:value="182">
                <text:p>182</text:p>
              </table:table-cell>
              <table:table-cell office:value-type="float" office:value="0.0272666666666667">
                <text:p>0.0272666666666667</text:p>
              </table:table-cell>
              <table:table-cell office:value-type="float" office:value="-8.7701638843">
                <text:p>-8.77016388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041">
                <text:p>0.0041</text:p>
              </table:table-cell>
              <table:table-cell office:value-type="float" office:value="-200.65953501456">
                <text:p>-200.65953501456</text:p>
              </table:table-cell>
              <table:table-cell office:value-type="float" office:value="183">
                <text:p>183</text:p>
              </table:table-cell>
              <table:table-cell office:value-type="float" office:value="0.00763333333333333">
                <text:p>0.00763333333333333</text:p>
              </table:table-cell>
              <table:table-cell office:value-type="float" office:value="-8.7285638843">
                <text:p>-8.72856388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0289">
                <text:p>-0.0289</text:p>
              </table:table-cell>
              <table:table-cell office:value-type="float" office:value="-208.314028071033">
                <text:p>-208.314028071033</text:p>
              </table:table-cell>
              <table:table-cell office:value-type="float" office:value="184">
                <text:p>184</text:p>
              </table:table-cell>
              <table:table-cell office:value-type="float" office:value="-0.0158666666666667">
                <text:p>-0.0158666666666667</text:p>
              </table:table-cell>
              <table:table-cell office:value-type="float" office:value="-8.70129721763333">
                <text:p>-8.7012972176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0635">
                <text:p>-0.0635</text:p>
              </table:table-cell>
              <table:table-cell office:value-type="float" office:value="-215.922653495556">
                <text:p>-215.922653495556</text:p>
              </table:table-cell>
              <table:table-cell office:value-type="float" office:value="185">
                <text:p>185</text:p>
              </table:table-cell>
              <table:table-cell office:value-type="float" office:value="-0.0392833333333333">
                <text:p>-0.0392833333333333</text:p>
              </table:table-cell>
              <table:table-cell office:value-type="float" office:value="-8.6936638843">
                <text:p>-8.69366388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072">
                <text:p>-0.072</text:p>
              </table:table-cell>
              <table:table-cell office:value-type="float" office:value="-223.50902312629">
                <text:p>-223.50902312629</text:p>
              </table:table-cell>
              <table:table-cell office:value-type="float" office:value="186">
                <text:p>186</text:p>
              </table:table-cell>
              <table:table-cell office:value-type="float" office:value="-0.0561833333333333">
                <text:p>-0.0561833333333333</text:p>
              </table:table-cell>
              <table:table-cell office:value-type="float" office:value="-8.70953055096666">
                <text:p>-8.70953055096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0319">
                <text:p>-0.0319</text:p>
              </table:table-cell>
              <table:table-cell office:value-type="float" office:value="-231.096547825537">
                <text:p>-231.096547825537</text:p>
              </table:table-cell>
              <table:table-cell office:value-type="float" office:value="187">
                <text:p>187</text:p>
              </table:table-cell>
              <table:table-cell office:value-type="float" office:value="-0.05715">
                <text:p>-0.05715</text:p>
              </table:table-cell>
              <table:table-cell office:value-type="float" office:value="-8.7488138843">
                <text:p>-8.74881388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0249">
                <text:p>-0.0249</text:p>
              </table:table-cell>
              <table:table-cell office:value-type="float" office:value="-238.702037317955">
                <text:p>-238.702037317955</text:p>
              </table:table-cell>
              <table:table-cell office:value-type="float" office:value="188">
                <text:p>188</text:p>
              </table:table-cell>
              <table:table-cell office:value-type="float" office:value="-0.0481166666666667">
                <text:p>-0.0481166666666667</text:p>
              </table:table-cell>
              <table:table-cell office:value-type="float" office:value="-8.80499721763333">
                <text:p>-8.8049972176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0017">
                <text:p>-0.0017</text:p>
              </table:table-cell>
              <table:table-cell office:value-type="float" office:value="-246.32636361291">
                <text:p>-246.32636361291</text:p>
              </table:table-cell>
              <table:table-cell office:value-type="float" office:value="189">
                <text:p>189</text:p>
              </table:table-cell>
              <table:table-cell office:value-type="float" office:value="-0.03525">
                <text:p>-0.03525</text:p>
              </table:table-cell>
              <table:table-cell office:value-type="float" office:value="-8.86214721763333">
                <text:p>-8.8621472176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253">
                <text:p>0.0253</text:p>
              </table:table-cell>
              <table:table-cell office:value-type="float" office:value="-253.960444359724">
                <text:p>-253.960444359724</text:p>
              </table:table-cell>
              <table:table-cell office:value-type="float" office:value="190">
                <text:p>190</text:p>
              </table:table-cell>
              <table:table-cell office:value-type="float" office:value="-0.0117">
                <text:p>-0.0117</text:p>
              </table:table-cell>
              <table:table-cell office:value-type="float" office:value="-8.9102638843">
                <text:p>-8.91026388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137">
                <text:p>0.0137</text:p>
              </table:table-cell>
              <table:table-cell office:value-type="float" office:value="-261.591428452804">
                <text:p>-261.591428452804</text:p>
              </table:table-cell>
              <table:table-cell office:value-type="float" office:value="191">
                <text:p>191</text:p>
              </table:table-cell>
              <table:table-cell office:value-type="float" office:value="0.0181166666666667">
                <text:p>0.0181166666666667</text:p>
              </table:table-cell>
              <table:table-cell office:value-type="float" office:value="-8.9455138843">
                <text:p>-8.94551388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693">
                <text:p>0.0693</text:p>
              </table:table-cell>
              <table:table-cell office:value-type="float" office:value="-269.195899125418">
                <text:p>-269.195899125418</text:p>
              </table:table-cell>
              <table:table-cell office:value-type="float" office:value="192">
                <text:p>192</text:p>
              </table:table-cell>
              <table:table-cell office:value-type="float" office:value="0.0321333333333333">
                <text:p>0.0321333333333333</text:p>
              </table:table-cell>
              <table:table-cell office:value-type="float" office:value="-8.9572138843">
                <text:p>-8.95721388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147">
                <text:p>0.147</text:p>
              </table:table-cell>
              <table:table-cell office:value-type="float" office:value="-276.744321361336">
                <text:p>-276.744321361336</text:p>
              </table:table-cell>
              <table:table-cell office:value-type="float" office:value="193">
                <text:p>193</text:p>
              </table:table-cell>
              <table:table-cell office:value-type="float" office:value="0.0352666666666667">
                <text:p>0.0352666666666667</text:p>
              </table:table-cell>
              <table:table-cell office:value-type="float" office:value="-8.93909721763333">
                <text:p>-8.9390972176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592">
                <text:p>0.0592</text:p>
              </table:table-cell>
              <table:table-cell office:value-type="float" office:value="-284.223028819408">
                <text:p>-284.223028819408</text:p>
              </table:table-cell>
              <table:table-cell office:value-type="float" office:value="194">
                <text:p>194</text:p>
              </table:table-cell>
              <table:table-cell office:value-type="float" office:value="0.0376833333333333">
                <text:p>0.0376833333333333</text:p>
              </table:table-cell>
              <table:table-cell office:value-type="float" office:value="-8.9069638843">
                <text:p>-8.90696388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171">
                <text:p>0.0171</text:p>
              </table:table-cell>
              <table:table-cell office:value-type="float" office:value="-291.629252406856">
                <text:p>-291.629252406856</text:p>
              </table:table-cell>
              <table:table-cell office:value-type="float" office:value="195">
                <text:p>195</text:p>
              </table:table-cell>
              <table:table-cell office:value-type="float" office:value="0.0637333333333333">
                <text:p>0.0637333333333333</text:p>
              </table:table-cell>
              <table:table-cell office:value-type="float" office:value="-8.87169721763333">
                <text:p>-8.87169721763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398">
                <text:p>0.0398</text:p>
              </table:table-cell>
              <table:table-cell office:value-type="float" office:value="-298.960949959701">
                <text:p>-298.960949959701</text:p>
              </table:table-cell>
              <table:table-cell office:value-type="float" office:value="196">
                <text:p>196</text:p>
              </table:table-cell>
              <table:table-cell office:value-type="float" office:value="0.0963333333333333">
                <text:p>0.0963333333333333</text:p>
              </table:table-cell>
              <table:table-cell office:value-type="float" office:value="-8.8340138843">
                <text:p>-8.83401388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17">
                <text:p>0.17</text:p>
              </table:table-cell>
              <table:table-cell office:value-type="float" office:value="-306.192574358114">
                <text:p>-306.192574358114</text:p>
              </table:table-cell>
              <table:table-cell office:value-type="float" office:value="197">
                <text:p>197</text:p>
              </table:table-cell>
              <table:table-cell office:value-type="float" office:value="0.14375">
                <text:p>0.14375</text:p>
              </table:table-cell>
              <table:table-cell office:value-type="float" office:value="-8.77028055096666">
                <text:p>-8.770280550966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649">
                <text:p>0.2649</text:p>
              </table:table-cell>
              <table:table-cell office:value-type="float" office:value="-313.292188967869">
                <text:p>-313.292188967869</text:p>
              </table:table-cell>
              <table:table-cell office:value-type="float" office:value="198">
                <text:p>198</text:p>
              </table:table-cell>
              <table:table-cell office:value-type="float" office:value="0.221133333333333">
                <text:p>0.221133333333333</text:p>
              </table:table-cell>
              <table:table-cell office:value-type="float" office:value="-8.67394721763333">
                <text:p>-8.67394721763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4315">
                <text:p>0.4315</text:p>
              </table:table-cell>
              <table:table-cell office:value-type="float" office:value="-320.213274254574">
                <text:p>-320.213274254574</text:p>
              </table:table-cell>
              <table:table-cell office:value-type="float" office:value="199">
                <text:p>199</text:p>
              </table:table-cell>
              <table:table-cell office:value-type="float" office:value="0.31485">
                <text:p>0.31485</text:p>
              </table:table-cell>
              <table:table-cell office:value-type="float" office:value="-8.53019721763333">
                <text:p>-8.5301972176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5235">
                <text:p>0.5235</text:p>
              </table:table-cell>
              <table:table-cell office:value-type="float" office:value="-326.87972644818">
                <text:p>-326.87972644818</text:p>
              </table:table-cell>
              <table:table-cell office:value-type="float" office:value="200">
                <text:p>200</text:p>
              </table:table-cell>
              <table:table-cell office:value-type="float" office:value="0.41295">
                <text:p>0.41295</text:p>
              </table:table-cell>
              <table:table-cell office:value-type="float" office:value="-8.3090638843">
                <text:p>-8.30906388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5794">
                <text:p>0.5794</text:p>
              </table:table-cell>
              <table:table-cell office:value-type="float" office:value="-333.199570630818">
                <text:p>-333.199570630818</text:p>
              </table:table-cell>
              <table:table-cell office:value-type="float" office:value="201">
                <text:p>201</text:p>
              </table:table-cell>
              <table:table-cell office:value-type="float" office:value="0.49775">
                <text:p>0.49775</text:p>
              </table:table-cell>
              <table:table-cell office:value-type="float" office:value="-7.9942138843">
                <text:p>-7.9942138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6284">
                <text:p>0.6284</text:p>
              </table:table-cell>
              <table:table-cell office:value-type="float" office:value="-339.076930342542">
                <text:p>-339.076930342542</text:p>
              </table:table-cell>
              <table:table-cell office:value-type="float" office:value="202">
                <text:p>202</text:p>
              </table:table-cell>
              <table:table-cell office:value-type="float" office:value="0.57105">
                <text:p>0.57105</text:p>
              </table:table-cell>
              <table:table-cell office:value-type="float" office:value="-7.5812638843">
                <text:p>-7.58126388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6788">
                <text:p>0.6788</text:p>
              </table:table-cell>
              <table:table-cell office:value-type="float" office:value="-344.429642005708">
                <text:p>-344.429642005708</text:p>
              </table:table-cell>
              <table:table-cell office:value-type="float" office:value="203">
                <text:p>203</text:p>
              </table:table-cell>
              <table:table-cell office:value-type="float" office:value="0.624133333333333">
                <text:p>0.624133333333333</text:p>
              </table:table-cell>
              <table:table-cell office:value-type="float" office:value="-7.0835138843">
                <text:p>-7.08351388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7047">
                <text:p>0.7047</text:p>
              </table:table-cell>
              <table:table-cell office:value-type="float" office:value="-349.187395360558">
                <text:p>-349.187395360558</text:p>
              </table:table-cell>
              <table:table-cell office:value-type="float" office:value="204">
                <text:p>204</text:p>
              </table:table-cell>
              <table:table-cell office:value-type="float" office:value="0.6633">
                <text:p>0.6633</text:p>
              </table:table-cell>
              <table:table-cell office:value-type="float" office:value="-6.5124638843">
                <text:p>-6.51246388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75">
                <text:p>0.75</text:p>
              </table:table-cell>
              <table:table-cell office:value-type="float" office:value="-353.300347281967">
                <text:p>-353.300347281967</text:p>
              </table:table-cell>
              <table:table-cell office:value-type="float" office:value="205">
                <text:p>205</text:p>
              </table:table-cell>
              <table:table-cell office:value-type="float" office:value="0.68425">
                <text:p>0.68425</text:p>
              </table:table-cell>
              <table:table-cell office:value-type="float" office:value="-5.88833055096666">
                <text:p>-5.888330550966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7585">
                <text:p>0.7585</text:p>
              </table:table-cell>
              <table:table-cell office:value-type="float" office:value="-356.732750943769">
                <text:p>-356.732750943769</text:p>
              </table:table-cell>
              <table:table-cell office:value-type="float" office:value="206">
                <text:p>206</text:p>
              </table:table-cell>
              <table:table-cell office:value-type="float" office:value="0.686633333333333">
                <text:p>0.686633333333333</text:p>
              </table:table-cell>
              <table:table-cell office:value-type="float" office:value="-5.22503055096666">
                <text:p>-5.225030550966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7051">
                <text:p>0.7051</text:p>
              </table:table-cell>
              <table:table-cell office:value-type="float" office:value="-359.467163837262">
                <text:p>-359.467163837262</text:p>
              </table:table-cell>
              <table:table-cell office:value-type="float" office:value="207">
                <text:p>207</text:p>
              </table:table-cell>
              <table:table-cell office:value-type="float" office:value="0.67155">
                <text:p>0.67155</text:p>
              </table:table-cell>
              <table:table-cell office:value-type="float" office:value="-4.54078055096666">
                <text:p>-4.540780550966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6427">
                <text:p>0.6427</text:p>
              </table:table-cell>
              <table:table-cell office:value-type="float" office:value="-361.504704499621">
                <text:p>-361.504704499621</text:p>
              </table:table-cell>
              <table:table-cell office:value-type="float" office:value="208">
                <text:p>208</text:p>
              </table:table-cell>
              <table:table-cell office:value-type="float" office:value="0.633966666666667">
                <text:p>0.633966666666667</text:p>
              </table:table-cell>
              <table:table-cell office:value-type="float" office:value="-3.85414721763333">
                <text:p>-3.8541472176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5883">
                <text:p>0.5883</text:p>
              </table:table-cell>
              <table:table-cell office:value-type="float" office:value="-362.863865208668">
                <text:p>-362.863865208668</text:p>
              </table:table-cell>
              <table:table-cell office:value-type="float" office:value="209">
                <text:p>209</text:p>
              </table:table-cell>
              <table:table-cell office:value-type="float" office:value="0.569266666666667">
                <text:p>0.569266666666667</text:p>
              </table:table-cell>
              <table:table-cell office:value-type="float" office:value="-3.18259721763333">
                <text:p>-3.1825972176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4792">
                <text:p>0.4792</text:p>
              </table:table-cell>
              <table:table-cell office:value-type="float" office:value="-363.585433280836">
                <text:p>-363.585433280836</text:p>
              </table:table-cell>
              <table:table-cell office:value-type="float" office:value="210">
                <text:p>210</text:p>
              </table:table-cell>
              <table:table-cell office:value-type="float" office:value="0.488983333333333">
                <text:p>0.488983333333333</text:p>
              </table:table-cell>
              <table:table-cell office:value-type="float" office:value="-2.54863055096666">
                <text:p>-2.54863055096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3618">
                <text:p>0.3618</text:p>
              </table:table-cell>
              <table:table-cell office:value-type="float" office:value="-363.73697317931">
                <text:p>-363.73697317931</text:p>
              </table:table-cell>
              <table:table-cell office:value-type="float" office:value="211">
                <text:p>211</text:p>
              </table:table-cell>
              <table:table-cell office:value-type="float" office:value="0.409733333333333">
                <text:p>0.409733333333333</text:p>
              </table:table-cell>
              <table:table-cell office:value-type="float" office:value="-1.9793638843">
                <text:p>-1.97936388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768">
                <text:p>0.2768</text:p>
              </table:table-cell>
              <table:table-cell office:value-type="float" office:value="-363.401216961626">
                <text:p>-363.401216961626</text:p>
              </table:table-cell>
              <table:table-cell office:value-type="float" office:value="212">
                <text:p>212</text:p>
              </table:table-cell>
              <table:table-cell office:value-type="float" office:value="0.332466666666667">
                <text:p>0.332466666666667</text:p>
              </table:table-cell>
              <table:table-cell office:value-type="float" office:value="-1.49038055096666">
                <text:p>-1.490380550966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296">
                <text:p>0.2296</text:p>
              </table:table-cell>
              <table:table-cell office:value-type="float" office:value="-362.659454858363">
                <text:p>-362.659454858363</text:p>
              </table:table-cell>
              <table:table-cell office:value-type="float" office:value="213">
                <text:p>213</text:p>
              </table:table-cell>
              <table:table-cell office:value-type="float" office:value="0.2538">
                <text:p>0.2538</text:p>
              </table:table-cell>
              <table:table-cell office:value-type="float" office:value="-1.08064721763333">
                <text:p>-1.0806472176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1791">
                <text:p>0.1791</text:p>
              </table:table-cell>
              <table:table-cell office:value-type="float" office:value="-361.590597232283">
                <text:p>-361.590597232283</text:p>
              </table:table-cell>
              <table:table-cell office:value-type="float" office:value="214">
                <text:p>214</text:p>
              </table:table-cell>
              <table:table-cell office:value-type="float" office:value="0.186683333333333">
                <text:p>0.186683333333333</text:p>
              </table:table-cell>
              <table:table-cell office:value-type="float" office:value="-0.748180550966664">
                <text:p>-0.7481805509666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1163">
                <text:p>0.1163</text:p>
              </table:table-cell>
              <table:table-cell office:value-type="float" office:value="-360.274552894333">
                <text:p>-360.274552894333</text:p>
              </table:table-cell>
              <table:table-cell office:value-type="float" office:value="215">
                <text:p>215</text:p>
              </table:table-cell>
              <table:table-cell office:value-type="float" office:value="0.139233333333333">
                <text:p>0.139233333333333</text:p>
              </table:table-cell>
              <table:table-cell office:value-type="float" office:value="-0.494380550966664">
                <text:p>-0.4943805509666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765">
                <text:p>0.0765</text:p>
              </table:table-cell>
              <table:table-cell office:value-type="float" office:value="-358.779338861407">
                <text:p>-358.779338861407</text:p>
              </table:table-cell>
              <table:table-cell office:value-type="float" office:value="216">
                <text:p>216</text:p>
              </table:table-cell>
              <table:table-cell office:value-type="float" office:value="0.103533333333333">
                <text:p>0.103533333333333</text:p>
              </table:table-cell>
              <table:table-cell office:value-type="float" office:value="-0.307697217633331">
                <text:p>-0.3076972176333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771">
                <text:p>0.0771</text:p>
              </table:table-cell>
              <table:table-cell office:value-type="float" office:value="-357.153063731978">
                <text:p>-357.153063731978</text:p>
              </table:table-cell>
              <table:table-cell office:value-type="float" office:value="217">
                <text:p>217</text:p>
              </table:table-cell>
              <table:table-cell office:value-type="float" office:value="0.0730166666666667">
                <text:p>0.0730166666666667</text:p>
              </table:table-cell>
              <table:table-cell office:value-type="float" office:value="-0.168463884299997">
                <text:p>-0.168463884299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626">
                <text:p>0.0626</text:p>
              </table:table-cell>
              <table:table-cell office:value-type="float" office:value="-355.43190431153">
                <text:p>-355.43190431153</text:p>
              </table:table-cell>
              <table:table-cell office:value-type="float" office:value="218">
                <text:p>218</text:p>
              </table:table-cell>
              <table:table-cell office:value-type="float" office:value="0.0487666666666667">
                <text:p>0.0487666666666667</text:p>
              </table:table-cell>
              <table:table-cell office:value-type="float" office:value="-0.0649305509666639">
                <text:p>-0.06493055096666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65">
                <text:p>0.0465</text:p>
              </table:table-cell>
              <table:table-cell office:value-type="float" office:value="-353.646699104851">
                <text:p>-353.646699104851</text:p>
              </table:table-cell>
              <table:table-cell office:value-type="float" office:value="219">
                <text:p>219</text:p>
              </table:table-cell>
              <table:table-cell office:value-type="float" office:value="0.0339">
                <text:p>0.0339</text:p>
              </table:table-cell>
              <table:table-cell office:value-type="float" office:value="0.00808611570000278">
                <text:p>0.008086115700002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336">
                <text:p>0.0336</text:p>
              </table:table-cell>
              <table:table-cell office:value-type="float" office:value="-351.821897090872">
                <text:p>-351.821897090872</text:p>
              </table:table-cell>
              <table:table-cell office:value-type="float" office:value="220">
                <text:p>220</text:p>
              </table:table-cell>
              <table:table-cell office:value-type="float" office:value="0.0238333333333333">
                <text:p>0.0238333333333333</text:p>
              </table:table-cell>
              <table:table-cell office:value-type="float" office:value="0.0568527823666695">
                <text:p>0.05685278236666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271">
                <text:p>0.0271</text:p>
              </table:table-cell>
              <table:table-cell office:value-type="float" office:value="-349.972488586963">
                <text:p>-349.972488586963</text:p>
              </table:table-cell>
              <table:table-cell office:value-type="float" office:value="221">
                <text:p>221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907527823666694">
                <text:p>0.09075278236666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161">
                <text:p>0.0161</text:p>
              </table:table-cell>
              <table:table-cell office:value-type="float" office:value="-348.108612958906">
                <text:p>-348.108612958906</text:p>
              </table:table-cell>
              <table:table-cell office:value-type="float" office:value="222">
                <text:p>222</text:p>
              </table:table-cell>
              <table:table-cell office:value-type="float" office:value="-0.00535">
                <text:p>-0.00535</text:p>
              </table:table-cell>
              <table:table-cell office:value-type="float" office:value="0.114586115700003">
                <text:p>0.1145861157000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0099">
                <text:p>-0.0099</text:p>
              </table:table-cell>
              <table:table-cell office:value-type="float" office:value="-346.244770042324">
                <text:p>-346.244770042324</text:p>
              </table:table-cell>
              <table:table-cell office:value-type="float" office:value="223">
                <text:p>223</text:p>
              </table:table-cell>
              <table:table-cell office:value-type="float" office:value="-0.01835">
                <text:p>-0.01835</text:p>
              </table:table-cell>
              <table:table-cell office:value-type="float" office:value="0.123919449033336">
                <text:p>0.1239194490333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0255">
                <text:p>-0.0255</text:p>
              </table:table-cell>
              <table:table-cell office:value-type="float" office:value="-344.395569590324">
                <text:p>-344.395569590324</text:p>
              </table:table-cell>
              <table:table-cell office:value-type="float" office:value="224">
                <text:p>224</text:p>
              </table:table-cell>
              <table:table-cell office:value-type="float" office:value="-0.0284166666666667">
                <text:p>-0.0284166666666667</text:p>
              </table:table-cell>
              <table:table-cell office:value-type="float" office:value="0.118569449033336">
                <text:p>0.1185694490333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0315">
                <text:p>-0.0315</text:p>
              </table:table-cell>
              <table:table-cell office:value-type="float" office:value="-342.573873390584">
                <text:p>-342.573873390584</text:p>
              </table:table-cell>
              <table:table-cell office:value-type="float" office:value="225">
                <text:p>225</text:p>
              </table:table-cell>
              <table:table-cell office:value-type="float" office:value="-0.0360333333333333">
                <text:p>-0.0360333333333333</text:p>
              </table:table-cell>
              <table:table-cell office:value-type="float" office:value="0.100219449033336">
                <text:p>0.1002194490333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0268">
                <text:p>-0.0268</text:p>
              </table:table-cell>
              <table:table-cell office:value-type="float" office:value="-340.789560255176">
                <text:p>-340.789560255176</text:p>
              </table:table-cell>
              <table:table-cell office:value-type="float" office:value="226">
                <text:p>226</text:p>
              </table:table-cell>
              <table:table-cell office:value-type="float" office:value="-0.0413166666666667">
                <text:p>-0.0413166666666667</text:p>
              </table:table-cell>
              <table:table-cell office:value-type="float" office:value="0.0718027823666695">
                <text:p>0.07180278236666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0186">
                <text:p>-0.0186</text:p>
              </table:table-cell>
              <table:table-cell office:value-type="float" office:value="-339.050021852112">
                <text:p>-339.050021852112</text:p>
              </table:table-cell>
              <table:table-cell office:value-type="float" office:value="227">
                <text:p>227</text:p>
              </table:table-cell>
              <table:table-cell office:value-type="float" office:value="-0.0426166666666667">
                <text:p>-0.0426166666666667</text:p>
              </table:table-cell>
              <table:table-cell office:value-type="float" office:value="0.0357694490333361">
                <text:p>0.03576944903333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0156">
                <text:p>-0.0156</text:p>
              </table:table-cell>
              <table:table-cell office:value-type="float" office:value="-337.360291224397">
                <text:p>-337.360291224397</text:p>
              </table:table-cell>
              <table:table-cell office:value-type="float" office:value="228">
                <text:p>228</text:p>
              </table:table-cell>
              <table:table-cell office:value-type="float" office:value="-0.04225">
                <text:p>-0.04225</text:p>
              </table:table-cell>
              <table:table-cell office:value-type="float" office:value="-0.00554721763333055">
                <text:p>-0.005547217633330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0177">
                <text:p>-0.0177</text:p>
              </table:table-cell>
              <table:table-cell office:value-type="float" office:value="-335.721412833153">
                <text:p>-335.721412833153</text:p>
              </table:table-cell>
              <table:table-cell office:value-type="float" office:value="229">
                <text:p>229</text:p>
              </table:table-cell>
              <table:table-cell office:value-type="float" office:value="-0.0387833333333333">
                <text:p>-0.0387833333333333</text:p>
              </table:table-cell>
              <table:table-cell office:value-type="float" office:value="-0.0481638842999972">
                <text:p>-0.04816388429999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0233">
                <text:p>-0.0233</text:p>
              </table:table-cell>
              <table:table-cell office:value-type="float" office:value="-334.132767583866">
                <text:p>-334.132767583866</text:p>
              </table:table-cell>
              <table:table-cell office:value-type="float" office:value="230">
                <text:p>230</text:p>
              </table:table-cell>
              <table:table-cell office:value-type="float" office:value="-0.0306333333333333">
                <text:p>-0.0306333333333333</text:p>
              </table:table-cell>
              <table:table-cell office:value-type="float" office:value="-0.0904138842999972">
                <text:p>-0.09041388429999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0107">
                <text:p>-0.0107</text:p>
              </table:table-cell>
              <table:table-cell office:value-type="float" office:value="-332.590654977492">
                <text:p>-332.590654977492</text:p>
              </table:table-cell>
              <table:table-cell office:value-type="float" office:value="231">
                <text:p>231</text:p>
              </table:table-cell>
              <table:table-cell office:value-type="float" office:value="-0.0233">
                <text:p>-0.0233</text:p>
              </table:table-cell>
              <table:table-cell office:value-type="float" office:value="-0.129197217633331">
                <text:p>-0.1291972176333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221">
                <text:p>0.0221</text:p>
              </table:table-cell>
              <table:table-cell office:value-type="float" office:value="-331.086733100816">
                <text:p>-331.086733100816</text:p>
              </table:table-cell>
              <table:table-cell office:value-type="float" office:value="232">
                <text:p>232</text:p>
              </table:table-cell>
              <table:table-cell office:value-type="float" office:value="-0.0205166666666667">
                <text:p>-0.0205166666666667</text:p>
              </table:table-cell>
              <table:table-cell office:value-type="float" office:value="-0.159830550966664">
                <text:p>-0.1598305509666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254">
                <text:p>0.0254</text:p>
              </table:table-cell>
              <table:table-cell office:value-type="float" office:value="-329.613514333524">
                <text:p>-329.613514333524</text:p>
              </table:table-cell>
              <table:table-cell office:value-type="float" office:value="233">
                <text:p>233</text:p>
              </table:table-cell>
              <table:table-cell office:value-type="float" office:value="-0.0185833333333333">
                <text:p>-0.0185833333333333</text:p>
              </table:table-cell>
              <table:table-cell office:value-type="float" office:value="-0.183130550966664">
                <text:p>-0.1831305509666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011">
                <text:p>0.0011</text:p>
              </table:table-cell>
              <table:table-cell office:value-type="float" office:value="-328.168075743402">
                <text:p>-328.168075743402</text:p>
              </table:table-cell>
              <table:table-cell office:value-type="float" office:value="234">
                <text:p>234</text:p>
              </table:table-cell>
              <table:table-cell office:value-type="float" office:value="-0.0152666666666667">
                <text:p>-0.0152666666666667</text:p>
              </table:table-cell>
              <table:table-cell office:value-type="float" office:value="-0.203647217633331">
                <text:p>-0.2036472176333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0061">
                <text:p>-0.0061</text:p>
              </table:table-cell>
              <table:table-cell office:value-type="float" office:value="-326.748354762896">
                <text:p>-326.748354762896</text:p>
              </table:table-cell>
              <table:table-cell office:value-type="float" office:value="235">
                <text:p>235</text:p>
              </table:table-cell>
              <table:table-cell office:value-type="float" office:value="-0.0131166666666667">
                <text:p>-0.0131166666666667</text:p>
              </table:table-cell>
              <table:table-cell office:value-type="float" office:value="-0.222230550966664">
                <text:p>-0.2222305509666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0034">
                <text:p>-0.0034</text:p>
              </table:table-cell>
              <table:table-cell office:value-type="float" office:value="-325.350922720627">
                <text:p>-325.350922720627</text:p>
              </table:table-cell>
              <table:table-cell office:value-type="float" office:value="236">
                <text:p>236</text:p>
              </table:table-cell>
              <table:table-cell office:value-type="float" office:value="-0.0184">
                <text:p>-0.0184</text:p>
              </table:table-cell>
              <table:table-cell office:value-type="float" office:value="-0.237497217633331">
                <text:p>-0.237497217633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022">
                <text:p>0.0022</text:p>
              </table:table-cell>
              <table:table-cell office:value-type="float" office:value="-323.973528921902">
                <text:p>-323.973528921902</text:p>
              </table:table-cell>
              <table:table-cell office:value-type="float" office:value="237">
                <text:p>237</text:p>
              </table:table-cell>
              <table:table-cell office:value-type="float" office:value="-0.0255333333333333">
                <text:p>-0.0255333333333333</text:p>
              </table:table-cell>
              <table:table-cell office:value-type="float" office:value="-0.250613884299997">
                <text:p>-0.2506138842999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0096">
                <text:p>-0.0096</text:p>
              </table:table-cell>
              <table:table-cell office:value-type="float" office:value="-322.621330092171">
                <text:p>-322.621330092171</text:p>
              </table:table-cell>
              <table:table-cell office:value-type="float" office:value="238">
                <text:p>238</text:p>
              </table:table-cell>
              <table:table-cell office:value-type="float" office:value="-0.0282">
                <text:p>-0.0282</text:p>
              </table:table-cell>
              <table:table-cell office:value-type="float" office:value="-0.269013884299997">
                <text:p>-0.2690138842999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0174">
                <text:p>-0.0174</text:p>
              </table:table-cell>
              <table:table-cell office:value-type="float" office:value="-321.301297923256">
                <text:p>-321.301297923256</text:p>
              </table:table-cell>
              <table:table-cell office:value-type="float" office:value="239">
                <text:p>239</text:p>
              </table:table-cell>
              <table:table-cell office:value-type="float" office:value="-0.0277">
                <text:p>-0.0277</text:p>
              </table:table-cell>
              <table:table-cell office:value-type="float" office:value="-0.29454721763333">
                <text:p>-0.2945472176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0149">
                <text:p>-0.0149</text:p>
              </table:table-cell>
              <table:table-cell office:value-type="float" office:value="-320.015924915185">
                <text:p>-320.015924915185</text:p>
              </table:table-cell>
              <table:table-cell office:value-type="float" office:value="240">
                <text:p>240</text:p>
              </table:table-cell>
              <table:table-cell office:value-type="float" office:value="-0.0263166666666667">
                <text:p>-0.0263166666666667</text:p>
              </table:table-cell>
              <table:table-cell office:value-type="float" office:value="-0.32274721763333">
                <text:p>-0.3227472176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0031">
                <text:p>-0.0031</text:p>
              </table:table-cell>
              <table:table-cell office:value-type="float" office:value="-318.764540272154">
                <text:p>-318.764540272154</text:p>
              </table:table-cell>
              <table:table-cell office:value-type="float" office:value="241">
                <text:p>241</text:p>
              </table:table-cell>
              <table:table-cell office:value-type="float" office:value="-0.0260333333333333">
                <text:p>-0.0260333333333333</text:p>
              </table:table-cell>
              <table:table-cell office:value-type="float" office:value="-0.35044721763333">
                <text:p>-0.3504472176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049">
                <text:p>0.0049</text:p>
              </table:table-cell>
              <table:table-cell office:value-type="float" office:value="-317.545597635672">
                <text:p>-317.545597635672</text:p>
              </table:table-cell>
              <table:table-cell office:value-type="float" office:value="242">
                <text:p>242</text:p>
              </table:table-cell>
              <table:table-cell office:value-type="float" office:value="-0.02435">
                <text:p>-0.02435</text:p>
              </table:table-cell>
              <table:table-cell office:value-type="float" office:value="-0.376763884299997">
                <text:p>-0.3767638842999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039">
                <text:p>0.0039</text:p>
              </table:table-cell>
              <table:table-cell office:value-type="float" office:value="-316.358652879038">
                <text:p>-316.358652879038</text:p>
              </table:table-cell>
              <table:table-cell office:value-type="float" office:value="243">
                <text:p>243</text:p>
              </table:table-cell>
              <table:table-cell office:value-type="float" office:value="-0.0199833333333333">
                <text:p>-0.0199833333333333</text:p>
              </table:table-cell>
              <table:table-cell office:value-type="float" office:value="-0.402797217633331">
                <text:p>-0.402797217633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005">
                <text:p>0.0005</text:p>
              </table:table-cell>
              <table:table-cell office:value-type="float" office:value="-315.201871096188">
                <text:p>-315.201871096188</text:p>
              </table:table-cell>
              <table:table-cell office:value-type="float" office:value="244">
                <text:p>244</text:p>
              </table:table-cell>
              <table:table-cell office:value-type="float" office:value="-0.01665">
                <text:p>-0.01665</text:p>
              </table:table-cell>
              <table:table-cell office:value-type="float" office:value="-0.42714721763333">
                <text:p>-0.4271472176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088">
                <text:p>0.0088</text:p>
              </table:table-cell>
              <table:table-cell office:value-type="float" office:value="-314.070756638919">
                <text:p>-314.070756638919</text:p>
              </table:table-cell>
              <table:table-cell office:value-type="float" office:value="245">
                <text:p>245</text:p>
              </table:table-cell>
              <table:table-cell office:value-type="float" office:value="-0.0159833333333333">
                <text:p>-0.0159833333333333</text:p>
              </table:table-cell>
              <table:table-cell office:value-type="float" office:value="-0.447130550966664">
                <text:p>-0.4471305509666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051">
                <text:p>0.0051</text:p>
              </table:table-cell>
              <table:table-cell office:value-type="float" office:value="-312.961864503936">
                <text:p>-312.961864503936</text:p>
              </table:table-cell>
              <table:table-cell office:value-type="float" office:value="246">
                <text:p>246</text:p>
              </table:table-cell>
              <table:table-cell office:value-type="float" office:value="-0.0172833333333333">
                <text:p>-0.0172833333333333</text:p>
              </table:table-cell>
              <table:table-cell office:value-type="float" office:value="-0.463780550966664">
                <text:p>-0.463780550966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009">
                <text:p>0.0009</text:p>
              </table:table-cell>
              <table:table-cell office:value-type="float" office:value="-311.874420246295">
                <text:p>-311.874420246295</text:p>
              </table:table-cell>
              <table:table-cell office:value-type="float" office:value="247">
                <text:p>247</text:p>
              </table:table-cell>
              <table:table-cell office:value-type="float" office:value="-0.01675">
                <text:p>-0.01675</text:p>
              </table:table-cell>
              <table:table-cell office:value-type="float" office:value="-0.479763884299997">
                <text:p>-0.4797638842999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029">
                <text:p>-0.0029</text:p>
              </table:table-cell>
              <table:table-cell office:value-type="float" office:value="-310.809610126609">
                <text:p>-310.809610126609</text:p>
              </table:table-cell>
              <table:table-cell office:value-type="float" office:value="248">
                <text:p>248</text:p>
              </table:table-cell>
              <table:table-cell office:value-type="float" office:value="-0.0139166666666667">
                <text:p>-0.0139166666666667</text:p>
              </table:table-cell>
              <table:table-cell office:value-type="float" office:value="-0.497047217633331">
                <text:p>-0.497047217633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071">
                <text:p>0.0071</text:p>
              </table:table-cell>
              <table:table-cell office:value-type="float" office:value="-309.766790307521">
                <text:p>-309.766790307521</text:p>
              </table:table-cell>
              <table:table-cell office:value-type="float" office:value="249">
                <text:p>249</text:p>
              </table:table-cell>
              <table:table-cell office:value-type="float" office:value="-0.01135">
                <text:p>-0.01135</text:p>
              </table:table-cell>
              <table:table-cell office:value-type="float" office:value="-0.513797217633331">
                <text:p>-0.5137972176333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175">
                <text:p>0.0175</text:p>
              </table:table-cell>
              <table:table-cell office:value-type="float" office:value="-308.743031670862">
                <text:p>-308.743031670862</text:p>
              </table:table-cell>
              <table:table-cell office:value-type="float" office:value="250">
                <text:p>250</text:p>
              </table:table-cell>
              <table:table-cell office:value-type="float" office:value="-0.00953333333333333">
                <text:p>-0.00953333333333333</text:p>
              </table:table-cell>
              <table:table-cell office:value-type="float" office:value="-0.527713884299997">
                <text:p>-0.5277138842999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242">
                <text:p>0.0242</text:p>
              </table:table-cell>
              <table:table-cell office:value-type="float" office:value="-307.735685077386">
                <text:p>-307.735685077386</text:p>
              </table:table-cell>
              <table:table-cell office:value-type="float" office:value="251">
                <text:p>251</text:p>
              </table:table-cell>
              <table:table-cell office:value-type="float" office:value="-0.00763333333333333">
                <text:p>-0.00763333333333333</text:p>
              </table:table-cell>
              <table:table-cell office:value-type="float" office:value="-0.539063884299997">
                <text:p>-0.5390638842999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16">
                <text:p>0.016</text:p>
              </table:table-cell>
              <table:table-cell office:value-type="float" office:value="-306.742860883544">
                <text:p>-306.742860883544</text:p>
              </table:table-cell>
              <table:table-cell office:value-type="float" office:value="252">
                <text:p>252</text:p>
              </table:table-cell>
              <table:table-cell office:value-type="float" office:value="-0.00701666666666667">
                <text:p>-0.00701666666666667</text:p>
              </table:table-cell>
              <table:table-cell office:value-type="float" office:value="-0.548597217633331">
                <text:p>-0.5485972176333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123">
                <text:p>0.0123</text:p>
              </table:table-cell>
              <table:table-cell office:value-type="float" office:value="-305.762595977339">
                <text:p>-305.762595977339</text:p>
              </table:table-cell>
              <table:table-cell office:value-type="float" office:value="253">
                <text:p>253</text:p>
              </table:table-cell>
              <table:table-cell office:value-type="float" office:value="-0.00731666666666667">
                <text:p>-0.00731666666666667</text:p>
              </table:table-cell>
              <table:table-cell office:value-type="float" office:value="-0.556230550966664">
                <text:p>-0.5562305509666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008">
                <text:p>0.0008</text:p>
              </table:table-cell>
              <table:table-cell office:value-type="float" office:value="-304.794213978997">
                <text:p>-304.794213978997</text:p>
              </table:table-cell>
              <table:table-cell office:value-type="float" office:value="254">
                <text:p>254</text:p>
              </table:table-cell>
              <table:table-cell office:value-type="float" office:value="-0.01135">
                <text:p>-0.01135</text:p>
              </table:table-cell>
              <table:table-cell office:value-type="float" office:value="-0.563247217633331">
                <text:p>-0.5632472176333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053">
                <text:p>0.0053</text:p>
              </table:table-cell>
              <table:table-cell office:value-type="float" office:value="-303.837953973981">
                <text:p>-303.837953973981</text:p>
              </table:table-cell>
              <table:table-cell office:value-type="float" office:value="255">
                <text:p>255</text:p>
              </table:table-cell>
              <table:table-cell office:value-type="float" office:value="-0.0156">
                <text:p>-0.0156</text:p>
              </table:table-cell>
              <table:table-cell office:value-type="float" office:value="-0.570563884299997">
                <text:p>-0.570563884299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067">
                <text:p>-0.0067</text:p>
              </table:table-cell>
              <table:table-cell office:value-type="float" office:value="-302.897768518989">
                <text:p>-302.897768518989</text:p>
              </table:table-cell>
              <table:table-cell office:value-type="float" office:value="256">
                <text:p>256</text:p>
              </table:table-cell>
              <table:table-cell office:value-type="float" office:value="-0.01845">
                <text:p>-0.01845</text:p>
              </table:table-cell>
              <table:table-cell office:value-type="float" office:value="-0.581913884299997">
                <text:p>-0.581913884299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013">
                <text:p>-0.0013</text:p>
              </table:table-cell>
              <table:table-cell office:value-type="float" office:value="-301.977805991273">
                <text:p>-301.977805991273</text:p>
              </table:table-cell>
              <table:table-cell office:value-type="float" office:value="257">
                <text:p>257</text:p>
              </table:table-cell>
              <table:table-cell office:value-type="float" office:value="-0.0186833333333333">
                <text:p>-0.0186833333333333</text:p>
              </table:table-cell>
              <table:table-cell office:value-type="float" office:value="-0.597513884299997">
                <text:p>-0.5975138842999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011">
                <text:p>-0.0011</text:p>
              </table:table-cell>
              <table:table-cell office:value-type="float" office:value="-301.080801026195">
                <text:p>-301.080801026195</text:p>
              </table:table-cell>
              <table:table-cell office:value-type="float" office:value="258">
                <text:p>258</text:p>
              </table:table-cell>
              <table:table-cell office:value-type="float" office:value="-0.0177833333333333">
                <text:p>-0.0177833333333333</text:p>
              </table:table-cell>
              <table:table-cell office:value-type="float" office:value="-0.615963884299997">
                <text:p>-0.6159638842999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109">
                <text:p>0.0109</text:p>
              </table:table-cell>
              <table:table-cell office:value-type="float" office:value="-300.206871002609">
                <text:p>-300.206871002609</text:p>
              </table:table-cell>
              <table:table-cell office:value-type="float" office:value="259">
                <text:p>259</text:p>
              </table:table-cell>
              <table:table-cell office:value-type="float" office:value="-0.0158333333333333">
                <text:p>-0.0158333333333333</text:p>
              </table:table-cell>
              <table:table-cell office:value-type="float" office:value="-0.63464721763333">
                <text:p>-0.6346472176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062">
                <text:p>0.0062</text:p>
              </table:table-cell>
              <table:table-cell office:value-type="float" office:value="-299.355005045808">
                <text:p>-299.355005045808</text:p>
              </table:table-cell>
              <table:table-cell office:value-type="float" office:value="260">
                <text:p>260</text:p>
              </table:table-cell>
              <table:table-cell office:value-type="float" office:value="-0.0131666666666667">
                <text:p>-0.0131666666666667</text:p>
              </table:table-cell>
              <table:table-cell office:value-type="float" office:value="-0.652430550966664">
                <text:p>-0.6524305509666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17">
                <text:p>0.017</text:p>
              </table:table-cell>
              <table:table-cell office:value-type="float" office:value="-298.523152585457">
                <text:p>-298.523152585457</text:p>
              </table:table-cell>
              <table:table-cell office:value-type="float" office:value="261">
                <text:p>261</text:p>
              </table:table-cell>
              <table:table-cell office:value-type="float" office:value="-0.0114833333333333">
                <text:p>-0.0114833333333333</text:p>
              </table:table-cell>
              <table:table-cell office:value-type="float" office:value="-0.668263884299997">
                <text:p>-0.6682638842999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093">
                <text:p>0.0093</text:p>
              </table:table-cell>
              <table:table-cell office:value-type="float" office:value="-297.708560220742">
                <text:p>-297.708560220742</text:p>
              </table:table-cell>
              <table:table-cell office:value-type="float" office:value="262">
                <text:p>262</text:p>
              </table:table-cell>
              <table:table-cell office:value-type="float" office:value="-0.00796666666666667">
                <text:p>-0.00796666666666667</text:p>
              </table:table-cell>
              <table:table-cell office:value-type="float" office:value="-0.681430550966664">
                <text:p>-0.6814305509666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088">
                <text:p>0.0088</text:p>
              </table:table-cell>
              <table:table-cell office:value-type="float" office:value="-296.909466734516">
                <text:p>-296.909466734516</text:p>
              </table:table-cell>
              <table:table-cell office:value-type="float" office:value="263">
                <text:p>263</text:p>
              </table:table-cell>
              <table:table-cell office:value-type="float" office:value="-0.00471666666666667">
                <text:p>-0.00471666666666667</text:p>
              </table:table-cell>
              <table:table-cell office:value-type="float" office:value="-0.692913884299997">
                <text:p>-0.6929138842999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2">
                <text:p>0.02</text:p>
              </table:table-cell>
              <table:table-cell office:value-type="float" office:value="-296.122295549056">
                <text:p>-296.122295549056</text:p>
              </table:table-cell>
              <table:table-cell office:value-type="float" office:value="264">
                <text:p>264</text:p>
              </table:table-cell>
              <table:table-cell office:value-type="float" office:value="-0.00226666666666667">
                <text:p>-0.00226666666666667</text:p>
              </table:table-cell>
              <table:table-cell office:value-type="float" office:value="-0.700880550966664">
                <text:p>-0.7008805509666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04">
                <text:p>0.0304</text:p>
              </table:table-cell>
              <table:table-cell office:value-type="float" office:value="-295.343753302856">
                <text:p>-295.343753302856</text:p>
              </table:table-cell>
              <table:table-cell office:value-type="float" office:value="265">
                <text:p>265</text:p>
              </table:table-cell>
              <table:table-cell office:value-type="float" office:value="-0.00283333333333333">
                <text:p>-0.00283333333333333</text:p>
              </table:table-cell>
              <table:table-cell office:value-type="float" office:value="-0.705597217633331">
                <text:p>-0.7055972176333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209">
                <text:p>0.0209</text:p>
              </table:table-cell>
              <table:table-cell office:value-type="float" office:value="-294.57135910122">
                <text:p>-294.57135910122</text:p>
              </table:table-cell>
              <table:table-cell office:value-type="float" office:value="266">
                <text:p>266</text:p>
              </table:table-cell>
              <table:table-cell office:value-type="float" office:value="-0.00326666666666667">
                <text:p>-0.00326666666666667</text:p>
              </table:table-cell>
              <table:table-cell office:value-type="float" office:value="-0.707863884299997">
                <text:p>-0.7078638842999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136">
                <text:p>0.0136</text:p>
              </table:table-cell>
              <table:table-cell office:value-type="float" office:value="-293.805646037259">
                <text:p>-293.805646037259</text:p>
              </table:table-cell>
              <table:table-cell office:value-type="float" office:value="267">
                <text:p>267</text:p>
              </table:table-cell>
              <table:table-cell office:value-type="float" office:value="-0.00326666666666667">
                <text:p>-0.00326666666666667</text:p>
              </table:table-cell>
              <table:table-cell office:value-type="float" office:value="-0.71069721763333">
                <text:p>-0.7106972176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067">
                <text:p>0.0067</text:p>
              </table:table-cell>
              <table:table-cell office:value-type="float" office:value="-293.047011871951">
                <text:p>-293.047011871951</text:p>
              </table:table-cell>
              <table:table-cell office:value-type="float" office:value="268">
                <text:p>268</text:p>
              </table:table-cell>
              <table:table-cell office:value-type="float" office:value="-0.00385">
                <text:p>-0.00385</text:p>
              </table:table-cell>
              <table:table-cell office:value-type="float" office:value="-0.713963884299997">
                <text:p>-0.7139638842999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088">
                <text:p>0.0088</text:p>
              </table:table-cell>
              <table:table-cell office:value-type="float" office:value="-292.295421210803">
                <text:p>-292.295421210803</text:p>
              </table:table-cell>
              <table:table-cell office:value-type="float" office:value="269">
                <text:p>269</text:p>
              </table:table-cell>
              <table:table-cell office:value-type="float" office:value="-0.00416666666666667">
                <text:p>-0.00416666666666667</text:p>
              </table:table-cell>
              <table:table-cell office:value-type="float" office:value="-0.717230550966664">
                <text:p>-0.7172305509666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165">
                <text:p>0.0165</text:p>
              </table:table-cell>
              <table:table-cell office:value-type="float" office:value="-291.551419252961">
                <text:p>-291.551419252961</text:p>
              </table:table-cell>
              <table:table-cell office:value-type="float" office:value="270">
                <text:p>270</text:p>
              </table:table-cell>
              <table:table-cell office:value-type="float" office:value="-0.00286666666666667">
                <text:p>-0.00286666666666667</text:p>
              </table:table-cell>
              <table:table-cell office:value-type="float" office:value="-0.721080550966664">
                <text:p>-0.7210805509666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285">
                <text:p>0.0285</text:p>
              </table:table-cell>
              <table:table-cell office:value-type="float" office:value="-290.815283138242">
                <text:p>-290.815283138242</text:p>
              </table:table-cell>
              <table:table-cell office:value-type="float" office:value="271">
                <text:p>271</text:p>
              </table:table-cell>
              <table:table-cell office:value-type="float" office:value="-0.00271666666666667">
                <text:p>-0.00271666666666667</text:p>
              </table:table-cell>
              <table:table-cell office:value-type="float" office:value="-0.72524721763333">
                <text:p>-0.7252472176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287">
                <text:p>0.0287</text:p>
              </table:table-cell>
              <table:table-cell office:value-type="float" office:value="-290.085680037429">
                <text:p>-290.085680037429</text:p>
              </table:table-cell>
              <table:table-cell office:value-type="float" office:value="272">
                <text:p>272</text:p>
              </table:table-cell>
              <table:table-cell office:value-type="float" office:value="-0.000550000000000002">
                <text:p>-0.000550000000000002</text:p>
              </table:table-cell>
              <table:table-cell office:value-type="float" office:value="-0.728113884299997">
                <text:p>-0.7281138842999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145">
                <text:p>0.0145</text:p>
              </table:table-cell>
              <table:table-cell office:value-type="float" office:value="-289.362428035454">
                <text:p>-289.362428035454</text:p>
              </table:table-cell>
              <table:table-cell office:value-type="float" office:value="273">
                <text:p>273</text:p>
              </table:table-cell>
              <table:table-cell office:value-type="float" office:value="0.0021">
                <text:p>0.0021</text:p>
              </table:table-cell>
              <table:table-cell office:value-type="float" office:value="-0.730830550966664">
                <text:p>-0.7308305509666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197">
                <text:p>0.0197</text:p>
              </table:table-cell>
              <table:table-cell office:value-type="float" office:value="-288.643339543488">
                <text:p>-288.643339543488</text:p>
              </table:table-cell>
              <table:table-cell office:value-type="float" office:value="274">
                <text:p>274</text:p>
              </table:table-cell>
              <table:table-cell office:value-type="float" office:value="0.0033">
                <text:p>0.0033</text:p>
              </table:table-cell>
              <table:table-cell office:value-type="float" office:value="-0.731380550966664">
                <text:p>-0.7313805509666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247">
                <text:p>0.0247</text:p>
              </table:table-cell>
              <table:table-cell office:value-type="float" office:value="-287.925756993982">
                <text:p>-287.925756993982</text:p>
              </table:table-cell>
              <table:table-cell office:value-type="float" office:value="275">
                <text:p>275</text:p>
              </table:table-cell>
              <table:table-cell office:value-type="float" office:value="0.000966666666666664">
                <text:p>0.000966666666666664</text:p>
              </table:table-cell>
              <table:table-cell office:value-type="float" office:value="-0.729280550966664">
                <text:p>-0.7292805509666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237">
                <text:p>0.0237</text:p>
              </table:table-cell>
              <table:table-cell office:value-type="float" office:value="-287.208478857224">
                <text:p>-287.208478857224</text:p>
              </table:table-cell>
              <table:table-cell office:value-type="float" office:value="276">
                <text:p>276</text:p>
              </table:table-cell>
              <table:table-cell office:value-type="float" office:value="-0.001">
                <text:p>-0.001</text:p>
              </table:table-cell>
              <table:table-cell office:value-type="float" office:value="-0.725980550966664">
                <text:p>-0.7259805509666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145">
                <text:p>0.0145</text:p>
              </table:table-cell>
              <table:table-cell office:value-type="float" office:value="-286.493825277817">
                <text:p>-286.493825277817</text:p>
              </table:table-cell>
              <table:table-cell office:value-type="float" office:value="277">
                <text:p>277</text:p>
              </table:table-cell>
              <table:table-cell office:value-type="float" office:value="-0.000833333333333335">
                <text:p>-0.000833333333333335</text:p>
              </table:table-cell>
              <table:table-cell office:value-type="float" office:value="-0.725013884299997">
                <text:p>-0.7250138842999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169">
                <text:p>0.0169</text:p>
              </table:table-cell>
              <table:table-cell office:value-type="float" office:value="-285.783739966306">
                <text:p>-285.783739966306</text:p>
              </table:table-cell>
              <table:table-cell office:value-type="float" office:value="278">
                <text:p>278</text:p>
              </table:table-cell>
              <table:table-cell office:value-type="float" office:value="-0.00343333333333333">
                <text:p>-0.00343333333333333</text:p>
              </table:table-cell>
              <table:table-cell office:value-type="float" office:value="-0.726013884299997">
                <text:p>-0.7260138842999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155">
                <text:p>0.0155</text:p>
              </table:table-cell>
              <table:table-cell office:value-type="float" office:value="-285.07803424802">
                <text:p>-285.07803424802</text:p>
              </table:table-cell>
              <table:table-cell office:value-type="float" office:value="279">
                <text:p>279</text:p>
              </table:table-cell>
              <table:table-cell office:value-type="float" office:value="-0.00701666666666667">
                <text:p>-0.00701666666666667</text:p>
              </table:table-cell>
              <table:table-cell office:value-type="float" office:value="-0.726847217633331">
                <text:p>-0.7268472176333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041">
                <text:p>0.0041</text:p>
              </table:table-cell>
              <table:table-cell office:value-type="float" office:value="-284.379273224991">
                <text:p>-284.379273224991</text:p>
              </table:table-cell>
              <table:table-cell office:value-type="float" office:value="280">
                <text:p>280</text:p>
              </table:table-cell>
              <table:table-cell office:value-type="float" office:value="-0.0120666666666667">
                <text:p>-0.0120666666666667</text:p>
              </table:table-cell>
              <table:table-cell office:value-type="float" office:value="-0.730280550966664">
                <text:p>-0.7302805509666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032">
                <text:p>0.0032</text:p>
              </table:table-cell>
              <table:table-cell office:value-type="float" office:value="-283.690987590412">
                <text:p>-283.690987590412</text:p>
              </table:table-cell>
              <table:table-cell office:value-type="float" office:value="281">
                <text:p>281</text:p>
              </table:table-cell>
              <table:table-cell office:value-type="float" office:value="-0.0159833333333333">
                <text:p>-0.0159833333333333</text:p>
              </table:table-cell>
              <table:table-cell office:value-type="float" office:value="-0.737297217633331">
                <text:p>-0.7372972176333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066">
                <text:p>-0.0066</text:p>
              </table:table-cell>
              <table:table-cell office:value-type="float" office:value="-283.018149717338">
                <text:p>-283.018149717338</text:p>
              </table:table-cell>
              <table:table-cell office:value-type="float" office:value="282">
                <text:p>282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-0.749363884299997">
                <text:p>-0.7493638842999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09">
                <text:p>-0.009</text:p>
              </table:table-cell>
              <table:table-cell office:value-type="float" office:value="-282.364579450297">
                <text:p>-282.364579450297</text:p>
              </table:table-cell>
              <table:table-cell office:value-type="float" office:value="283">
                <text:p>283</text:p>
              </table:table-cell>
              <table:table-cell office:value-type="float" office:value="-0.01825">
                <text:p>-0.01825</text:p>
              </table:table-cell>
              <table:table-cell office:value-type="float" office:value="-0.765347217633331">
                <text:p>-0.7653472176333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028">
                <text:p>0.0028</text:p>
              </table:table-cell>
              <table:table-cell office:value-type="float" office:value="-281.732518701257">
                <text:p>-281.732518701257</text:p>
              </table:table-cell>
              <table:table-cell office:value-type="float" office:value="284">
                <text:p>284</text:p>
              </table:table-cell>
              <table:table-cell office:value-type="float" office:value="-0.0158">
                <text:p>-0.0158</text:p>
              </table:table-cell>
              <table:table-cell office:value-type="float" office:value="-0.783680550966664">
                <text:p>-0.7836805509666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16">
                <text:p>0.016</text:p>
              </table:table-cell>
              <table:table-cell office:value-type="float" office:value="-281.121777005962">
                <text:p>-281.121777005962</text:p>
              </table:table-cell>
              <table:table-cell office:value-type="float" office:value="285">
                <text:p>285</text:p>
              </table:table-cell>
              <table:table-cell office:value-type="float" office:value="-0.0152333333333333">
                <text:p>-0.0152333333333333</text:p>
              </table:table-cell>
              <table:table-cell office:value-type="float" office:value="-0.801930550966664">
                <text:p>-0.8019305509666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188">
                <text:p>0.0188</text:p>
              </table:table-cell>
              <table:table-cell office:value-type="float" office:value="-280.529810019144">
                <text:p>-280.529810019144</text:p>
              </table:table-cell>
              <table:table-cell office:value-type="float" office:value="286">
                <text:p>286</text:p>
              </table:table-cell>
              <table:table-cell office:value-type="float" office:value="-0.0113">
                <text:p>-0.0113</text:p>
              </table:table-cell>
              <table:table-cell office:value-type="float" office:value="-0.817730550966664">
                <text:p>-0.8177305509666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066">
                <text:p>0.0066</text:p>
              </table:table-cell>
              <table:table-cell office:value-type="float" office:value="-279.955960033927">
                <text:p>-279.955960033927</text:p>
              </table:table-cell>
              <table:table-cell office:value-type="float" office:value="287">
                <text:p>287</text:p>
              </table:table-cell>
              <table:table-cell office:value-type="float" office:value="-0.00676666666666667">
                <text:p>-0.00676666666666667</text:p>
              </table:table-cell>
              <table:table-cell office:value-type="float" office:value="-0.832963884299997">
                <text:p>-0.8329638842999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17">
                <text:p>0.017</text:p>
              </table:table-cell>
              <table:table-cell office:value-type="float" office:value="-279.396222798636">
                <text:p>-279.396222798636</text:p>
              </table:table-cell>
              <table:table-cell office:value-type="float" office:value="288">
                <text:p>288</text:p>
              </table:table-cell>
              <table:table-cell office:value-type="float" office:value="-0.00456666666666667">
                <text:p>-0.00456666666666667</text:p>
              </table:table-cell>
              <table:table-cell office:value-type="float" office:value="-0.844263884299997">
                <text:p>-0.8442638842999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182">
                <text:p>0.0182</text:p>
              </table:table-cell>
              <table:table-cell office:value-type="float" office:value="-278.846017082855">
                <text:p>-278.846017082855</text:p>
              </table:table-cell>
              <table:table-cell office:value-type="float" office:value="289">
                <text:p>289</text:p>
              </table:table-cell>
              <table:table-cell office:value-type="float" office:value="-0.00543333333333333">
                <text:p>-0.00543333333333333</text:p>
              </table:table-cell>
              <table:table-cell office:value-type="float" office:value="-0.851030550966664">
                <text:p>-0.8510305509666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16">
                <text:p>0.016</text:p>
              </table:table-cell>
              <table:table-cell office:value-type="float" office:value="-278.303106228986">
                <text:p>-278.303106228986</text:p>
              </table:table-cell>
              <table:table-cell office:value-type="float" office:value="290">
                <text:p>290</text:p>
              </table:table-cell>
              <table:table-cell office:value-type="float" office:value="-0.00838333333333333">
                <text:p>-0.00838333333333333</text:p>
              </table:table-cell>
              <table:table-cell office:value-type="float" office:value="-0.855597217633331">
                <text:p>-0.8555972176333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108">
                <text:p>0.0108</text:p>
              </table:table-cell>
              <table:table-cell office:value-type="float" office:value="-277.768316096052">
                <text:p>-277.768316096052</text:p>
              </table:table-cell>
              <table:table-cell office:value-type="float" office:value="291">
                <text:p>291</text:p>
              </table:table-cell>
              <table:table-cell office:value-type="float" office:value="-0.0113333333333333">
                <text:p>-0.0113333333333333</text:p>
              </table:table-cell>
              <table:table-cell office:value-type="float" office:value="-0.861030550966664">
                <text:p>-0.8610305509666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011">
                <text:p>0.0011</text:p>
              </table:table-cell>
              <table:table-cell office:value-type="float" office:value="-277.244541330451">
                <text:p>-277.244541330451</text:p>
              </table:table-cell>
              <table:table-cell office:value-type="float" office:value="292">
                <text:p>292</text:p>
              </table:table-cell>
              <table:table-cell office:value-type="float" office:value="-0.0152">
                <text:p>-0.0152</text:p>
              </table:table-cell>
              <table:table-cell office:value-type="float" office:value="-0.869413884299997">
                <text:p>-0.8694138842999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111">
                <text:p>-0.0111</text:p>
              </table:table-cell>
              <table:table-cell office:value-type="float" office:value="-276.734662105344">
                <text:p>-276.734662105344</text:p>
              </table:table-cell>
              <table:table-cell office:value-type="float" office:value="293">
                <text:p>293</text:p>
              </table:table-cell>
              <table:table-cell office:value-type="float" office:value="-0.0173">
                <text:p>-0.0173</text:p>
              </table:table-cell>
              <table:table-cell office:value-type="float" office:value="-0.88074721763333">
                <text:p>-0.8807472176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062">
                <text:p>-0.0062</text:p>
              </table:table-cell>
              <table:table-cell office:value-type="float" office:value="-276.242456276362">
                <text:p>-276.242456276362</text:p>
              </table:table-cell>
              <table:table-cell office:value-type="float" office:value="294">
                <text:p>294</text:p>
              </table:table-cell>
              <table:table-cell office:value-type="float" office:value="-0.0199666666666667">
                <text:p>-0.0199666666666667</text:p>
              </table:table-cell>
              <table:table-cell office:value-type="float" office:value="-0.895947217633331">
                <text:p>-0.8959472176333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056">
                <text:p>0.0056</text:p>
              </table:table-cell>
              <table:table-cell office:value-type="float" office:value="-275.769924976525">
                <text:p>-275.769924976525</text:p>
              </table:table-cell>
              <table:table-cell office:value-type="float" office:value="295">
                <text:p>295</text:p>
              </table:table-cell>
              <table:table-cell office:value-type="float" office:value="-0.0208333333333333">
                <text:p>-0.0208333333333333</text:p>
              </table:table-cell>
              <table:table-cell office:value-type="float" office:value="-0.913247217633331">
                <text:p>-0.9132472176333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-275.319623166521">
                <text:p>-275.319623166521</text:p>
              </table:table-cell>
              <table:table-cell office:value-type="float" office:value="296">
                <text:p>296</text:p>
              </table:table-cell>
              <table:table-cell office:value-type="float" office:value="-0.0178333333333333">
                <text:p>-0.0178333333333333</text:p>
              </table:table-cell>
              <table:table-cell office:value-type="float" office:value="-0.933213884299997">
                <text:p>-0.933213884299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056">
                <text:p>0.0056</text:p>
              </table:table-cell>
              <table:table-cell office:value-type="float" office:value="-274.892302032234">
                <text:p>-274.892302032234</text:p>
              </table:table-cell>
              <table:table-cell office:value-type="float" office:value="297">
                <text:p>297</text:p>
              </table:table-cell>
              <table:table-cell office:value-type="float" office:value="-0.0122166666666667">
                <text:p>-0.0122166666666667</text:p>
              </table:table-cell>
              <table:table-cell office:value-type="float" office:value="-0.954047217633331">
                <text:p>-0.9540472176333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191">
                <text:p>0.0191</text:p>
              </table:table-cell>
              <table:table-cell office:value-type="float" office:value="-274.484861670284">
                <text:p>-274.484861670284</text:p>
              </table:table-cell>
              <table:table-cell office:value-type="float" office:value="298">
                <text:p>298</text:p>
              </table:table-cell>
              <table:table-cell office:value-type="float" office:value="-0.00685">
                <text:p>-0.00685</text:p>
              </table:table-cell>
              <table:table-cell office:value-type="float" office:value="-0.971880550966664">
                <text:p>-0.971880550966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226">
                <text:p>0.0226</text:p>
              </table:table-cell>
              <table:table-cell office:value-type="float" office:value="-274.091614093478">
                <text:p>-274.091614093478</text:p>
              </table:table-cell>
              <table:table-cell office:value-type="float" office:value="299">
                <text:p>299</text:p>
              </table:table-cell>
              <table:table-cell office:value-type="float" office:value="-0.00511666666666667">
                <text:p>-0.00511666666666667</text:p>
              </table:table-cell>
              <table:table-cell office:value-type="float" office:value="-0.984097217633331">
                <text:p>-0.98409721763333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26">
                <text:p>0.026</text:p>
              </table:table-cell>
              <table:table-cell office:value-type="float" office:value="-273.707148504556">
                <text:p>-273.707148504556</text:p>
              </table:table-cell>
              <table:table-cell office:value-type="float" office:value="300">
                <text:p>300</text:p>
              </table:table-cell>
              <table:table-cell office:value-type="float" office:value="-0.00226666666666667">
                <text:p>-0.00226666666666667</text:p>
              </table:table-cell>
              <table:table-cell office:value-type="float" office:value="-0.990947217633331">
                <text:p>-0.9909472176333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16">
                <text:p>0.016</text:p>
              </table:table-cell>
              <table:table-cell office:value-type="float" office:value="-273.329696326912">
                <text:p>-273.329696326912</text:p>
              </table:table-cell>
              <table:table-cell office:value-type="float" office:value="301">
                <text:p>301</text:p>
              </table:table-cell>
              <table:table-cell office:value-type="float" office:value="-0.00153333333333333">
                <text:p>-0.00153333333333333</text:p>
              </table:table-cell>
              <table:table-cell office:value-type="float" office:value="-0.996063884299997">
                <text:p>-0.996063884299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171">
                <text:p>0.0171</text:p>
              </table:table-cell>
              <table:table-cell office:value-type="float" office:value="-272.956386743489">
                <text:p>-272.956386743489</text:p>
              </table:table-cell>
              <table:table-cell office:value-type="float" office:value="302">
                <text:p>302</text:p>
              </table:table-cell>
              <table:table-cell office:value-type="float" office:value="-0.00218333333333334">
                <text:p>-0.00218333333333334</text:p>
              </table:table-cell>
              <table:table-cell office:value-type="float" office:value="-0.998330550966664">
                <text:p>-0.9983305509666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1">
                <text:p>0.01</text:p>
              </table:table-cell>
              <table:table-cell office:value-type="float" office:value="-272.58646937465">
                <text:p>-272.58646937465</text:p>
              </table:table-cell>
              <table:table-cell office:value-type="float" office:value="303">
                <text:p>303</text:p>
              </table:table-cell>
              <table:table-cell office:value-type="float" office:value="-0.00233333333333333">
                <text:p>-0.00233333333333333</text:p>
              </table:table-cell>
              <table:table-cell office:value-type="float" office:value="-0.999863884299997">
                <text:p>-0.9998638842999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152">
                <text:p>0.0152</text:p>
              </table:table-cell>
              <table:table-cell office:value-type="float" office:value="-272.220574009322">
                <text:p>-272.220574009322</text:p>
              </table:table-cell>
              <table:table-cell office:value-type="float" office:value="304">
                <text:p>304</text:p>
              </table:table-cell>
              <table:table-cell office:value-type="float" office:value="-0.00431666666666667">
                <text:p>-0.00431666666666667</text:p>
              </table:table-cell>
              <table:table-cell office:value-type="float" office:value="-1.00204721763333">
                <text:p>-1.0020472176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217">
                <text:p>0.0217</text:p>
              </table:table-cell>
              <table:table-cell office:value-type="float" office:value="-271.858829787487">
                <text:p>-271.858829787487</text:p>
              </table:table-cell>
              <table:table-cell office:value-type="float" office:value="305">
                <text:p>305</text:p>
              </table:table-cell>
              <table:table-cell office:value-type="float" office:value="-0.00433333333333334">
                <text:p>-0.00433333333333334</text:p>
              </table:table-cell>
              <table:table-cell office:value-type="float" office:value="-1.00438055096666">
                <text:p>-1.0043805509666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141">
                <text:p>0.0141</text:p>
              </table:table-cell>
              <table:table-cell office:value-type="float" office:value="-271.503189370095">
                <text:p>-271.503189370095</text:p>
              </table:table-cell>
              <table:table-cell office:value-type="float" office:value="306">
                <text:p>306</text:p>
              </table:table-cell>
              <table:table-cell office:value-type="float" office:value="-0.00515">
                <text:p>-0.00515</text:p>
              </table:table-cell>
              <table:table-cell office:value-type="float" office:value="-1.00869721763333">
                <text:p>-1.0086972176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159">
                <text:p>0.0159</text:p>
              </table:table-cell>
              <table:table-cell office:value-type="float" office:value="-271.153638821456">
                <text:p>-271.153638821456</text:p>
              </table:table-cell>
              <table:table-cell office:value-type="float" office:value="307">
                <text:p>307</text:p>
              </table:table-cell>
              <table:table-cell office:value-type="float" office:value="-0.00275">
                <text:p>-0.00275</text:p>
              </table:table-cell>
              <table:table-cell office:value-type="float" office:value="-1.01303055096666">
                <text:p>-1.013030550966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122">
                <text:p>0.0122</text:p>
              </table:table-cell>
              <table:table-cell office:value-type="float" office:value="-270.810960275561">
                <text:p>-270.810960275561</text:p>
              </table:table-cell>
              <table:table-cell office:value-type="float" office:value="308">
                <text:p>308</text:p>
              </table:table-cell>
              <table:table-cell office:value-type="float" office:value="0.000266666666666669">
                <text:p>0.000266666666666669</text:p>
              </table:table-cell>
              <table:table-cell office:value-type="float" office:value="-1.01818055096666">
                <text:p>-1.018180550966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244">
                <text:p>0.0244</text:p>
              </table:table-cell>
              <table:table-cell office:value-type="float" office:value="-270.472731372395">
                <text:p>-270.472731372395</text:p>
              </table:table-cell>
              <table:table-cell office:value-type="float" office:value="309">
                <text:p>309</text:p>
              </table:table-cell>
              <table:table-cell office:value-type="float" office:value="0.0021">
                <text:p>0.0021</text:p>
              </table:table-cell>
              <table:table-cell office:value-type="float" office:value="-1.02093055096666">
                <text:p>-1.020930550966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33">
                <text:p>0.0333</text:p>
              </table:table-cell>
              <table:table-cell office:value-type="float" office:value="-270.135928280411">
                <text:p>-270.135928280411</text:p>
              </table:table-cell>
              <table:table-cell office:value-type="float" office:value="310">
                <text:p>310</text:p>
              </table:table-cell>
              <table:table-cell office:value-type="float" office:value="0.0037">
                <text:p>0.0037</text:p>
              </table:table-cell>
              <table:table-cell office:value-type="float" office:value="-1.0206638843">
                <text:p>-1.02066388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27">
                <text:p>0.0327</text:p>
              </table:table-cell>
              <table:table-cell office:value-type="float" office:value="-269.798719703888">
                <text:p>-269.798719703888</text:p>
              </table:table-cell>
              <table:table-cell office:value-type="float" office:value="311">
                <text:p>311</text:p>
              </table:table-cell>
              <table:table-cell office:value-type="float" office:value="0.00445">
                <text:p>0.00445</text:p>
              </table:table-cell>
              <table:table-cell office:value-type="float" office:value="-1.0185638843">
                <text:p>-1.018563884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237">
                <text:p>0.0237</text:p>
              </table:table-cell>
              <table:table-cell office:value-type="float" office:value="-269.459515670247">
                <text:p>-269.459515670247</text:p>
              </table:table-cell>
              <table:table-cell office:value-type="float" office:value="312">
                <text:p>312</text:p>
              </table:table-cell>
              <table:table-cell office:value-type="float" office:value="0.00551666666666667">
                <text:p>0.00551666666666667</text:p>
              </table:table-cell>
              <table:table-cell office:value-type="float" office:value="-1.0148638843">
                <text:p>-1.01486388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204">
                <text:p>0.0204</text:p>
              </table:table-cell>
              <table:table-cell office:value-type="float" office:value="-269.117579906774">
                <text:p>-269.117579906774</text:p>
              </table:table-cell>
              <table:table-cell office:value-type="float" office:value="313">
                <text:p>313</text:p>
              </table:table-cell>
              <table:table-cell office:value-type="float" office:value="0.00448333333333333">
                <text:p>0.00448333333333333</text:p>
              </table:table-cell>
              <table:table-cell office:value-type="float" office:value="-1.0104138843">
                <text:p>-1.01041388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186">
                <text:p>0.0186</text:p>
              </table:table-cell>
              <table:table-cell office:value-type="float" office:value="-268.771864738786">
                <text:p>-268.771864738786</text:p>
              </table:table-cell>
              <table:table-cell office:value-type="float" office:value="314">
                <text:p>31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-1.00489721763333">
                <text:p>-1.0048972176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182">
                <text:p>0.0182</text:p>
              </table:table-cell>
              <table:table-cell office:value-type="float" office:value="-268.42341722997">
                <text:p>-268.42341722997</text:p>
              </table:table-cell>
              <table:table-cell office:value-type="float" office:value="315">
                <text:p>315</text:p>
              </table:table-cell>
              <table:table-cell office:value-type="float" office:value="-0.000766666666666665">
                <text:p>-0.000766666666666665</text:p>
              </table:table-cell>
              <table:table-cell office:value-type="float" office:value="-1.0004138843">
                <text:p>-1.00041388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189">
                <text:p>0.0189</text:p>
              </table:table-cell>
              <table:table-cell office:value-type="float" office:value="-268.074639042032">
                <text:p>-268.074639042032</text:p>
              </table:table-cell>
              <table:table-cell office:value-type="float" office:value="316">
                <text:p>316</text:p>
              </table:table-cell>
              <table:table-cell office:value-type="float" office:value="-0.000933333333333335">
                <text:p>-0.000933333333333335</text:p>
              </table:table-cell>
              <table:table-cell office:value-type="float" office:value="-0.998330550966664">
                <text:p>-0.9983305509666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156">
                <text:p>0.0156</text:p>
              </table:table-cell>
              <table:table-cell office:value-type="float" office:value="-267.728367578367">
                <text:p>-267.728367578367</text:p>
              </table:table-cell>
              <table:table-cell office:value-type="float" office:value="317">
                <text:p>317</text:p>
              </table:table-cell>
              <table:table-cell office:value-type="float" office:value="-0.00151666666666667">
                <text:p>-0.00151666666666667</text:p>
              </table:table-cell>
              <table:table-cell office:value-type="float" office:value="-0.99909721763333">
                <text:p>-0.9990972176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227">
                <text:p>0.0227</text:p>
              </table:table-cell>
              <table:table-cell office:value-type="float" office:value="-267.384756138687">
                <text:p>-267.384756138687</text:p>
              </table:table-cell>
              <table:table-cell office:value-type="float" office:value="318">
                <text:p>318</text:p>
              </table:table-cell>
              <table:table-cell office:value-type="float" office:value="-0.00291666666666666">
                <text:p>-0.00291666666666666</text:p>
              </table:table-cell>
              <table:table-cell office:value-type="float" office:value="-1.00003055096666">
                <text:p>-1.0000305509666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169">
                <text:p>0.0169</text:p>
              </table:table-cell>
              <table:table-cell office:value-type="float" office:value="-267.044371839539">
                <text:p>-267.044371839539</text:p>
              </table:table-cell>
              <table:table-cell office:value-type="float" office:value="319">
                <text:p>319</text:p>
              </table:table-cell>
              <table:table-cell office:value-type="float" office:value="-0.0034">
                <text:p>-0.0034</text:p>
              </table:table-cell>
              <table:table-cell office:value-type="float" office:value="-1.00154721763333">
                <text:p>-1.0015472176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102">
                <text:p>0.0102</text:p>
              </table:table-cell>
              <table:table-cell office:value-type="float" office:value="-266.708591545219">
                <text:p>-266.708591545219</text:p>
              </table:table-cell>
              <table:table-cell office:value-type="float" office:value="320">
                <text:p>320</text:p>
              </table:table-cell>
              <table:table-cell office:value-type="float" office:value="-0.00433333333333333">
                <text:p>-0.00433333333333333</text:p>
              </table:table-cell>
              <table:table-cell office:value-type="float" office:value="-1.0044638843">
                <text:p>-1.00446388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153">
                <text:p>0.0153</text:p>
              </table:table-cell>
              <table:table-cell office:value-type="float" office:value="-266.377873152372">
                <text:p>-266.377873152372</text:p>
              </table:table-cell>
              <table:table-cell office:value-type="float" office:value="321">
                <text:p>321</text:p>
              </table:table-cell>
              <table:table-cell office:value-type="float" office:value="-0.0049">
                <text:p>-0.0049</text:p>
              </table:table-cell>
              <table:table-cell office:value-type="float" office:value="-1.0078638843">
                <text:p>-1.00786388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133">
                <text:p>0.0133</text:p>
              </table:table-cell>
              <table:table-cell office:value-type="float" office:value="-266.053120018155">
                <text:p>-266.053120018155</text:p>
              </table:table-cell>
              <table:table-cell office:value-type="float" office:value="322">
                <text:p>322</text:p>
              </table:table-cell>
              <table:table-cell office:value-type="float" office:value="-0.00771666666666667">
                <text:p>-0.00771666666666667</text:p>
              </table:table-cell>
              <table:table-cell office:value-type="float" office:value="-1.01219721763333">
                <text:p>-1.0121972176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122">
                <text:p>0.0122</text:p>
              </table:table-cell>
              <table:table-cell office:value-type="float" office:value="-265.73486614961">
                <text:p>-265.73486614961</text:p>
              </table:table-cell>
              <table:table-cell office:value-type="float" office:value="323">
                <text:p>323</text:p>
              </table:table-cell>
              <table:table-cell office:value-type="float" office:value="-0.00873333333333333">
                <text:p>-0.00873333333333333</text:p>
              </table:table-cell>
              <table:table-cell office:value-type="float" office:value="-1.01709721763333">
                <text:p>-1.0170972176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058">
                <text:p>0.0058</text:p>
              </table:table-cell>
              <table:table-cell office:value-type="float" office:value="-265.42588163374">
                <text:p>-265.42588163374</text:p>
              </table:table-cell>
              <table:table-cell office:value-type="float" office:value="324">
                <text:p>324</text:p>
              </table:table-cell>
              <table:table-cell office:value-type="float" office:value="-0.00785">
                <text:p>-0.00785</text:p>
              </table:table-cell>
              <table:table-cell office:value-type="float" office:value="-1.0248138843">
                <text:p>-1.02481388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108">
                <text:p>0.0108</text:p>
              </table:table-cell>
              <table:table-cell office:value-type="float" office:value="-265.127131707116">
                <text:p>-265.127131707116</text:p>
              </table:table-cell>
              <table:table-cell office:value-type="float" office:value="325">
                <text:p>325</text:p>
              </table:table-cell>
              <table:table-cell office:value-type="float" office:value="-0.00736666666666667">
                <text:p>-0.00736666666666667</text:p>
              </table:table-cell>
              <table:table-cell office:value-type="float" office:value="-1.03354721763333">
                <text:p>-1.0335472176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155">
                <text:p>0.0155</text:p>
              </table:table-cell>
              <table:table-cell office:value-type="float" office:value="-264.837686280126">
                <text:p>-264.837686280126</text:p>
              </table:table-cell>
              <table:table-cell office:value-type="float" office:value="326">
                <text:p>326</text:p>
              </table:table-cell>
              <table:table-cell office:value-type="float" office:value="-0.00651666666666667">
                <text:p>-0.00651666666666667</text:p>
              </table:table-cell>
              <table:table-cell office:value-type="float" office:value="-1.04139721763333">
                <text:p>-1.0413972176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182">
                <text:p>0.0182</text:p>
              </table:table-cell>
              <table:table-cell office:value-type="float" office:value="-264.557017913604">
                <text:p>-264.557017913604</text:p>
              </table:table-cell>
              <table:table-cell office:value-type="float" office:value="327">
                <text:p>327</text:p>
              </table:table-cell>
              <table:table-cell office:value-type="float" office:value="-0.00451666666666667">
                <text:p>-0.00451666666666667</text:p>
              </table:table-cell>
              <table:table-cell office:value-type="float" office:value="-1.0487638843">
                <text:p>-1.04876388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184">
                <text:p>0.0184</text:p>
              </table:table-cell>
              <table:table-cell office:value-type="float" office:value="-264.284236972248">
                <text:p>-264.284236972248</text:p>
              </table:table-cell>
              <table:table-cell office:value-type="float" office:value="328">
                <text:p>328</text:p>
              </table:table-cell>
              <table:table-cell office:value-type="float" office:value="-0.00141666666666666">
                <text:p>-0.00141666666666666</text:p>
              </table:table-cell>
              <table:table-cell office:value-type="float" office:value="-1.05528055096666">
                <text:p>-1.055280550966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242">
                <text:p>0.0242</text:p>
              </table:table-cell>
              <table:table-cell office:value-type="float" office:value="-264.017314018932">
                <text:p>-264.017314018932</text:p>
              </table:table-cell>
              <table:table-cell office:value-type="float" office:value="329">
                <text:p>329</text:p>
              </table:table-cell>
              <table:table-cell office:value-type="float" office:value="-0.00111666666666667">
                <text:p>-0.00111666666666667</text:p>
              </table:table-cell>
              <table:table-cell office:value-type="float" office:value="-1.05979721763333">
                <text:p>-1.0597972176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244">
                <text:p>0.0244</text:p>
              </table:table-cell>
              <table:table-cell office:value-type="float" office:value="-263.753135263715">
                <text:p>-263.753135263715</text:p>
              </table:table-cell>
              <table:table-cell office:value-type="float" office:value="330">
                <text:p>330</text:p>
              </table:table-cell>
              <table:table-cell office:value-type="float" office:value="-0.00258333333333333">
                <text:p>-0.00258333333333333</text:p>
              </table:table-cell>
              <table:table-cell office:value-type="float" office:value="-1.0612138843">
                <text:p>-1.06121388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126">
                <text:p>0.0126</text:p>
              </table:table-cell>
              <table:table-cell office:value-type="float" office:value="-263.491388485609">
                <text:p>-263.491388485609</text:p>
              </table:table-cell>
              <table:table-cell office:value-type="float" office:value="331">
                <text:p>331</text:p>
              </table:table-cell>
              <table:table-cell office:value-type="float" office:value="-0.00538333333333333">
                <text:p>-0.00538333333333333</text:p>
              </table:table-cell>
              <table:table-cell office:value-type="float" office:value="-1.06233055096666">
                <text:p>-1.062330550966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067">
                <text:p>0.0067</text:p>
              </table:table-cell>
              <table:table-cell office:value-type="float" office:value="-263.233520858059">
                <text:p>-263.233520858059</text:p>
              </table:table-cell>
              <table:table-cell office:value-type="float" office:value="332">
                <text:p>332</text:p>
              </table:table-cell>
              <table:table-cell office:value-type="float" office:value="-0.011">
                <text:p>-0.011</text:p>
              </table:table-cell>
              <table:table-cell office:value-type="float" office:value="-1.0649138843">
                <text:p>-1.064913884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014">
                <text:p>0.0014</text:p>
              </table:table-cell>
              <table:table-cell office:value-type="float" office:value="-262.982298985314">
                <text:p>-262.982298985314</text:p>
              </table:table-cell>
              <table:table-cell office:value-type="float" office:value="333">
                <text:p>333</text:p>
              </table:table-cell>
              <table:table-cell office:value-type="float" office:value="-0.01665">
                <text:p>-0.01665</text:p>
              </table:table-cell>
              <table:table-cell office:value-type="float" office:value="-1.07029721763333">
                <text:p>-1.0702972176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153">
                <text:p>-0.0153</text:p>
              </table:table-cell>
              <table:table-cell office:value-type="float" office:value="-262.743278221933">
                <text:p>-262.743278221933</text:p>
              </table:table-cell>
              <table:table-cell office:value-type="float" office:value="334">
                <text:p>334</text:p>
              </table:table-cell>
              <table:table-cell office:value-type="float" office:value="-0.0216833333333333">
                <text:p>-0.0216833333333333</text:p>
              </table:table-cell>
              <table:table-cell office:value-type="float" office:value="-1.08129721763333">
                <text:p>-1.0812972176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097">
                <text:p>-0.0097</text:p>
              </table:table-cell>
              <table:table-cell office:value-type="float" office:value="-262.522019312368">
                <text:p>-262.522019312368</text:p>
              </table:table-cell>
              <table:table-cell office:value-type="float" office:value="335">
                <text:p>335</text:p>
              </table:table-cell>
              <table:table-cell office:value-type="float" office:value="-0.0231">
                <text:p>-0.0231</text:p>
              </table:table-cell>
              <table:table-cell office:value-type="float" office:value="-1.09794721763333">
                <text:p>-1.0979472176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58">
                <text:p>-0.0058</text:p>
              </table:table-cell>
              <table:table-cell office:value-type="float" office:value="-262.323441614018">
                <text:p>-262.323441614018</text:p>
              </table:table-cell>
              <table:table-cell office:value-type="float" office:value="336">
                <text:p>336</text:p>
              </table:table-cell>
              <table:table-cell office:value-type="float" office:value="-0.0242333333333333">
                <text:p>-0.0242333333333333</text:p>
              </table:table-cell>
              <table:table-cell office:value-type="float" office:value="-1.11963055096666">
                <text:p>-1.11963055096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041">
                <text:p>0.0041</text:p>
              </table:table-cell>
              <table:table-cell office:value-type="float" office:value="-262.14884130416">
                <text:p>-262.14884130416</text:p>
              </table:table-cell>
              <table:table-cell office:value-type="float" office:value="337">
                <text:p>337</text:p>
              </table:table-cell>
              <table:table-cell office:value-type="float" office:value="-0.0239">
                <text:p>-0.0239</text:p>
              </table:table-cell>
              <table:table-cell office:value-type="float" office:value="-1.14273055096666">
                <text:p>-1.14273055096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001">
                <text:p>-0.0001</text:p>
              </table:table-cell>
              <table:table-cell office:value-type="float" office:value="-261.999226162518">
                <text:p>-261.999226162518</text:p>
              </table:table-cell>
              <table:table-cell office:value-type="float" office:value="338">
                <text:p>338</text:p>
              </table:table-cell>
              <table:table-cell office:value-type="float" office:value="-0.0209166666666667">
                <text:p>-0.0209166666666667</text:p>
              </table:table-cell>
              <table:table-cell office:value-type="float" office:value="-1.1669638843">
                <text:p>-1.16696388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034">
                <text:p>0.0034</text:p>
              </table:table-cell>
              <table:table-cell office:value-type="float" office:value="-261.874139596583">
                <text:p>-261.874139596583</text:p>
              </table:table-cell>
              <table:table-cell office:value-type="float" office:value="339">
                <text:p>339</text:p>
              </table:table-cell>
              <table:table-cell office:value-type="float" office:value="-0.01725">
                <text:p>-0.01725</text:p>
              </table:table-cell>
              <table:table-cell office:value-type="float" office:value="-1.1908638843">
                <text:p>-1.190863884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026">
                <text:p>0.0026</text:p>
              </table:table-cell>
              <table:table-cell office:value-type="float" office:value="-261.770490546812">
                <text:p>-261.770490546812</text:p>
              </table:table-cell>
              <table:table-cell office:value-type="float" office:value="340">
                <text:p>340</text:p>
              </table:table-cell>
              <table:table-cell office:value-type="float" office:value="-0.0147333333333333">
                <text:p>-0.0147333333333333</text:p>
              </table:table-cell>
              <table:table-cell office:value-type="float" office:value="-1.21178055096666">
                <text:p>-1.211780550966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123">
                <text:p>0.0123</text:p>
              </table:table-cell>
              <table:table-cell office:value-type="float" office:value="-261.68452349229">
                <text:p>-261.68452349229</text:p>
              </table:table-cell>
              <table:table-cell office:value-type="float" office:value="341">
                <text:p>341</text:p>
              </table:table-cell>
              <table:table-cell office:value-type="float" office:value="-0.0158666666666667">
                <text:p>-0.0158666666666667</text:p>
              </table:table-cell>
              <table:table-cell office:value-type="float" office:value="-1.22903055096666">
                <text:p>-1.229030550966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093">
                <text:p>0.0093</text:p>
              </table:table-cell>
              <table:table-cell office:value-type="float" office:value="-261.613645939707">
                <text:p>-261.613645939707</text:p>
              </table:table-cell>
              <table:table-cell office:value-type="float" office:value="342">
                <text:p>342</text:p>
              </table:table-cell>
              <table:table-cell office:value-type="float" office:value="-0.0158666666666667">
                <text:p>-0.0158666666666667</text:p>
              </table:table-cell>
              <table:table-cell office:value-type="float" office:value="-1.2437638843">
                <text:p>-1.24376388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27">
                <text:p>-0.0027</text:p>
              </table:table-cell>
              <table:table-cell office:value-type="float" office:value="-261.558910108221">
                <text:p>-261.558910108221</text:p>
              </table:table-cell>
              <table:table-cell office:value-type="float" office:value="343">
                <text:p>343</text:p>
              </table:table-cell>
              <table:table-cell office:value-type="float" office:value="-0.0140833333333333">
                <text:p>-0.0140833333333333</text:p>
              </table:table-cell>
              <table:table-cell office:value-type="float" office:value="-1.25963055096666">
                <text:p>-1.259630550966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001">
                <text:p>-0.0001</text:p>
              </table:table-cell>
              <table:table-cell office:value-type="float" office:value="-261.520235289225">
                <text:p>-261.520235289225</text:p>
              </table:table-cell>
              <table:table-cell office:value-type="float" office:value="344">
                <text:p>344</text:p>
              </table:table-cell>
              <table:table-cell office:value-type="float" office:value="-0.0129666666666667">
                <text:p>-0.0129666666666667</text:p>
              </table:table-cell>
              <table:table-cell office:value-type="float" office:value="-1.27549721763333">
                <text:p>-1.2754972176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141">
                <text:p>0.0141</text:p>
              </table:table-cell>
              <table:table-cell office:value-type="float" office:value="-261.49576676099">
                <text:p>-261.49576676099</text:p>
              </table:table-cell>
              <table:table-cell office:value-type="float" office:value="345">
                <text:p>345</text:p>
              </table:table-cell>
              <table:table-cell office:value-type="float" office:value="-0.0141">
                <text:p>-0.0141</text:p>
              </table:table-cell>
              <table:table-cell office:value-type="float" office:value="-1.28958055096666">
                <text:p>-1.289580550966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093">
                <text:p>0.0093</text:p>
              </table:table-cell>
              <table:table-cell office:value-type="float" office:value="-261.484322408731">
                <text:p>-261.484322408731</text:p>
              </table:table-cell>
              <table:table-cell office:value-type="float" office:value="346">
                <text:p>346</text:p>
              </table:table-cell>
              <table:table-cell office:value-type="float" office:value="-0.0156666666666667">
                <text:p>-0.0156666666666667</text:p>
              </table:table-cell>
              <table:table-cell office:value-type="float" office:value="-1.30254721763333">
                <text:p>-1.3025472176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055">
                <text:p>0.0055</text:p>
              </table:table-cell>
              <table:table-cell office:value-type="float" office:value="-261.486964778232">
                <text:p>-261.486964778232</text:p>
              </table:table-cell>
              <table:table-cell office:value-type="float" office:value="347">
                <text:p>347</text:p>
              </table:table-cell>
              <table:table-cell office:value-type="float" office:value="-0.0150333333333333">
                <text:p>-0.0150333333333333</text:p>
              </table:table-cell>
              <table:table-cell office:value-type="float" office:value="-1.31664721763333">
                <text:p>-1.3166472176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001">
                <text:p>-0.0001</text:p>
              </table:table-cell>
              <table:table-cell office:value-type="float" office:value="-261.505182269219">
                <text:p>-261.50518226921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-1.3323138843">
                <text:p>-1.332313884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011">
                <text:p>0.0011</text:p>
              </table:table-cell>
              <table:table-cell office:value-type="float" office:value="-261.538266839418">
                <text:p>-261.538266839418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-1.34734721763333">
                <text:p>-1.3473472176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